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Basic/script-lc.xml" manifest:media-type="text/xml"/>
  <manifest:file-entry manifest:full-path="Basic/Standard/script-lb.xml" manifest:media-type="text/xml"/>
  <manifest:file-entry manifest:full-path="Basic/Standard/Module1.xml" manifest:media-type="text/xml"/>
  <manifest:file-entry manifest:full-path="manifest.rdf" manifest:media-type="application/rdf+xml"/>
  <manifest:file-entry manifest:full-path="Configurations2/images/Bitmaps/sc_userimages.png" manifest:media-type=""/>
  <manifest:file-entry manifest:full-path="Configurations2/images/sc_imagelist.xml" manifest:media-type=""/>
  <manifest:file-entry manifest:full-path="Configurations2/toolbar/custom_toolbar_6c16d93a.xml" manifest:media-type=""/>
  <manifest:file-entry manifest:full-path="Configurations2/toolbar/custom_toolbar_5f10d127.xml" manifest:media-type=""/>
  <manifest:file-entry manifest:full-path="Configurations2/toolbar/standardbar.xml" manifest:media-type=""/>
  <manifest:file-entry manifest:full-path="Configurations2/accelerator/current.xml" manifest:media-type=""/>
  <manifest:file-entry manifest:full-path="Configurations2/" manifest:media-type="application/vnd.sun.xml.ui.configuration"/>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office:start-app"/>
    </office:event-listeners>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Spranq eco sans" svg:font-family="'Spranq eco 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38mm"/>
    </style:style>
    <style:style style:name="co2" style:family="table-column">
      <style:table-column-properties fo:break-before="auto" style:column-width="23.02mm"/>
    </style:style>
    <style:style style:name="co3" style:family="table-column">
      <style:table-column-properties fo:break-before="auto" style:column-width="20.28mm"/>
    </style:style>
    <style:style style:name="co4" style:family="table-column">
      <style:table-column-properties fo:break-before="auto" style:column-width="49.02mm"/>
    </style:style>
    <style:style style:name="co5" style:family="table-column">
      <style:table-column-properties fo:break-before="auto" style:column-width="107.69mm"/>
    </style:style>
    <style:style style:name="co6" style:family="table-column">
      <style:table-column-properties fo:break-before="auto" style:column-width="17.57mm"/>
    </style:style>
    <style:style style:name="co7" style:family="table-column">
      <style:table-column-properties fo:break-before="auto" style:column-width="16.83mm"/>
    </style:style>
    <style:style style:name="co8" style:family="table-column">
      <style:table-column-properties fo:break-before="auto" style:column-width="16.74mm"/>
    </style:style>
    <style:style style:name="co9" style:family="table-column">
      <style:table-column-properties fo:break-before="auto" style:column-width="15.1mm"/>
    </style:style>
    <style:style style:name="co10" style:family="table-column">
      <style:table-column-properties fo:break-before="auto" style:column-width="30.44mm"/>
    </style:style>
    <style:style style:name="co11" style:family="table-column">
      <style:table-column-properties fo:break-before="auto" style:column-width="22.4mm"/>
    </style:style>
    <style:style style:name="co12" style:family="table-column">
      <style:table-column-properties fo:break-before="auto" style:column-width="22.67mm"/>
    </style:style>
    <style:style style:name="co13" style:family="table-column">
      <style:table-column-properties fo:break-before="auto" style:column-width="71.07mm"/>
    </style:style>
    <style:style style:name="co14" style:family="table-column">
      <style:table-column-properties fo:break-before="auto" style:column-width="53.92mm"/>
    </style:style>
    <style:style style:name="co15" style:family="table-column">
      <style:table-column-properties fo:break-before="auto" style:column-width="44.22mm"/>
    </style:style>
    <style:style style:name="co16" style:family="table-column">
      <style:table-column-properties fo:break-before="auto" style:column-width="22.58mm"/>
    </style:style>
    <style:style style:name="co17" style:family="table-column">
      <style:table-column-properties fo:break-before="auto" style:column-width="73.77mm"/>
    </style:style>
    <style:style style:name="co18" style:family="table-column">
      <style:table-column-properties fo:break-before="auto" style:column-width="48.28mm"/>
    </style:style>
    <style:style style:name="co19" style:family="table-column">
      <style:table-column-properties fo:break-before="auto" style:column-width="14.61mm"/>
    </style:style>
    <style:style style:name="co20" style:family="table-column">
      <style:table-column-properties fo:break-before="auto" style:column-width="74.26mm"/>
    </style:style>
    <style:style style:name="co21" style:family="table-column">
      <style:table-column-properties fo:break-before="auto" style:column-width="47.03mm"/>
    </style:style>
    <style:style style:name="co22" style:family="table-column">
      <style:table-column-properties fo:break-before="auto" style:column-width="76.04mm"/>
    </style:style>
    <style:style style:name="ro1" style:family="table-row">
      <style:table-row-properties style:row-height="10.37mm" fo:break-before="auto" style:use-optimal-row-height="false"/>
    </style:style>
    <style:style style:name="ro2" style:family="table-row">
      <style:table-row-properties style:row-height="5.57mm" fo:break-before="auto" style:use-optimal-row-height="false"/>
    </style:style>
    <style:style style:name="ro3" style:family="table-row">
      <style:table-row-properties style:row-height="6.24mm" fo:break-before="auto" style:use-optimal-row-height="false"/>
    </style:style>
    <style:style style:name="ro4" style:family="table-row">
      <style:table-row-properties style:row-height="5.77mm" fo:break-before="auto" style:use-optimal-row-height="false"/>
    </style:style>
    <style:style style:name="ro5" style:family="table-row">
      <style:table-row-properties style:row-height="9.65mm" fo:break-before="auto" style:use-optimal-row-height="false"/>
    </style:style>
    <style:style style:name="ro6" style:family="table-row">
      <style:table-row-properties style:row-height="5.52mm" fo:break-before="auto" style:use-optimal-row-height="false"/>
    </style:style>
    <style:style style:name="ro7" style:family="table-row">
      <style:table-row-properties style:row-height="4.52mm" fo:break-before="auto" style:use-optimal-row-height="true"/>
    </style:style>
    <style:style style:name="ro8" style:family="table-row">
      <style:table-row-properties style:row-height="4.27mm" fo:break-before="auto" style:use-optimal-row-height="true"/>
    </style:style>
    <style:style style:name="ro9" style:family="table-row">
      <style:table-row-properties style:row-height="12.63mm" fo:break-before="auto" style:use-optimal-row-height="false"/>
    </style:style>
    <style:style style:name="ro10" style:family="table-row">
      <style:table-row-properties style:row-height="9.08mm" fo:break-before="auto" style:use-optimal-row-height="false"/>
    </style:style>
    <style:style style:name="ro11" style:family="table-row">
      <style:table-row-properties style:row-height="6.21mm" fo:break-before="auto" style:use-optimal-row-height="true"/>
    </style:style>
    <style:style style:name="ro12" style:family="table-row">
      <style:table-row-properties style:row-height="8.61mm" fo:break-before="auto" style:use-optimal-row-height="false"/>
    </style:style>
    <style:style style:name="ro13" style:family="table-row">
      <style:table-row-properties style:row-height="13.63mm" fo:break-before="auto" style:use-optimal-row-height="false"/>
    </style:style>
    <style:style style:name="ro14" style:family="table-row">
      <style:table-row-properties style:row-height="9.81mm" fo:break-before="auto" style:use-optimal-row-height="false"/>
    </style:style>
    <style:style style:name="ro15" style:family="table-row">
      <style:table-row-properties style:row-height="11.57mm" fo:break-before="auto" style:use-optimal-row-height="true"/>
    </style:style>
    <style:style style:name="ro16" style:family="table-row">
      <style:table-row-properties style:row-height="56.96mm" fo:break-before="auto" style:use-optimal-row-height="false"/>
    </style:style>
    <style:style style:name="ro17" style:family="table-row">
      <style:table-row-properties style:row-height="6.69mm" fo:break-before="auto" style:use-optimal-row-height="false"/>
    </style:style>
    <style:style style:name="ro18" style:family="table-row">
      <style:table-row-properties style:row-height="75.39mm" fo:break-before="auto" style:use-optimal-row-height="false"/>
    </style:style>
    <style:style style:name="ro19" style:family="table-row">
      <style:table-row-properties style:row-height="92.85mm" fo:break-before="auto" style:use-optimal-row-height="false"/>
    </style:style>
    <style:style style:name="ro20" style:family="table-row">
      <style:table-row-properties style:row-height="12.91mm" fo:break-before="auto" style:use-optimal-row-height="false"/>
    </style:style>
    <style:style style:name="ro21" style:family="table-row">
      <style:table-row-properties style:row-height="47.13mm" fo:break-before="auto" style:use-optimal-row-height="false"/>
    </style:style>
    <style:style style:name="ro22" style:family="table-row">
      <style:table-row-properties style:row-height="14.11mm" fo:break-before="auto" style:use-optimal-row-height="false"/>
    </style:style>
    <style:style style:name="ro23" style:family="table-row">
      <style:table-row-properties style:row-height="8.85mm" fo:break-before="auto" style:use-optimal-row-height="false"/>
    </style:style>
    <style:style style:name="ro24" style:family="table-row">
      <style:table-row-properties style:row-height="16.99mm" fo:break-before="auto" style:use-optimal-row-height="false"/>
    </style:style>
    <style:style style:name="ro25" style:family="table-row">
      <style:table-row-properties style:row-height="47.11mm" fo:break-before="auto" style:use-optimal-row-height="false"/>
    </style:style>
    <style:style style:name="ro26" style:family="table-row">
      <style:table-row-properties style:row-height="18.66mm" fo:break-before="auto" style:use-optimal-row-height="false"/>
    </style:style>
    <style:style style:name="ro27" style:family="table-row">
      <style:table-row-properties style:row-height="29.67mm" fo:break-before="auto" style:use-optimal-row-height="false"/>
    </style:style>
    <style:style style:name="ro28" style:family="table-row">
      <style:table-row-properties style:row-height="7.09mm" fo:break-before="auto" style:use-optimal-row-height="false"/>
    </style:style>
    <style:style style:name="ro29" style:family="table-row">
      <style:table-row-properties style:row-height="21.06mm" fo:break-before="auto" style:use-optimal-row-height="false"/>
    </style:style>
    <style:style style:name="ro30" style:family="table-row">
      <style:table-row-properties style:row-height="55.03mm" fo:break-before="auto" style:use-optimal-row-height="false"/>
    </style:style>
    <style:style style:name="ro31" style:family="table-row">
      <style:table-row-properties style:row-height="8.61mm" fo:break-before="auto" style:use-optimal-row-height="true"/>
    </style:style>
    <style:style style:name="ro32" style:family="table-row">
      <style:table-row-properties style:row-height="5.96mm" fo:break-before="auto" style:use-optimal-row-height="true"/>
    </style:style>
    <style:style style:name="ro33" style:family="table-row">
      <style:table-row-properties style:row-height="23.44mm" fo:break-before="auto" style:use-optimal-row-height="fals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number:time-style style:name="N41">
      <number:hours number:style="long"/>
      <number:text>:</number:text>
      <number:minutes number:style="long"/>
      <number:text>:</number:text>
      <number:seconds number:style="long"/>
    </number:time-style>
    <number:time-style style:name="N43">
      <number:hours number:style="long"/>
      <number:text>:</number:text>
      <number:minutes number:style="long"/>
      <number:text>:</number:text>
      <number:seconds number:style="long"/>
      <number:text> </number:text>
      <number:am-pm/>
    </number:time-style>
    <number:text-style style:name="N100">
      <number:text-content/>
    </number:text-style>
    <number:number-style style:name="N10000" number:language="pt" number:country="BR">
      <number:number number:min-integer-digits="1"/>
    </number:number-style>
    <style:style style:name="ce1" style:family="table-cell" style:parent-style-name="Default">
      <style:table-cell-properties fo:background-color="#9999ff" style:text-align-source="fix" style:repeat-content="false" fo:wrap-option="wrap" fo:border="0.06pt solid #000000" style:vertical-align="middle"/>
      <style:paragraph-properties fo:text-align="center" fo:margin-left="0mm"/>
      <style:text-properties fo:color="#000000" fo:font-size="11pt" fo:font-weight="bold" style:font-size-asian="11pt" style:font-size-complex="11pt"/>
    </style:style>
    <style:style style:name="ce2" style:family="table-cell" style:parent-style-name="Default" style:data-style-name="N10107">
      <style:table-cell-properties fo:background-color="#e6e6ff" style:text-align-source="fix" style:repeat-content="false" fo:border="0.06pt solid #000000"/>
      <style:paragraph-properties fo:text-align="center" fo:margin-left="0mm"/>
      <style:map style:condition="cell-content()=&quot;Não&quot;" style:apply-style-name="Realce" style:base-cell-address="Registros.A2"/>
    </style:style>
    <style:style style:name="ce3" style:family="table-cell" style:parent-style-name="Default" style:data-style-name="N10107">
      <style:table-cell-properties fo:background-color="#e6e6ff" style:text-align-source="fix" style:repeat-content="false" fo:border="0.06pt solid #000000"/>
      <style:paragraph-properties fo:text-align="center" fo:margin-left="0mm"/>
    </style:style>
    <style:style style:name="ce4" style:family="table-cell" style:parent-style-name="Default" style:data-style-name="N119">
      <style:table-cell-properties fo:background-color="#9999ff" style:text-align-source="fix" style:repeat-content="false" fo:wrap-option="wrap" fo:border="0.06pt solid #000000" style:vertical-align="middle"/>
      <style:paragraph-properties fo:text-align="center" fo:margin-left="0mm"/>
      <style:text-properties fo:color="#000000" fo:font-size="11pt" fo:font-weight="bold" style:font-size-asian="11pt" style:font-size-complex="11pt"/>
    </style:style>
    <style:style style:name="ce5" style:family="table-cell" style:parent-style-name="Default" style:data-style-name="N119">
      <style:table-cell-properties fo:background-color="#ccccff" style:text-align-source="fix" style:repeat-content="false" fo:border="0.06pt solid #000000"/>
      <style:paragraph-properties fo:text-align="start" fo:margin-left="0mm"/>
    </style:style>
    <style:style style:name="ce6" style:family="table-cell" style:parent-style-name="Default" style:data-style-name="N119">
      <style:table-cell-properties style:text-align-source="fix" style:repeat-content="false"/>
      <style:paragraph-properties fo:text-align="start" fo:margin-left="0mm"/>
    </style:style>
    <style:style style:name="ce7" style:family="table-cell" style:parent-style-name="Default" style:data-style-name="N100">
      <style:table-cell-properties fo:background-color="#9999ff" style:text-align-source="fix" style:repeat-content="false" fo:wrap-option="wrap" fo:border="0.06pt solid #000000" style:vertical-align="middle"/>
      <style:paragraph-properties fo:text-align="center" fo:margin-left="0mm"/>
      <style:text-properties fo:color="#000000" fo:font-size="11pt" fo:font-weight="bold" style:font-size-asian="11pt" style:font-size-complex="11pt"/>
    </style:style>
    <style:style style:name="ce8" style:family="table-cell" style:parent-style-name="Default" style:data-style-name="N100">
      <style:table-cell-properties fo:background-color="#ccccff" style:text-align-source="fix" style:repeat-content="false" fo:border="0.06pt solid #000000"/>
      <style:paragraph-properties fo:text-align="center" fo:margin-left="0mm"/>
    </style:style>
    <style:style style:name="ce9" style:family="table-cell" style:parent-style-name="Default" style:data-style-name="N100">
      <style:table-cell-properties style:text-align-source="fix" style:repeat-content="false"/>
      <style:paragraph-properties fo:text-align="center" fo:margin-left="0mm"/>
    </style:style>
    <style:style style:name="ce10" style:family="table-cell" style:parent-style-name="Default" style:data-style-name="N100">
      <style:table-cell-properties fo:background-color="#ccccff" style:text-align-source="fix" style:repeat-content="false" fo:border="0.06pt solid #000000"/>
      <style:paragraph-properties fo:text-align="center" fo:margin-left="0mm"/>
      <style:map style:condition="cell-content()=&quot;DEFLA – Atividade Não Software&quot;" style:apply-style-name="RealceAmarelo" style:base-cell-address="Registros.D2"/>
    </style:style>
    <style:style style:name="ce11" style:family="table-cell" style:parent-style-name="Default" style:data-style-name="N100">
      <style:table-cell-properties fo:background-color="#ccccff" style:text-align-source="fix" style:repeat-content="false" fo:border="0.06pt solid #000000"/>
      <style:paragraph-properties fo:text-align="center" fo:margin-left="0mm"/>
      <style:map style:condition="cell-content()=&quot;DEFLA – Atividade Não Software&quot;" style:apply-style-name="RealceAmarelo" style:base-cell-address="Registros.D32"/>
    </style:style>
    <style:style style:name="ce12" style:family="table-cell" style:parent-style-name="Default" style:data-style-name="N100">
      <style:table-cell-properties fo:background-color="#ccccff" style:text-align-source="fix" style:repeat-content="false" fo:border="0.06pt solid #000000"/>
      <style:paragraph-properties fo:text-align="center" fo:margin-left="0mm"/>
      <style:map style:condition="cell-content()=&quot;DEFLA – Atividade Não Software&quot;" style:apply-style-name="RealceAmarelo" style:base-cell-address="Registros.D35"/>
    </style:style>
    <style:style style:name="ce13" style:family="table-cell" style:parent-style-name="Default" style:data-style-name="N100">
      <style:table-cell-properties fo:background-color="#ccccff" style:text-align-source="fix" style:repeat-content="false" fo:border="0.06pt solid #000000"/>
      <style:paragraph-properties fo:text-align="center" fo:margin-left="0mm"/>
      <style:map style:condition="cell-content()=&quot;DEFLA – Atividade Não Software&quot;" style:apply-style-name="RealceAmarelo" style:base-cell-address="Registros.D51"/>
    </style:style>
    <style:style style:name="ce14" style:family="table-cell" style:parent-style-name="Default" style:data-style-name="N100">
      <style:table-cell-properties fo:background-color="#ccccff" style:text-align-source="fix" style:repeat-content="false" fo:border="0.06pt solid #000000"/>
      <style:paragraph-properties fo:text-align="center" fo:margin-left="0mm"/>
      <style:map style:condition="cell-content()=&quot;DEFLA – Atividade Não Software&quot;" style:apply-style-name="RealceAmarelo" style:base-cell-address="Registros.D60"/>
    </style:style>
    <style:style style:name="ce15" style:family="table-cell" style:parent-style-name="Default" style:data-style-name="N100">
      <style:table-cell-properties fo:background-color="#ccccff" style:text-align-source="fix" style:repeat-content="false" fo:border="0.06pt solid #000000"/>
      <style:paragraph-properties fo:text-align="center" fo:margin-left="0mm"/>
      <style:map style:condition="cell-content()=&quot;DEFLA – Atividade Não Software&quot;" style:apply-style-name="RealceAmarelo" style:base-cell-address="Registros.D76"/>
    </style:style>
    <style:style style:name="ce16" style:family="table-cell" style:parent-style-name="Default" style:data-style-name="N100">
      <style:table-cell-properties fo:background-color="#ccccff" style:text-align-source="fix" style:repeat-content="false" fo:border="0.06pt solid #000000"/>
      <style:paragraph-properties fo:text-align="center" fo:margin-left="0mm"/>
      <style:map style:condition="cell-content()=&quot;DEFLA – Atividade Não Software&quot;" style:apply-style-name="RealceAmarelo" style:base-cell-address="Registros.D78"/>
    </style:style>
    <style:style style:name="ce17" style:family="table-cell" style:parent-style-name="Default" style:data-style-name="N100">
      <style:table-cell-properties fo:background-color="#ccccff" style:text-align-source="fix" style:repeat-content="false" fo:border="0.06pt solid #000000"/>
      <style:paragraph-properties fo:text-align="center" fo:margin-left="0mm"/>
      <style:map style:condition="cell-content()=&quot;DEFLA – Atividade Não Software&quot;" style:apply-style-name="RealceAmarelo" style:base-cell-address="Registros.D88"/>
    </style:style>
    <style:style style:name="ce18" style:family="table-cell" style:parent-style-name="Default" style:data-style-name="N100">
      <style:table-cell-properties fo:background-color="#ccccff" style:text-align-source="fix" style:repeat-content="false" fo:border="0.06pt solid #000000"/>
      <style:paragraph-properties fo:text-align="center" fo:margin-left="0mm"/>
      <style:map style:condition="cell-content()=&quot;DEFLA – Atividade Não Software&quot;" style:apply-style-name="RealceAmarelo" style:base-cell-address="Registros.D117"/>
    </style:style>
    <style:style style:name="ce19" style:family="table-cell" style:parent-style-name="Default" style:data-style-name="N100">
      <style:table-cell-properties fo:background-color="#ccccff" style:text-align-source="fix" style:repeat-content="false" fo:border="0.06pt solid #000000"/>
      <style:paragraph-properties fo:text-align="center" fo:margin-left="0mm"/>
      <style:map style:condition="cell-content()=&quot;DEFLA – Atividade Não Software&quot;" style:apply-style-name="RealceAmarelo" style:base-cell-address="Registros.D120"/>
    </style:style>
    <style:style style:name="ce20" style:family="table-cell" style:parent-style-name="Default" style:data-style-name="N100">
      <style:table-cell-properties fo:background-color="#ccccff" style:text-align-source="fix" style:repeat-content="false" fo:border="0.06pt solid #000000"/>
      <style:paragraph-properties fo:text-align="center" fo:margin-left="0mm"/>
      <style:map style:condition="cell-content()=&quot;DEFLA – Atividade Não Software&quot;" style:apply-style-name="RealceAmarelo" style:base-cell-address="Registros.D157"/>
    </style:style>
    <style:style style:name="ce21" style:family="table-cell" style:parent-style-name="Default">
      <style:table-cell-properties fo:background-color="#9999ff" style:text-align-source="fix" style:repeat-content="false" fo:wrap-option="no-wrap" fo:border="0.06pt solid #000000" style:vertical-align="middle"/>
      <style:paragraph-properties fo:text-align="center" fo:margin-left="0mm"/>
      <style:text-properties fo:color="#000000" fo:font-size="11pt" fo:font-weight="bold" style:font-size-asian="11pt" style:font-size-complex="11pt"/>
    </style:style>
    <style:style style:name="ce22" style:family="table-cell" style:parent-style-name="Default">
      <style:table-cell-properties fo:background-color="#ccccff" style:text-align-source="fix" style:repeat-content="false" fo:wrap-option="no-wrap" fo:border="0.06pt solid #000000"/>
      <style:paragraph-properties fo:text-align="start" fo:margin-left="0mm"/>
    </style:style>
    <style:style style:name="ce23" style:family="table-cell" style:parent-style-name="Default">
      <style:table-cell-properties fo:background-color="#ccccff" style:text-align-source="fix" style:repeat-content="false" fo:wrap-option="no-wrap" fo:border="0.06pt solid #000000"/>
      <style:paragraph-properties fo:text-align="start" fo:margin-left="0mm"/>
    </style:style>
    <style:style style:name="ce24" style:family="table-cell" style:parent-style-name="Default">
      <style:table-cell-properties fo:background-color="#ccccff" style:text-align-source="fix" style:repeat-content="false" fo:wrap-option="no-wrap" fo:border="0.06pt solid #000000"/>
      <style:paragraph-properties fo:text-align="start" fo:margin-left="0mm"/>
    </style:style>
    <style:style style:name="ce25" style:family="table-cell" style:parent-style-name="Default">
      <style:table-cell-properties fo:background-color="#ccccff" style:text-align-source="fix" style:repeat-content="false" fo:wrap-option="no-wrap" fo:border="0.06pt solid #000000"/>
      <style:paragraph-properties fo:text-align="start" fo:margin-left="0mm"/>
    </style:style>
    <style:style style:name="ce26" style:family="table-cell" style:parent-style-name="Default">
      <style:table-cell-properties fo:background-color="#ccccff" style:text-align-source="fix" style:repeat-content="false" fo:wrap-option="no-wrap" fo:border="0.06pt solid #000000"/>
      <style:paragraph-properties fo:text-align="start" fo:margin-left="0mm"/>
    </style:style>
    <style:style style:name="ce27" style:family="table-cell" style:parent-style-name="Default">
      <style:table-cell-properties fo:background-color="#ccccff" style:text-align-source="fix" style:repeat-content="false" fo:wrap-option="no-wrap" fo:border="0.06pt solid #000000"/>
      <style:paragraph-properties fo:text-align="start" fo:margin-left="0mm"/>
    </style:style>
    <style:style style:name="ce28" style:family="table-cell" style:parent-style-name="Default">
      <style:table-cell-properties fo:background-color="#ccccff" style:text-align-source="fix" style:repeat-content="false" fo:wrap-option="no-wrap" fo:border="0.06pt solid #000000"/>
      <style:paragraph-properties fo:text-align="start" fo:margin-left="0mm"/>
    </style:style>
    <style:style style:name="ce29" style:family="table-cell" style:parent-style-name="Default">
      <style:table-cell-properties fo:background-color="#ccccff" style:text-align-source="fix" style:repeat-content="false" fo:wrap-option="no-wrap" fo:border="0.06pt solid #000000"/>
      <style:paragraph-properties fo:text-align="start" fo:margin-left="0mm"/>
    </style:style>
    <style:style style:name="ce30" style:family="table-cell" style:parent-style-name="Default">
      <style:table-cell-properties fo:background-color="#ccccff" style:text-align-source="fix" style:repeat-content="false" fo:wrap-option="no-wrap" fo:border="0.06pt solid #000000"/>
      <style:paragraph-properties fo:text-align="start" fo:margin-left="0mm"/>
    </style:style>
    <style:style style:name="ce31" style:family="table-cell" style:parent-style-name="Default">
      <style:table-cell-properties fo:background-color="#ccccff" style:text-align-source="fix" style:repeat-content="false" fo:wrap-option="no-wrap" fo:border="0.06pt solid #000000"/>
      <style:paragraph-properties fo:text-align="start" fo:margin-left="0mm"/>
    </style:style>
    <style:style style:name="ce32" style:family="table-cell" style:parent-style-name="Default">
      <style:table-cell-properties fo:background-color="#ccccff" style:text-align-source="fix" style:repeat-content="false" fo:wrap-option="no-wrap" fo:border="0.06pt solid #000000"/>
      <style:paragraph-properties fo:text-align="start" fo:margin-left="0mm"/>
    </style:style>
    <style:style style:name="ce33" style:family="table-cell" style:parent-style-name="Default">
      <style:table-cell-properties fo:background-color="#ccccff" style:text-align-source="fix" style:repeat-content="false" fo:wrap-option="no-wrap" fo:border="0.06pt solid #000000"/>
      <style:paragraph-properties fo:text-align="start" fo:margin-left="0mm"/>
    </style:style>
    <style:style style:name="ce34" style:family="table-cell" style:parent-style-name="Default">
      <style:table-cell-properties fo:background-color="#ccccff" style:text-align-source="fix" style:repeat-content="false" fo:wrap-option="no-wrap" fo:border="0.06pt solid #000000"/>
      <style:paragraph-properties fo:text-align="start" fo:margin-left="0mm"/>
    </style:style>
    <style:style style:name="ce35" style:family="table-cell" style:parent-style-name="Default">
      <style:table-cell-properties fo:background-color="#ccccff" style:text-align-source="fix" style:repeat-content="false" fo:wrap-option="no-wrap" fo:border="0.06pt solid #000000"/>
      <style:paragraph-properties fo:text-align="start" fo:margin-left="0mm"/>
    </style:style>
    <style:style style:name="ce36" style:family="table-cell" style:parent-style-name="Default">
      <style:table-cell-properties fo:background-color="#ccccff" style:text-align-source="fix" style:repeat-content="false" fo:wrap-option="no-wrap" fo:border="0.06pt solid #000000"/>
      <style:paragraph-properties fo:text-align="start" fo:margin-left="0mm"/>
    </style:style>
    <style:style style:name="ce37" style:family="table-cell" style:parent-style-name="Default">
      <style:table-cell-properties fo:background-color="#ccccff" style:text-align-source="fix" style:repeat-content="false" fo:wrap-option="no-wrap" fo:border="0.06pt solid #000000"/>
      <style:paragraph-properties fo:text-align="start" fo:margin-left="0mm"/>
    </style:style>
    <style:style style:name="ce38" style:family="table-cell" style:parent-style-name="Default">
      <style:table-cell-properties fo:background-color="#ccccff" style:text-align-source="fix" style:repeat-content="false" fo:wrap-option="no-wrap" fo:border="0.06pt solid #000000"/>
      <style:paragraph-properties fo:text-align="start" fo:margin-left="0mm"/>
    </style:style>
    <style:style style:name="ce39" style:family="table-cell" style:parent-style-name="Default">
      <style:table-cell-properties fo:background-color="#ccccff" style:text-align-source="fix" style:repeat-content="false" fo:wrap-option="no-wrap" fo:border="0.06pt solid #000000"/>
      <style:paragraph-properties fo:text-align="start" fo:margin-left="0mm"/>
    </style:style>
    <style:style style:name="ce40" style:family="table-cell" style:parent-style-name="Default">
      <style:table-cell-properties fo:background-color="#ccccff" style:text-align-source="fix" style:repeat-content="false" fo:wrap-option="no-wrap" fo:border="0.06pt solid #000000"/>
      <style:paragraph-properties fo:text-align="start" fo:margin-left="0mm"/>
    </style:style>
    <style:style style:name="ce41" style:family="table-cell" style:parent-style-name="Default">
      <style:table-cell-properties fo:background-color="#ccccff" style:text-align-source="fix" style:repeat-content="false" fo:wrap-option="no-wrap" fo:border="0.06pt solid #000000"/>
      <style:paragraph-properties fo:text-align="start" fo:margin-left="0mm"/>
    </style:style>
    <style:style style:name="ce42" style:family="table-cell" style:parent-style-name="Default">
      <style:table-cell-properties fo:background-color="#ccccff" style:text-align-source="fix" style:repeat-content="false" fo:wrap-option="no-wrap" fo:border="0.06pt solid #000000"/>
      <style:paragraph-properties fo:text-align="start" fo:margin-left="0mm"/>
    </style:style>
    <style:style style:name="ce43" style:family="table-cell" style:parent-style-name="Default">
      <style:table-cell-properties fo:background-color="#ccccff" style:text-align-source="fix" style:repeat-content="false" fo:wrap-option="no-wrap" fo:border="0.06pt solid #000000"/>
      <style:paragraph-properties fo:text-align="start" fo:margin-left="0mm"/>
    </style:style>
    <style:style style:name="ce44" style:family="table-cell" style:parent-style-name="Default">
      <style:table-cell-properties fo:background-color="#ccccff" style:text-align-source="fix" style:repeat-content="false" fo:wrap-option="no-wrap" fo:border="0.06pt solid #000000"/>
      <style:paragraph-properties fo:text-align="start" fo:margin-left="0mm"/>
    </style:style>
    <style:style style:name="ce45" style:family="table-cell" style:parent-style-name="Default">
      <style:table-cell-properties fo:background-color="#ccccff" style:text-align-source="fix" style:repeat-content="false" fo:wrap-option="no-wrap" fo:border="0.06pt solid #000000"/>
      <style:paragraph-properties fo:text-align="start" fo:margin-left="0mm"/>
    </style:style>
    <style:style style:name="ce46" style:family="table-cell" style:parent-style-name="Default">
      <style:table-cell-properties fo:background-color="#ccccff" style:text-align-source="fix" style:repeat-content="false" fo:wrap-option="no-wrap" fo:border="0.06pt solid #000000"/>
      <style:paragraph-properties fo:text-align="start" fo:margin-left="0mm"/>
    </style:style>
    <style:style style:name="ce47" style:family="table-cell" style:parent-style-name="Default">
      <style:table-cell-properties fo:background-color="#ccccff" style:text-align-source="fix" style:repeat-content="false" fo:wrap-option="no-wrap" fo:border="0.06pt solid #000000"/>
      <style:paragraph-properties fo:text-align="start" fo:margin-left="0mm"/>
    </style:style>
    <style:style style:name="ce48" style:family="table-cell" style:parent-style-name="Default">
      <style:table-cell-properties fo:background-color="#ccccff" style:text-align-source="fix" style:repeat-content="false" fo:wrap-option="no-wrap" fo:border="0.06pt solid #000000"/>
      <style:paragraph-properties fo:text-align="start" fo:margin-left="0mm"/>
    </style:style>
    <style:style style:name="ce49" style:family="table-cell" style:parent-style-name="Default">
      <style:table-cell-properties fo:background-color="#ccccff" style:text-align-source="fix" style:repeat-content="false" fo:wrap-option="no-wrap" fo:border="0.06pt solid #000000"/>
      <style:paragraph-properties fo:text-align="start" fo:margin-left="0mm"/>
    </style:style>
    <style:style style:name="ce50" style:family="table-cell" style:parent-style-name="Default">
      <style:table-cell-properties fo:background-color="#ccccff" style:text-align-source="fix" style:repeat-content="false" fo:wrap-option="no-wrap" fo:border="0.06pt solid #000000"/>
      <style:paragraph-properties fo:text-align="start" fo:margin-left="0mm"/>
    </style:style>
    <style:style style:name="ce51" style:family="table-cell" style:parent-style-name="Default">
      <style:table-cell-properties fo:background-color="#ccccff" style:text-align-source="fix" style:repeat-content="false" fo:wrap-option="no-wrap" fo:border="0.06pt solid #000000"/>
      <style:paragraph-properties fo:text-align="start" fo:margin-left="0mm"/>
    </style:style>
    <style:style style:name="ce52" style:family="table-cell" style:parent-style-name="Default">
      <style:table-cell-properties fo:background-color="#ccccff" style:text-align-source="fix" style:repeat-content="false" fo:wrap-option="no-wrap" fo:border="0.06pt solid #000000"/>
      <style:paragraph-properties fo:text-align="start" fo:margin-left="0mm"/>
    </style:style>
    <style:style style:name="ce53" style:family="table-cell" style:parent-style-name="Default">
      <style:table-cell-properties fo:background-color="#ccccff" style:text-align-source="fix" style:repeat-content="false" fo:wrap-option="no-wrap" fo:border="0.06pt solid #000000"/>
      <style:paragraph-properties fo:text-align="start" fo:margin-left="0mm"/>
    </style:style>
    <style:style style:name="ce54" style:family="table-cell" style:parent-style-name="Default">
      <style:table-cell-properties fo:background-color="#ccccff" style:text-align-source="fix" style:repeat-content="false" fo:wrap-option="no-wrap" fo:border="0.06pt solid #000000"/>
      <style:paragraph-properties fo:text-align="start" fo:margin-left="0mm"/>
    </style:style>
    <style:style style:name="ce55" style:family="table-cell" style:parent-style-name="Default">
      <style:table-cell-properties fo:wrap-option="no-wrap"/>
    </style:style>
    <style:style style:name="ce56" style:family="table-cell" style:parent-style-name="Default">
      <style:table-cell-properties fo:background-color="#ccccff" style:text-align-source="fix" style:repeat-content="false" fo:wrap-option="wrap" fo:border="0.06pt solid #000000"/>
      <style:paragraph-properties fo:text-align="start" fo:margin-left="0mm"/>
      <style:text-properties fo:hyphenate="false"/>
    </style:style>
    <style:style style:name="ce57" style:family="table-cell" style:parent-style-name="Default">
      <style:table-cell-properties fo:background-color="#ccccff" style:text-align-source="fix" style:repeat-content="false" fo:wrap-option="wrap" fo:border="0.06pt solid #000000"/>
      <style:paragraph-properties fo:text-align="start" fo:margin-left="0mm"/>
    </style:style>
    <style:style style:name="ce58" style:family="table-cell" style:parent-style-name="Default">
      <style:table-cell-properties fo:background-color="#ccccff" style:text-align-source="fix" style:repeat-content="false" fo:wrap-option="wrap" fo:border="0.06pt solid #000000"/>
      <style:paragraph-properties fo:text-align="start" fo:margin-left="0mm"/>
      <style:text-properties fo:hyphenate="true"/>
    </style:style>
    <style:style style:name="ce59" style:family="table-cell" style:parent-style-name="Default" style:data-style-name="N100">
      <style:table-cell-properties fo:background-color="#ccccff" style:text-align-source="fix" style:repeat-content="false" fo:wrap-option="wrap" fo:border="0.06pt solid #000000"/>
      <style:paragraph-properties fo:text-align="start" fo:margin-left="0mm"/>
    </style:style>
    <style:style style:name="ce60" style:family="table-cell" style:parent-style-name="Default">
      <style:table-cell-properties fo:background-color="#ccccff" style:text-align-source="fix" style:repeat-content="false" fo:wrap-option="wrap" fo:border="0.06pt solid #000000"/>
      <style:paragraph-properties fo:text-align="start" fo:margin-left="0mm"/>
      <style:text-properties style:font-name="Arial" style:font-name-asian="Lucida Sans Unicode" style:font-name-complex="Tahoma"/>
    </style:style>
    <style:style style:name="ce61" style:family="table-cell" style:parent-style-name="Default">
      <style:table-cell-properties fo:wrap-option="wrap"/>
    </style:style>
    <style:style style:name="ce62" style:family="table-cell" style:parent-style-name="Default" style:data-style-name="N43">
      <style:table-cell-properties fo:background-color="#9999ff" style:text-align-source="fix" style:repeat-content="false" fo:wrap-option="wrap" fo:border="0.06pt solid #000000" style:vertical-align="middle"/>
      <style:paragraph-properties fo:text-align="center" fo:margin-left="0mm"/>
      <style:text-properties fo:color="#000000" fo:font-size="11pt" fo:font-weight="bold" style:font-size-asian="11pt" style:font-size-complex="11pt"/>
    </style:style>
    <style:style style:name="ce63" style:family="table-cell" style:parent-style-name="Default" style:data-style-name="N110">
      <style:table-cell-properties fo:background-color="#ccccff" style:text-align-source="fix" style:repeat-content="false" fo:border="0.06pt solid #000000"/>
      <style:paragraph-properties fo:text-align="center" fo:margin-left="0mm"/>
    </style:style>
    <style:style style:name="ce64" style:family="table-cell" style:parent-style-name="Default">
      <style:table-cell-properties fo:background-color="#e6e6ff" style:text-align-source="fix" style:repeat-content="false" fo:border="0.06pt solid #000000"/>
      <style:paragraph-properties fo:text-align="end" fo:margin-left="0mm"/>
      <style:text-properties fo:color="#666666"/>
    </style:style>
    <style:style style:name="ce65" style:family="table-cell" style:parent-style-name="Default">
      <style:table-cell-properties style:text-align-source="fix" style:repeat-content="false"/>
      <style:paragraph-properties fo:text-align="end" fo:margin-left="0mm"/>
    </style:style>
    <style:style style:name="ce66" style:family="table-cell" style:parent-style-name="Default">
      <style:table-cell-properties fo:background-color="#e6e6ff" style:text-align-source="fix" style:repeat-content="false" fo:border="0.06pt solid #000000"/>
      <style:paragraph-properties fo:text-align="center" fo:margin-left="0mm"/>
      <style:text-properties fo:color="#666666"/>
    </style:style>
    <style:style style:name="ce67" style:family="table-cell" style:parent-style-name="Default" style:data-style-name="N2">
      <style:table-cell-properties fo:background-color="#e6e6ff" style:text-align-source="fix" style:repeat-content="false" fo:border="0.06pt solid #000000"/>
      <style:paragraph-properties fo:text-align="center" fo:margin-left="0mm"/>
      <style:text-properties fo:color="#666666"/>
    </style:style>
    <style:style style:name="ce68" style:family="table-cell" style:parent-style-name="Default" style:data-style-name="N2">
      <style:table-cell-properties fo:background-color="#e6e6ff" style:text-align-source="fix" style:repeat-content="false" fo:border="0.06pt solid #000000"/>
      <style:paragraph-properties fo:text-align="center" fo:margin-left="0mm"/>
      <style:text-properties fo:color="#666666" style:font-name="Arial" style:font-name-asian="Lucida Sans Unicode" style:font-name-complex="Tahoma"/>
    </style:style>
    <style:style style:name="ce69" style:family="table-cell" style:parent-style-name="Default" style:data-style-name="N10000">
      <style:table-cell-properties fo:background-color="#e6e6ff" style:text-align-source="fix" style:repeat-content="false" fo:border="0.06pt solid #000000"/>
      <style:paragraph-properties fo:text-align="center" fo:margin-left="0mm"/>
    </style:style>
    <style:style style:name="ce70" style:family="table-cell" style:parent-style-name="Default">
      <style:table-cell-properties fo:background-color="#ccccff" style:text-align-source="fix" style:repeat-content="false" fo:border="0.06pt solid #000000"/>
      <style:paragraph-properties fo:text-align="start" fo:margin-left="0mm"/>
    </style:style>
    <style:style style:name="ce71" style:family="table-cell" style:parent-style-name="Default">
      <style:table-cell-properties fo:wrap-option="wrap" fo:border="0.06pt solid #000000"/>
      <style:text-properties fo:font-size="11pt" style:font-size-asian="11pt" style:font-size-complex="11pt"/>
    </style:style>
    <style:style style:name="ce72" style:family="table-cell" style:parent-style-name="Default">
      <style:table-cell-properties fo:wrap-option="wrap"/>
      <style:text-properties style:use-window-font-color="true" style:text-outline="false" style:text-line-through-style="none" style:text-line-through-type="none" style:font-name="Times New Roman" fo:font-size="10pt" fo:language="pt" fo:country="BR" fo:font-style="normal" fo:text-shadow="none" style:text-underline-style="none" fo:font-weight="normal" style:text-underline-mode="continuous" style:text-overline-mode="continuous" style:text-line-through-mode="continuous" style:font-name-asian="DejaVu Sans" style:font-size-asian="10pt" style:language-asian="pt" style:country-asian="BR" style:font-style-asian="normal" style:font-weight-asian="normal" style:font-name-complex="DejaVu Sans Condensed" style:font-size-complex="10pt" style:language-complex="pt" style:country-complex="BR" style:font-style-complex="normal" style:font-weight-complex="normal" style:text-emphasize="none" style:font-relief="none" style:text-overline-style="none" style:text-overline-color="font-color"/>
    </style:style>
    <style:style style:name="ce73" style:family="table-cell" style:parent-style-name="Default">
      <style:table-cell-properties fo:wrap-option="wrap"/>
      <style:text-properties fo:font-size="11pt" style:font-size-asian="11pt" style:font-size-complex="11pt"/>
    </style:style>
    <style:style style:name="ce74" style:family="table-cell" style:parent-style-name="Default">
      <style:table-cell-properties style:vertical-align="top"/>
      <style:text-properties style:use-window-font-color="true" style:text-outline="false" style:text-line-through-style="none" style:text-line-through-type="none" style:font-name="Times New Roman" fo:font-size="10pt" fo:language="pt" fo:country="BR" fo:font-style="normal" fo:text-shadow="none" style:text-underline-style="none" fo:font-weight="normal" style:text-underline-mode="continuous" style:text-overline-mode="continuous" style:text-line-through-mode="continuous" style:font-name-asian="DejaVu Sans" style:font-size-asian="10pt" style:language-asian="pt" style:country-asian="BR" style:font-style-asian="normal" style:font-weight-asian="normal" style:font-name-complex="DejaVu Sans Condensed" style:font-size-complex="10pt" style:language-complex="pt" style:country-complex="BR" style:font-style-complex="normal" style:font-weight-complex="normal" style:text-emphasize="none" style:font-relief="none" style:text-overline-style="none" style:text-overline-color="font-color"/>
    </style:style>
    <style:style style:name="ce75" style:family="table-cell" style:parent-style-name="Default">
      <style:text-properties style:use-window-font-color="true" style:text-outline="false" style:text-line-through-style="none" style:text-line-through-type="none" style:font-name="Times New Roman" fo:font-size="10pt" fo:language="pt" fo:country="BR" fo:font-style="normal" fo:text-shadow="none" style:text-underline-style="none" fo:font-weight="normal" style:text-underline-mode="continuous" style:text-overline-mode="continuous" style:text-line-through-mode="continuous" style:font-name-asian="DejaVu Sans" style:font-size-asian="10pt" style:language-asian="pt" style:country-asian="BR" style:font-style-asian="normal" style:font-weight-asian="normal" style:font-name-complex="DejaVu Sans Condensed" style:font-size-complex="10pt" style:language-complex="pt" style:country-complex="BR" style:font-style-complex="normal" style:font-weight-complex="normal" style:text-emphasize="none" style:font-relief="none" style:text-overline-style="none" style:text-overline-color="font-color"/>
    </style:style>
    <style:style style:name="ce76" style:family="table-cell" style:parent-style-name="Default" style:data-style-name="N100">
      <style:table-cell-properties fo:border="0.06pt solid #000000"/>
    </style:style>
    <style:style style:name="ce77" style:family="table-cell" style:parent-style-name="Default" style:data-style-name="N100">
      <style:table-cell-properties fo:border="0.06pt solid #000000"/>
      <style:text-properties style:font-name="Arial" style:font-name-asian="Lucida Sans Unicode" style:font-name-complex="Tahoma"/>
    </style:style>
    <style:style style:name="ce78" style:family="table-cell" style:parent-style-name="Default" style:data-style-name="N100"/>
    <style:style style:name="ce79" style:family="table-cell" style:parent-style-name="Default" style:data-style-name="N100">
      <style:table-cell-properties fo:border="0.06pt solid #000000"/>
      <style:text-properties fo:color="#1a1a1a"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name-asian="DejaVu Sans1" style:font-size-asian="10pt" style:language-asian="zxx" style:country-asian="none" style:font-style-asian="normal" style:font-weight-asian="normal" style:font-name-complex="DejaVu Sans1" style:font-size-complex="10pt" style:language-complex="zxx" style:country-complex="none" style:font-style-complex="normal" style:font-weight-complex="normal" style:text-emphasize="none" style:font-relief="none" style:text-overline-style="none" style:text-overline-color="font-color"/>
    </style:style>
    <style:style style:name="ce80" style:family="table-cell" style:parent-style-name="Default">
      <style:table-cell-properties fo:border="0.06pt solid #000000"/>
    </style:style>
    <style:style style:name="ce81" style:family="table-cell" style:parent-style-name="Canto_20_da_20_tabela_20_dinâmica">
      <style:table-cell-properties fo:border-bottom="0.99pt solid #000000" fo:border-left="2.01pt solid #000000" fo:border-right="none" fo:border-top="2.01pt solid #000000"/>
    </style:style>
    <style:style style:name="ce82" style:family="table-cell" style:parent-style-name="Valor_20_da_20_tabela_20_dinâmica">
      <style:table-cell-properties fo:border-bottom="2.01pt solid #000000" fo:border-left="2.01pt solid #000000" fo:border-right="none" fo:border-top="0.99pt solid #000000"/>
    </style:style>
    <style:style style:name="ce83" style:family="table-cell" style:parent-style-name="Default">
      <style:table-cell-properties fo:border="0.99pt solid #000000"/>
    </style:style>
    <style:style style:name="ce84" style:family="table-cell" style:parent-style-name="Canto_20_da_20_tabela_20_dinâmica">
      <style:table-cell-properties fo:border-bottom="0.99pt solid #000000" fo:border-left="none" fo:border-right="2.01pt solid #000000" fo:border-top="2.01pt solid #000000"/>
    </style:style>
    <style:style style:name="ce85" style:family="table-cell" style:parent-style-name="Valor_20_da_20_tabela_20_dinâmica">
      <style:table-cell-properties fo:border-bottom="2.01pt solid #000000" fo:border-left="none" fo:border-right="2.01pt solid #000000" fo:border-top="0.99pt solid #000000"/>
    </style:style>
    <style:style style:name="ce86" style:family="table-cell" style:parent-style-name="Valor_20_do_20_Assistente_20_de_20_dados">
      <style:table-cell-properties fo:border="0.06pt solid #000000"/>
    </style:style>
    <style:style style:name="ce87" style:family="table-cell" style:parent-style-name="Default" style:data-style-name="N41">
      <style:table-cell-properties fo:border="0.06pt solid #000000"/>
    </style:style>
    <style:style style:name="ce88" style:family="table-cell" style:parent-style-name="Campo_20_da_20_tabela_20_dinâmica">
      <style:table-cell-properties fo:border-bottom="0.99pt solid #000000" fo:border-left="2.01pt solid #000000" fo:border-right="0.99pt solid #000000" fo:border-top="2.01pt solid #000000"/>
    </style:style>
    <style:style style:name="ce89" style:family="table-cell" style:parent-style-name="Categoria_20_da_20_tabela_20_dinâmica" style:data-style-name="N0">
      <style:table-cell-properties fo:border-bottom="none" fo:border-left="2.01pt solid #000000" fo:border-right="0.99pt solid #000000" fo:border-top="0.99pt solid #000000"/>
    </style:style>
    <style:style style:name="ce90" style:family="table-cell" style:parent-style-name="Título_20_da_20_tabela_20_dinâmica" style:data-style-name="N0">
      <style:table-cell-properties fo:border-bottom="2.01pt solid #000000" fo:border-left="2.01pt solid #000000" fo:border-right="0.99pt solid #000000" fo:border-top="0.99pt solid #000000"/>
    </style:style>
    <style:style style:name="ce91" style:family="table-cell" style:parent-style-name="Canto_20_da_20_tabela_20_dinâmica">
      <style:table-cell-properties fo:border-bottom="0.99pt solid #000000" fo:border-left="0.99pt solid #000000" fo:border-right="2.01pt solid #000000" fo:border-top="2.01pt solid #000000"/>
    </style:style>
    <style:style style:name="ce92" style:family="table-cell" style:parent-style-name="Valor_20_da_20_tabela_20_dinâmica" style:data-style-name="N0">
      <style:table-cell-properties fo:border-bottom="0.99pt solid #000000" fo:border-left="0.99pt solid #000000" fo:border-right="2.01pt solid #000000" fo:border-top="0.99pt solid #000000"/>
    </style:style>
    <style:style style:name="ce93" style:family="table-cell" style:parent-style-name="Resultado_20_da_20_tabela_20_dinâmica" style:data-style-name="N0">
      <style:table-cell-properties fo:border-bottom="2.01pt solid #000000" fo:border-left="0.99pt solid #000000" fo:border-right="2.01pt solid #000000" fo:border-top="0.99pt solid #000000"/>
    </style:style>
    <style:style style:name="ce94" style:family="table-cell" style:parent-style-name="Default">
      <style:table-cell-properties style:text-align-source="fix" style:repeat-content="false"/>
      <style:paragraph-properties fo:text-align="end" fo:margin-left="0mm"/>
      <style:text-properties fo:color="#666666" style:font-name="Arial" style:font-name-asian="Lucida Sans Unicode" style:font-name-complex="Tahoma"/>
    </style:style>
    <style:style style:name="ce95" style:family="table-cell" style:parent-style-name="Default" style:data-style-name="N41"/>
    <style:style style:name="ce96" style:family="table-cell" style:parent-style-name="Default">
      <style:table-cell-properties style:text-align-source="fix" style:repeat-content="false" style:vertical-align="middle"/>
      <style:paragraph-properties fo:text-align="center"/>
      <style:text-properties fo:font-size="14pt" fo:font-weight="bold"/>
    </style:style>
    <style:style style:name="ce97" style:family="table-cell" style:parent-style-name="Default">
      <style:text-properties fo:font-size="14pt" fo:font-weight="bold"/>
    </style:style>
    <style:style style:name="ce98" style:family="table-cell" style:parent-style-name="Default">
      <style:text-properties fo:font-size="14pt" fo:font-weight="bold" style:font-size-asian="14pt" style:font-weight-asian="bold" style:font-size-complex="14pt" style:font-weight-complex="bold"/>
    </style:style>
    <style:style style:name="ce99" style:family="table-cell" style:parent-style-name="Default">
      <style:text-properties fo:font-size="14pt"/>
    </style:style>
    <style:style style:name="ce100" style:family="table-cell" style:parent-style-name="Default">
      <style:text-properties fo:font-size="14pt" style:font-size-asian="14pt" style:font-size-complex="14pt"/>
    </style:style>
    <style:style style:name="ce101" style:family="table-cell" style:parent-style-name="Default">
      <style:text-properties fo:font-size="14pt" fo:font-weight="bold" style:font-weight-asian="bold" style:font-weight-complex="bold"/>
    </style:style>
    <style:style style:name="ce102" style:family="table-cell" style:parent-style-name="Default">
      <style:table-cell-properties fo:wrap-option="wrap"/>
      <style:text-properties fo:font-size="14pt"/>
    </style:style>
    <style:style style:name="ce103" style:family="table-cell" style:parent-style-name="Default">
      <style:table-cell-properties style:text-align-source="fix" style:repeat-content="false" fo:wrap-option="wrap" style:vertical-align="middle"/>
      <style:paragraph-properties fo:text-align="start" fo:margin-left="0mm"/>
    </style:style>
    <style:style style:name="gr1" style:family="graphic">
      <style:graphic-properties draw:marker-start="Arrowhead_20_1" draw:marker-start-width="2mm" draw:marker-start-center="false" draw:fill="solid" draw:fill-color="#ffffc0" draw:auto-grow-height="true" draw:auto-grow-width="false" fo:min-height="7.91mm" fo:padding-top="1mm" fo:padding-bottom="1mm" fo:padding-left="1mm" fo:padding-right="1mm" draw:shadow="hidden" draw:shadow-offset-x="1mm" draw:shadow-offset-y="1mm" draw:caption-escape-direction="auto"/>
    </style:style>
    <style:style style:name="gr2" style:family="graphic">
      <style:graphic-properties draw:marker-start="Arrowhead_20_1" draw:marker-start-width="2mm" draw:marker-start-center="false" draw:fill="solid" draw:fill-color="#ffffc0" draw:auto-grow-height="true" draw:auto-grow-width="false" fo:min-height="47.41mm" fo:padding-top="1mm" fo:padding-bottom="1mm" fo:padding-left="1mm" fo:padding-right="1mm" draw:shadow="hidden" draw:shadow-offset-x="1mm" draw:shadow-offset-y="1mm" draw:caption-escape-direction="auto"/>
    </style:style>
    <style:style style:name="gr3" style:family="graphic">
      <style:graphic-properties draw:marker-start="Arrowhead_20_1" draw:marker-start-width="2mm" draw:marker-start-center="false" draw:fill="solid" draw:fill-color="#ffffc0" draw:auto-grow-height="true" draw:auto-grow-width="false" fo:min-height="27.66mm" fo:padding-top="1mm" fo:padding-bottom="1mm" fo:padding-left="1mm" fo:padding-right="1mm" draw:shadow="hidden" draw:shadow-offset-x="1mm" draw:shadow-offset-y="1mm" draw:caption-escape-direction="auto"/>
    </style:style>
    <style:style style:name="gr4" style:family="graphic">
      <style:graphic-properties draw:marker-start="Arrowhead_20_1" draw:marker-start-width="2mm" draw:marker-start-center="false" draw:fill="solid" draw:fill-color="#ffffc0" draw:auto-grow-height="true" draw:auto-grow-width="false" fo:min-height="15.81mm" fo:padding-top="1mm" fo:padding-bottom="1mm" fo:padding-left="1mm" fo:padding-right="1mm" draw:shadow="hidden" draw:shadow-offset-x="1mm" draw:shadow-offset-y="1mm" draw:caption-escape-direction="auto"/>
    </style:style>
    <style:style style:name="gr5" style:family="graphic">
      <style:graphic-properties draw:marker-start="Arrowhead_20_1" draw:marker-start-width="2mm" draw:marker-start-center="false" draw:fill="solid" draw:fill-color="#ffffc0" draw:auto-grow-height="true" draw:auto-grow-width="false" fo:min-height="19.76mm" fo:padding-top="1mm" fo:padding-bottom="1mm" fo:padding-left="1mm" fo:padding-right="1mm" draw:shadow="hidden" draw:shadow-offset-x="1mm" draw:shadow-offset-y="1mm" draw:caption-escape-direction="auto"/>
    </style:style>
    <style:style style:name="gr6"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pt" fo:country="BR" fo:font-style="normal" fo:text-shadow="none" style:text-underline-style="none" fo:font-weight="normal" style:text-underline-mode="continuous" style:text-overline-mode="continuous" style:text-line-through-mode="continuous" style:font-name-asian="Lucida Sans Unicode" style:font-size-asian="10pt" style:language-asian="pt" style:country-asian="BR" style:font-style-asian="normal" style:font-weight-asian="normal" style:font-name-complex="Tahoma" style:font-size-complex="10pt" style:language-complex="pt" style:country-complex="BR"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pt" fo:country="BR" fo:font-style="normal" fo:text-shadow="none" style:text-underline-style="none" fo:font-weight="normal" style:text-underline-mode="continuous" style:text-overline-mode="continuous" style:text-line-through-mode="continuous" style:font-name-asian="Lucida Sans Unicode" style:font-size-asian="10pt" style:language-asian="pt" style:country-asian="BR" style:font-style-asian="normal" style:font-weight-asian="normal" style:font-name-complex="Tahoma" style:font-size-complex="10pt" style:language-complex="pt" style:country-complex="BR" style:font-style-complex="normal" style:font-weight-complex="normal" style:text-emphasize="none" style:font-relief="none" style:text-overline-style="none" style:text-overline-color="font-color" fo:hyphenate="false"/>
    </style:style>
    <style:style style:name="P3" style:family="paragraph">
      <loext:graphic-properties draw:fill="none"/>
      <style:paragraph-properties fo:text-align="center"/>
    </style:style>
    <style:style style:name="T1" style:family="text">
      <style:text-properties style:text-outline="false" style:text-line-through-style="none" style:text-line-through-type="none" style:font-name="Arial" fo:font-size="10pt" fo:language="pt" fo:country="BR" fo:font-style="normal" fo:text-shadow="none" style:text-underline-style="none" fo:font-weight="normal" style:text-underline-mode="continuous" style:text-overline-mode="continuous" style:text-line-through-mode="continuous" style:font-name-asian="Lucida Sans Unicode" style:font-size-asian="10pt" style:language-asian="pt" style:country-asian="BR" style:font-style-asian="normal" style:font-weight-asian="normal" style:font-name-complex="Tahoma" style:font-size-complex="10pt" style:language-complex="pt" style:country-complex="BR" style:font-style-complex="normal" style:font-weight-complex="normal" style:text-emphasize="none" style:font-relief="none" style:text-overline-style="none" style:text-overline-color="font-color"/>
    </style:style>
    <style:style style:name="T2" style:family="text">
      <style:text-properties fo:font-weight="bold" style:font-weight-asian="bold" style:font-weight-complex="bold"/>
    </style:style>
    <style:style style:name="T3" style:family="text">
      <style:text-properties style:font-name="Arial" style:font-name-asian="Lucida Sans Unicode" style:font-name-complex="Tahoma"/>
    </style:style>
  </office:automatic-styles>
  <office:body>
    <office:spreadsheet>
      <table:content-validations>
        <table:content-validation table:name="val1" table:condition="of:cell-content-is-in-list(&quot;Sim&quot;;&quot;Não&quot;;&quot;????&quot;)" table:allow-empty-cell="false" table:display-list="sort-ascending" table:base-cell-address="Registros.A202">
          <table:error-message table:message-type="stop" table:display="true"/>
        </table:content-validation>
        <table:content-validation table:name="val2" table:base-cell-address="Registros.B2">
          <table:help-message table:title="Data" table:display="false">
            <text:p>Tecle CTRL+T para inserir a data corrente</text:p>
          </table:help-message>
          <table:error-message table:message-type="stop" table:display="true"/>
        </table:content-validation>
        <table:content-validation table:name="val3" table:condition="of:cell-content-is-in-list(&quot;Sim&quot;;&quot;Não&quot;)" table:allow-empty-cell="true" table:display-list="unsorted" table:base-cell-address="Registros.C105">
          <table:help-message table:title="Finalizar Atividade" table:display="false">
            <text:p>Use 'Sim' para indicar que está finalizando essa atividade. O Apropriador irá colocar um comentário com o tempo gasto total da atividade.</text:p>
          </table:help-message>
          <table:error-message table:message-type="stop" table:display="true"/>
        </table:content-validation>
        <table:content-validation table:name="val4" table:condition="of:cell-content-is-in-list(&quot;Sim&quot;;&quot;Não&quot;;&quot;Atividade&quot;;&quot;Tarefa&quot;;&quot;Atividade/Tarefa&#10;&quot;)" table:allow-empty-cell="true" table:display-list="unsorted" table:base-cell-address="Registros.C105">
          <table:help-message table:title="Finalizar Atividade" table:display="false">
            <text:p>Use 'Sim' para indicar que está finalizando essa atividade. O Apropriador irá colocar um comentário com o tempo gasto total da atividade.</text:p>
          </table:help-message>
          <table:error-message table:message-type="stop" table:display="true"/>
        </table:content-validation>
        <table:content-validation table:name="val5" table:condition="of:cell-content-is-in-list(&quot;SISCON-ESAF (Gerenciamento de Mudanças)&quot;;&quot;DEFLA – Atividade Não Software&quot;)" table:allow-empty-cell="false" table:display-list="unsorted" table:base-cell-address="Registros.D2"/>
        <table:content-validation table:name="val6" table:condition="of:cell-content-is-in-list(&quot;712224;Treinamentos&quot;;&quot;713614;Gestao Unidade&quot;)" table:allow-empty-cell="true" table:display-list="unsorted" table:base-cell-address="Registros.E76"/>
        <table:content-validation table:name="val7" table:condition="of:cell-content-is-in-list(&quot;946059;Treinamentos&quot;;&quot;713614;Gestao Unidade&quot;)" table:allow-empty-cell="true" table:display-list="unsorted" table:base-cell-address="Registros.E202"/>
        <table:content-validation table:name="val8" table:base-cell-address="Registros.F2">
          <table:help-message table:title="Comentário" table:display="false">
            <text:p>Uma descrição complementar à tarefa sendo executada.</text:p>
          </table:help-message>
          <table:error-message table:message-type="stop" table:display="true"/>
        </table:content-validation>
        <table:content-validation table:name="val9" table:base-cell-address="Registros.G2">
          <table:help-message table:title="Inicio" table:display="false">
            <text:p>Tecle CTRL+T para inserir a hora corrente</text:p>
          </table:help-message>
          <table:error-message table:message-type="stop" table:display="true"/>
        </table:content-validation>
        <table:content-validation table:name="val10" table:base-cell-address="Registros.H2">
          <table:help-message table:title="Fim" table:display="false">
            <text:p>Tecle CTRL+T para inserir a hora corrente</text:p>
          </table:help-message>
          <table:error-message table:message-type="stop" table:display="true"/>
        </table:content-validation>
        <table:content-validation table:name="val11" table:condition="of:cell-content-is-in-list(&quot;login.cpf&quot;;&quot;login.salvar.senha&quot;;&quot;---------------------------------------------------&quot;;&quot;alm.url&quot;;&quot;---------------------------------------------------&quot;;&quot;minutosApropriacaoDia.minimo&quot;;&quot;minutosApropriacaoDia.maximo&quot;;&quot;continuarAposErro&quot;;&quot;---------------------------------------------------&quot;;&quot;webdriver.chrome.driver&quot;;&quot;browser.firefox.profile&quot;;&quot;browser.type&quot;)" table:allow-empty-cell="true" table:display-list="unsorted" table:base-cell-address="Config.A1"/>
        <table:content-validation table:name="val12" table:condition="of:cell-content-is-in-list(&quot;chrome&quot;;&quot;firefox&quot;)" table:allow-empty-cell="true" table:display-list="unsorted" table:base-cell-address="Config.B2"/>
      </table:content-validations>
      <table:table table:name="Registros"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able:table-column table:style-name="co1" table:default-cell-style-name="Default"/>
        <table:table-column table:style-name="co2" table:default-cell-style-name="ce6"/>
        <table:table-column table:style-name="co3" table:visibility="collapse" table:default-cell-style-name="Default"/>
        <table:table-column table:style-name="co2" table:visibility="collapse" table:default-cell-style-name="Default"/>
        <table:table-column table:style-name="co4" table:default-cell-style-name="Default"/>
        <table:table-column table:style-name="co5" table:default-cell-style-name="ce61"/>
        <table:table-column table:style-name="co6" table:number-columns-repeated="2" table:default-cell-style-name="Default"/>
        <table:table-column table:style-name="co7" table:default-cell-style-name="ce65"/>
        <table:table-column table:style-name="co8" table:default-cell-style-name="Default"/>
        <table:table-column table:style-name="co9" table:number-columns-repeated="3" table:default-cell-style-name="Default"/>
        <table:table-column table:style-name="co10" table:visibility="collapse" table:default-cell-style-name="Default"/>
        <table:table-column table:style-name="co11" table:number-columns-repeated="4" table:default-cell-style-name="Default"/>
        <table:table-column table:style-name="co12" table:number-columns-repeated="1006" table:default-cell-style-name="Default"/>
        <table:table-row table:style-name="ro1">
          <table:table-cell table:style-name="ce1" table:content-validation-name="val1" office:value-type="string" calcext:value-type="string">
            <office:annotation draw:style-name="gr1" draw:text-style-name="P2" svg:width="38.23mm" svg:height="9.91mm" svg:x="17.33mm" svg:y="0mm" draw:caption-point-x="-6.06mm" draw:caption-point-y="0.1mm">
              <dc:date>2015-04-10T00:00:00</dc:date>
              <text:p text:style-name="P1"><text:span text:style-name="T1">Indica se a </text:span><text:span text:style-name="T1">atividade já foi </text:span><text:span text:style-name="T1">registrada</text:span></text:p>
            </office:annotation>
            <text:p>Reg</text:p>
          </table:table-cell>
          <table:table-cell table:style-name="ce4" table:content-validation-name="val2" office:value-type="string" calcext:value-type="string">
            <office:annotation draw:style-name="gr1" draw:text-style-name="P2" svg:width="51.2mm" svg:height="9.91mm" svg:x="48.73mm" svg:y="0mm" draw:caption-point-x="-14.44mm" draw:caption-point-y="0.1mm">
              <dc:date>2015-04-10T00:00:00</dc:date>
              <text:p text:style-name="P1"><text:span text:style-name="T1">Tecle CTRL+T </text:span><text:span text:style-name="T1">para inserir a data </text:span><text:span text:style-name="T1">corrente</text:span></text:p>
            </office:annotation>
            <text:p>Data</text:p>
          </table:table-cell>
          <table:table-cell table:style-name="ce7" table:content-validation-name="val3" office:value-type="string" calcext:value-type="string">
            <office:annotation draw:style-name="gr2" draw:text-style-name="P2" svg:width="28.08mm" svg:height="49.41mm" svg:x="40.18mm" svg:y="0mm" draw:caption-point-x="-5.89mm" draw:caption-point-y="0.1mm">
              <dc:date>2015-08-26T00:00:00</dc:date>
              <text:p text:style-name="P1"><text:span text:style-name="T1">Para 'Atividade', O </text:span><text:span text:style-name="T1">Apropriador irá </text:span><text:span text:style-name="T1">colocar um </text:span><text:span text:style-name="T1">comentário com o </text:span><text:span text:style-name="T1">tempo gasto total </text:span><text:span text:style-name="T1">da atividade na </text:span><text:span text:style-name="T1">tarefa.</text:span></text:p>
              <text:p text:style-name="P1"><text:span text:style-name="T1">Para 'Tarefa', o </text:span><text:span text:style-name="T1">apropriador irá </text:span><text:span text:style-name="T1">finalizar a tarefa.</text:span></text:p>
            </office:annotation>
            <text:p>Finalizar</text:p>
          </table:table-cell>
          <table:table-cell table:style-name="ce7" table:content-validation-name="val5" office:value-type="string" calcext:value-type="string">
            <text:p>Contexto</text:p>
          </table:table-cell>
          <table:table-cell table:style-name="ce21" table:content-validation-name="val6" office:value-type="string" calcext:value-type="string">
            <office:annotation draw:style-name="gr3" draw:text-style-name="P2" svg:width="28.99mm" svg:height="29.66mm" svg:x="89.41mm" svg:y="0mm" draw:caption-point-x="-6.1mm" draw:caption-point-y="0.1mm">
              <dc:date>2015-04-20T00:00:00</dc:date>
              <text:p text:style-name="P1"><text:span text:style-name="T1">Informe o id do </text:span><text:span text:style-name="T1">item de trabalho </text:span><text:span text:style-name="T1">concatenando </text:span><text:span text:style-name="T1">com ";" e uma </text:span><text:span text:style-name="T1">descrição que te </text:span><text:span text:style-name="T1">ajude a identifar o </text:span><text:span text:style-name="T1">item</text:span></text:p>
            </office:annotation>
            <text:p>Item de Trabalho</text:p>
          </table:table-cell>
          <table:table-cell table:style-name="ce1" table:content-validation-name="val8" office:value-type="string" calcext:value-type="string">
            <office:annotation draw:style-name="gr4" draw:text-style-name="P2" svg:width="28.99mm" svg:height="17.81mm" svg:x="197.09mm" svg:y="0mm" draw:caption-point-x="-6.1mm" draw:caption-point-y="0.1mm">
              <dc:date>2015-04-20T00:00:00</dc:date>
              <text:p text:style-name="P1"><text:span text:style-name="T1">Uma descrição </text:span><text:span text:style-name="T1">complementar à </text:span><text:span text:style-name="T1">tarefa sendo </text:span><text:span text:style-name="T1">executada.</text:span></text:p>
            </office:annotation>
            <text:p>Comentário</text:p>
          </table:table-cell>
          <table:table-cell table:style-name="ce62" table:content-validation-name="val9" office:value-type="string" calcext:value-type="string">
            <office:annotation draw:style-name="gr1" draw:text-style-name="P2" svg:width="45mm" svg:height="9.91mm" svg:x="220.63mm" svg:y="0mm" draw:caption-point-x="-12.07mm" draw:caption-point-y="0.1mm">
              <dc:date>2015-04-10T00:00:00</dc:date>
              <text:p text:style-name="P1"><text:span text:style-name="T1">Tecle CTRL+T </text:span><text:span text:style-name="T1">para inserir a hora </text:span><text:span text:style-name="T1">corrente</text:span></text:p>
            </office:annotation>
            <text:p>Inicio</text:p>
          </table:table-cell>
          <table:table-cell table:style-name="ce62" table:content-validation-name="val10" office:value-type="string" calcext:value-type="string">
            <office:annotation draw:style-name="gr1" draw:text-style-name="P2" svg:width="38.52mm" svg:height="9.91mm" svg:x="238.14mm" svg:y="0mm" draw:caption-point-x="-12.01mm" draw:caption-point-y="0.1mm">
              <dc:creator>ML</dc:creator>
              <dc:date>2006-11-29T00:00:00</dc:date>
              <text:p text:style-name="P1"><text:span text:style-name="T1">Tecle CTRL+T </text:span><text:span text:style-name="T1">para inserir a hora </text:span><text:span text:style-name="T1">corrente</text:span></text:p>
            </office:annotation>
            <text:p>Fim</text:p>
          </table:table-cell>
          <table:table-cell table:style-name="ce62" office:value-type="string" calcext:value-type="string">
            <text:p>Minutos</text:p>
          </table:table-cell>
          <table:table-cell table:style-name="ce62" office:value-type="string" calcext:value-type="string">
            <text:p>Horas</text:p>
          </table:table-cell>
          <table:table-cell table:style-name="ce62" office:value-type="string" calcext:value-type="string">
            <text:p>Horas (Dec)</text:p>
          </table:table-cell>
          <table:table-cell table:style-name="ce62" office:value-type="string" calcext:value-type="string">
            <text:p>Dia</text:p>
          </table:table-cell>
          <table:table-cell table:style-name="ce1" office:value-type="string" calcext:value-type="string">
            <office:annotation draw:style-name="gr1" draw:text-style-name="P2" svg:width="28.99mm" svg:height="9.91mm" svg:x="311.09mm" svg:y="0mm" draw:caption-point-x="-6.1mm" draw:caption-point-y="0.1mm">
              <dc:date>2015-03-26T00:00:00</dc:date>
              <text:p text:style-name="P1"><text:span text:style-name="T1">Numero da </text:span><text:span text:style-name="T1">semana no ano</text:span></text:p>
            </office:annotation>
            <text:p>Semana</text:p>
          </table:table-cell>
          <table:table-cell table:style-name="ce1" office:value-type="string" calcext:value-type="string">
            <office:annotation draw:style-name="gr5" draw:text-style-name="P2" svg:width="28.99mm" svg:height="21.76mm" svg:x="311.09mm" svg:y="0mm" draw:caption-point-x="-6.1mm" draw:caption-point-y="0.1mm">
              <dc:date>2016-05-20T00:00:00</dc:date>
              <text:p text:style-name="P1"><text:span text:style-name="T1">Embora estranho </text:span><text:span text:style-name="T1">confirmo esse </text:span><text:span text:style-name="T1">registro</text:span></text:p>
              <text:p text:style-name="P1"><text:span text:style-name="T1"/></text:p>
            </office:annotation>
            <text:p>Confirmo</text:p>
          </table:table-cell>
          <table:table-cell table:style-name="ce71"/>
          <table:table-cell table:style-name="ce73" table:number-columns-repeated="1000"/>
          <table:table-cell table:number-columns-repeated="9"/>
        </table:table-row>
        <table:table-row table:style-name="ro2">
          <table:table-cell table:style-name="ce2" table:content-validation-name="val1" office:value-type="string" calcext:value-type="string">
            <text:p>Não</text:p>
          </table:table-cell>
          <table:table-cell table:style-name="ce5" table:content-validation-name="val2"/>
          <table:table-cell table:style-name="ce8" table:content-validation-name="val4"/>
          <table:table-cell table:style-name="ce10" table:content-validation-name="val5"/>
          <table:table-cell table:style-name="ce22" table:content-validation-name="val7"/>
          <table:table-cell table:style-name="ce56" table:content-validation-name="val8"/>
          <table:table-cell table:style-name="ce63" table:content-validation-name="val9"/>
          <table:table-cell table:style-name="ce63" table:content-validation-name="val10"/>
          <table:table-cell table:style-name="ce64" table:formula="of:=IF(MINUTE([.H2])+HOUR([.H2])=0;0;( HOUR([.H2])*60 + MINUTE([.H2])) - (HOUR([.G2])*60 + MINUTE([.G2])  ))" office:value-type="float" office:value="0" calcext:value-type="float">
            <text:p>0</text:p>
          </table:table-cell>
          <table:table-cell table:style-name="ce66" table:formula="of:=CONCATENATE(TRUNC([.I2]/60;0);&quot;:&quot;;TEXT(MOD([.I2];60);&quot;00&quot;))" office:value-type="string" office:string-value="0:00" calcext:value-type="string">
            <text:p>0:00</text:p>
          </table:table-cell>
          <table:table-cell table:style-name="ce67" table:formula="of:=[.I2]/60" office:value-type="float" office:value="0" calcext:value-type="float">
            <text:p>0,00</text:p>
          </table:table-cell>
          <table:table-cell table:style-name="ce68" table:formula="of:=IF(ISBLANK([.B2]);&quot;&quot;;  IF(WEEKDAY([.B2];) = 0;&quot;1-Seg&quot;; IF(WEEKDAY([.B2];) = 1;&quot;2-Ter&quot;; IF(WEEKDAY([.B2];) = 2;&quot;3-Qua&quot;; IF(WEEKDAY([.B2];) = 3;&quot;4-Qui&quot;; IF(WEEKDAY([.B2];) = 4;&quot;5-Sex&quot;; IF(WEEKDAY([.B2];) = 5;&quot;6-Sab&quot;; IF(WEEKDAY([.B2];) = 0;&quot;0-Dom&quot;;&quot;?&quot;))))))))">
            <text:p/>
          </table:table-cell>
          <table:table-cell table:style-name="ce69" table:formula="of:=IF(ISBLANK([.B2]);&quot;&quot;; ISOWEEKNUM([.B2];1))">
            <text:p/>
          </table:table-cell>
          <table:table-cell table:style-name="ce70" table:content-validation-name="val8"/>
          <table:table-cell table:number-columns-repeated="1010"/>
        </table:table-row>
        <table:table-row table:style-name="ro2">
          <table:table-cell table:style-name="ce2" table:content-validation-name="val1" office:value-type="string" calcext:value-type="string">
            <text:p>Não</text:p>
          </table:table-cell>
          <table:table-cell table:style-name="ce5" table:content-validation-name="val2"/>
          <table:table-cell table:style-name="ce8" table:content-validation-name="val4"/>
          <table:table-cell table:style-name="ce10" table:content-validation-name="val5"/>
          <table:table-cell table:style-name="ce22" table:content-validation-name="val7"/>
          <table:table-cell table:style-name="ce57"/>
          <table:table-cell table:style-name="ce63" table:content-validation-name="val9"/>
          <table:table-cell table:style-name="ce63" table:content-validation-name="val10"/>
          <table:table-cell table:style-name="ce64" table:formula="of:=IF(MINUTE([.H3])+HOUR([.H3])=0;0;( HOUR([.H3])*60 + MINUTE([.H3])) - (HOUR([.G3])*60 + MINUTE([.G3])  ))" office:value-type="float" office:value="0" calcext:value-type="float">
            <text:p>0</text:p>
          </table:table-cell>
          <table:table-cell table:style-name="ce66" table:formula="of:=CONCATENATE(TRUNC([.I3]/60;0);&quot;:&quot;;TEXT(MOD([.I3];60);&quot;00&quot;))" office:value-type="string" office:string-value="0:00" calcext:value-type="string">
            <text:p>0:00</text:p>
          </table:table-cell>
          <table:table-cell table:style-name="ce67" table:formula="of:=[.I3]/60" office:value-type="float" office:value="0" calcext:value-type="float">
            <text:p>0,00</text:p>
          </table:table-cell>
          <table:table-cell table:style-name="ce68" table:formula="of:=IF(ISBLANK([.B3]);&quot;&quot;;  IF(WEEKDAY([.B3];) = 0;&quot;1-Seg&quot;; IF(WEEKDAY([.B3];) = 1;&quot;2-Ter&quot;; IF(WEEKDAY([.B3];) = 2;&quot;3-Qua&quot;; IF(WEEKDAY([.B3];) = 3;&quot;4-Qui&quot;; IF(WEEKDAY([.B3];) = 4;&quot;5-Sex&quot;; IF(WEEKDAY([.B3];) = 5;&quot;6-Sab&quot;; IF(WEEKDAY([.B3];) = 0;&quot;0-Dom&quot;;&quot;?&quot;))))))))">
            <text:p/>
          </table:table-cell>
          <table:table-cell table:style-name="ce69" table:formula="of:=IF(ISBLANK([.B3]);&quot;&quot;; ISOWEEKNUM([.B3];1))">
            <text:p/>
          </table:table-cell>
          <table:table-cell table:style-name="ce70" table:content-validation-name="val8"/>
          <table:table-cell table:number-columns-repeated="1010"/>
        </table:table-row>
        <table:table-row table:style-name="ro2">
          <table:table-cell table:style-name="ce2" table:content-validation-name="val1" office:value-type="string" calcext:value-type="string">
            <text:p>Não</text:p>
          </table:table-cell>
          <table:table-cell table:style-name="ce5" table:content-validation-name="val2"/>
          <table:table-cell table:style-name="ce8" table:content-validation-name="val4"/>
          <table:table-cell table:style-name="ce10" table:content-validation-name="val5"/>
          <table:table-cell table:style-name="ce22" table:content-validation-name="val7"/>
          <table:table-cell table:style-name="ce57"/>
          <table:table-cell table:style-name="ce63" table:content-validation-name="val9"/>
          <table:table-cell table:style-name="ce63" table:content-validation-name="val10"/>
          <table:table-cell table:style-name="ce64" table:formula="of:=IF(MINUTE([.H4])+HOUR([.H4])=0;0;( HOUR([.H4])*60 + MINUTE([.H4])) - (HOUR([.G4])*60 + MINUTE([.G4])  ))" office:value-type="float" office:value="0" calcext:value-type="float">
            <text:p>0</text:p>
          </table:table-cell>
          <table:table-cell table:style-name="ce66" table:formula="of:=CONCATENATE(TRUNC([.I4]/60;0);&quot;:&quot;;TEXT(MOD([.I4];60);&quot;00&quot;))" office:value-type="string" office:string-value="0:00" calcext:value-type="string">
            <text:p>0:00</text:p>
          </table:table-cell>
          <table:table-cell table:style-name="ce67" table:formula="of:=[.I4]/60" office:value-type="float" office:value="0" calcext:value-type="float">
            <text:p>0,00</text:p>
          </table:table-cell>
          <table:table-cell table:style-name="ce68" table:formula="of:=IF(ISBLANK([.B4]);&quot;&quot;;  IF(WEEKDAY([.B4];) = 0;&quot;1-Seg&quot;; IF(WEEKDAY([.B4];) = 1;&quot;2-Ter&quot;; IF(WEEKDAY([.B4];) = 2;&quot;3-Qua&quot;; IF(WEEKDAY([.B4];) = 3;&quot;4-Qui&quot;; IF(WEEKDAY([.B4];) = 4;&quot;5-Sex&quot;; IF(WEEKDAY([.B4];) = 5;&quot;6-Sab&quot;; IF(WEEKDAY([.B4];) = 0;&quot;0-Dom&quot;;&quot;?&quot;))))))))">
            <text:p/>
          </table:table-cell>
          <table:table-cell table:style-name="ce69" table:formula="of:=IF(ISBLANK([.B4]);&quot;&quot;; ISOWEEKNUM([.B4];1))">
            <text:p/>
          </table:table-cell>
          <table:table-cell table:style-name="ce70" table:content-validation-name="val8"/>
          <table:table-cell table:number-columns-repeated="1010"/>
        </table:table-row>
        <table:table-row table:style-name="ro3">
          <table:table-cell table:style-name="ce2" table:content-validation-name="val1" office:value-type="string" calcext:value-type="string">
            <text:p>Não</text:p>
          </table:table-cell>
          <table:table-cell table:style-name="ce5" table:content-validation-name="val2"/>
          <table:table-cell table:style-name="ce8" table:content-validation-name="val4"/>
          <table:table-cell table:style-name="ce10" table:content-validation-name="val5"/>
          <table:table-cell table:style-name="ce22" table:content-validation-name="val7"/>
          <table:table-cell table:style-name="ce57"/>
          <table:table-cell table:style-name="ce63" table:content-validation-name="val9"/>
          <table:table-cell table:style-name="ce63" table:content-validation-name="val10"/>
          <table:table-cell table:style-name="ce64" table:formula="of:=IF(MINUTE([.H5])+HOUR([.H5])=0;0;( HOUR([.H5])*60 + MINUTE([.H5])) - (HOUR([.G5])*60 + MINUTE([.G5])  ))" office:value-type="float" office:value="0" calcext:value-type="float">
            <text:p>0</text:p>
          </table:table-cell>
          <table:table-cell table:style-name="ce66" table:formula="of:=CONCATENATE(TRUNC([.I5]/60;0);&quot;:&quot;;TEXT(MOD([.I5];60);&quot;00&quot;))" office:value-type="string" office:string-value="0:00" calcext:value-type="string">
            <text:p>0:00</text:p>
          </table:table-cell>
          <table:table-cell table:style-name="ce67" table:formula="of:=[.I5]/60" office:value-type="float" office:value="0" calcext:value-type="float">
            <text:p>0,00</text:p>
          </table:table-cell>
          <table:table-cell table:style-name="ce68" table:formula="of:=IF(ISBLANK([.B5]);&quot;&quot;;  IF(WEEKDAY([.B5];) = 0;&quot;1-Seg&quot;; IF(WEEKDAY([.B5];) = 1;&quot;2-Ter&quot;; IF(WEEKDAY([.B5];) = 2;&quot;3-Qua&quot;; IF(WEEKDAY([.B5];) = 3;&quot;4-Qui&quot;; IF(WEEKDAY([.B5];) = 4;&quot;5-Sex&quot;; IF(WEEKDAY([.B5];) = 5;&quot;6-Sab&quot;; IF(WEEKDAY([.B5];) = 0;&quot;0-Dom&quot;;&quot;?&quot;))))))))">
            <text:p/>
          </table:table-cell>
          <table:table-cell table:style-name="ce69" table:formula="of:=IF(ISBLANK([.B5]);&quot;&quot;; ISOWEEKNUM([.B5];1))">
            <text:p/>
          </table:table-cell>
          <table:table-cell table:style-name="ce70" table:content-validation-name="val8"/>
          <table:table-cell table:number-columns-repeated="1010"/>
        </table:table-row>
        <table:table-row table:style-name="ro2">
          <table:table-cell table:style-name="ce2" table:content-validation-name="val1" office:value-type="string" calcext:value-type="string">
            <text:p>Não</text:p>
          </table:table-cell>
          <table:table-cell table:style-name="ce5" table:content-validation-name="val2"/>
          <table:table-cell table:style-name="ce8" table:content-validation-name="val4"/>
          <table:table-cell table:style-name="ce10" table:content-validation-name="val5"/>
          <table:table-cell table:style-name="ce22" table:content-validation-name="val7"/>
          <table:table-cell table:style-name="ce57"/>
          <table:table-cell table:style-name="ce63" table:content-validation-name="val9"/>
          <table:table-cell table:style-name="ce63" table:content-validation-name="val10"/>
          <table:table-cell table:style-name="ce64" table:formula="of:=IF(MINUTE([.H6])+HOUR([.H6])=0;0;( HOUR([.H6])*60 + MINUTE([.H6])) - (HOUR([.G6])*60 + MINUTE([.G6])  ))" office:value-type="float" office:value="0" calcext:value-type="float">
            <text:p>0</text:p>
          </table:table-cell>
          <table:table-cell table:style-name="ce66" table:formula="of:=CONCATENATE(TRUNC([.I6]/60;0);&quot;:&quot;;TEXT(MOD([.I6];60);&quot;00&quot;))" office:value-type="string" office:string-value="0:00" calcext:value-type="string">
            <text:p>0:00</text:p>
          </table:table-cell>
          <table:table-cell table:style-name="ce67" table:formula="of:=[.I6]/60" office:value-type="float" office:value="0" calcext:value-type="float">
            <text:p>0,00</text:p>
          </table:table-cell>
          <table:table-cell table:style-name="ce68" table:formula="of:=IF(ISBLANK([.B6]);&quot;&quot;;  IF(WEEKDAY([.B6];) = 0;&quot;1-Seg&quot;; IF(WEEKDAY([.B6];) = 1;&quot;2-Ter&quot;; IF(WEEKDAY([.B6];) = 2;&quot;3-Qua&quot;; IF(WEEKDAY([.B6];) = 3;&quot;4-Qui&quot;; IF(WEEKDAY([.B6];) = 4;&quot;5-Sex&quot;; IF(WEEKDAY([.B6];) = 5;&quot;6-Sab&quot;; IF(WEEKDAY([.B6];) = 0;&quot;0-Dom&quot;;&quot;?&quot;))))))))">
            <text:p/>
          </table:table-cell>
          <table:table-cell table:style-name="ce69" table:formula="of:=IF(ISBLANK([.B6]);&quot;&quot;; ISOWEEKNUM([.B6];1))">
            <text:p/>
          </table:table-cell>
          <table:table-cell table:style-name="ce70" table:content-validation-name="val8"/>
          <table:table-cell table:number-columns-repeated="1010"/>
        </table:table-row>
        <table:table-row table:style-name="ro2">
          <table:table-cell table:style-name="ce2" table:content-validation-name="val1" office:value-type="string" calcext:value-type="string">
            <text:p>Não</text:p>
          </table:table-cell>
          <table:table-cell table:style-name="ce5" table:content-validation-name="val2"/>
          <table:table-cell table:style-name="ce8" table:content-validation-name="val4"/>
          <table:table-cell table:style-name="ce10" table:content-validation-name="val5"/>
          <table:table-cell table:style-name="ce22" table:content-validation-name="val7"/>
          <table:table-cell table:style-name="ce57"/>
          <table:table-cell table:style-name="ce63" table:content-validation-name="val9"/>
          <table:table-cell table:style-name="ce63" table:content-validation-name="val10"/>
          <table:table-cell table:style-name="ce64" table:formula="of:=IF(MINUTE([.H7])+HOUR([.H7])=0;0;( HOUR([.H7])*60 + MINUTE([.H7])) - (HOUR([.G7])*60 + MINUTE([.G7])  ))" office:value-type="float" office:value="0" calcext:value-type="float">
            <text:p>0</text:p>
          </table:table-cell>
          <table:table-cell table:style-name="ce66" table:formula="of:=CONCATENATE(TRUNC([.I7]/60;0);&quot;:&quot;;TEXT(MOD([.I7];60);&quot;00&quot;))" office:value-type="string" office:string-value="0:00" calcext:value-type="string">
            <text:p>0:00</text:p>
          </table:table-cell>
          <table:table-cell table:style-name="ce67" table:formula="of:=[.I7]/60" office:value-type="float" office:value="0" calcext:value-type="float">
            <text:p>0,00</text:p>
          </table:table-cell>
          <table:table-cell table:style-name="ce68" table:formula="of:=IF(ISBLANK([.B7]);&quot;&quot;;  IF(WEEKDAY([.B7];) = 0;&quot;1-Seg&quot;; IF(WEEKDAY([.B7];) = 1;&quot;2-Ter&quot;; IF(WEEKDAY([.B7];) = 2;&quot;3-Qua&quot;; IF(WEEKDAY([.B7];) = 3;&quot;4-Qui&quot;; IF(WEEKDAY([.B7];) = 4;&quot;5-Sex&quot;; IF(WEEKDAY([.B7];) = 5;&quot;6-Sab&quot;; IF(WEEKDAY([.B7];) = 0;&quot;0-Dom&quot;;&quot;?&quot;))))))))">
            <text:p/>
          </table:table-cell>
          <table:table-cell table:style-name="ce69" table:formula="of:=IF(ISBLANK([.B7]);&quot;&quot;; ISOWEEKNUM([.B7];1))">
            <text:p/>
          </table:table-cell>
          <table:table-cell table:style-name="ce70" table:content-validation-name="val8"/>
          <table:table-cell table:number-columns-repeated="1010"/>
        </table:table-row>
        <table:table-row table:style-name="ro2">
          <table:table-cell table:style-name="ce2" table:content-validation-name="val1" office:value-type="string" calcext:value-type="string">
            <text:p>Não</text:p>
          </table:table-cell>
          <table:table-cell table:style-name="ce5" table:content-validation-name="val2"/>
          <table:table-cell table:style-name="ce8" table:content-validation-name="val4"/>
          <table:table-cell table:style-name="ce10" table:content-validation-name="val5"/>
          <table:table-cell table:style-name="ce22" table:content-validation-name="val7"/>
          <table:table-cell table:style-name="ce57"/>
          <table:table-cell table:style-name="ce63" table:content-validation-name="val9"/>
          <table:table-cell table:style-name="ce63" table:content-validation-name="val10"/>
          <table:table-cell table:style-name="ce64" table:formula="of:=IF(MINUTE([.H8])+HOUR([.H8])=0;0;( HOUR([.H8])*60 + MINUTE([.H8])) - (HOUR([.G8])*60 + MINUTE([.G8])  ))" office:value-type="float" office:value="0" calcext:value-type="float">
            <text:p>0</text:p>
          </table:table-cell>
          <table:table-cell table:style-name="ce66" table:formula="of:=CONCATENATE(TRUNC([.I8]/60;0);&quot;:&quot;;TEXT(MOD([.I8];60);&quot;00&quot;))" office:value-type="string" office:string-value="0:00" calcext:value-type="string">
            <text:p>0:00</text:p>
          </table:table-cell>
          <table:table-cell table:style-name="ce67" table:formula="of:=[.I8]/60" office:value-type="float" office:value="0" calcext:value-type="float">
            <text:p>0,00</text:p>
          </table:table-cell>
          <table:table-cell table:style-name="ce68" table:formula="of:=IF(ISBLANK([.B8]);&quot;&quot;;  IF(WEEKDAY([.B8];) = 0;&quot;1-Seg&quot;; IF(WEEKDAY([.B8];) = 1;&quot;2-Ter&quot;; IF(WEEKDAY([.B8];) = 2;&quot;3-Qua&quot;; IF(WEEKDAY([.B8];) = 3;&quot;4-Qui&quot;; IF(WEEKDAY([.B8];) = 4;&quot;5-Sex&quot;; IF(WEEKDAY([.B8];) = 5;&quot;6-Sab&quot;; IF(WEEKDAY([.B8];) = 0;&quot;0-Dom&quot;;&quot;?&quot;))))))))">
            <text:p/>
          </table:table-cell>
          <table:table-cell table:style-name="ce69" table:formula="of:=IF(ISBLANK([.B8]);&quot;&quot;; ISOWEEKNUM([.B8];1))">
            <text:p/>
          </table:table-cell>
          <table:table-cell table:style-name="ce70" table:content-validation-name="val8"/>
          <table:table-cell table:number-columns-repeated="1010"/>
        </table:table-row>
        <table:table-row table:style-name="ro2">
          <table:table-cell table:style-name="ce2" table:content-validation-name="val1" office:value-type="string" calcext:value-type="string">
            <text:p>Não</text:p>
          </table:table-cell>
          <table:table-cell table:style-name="ce5" table:content-validation-name="val2"/>
          <table:table-cell table:style-name="ce8" table:content-validation-name="val4"/>
          <table:table-cell table:style-name="ce10" table:content-validation-name="val5"/>
          <table:table-cell table:style-name="ce22" table:content-validation-name="val7"/>
          <table:table-cell table:style-name="ce57"/>
          <table:table-cell table:style-name="ce63" table:content-validation-name="val9"/>
          <table:table-cell table:style-name="ce63" table:content-validation-name="val10"/>
          <table:table-cell table:style-name="ce64" table:formula="of:=IF(MINUTE([.H9])+HOUR([.H9])=0;0;( HOUR([.H9])*60 + MINUTE([.H9])) - (HOUR([.G9])*60 + MINUTE([.G9])  ))" office:value-type="float" office:value="0" calcext:value-type="float">
            <text:p>0</text:p>
          </table:table-cell>
          <table:table-cell table:style-name="ce66" table:formula="of:=CONCATENATE(TRUNC([.I9]/60;0);&quot;:&quot;;TEXT(MOD([.I9];60);&quot;00&quot;))" office:value-type="string" office:string-value="0:00" calcext:value-type="string">
            <text:p>0:00</text:p>
          </table:table-cell>
          <table:table-cell table:style-name="ce67" table:formula="of:=[.I9]/60" office:value-type="float" office:value="0" calcext:value-type="float">
            <text:p>0,00</text:p>
          </table:table-cell>
          <table:table-cell table:style-name="ce68" table:formula="of:=IF(ISBLANK([.B9]);&quot;&quot;;  IF(WEEKDAY([.B9];) = 0;&quot;1-Seg&quot;; IF(WEEKDAY([.B9];) = 1;&quot;2-Ter&quot;; IF(WEEKDAY([.B9];) = 2;&quot;3-Qua&quot;; IF(WEEKDAY([.B9];) = 3;&quot;4-Qui&quot;; IF(WEEKDAY([.B9];) = 4;&quot;5-Sex&quot;; IF(WEEKDAY([.B9];) = 5;&quot;6-Sab&quot;; IF(WEEKDAY([.B9];) = 0;&quot;0-Dom&quot;;&quot;?&quot;))))))))">
            <text:p/>
          </table:table-cell>
          <table:table-cell table:style-name="ce69" table:formula="of:=IF(ISBLANK([.B9]);&quot;&quot;; ISOWEEKNUM([.B9];1))">
            <text:p/>
          </table:table-cell>
          <table:table-cell table:style-name="ce70" table:content-validation-name="val8"/>
          <table:table-cell table:number-columns-repeated="1010"/>
        </table:table-row>
        <table:table-row table:style-name="ro2">
          <table:table-cell table:style-name="ce2" table:content-validation-name="val1" office:value-type="string" calcext:value-type="string">
            <text:p>Não</text:p>
          </table:table-cell>
          <table:table-cell table:style-name="ce5" table:content-validation-name="val2"/>
          <table:table-cell table:style-name="ce8" table:content-validation-name="val4"/>
          <table:table-cell table:style-name="ce10" table:content-validation-name="val5"/>
          <table:table-cell table:style-name="ce22" table:content-validation-name="val7"/>
          <table:table-cell table:style-name="ce57"/>
          <table:table-cell table:style-name="ce63" table:content-validation-name="val9"/>
          <table:table-cell table:style-name="ce63" table:content-validation-name="val10"/>
          <table:table-cell table:style-name="ce64" table:formula="of:=IF(MINUTE([.H10])+HOUR([.H10])=0;0;( HOUR([.H10])*60 + MINUTE([.H10])) - (HOUR([.G10])*60 + MINUTE([.G10])  ))" office:value-type="float" office:value="0" calcext:value-type="float">
            <text:p>0</text:p>
          </table:table-cell>
          <table:table-cell table:style-name="ce66" table:formula="of:=CONCATENATE(TRUNC([.I10]/60;0);&quot;:&quot;;TEXT(MOD([.I10];60);&quot;00&quot;))" office:value-type="string" office:string-value="0:00" calcext:value-type="string">
            <text:p>0:00</text:p>
          </table:table-cell>
          <table:table-cell table:style-name="ce67" table:formula="of:=[.I10]/60" office:value-type="float" office:value="0" calcext:value-type="float">
            <text:p>0,00</text:p>
          </table:table-cell>
          <table:table-cell table:style-name="ce68" table:formula="of:=IF(ISBLANK([.B10]);&quot;&quot;;  IF(WEEKDAY([.B10];) = 0;&quot;1-Seg&quot;; IF(WEEKDAY([.B10];) = 1;&quot;2-Ter&quot;; IF(WEEKDAY([.B10];) = 2;&quot;3-Qua&quot;; IF(WEEKDAY([.B10];) = 3;&quot;4-Qui&quot;; IF(WEEKDAY([.B10];) = 4;&quot;5-Sex&quot;; IF(WEEKDAY([.B10];) = 5;&quot;6-Sab&quot;; IF(WEEKDAY([.B10];) = 0;&quot;0-Dom&quot;;&quot;?&quot;))))))))">
            <text:p/>
          </table:table-cell>
          <table:table-cell table:style-name="ce69" table:formula="of:=IF(ISBLANK([.B10]);&quot;&quot;; ISOWEEKNUM([.B10];1))">
            <text:p/>
          </table:table-cell>
          <table:table-cell table:style-name="ce70" table:content-validation-name="val8"/>
          <table:table-cell table:number-columns-repeated="1010"/>
        </table:table-row>
        <table:table-row table:style-name="ro2">
          <table:table-cell table:style-name="ce2" table:content-validation-name="val1" office:value-type="string" calcext:value-type="string">
            <text:p>Não</text:p>
          </table:table-cell>
          <table:table-cell table:style-name="ce5" table:content-validation-name="val2"/>
          <table:table-cell table:style-name="ce8" table:content-validation-name="val4"/>
          <table:table-cell table:style-name="ce10" table:content-validation-name="val5"/>
          <table:table-cell table:style-name="ce22" table:content-validation-name="val7"/>
          <table:table-cell table:style-name="ce57" table:content-validation-name="val8"/>
          <table:table-cell table:style-name="ce63" table:content-validation-name="val9"/>
          <table:table-cell table:style-name="ce63" table:content-validation-name="val10"/>
          <table:table-cell table:style-name="ce64" table:formula="of:=IF(MINUTE([.H11])+HOUR([.H11])=0;0;( HOUR([.H11])*60 + MINUTE([.H11])) - (HOUR([.G11])*60 + MINUTE([.G11])  ))" office:value-type="float" office:value="0" calcext:value-type="float">
            <text:p>0</text:p>
          </table:table-cell>
          <table:table-cell table:style-name="ce66" table:formula="of:=CONCATENATE(TRUNC([.I11]/60;0);&quot;:&quot;;TEXT(MOD([.I11];60);&quot;00&quot;))" office:value-type="string" office:string-value="0:00" calcext:value-type="string">
            <text:p>0:00</text:p>
          </table:table-cell>
          <table:table-cell table:style-name="ce67" table:formula="of:=[.I11]/60" office:value-type="float" office:value="0" calcext:value-type="float">
            <text:p>0,00</text:p>
          </table:table-cell>
          <table:table-cell table:style-name="ce68" table:formula="of:=IF(ISBLANK([.B11]);&quot;&quot;;  IF(WEEKDAY([.B11];) = 0;&quot;1-Seg&quot;; IF(WEEKDAY([.B11];) = 1;&quot;2-Ter&quot;; IF(WEEKDAY([.B11];) = 2;&quot;3-Qua&quot;; IF(WEEKDAY([.B11];) = 3;&quot;4-Qui&quot;; IF(WEEKDAY([.B11];) = 4;&quot;5-Sex&quot;; IF(WEEKDAY([.B11];) = 5;&quot;6-Sab&quot;; IF(WEEKDAY([.B11];) = 0;&quot;0-Dom&quot;;&quot;?&quot;))))))))">
            <text:p/>
          </table:table-cell>
          <table:table-cell table:style-name="ce69" table:formula="of:=IF(ISBLANK([.B11]);&quot;&quot;; ISOWEEKNUM([.B11];1))">
            <text:p/>
          </table:table-cell>
          <table:table-cell table:style-name="ce70" table:content-validation-name="val8"/>
          <table:table-cell table:number-columns-repeated="1010"/>
        </table:table-row>
        <table:table-row table:style-name="ro2">
          <table:table-cell table:style-name="ce2" table:content-validation-name="val1" office:value-type="string" calcext:value-type="string">
            <text:p>Não</text:p>
          </table:table-cell>
          <table:table-cell table:style-name="ce5" table:content-validation-name="val2"/>
          <table:table-cell table:style-name="ce8" table:content-validation-name="val4"/>
          <table:table-cell table:style-name="ce10" table:content-validation-name="val5"/>
          <table:table-cell table:style-name="ce22" table:content-validation-name="val7"/>
          <table:table-cell table:style-name="ce57" table:content-validation-name="val8"/>
          <table:table-cell table:style-name="ce63" table:content-validation-name="val9"/>
          <table:table-cell table:style-name="ce63" table:content-validation-name="val10"/>
          <table:table-cell table:style-name="ce64" table:formula="of:=IF(MINUTE([.H12])+HOUR([.H12])=0;0;( HOUR([.H12])*60 + MINUTE([.H12])) - (HOUR([.G12])*60 + MINUTE([.G12])  ))" office:value-type="float" office:value="0" calcext:value-type="float">
            <text:p>0</text:p>
          </table:table-cell>
          <table:table-cell table:style-name="ce66" table:formula="of:=CONCATENATE(TRUNC([.I12]/60;0);&quot;:&quot;;TEXT(MOD([.I12];60);&quot;00&quot;))" office:value-type="string" office:string-value="0:00" calcext:value-type="string">
            <text:p>0:00</text:p>
          </table:table-cell>
          <table:table-cell table:style-name="ce67" table:formula="of:=[.I12]/60" office:value-type="float" office:value="0" calcext:value-type="float">
            <text:p>0,00</text:p>
          </table:table-cell>
          <table:table-cell table:style-name="ce68" table:formula="of:=IF(ISBLANK([.B12]);&quot;&quot;;  IF(WEEKDAY([.B12];) = 0;&quot;1-Seg&quot;; IF(WEEKDAY([.B12];) = 1;&quot;2-Ter&quot;; IF(WEEKDAY([.B12];) = 2;&quot;3-Qua&quot;; IF(WEEKDAY([.B12];) = 3;&quot;4-Qui&quot;; IF(WEEKDAY([.B12];) = 4;&quot;5-Sex&quot;; IF(WEEKDAY([.B12];) = 5;&quot;6-Sab&quot;; IF(WEEKDAY([.B12];) = 0;&quot;0-Dom&quot;;&quot;?&quot;))))))))">
            <text:p/>
          </table:table-cell>
          <table:table-cell table:style-name="ce69" table:formula="of:=IF(ISBLANK([.B12]);&quot;&quot;; ISOWEEKNUM([.B12];1))">
            <text:p/>
          </table:table-cell>
          <table:table-cell table:style-name="ce70" table:content-validation-name="val8"/>
          <table:table-cell table:number-columns-repeated="1010"/>
        </table:table-row>
        <table:table-row table:style-name="ro2">
          <table:table-cell table:style-name="ce2" table:content-validation-name="val1" office:value-type="string" calcext:value-type="string">
            <text:p>Não</text:p>
          </table:table-cell>
          <table:table-cell table:style-name="ce5" table:content-validation-name="val2"/>
          <table:table-cell table:style-name="ce8" table:content-validation-name="val4"/>
          <table:table-cell table:style-name="ce10" table:content-validation-name="val5"/>
          <table:table-cell table:style-name="ce22" table:content-validation-name="val7"/>
          <table:table-cell table:style-name="ce57" table:content-validation-name="val8"/>
          <table:table-cell table:style-name="ce63" table:content-validation-name="val9"/>
          <table:table-cell table:style-name="ce63" table:content-validation-name="val10"/>
          <table:table-cell table:style-name="ce64" table:formula="of:=IF(MINUTE([.H13])+HOUR([.H13])=0;0;( HOUR([.H13])*60 + MINUTE([.H13])) - (HOUR([.G13])*60 + MINUTE([.G13])  ))" office:value-type="float" office:value="0" calcext:value-type="float">
            <text:p>0</text:p>
          </table:table-cell>
          <table:table-cell table:style-name="ce66" table:formula="of:=CONCATENATE(TRUNC([.I13]/60;0);&quot;:&quot;;TEXT(MOD([.I13];60);&quot;00&quot;))" office:value-type="string" office:string-value="0:00" calcext:value-type="string">
            <text:p>0:00</text:p>
          </table:table-cell>
          <table:table-cell table:style-name="ce67" table:formula="of:=[.I13]/60" office:value-type="float" office:value="0" calcext:value-type="float">
            <text:p>0,00</text:p>
          </table:table-cell>
          <table:table-cell table:style-name="ce68" table:formula="of:=IF(ISBLANK([.B13]);&quot;&quot;;  IF(WEEKDAY([.B13];) = 0;&quot;1-Seg&quot;; IF(WEEKDAY([.B13];) = 1;&quot;2-Ter&quot;; IF(WEEKDAY([.B13];) = 2;&quot;3-Qua&quot;; IF(WEEKDAY([.B13];) = 3;&quot;4-Qui&quot;; IF(WEEKDAY([.B13];) = 4;&quot;5-Sex&quot;; IF(WEEKDAY([.B13];) = 5;&quot;6-Sab&quot;; IF(WEEKDAY([.B13];) = 0;&quot;0-Dom&quot;;&quot;?&quot;))))))))">
            <text:p/>
          </table:table-cell>
          <table:table-cell table:style-name="ce69" table:formula="of:=IF(ISBLANK([.B13]);&quot;&quot;; ISOWEEKNUM([.B13];1))">
            <text:p/>
          </table:table-cell>
          <table:table-cell table:style-name="ce70" table:content-validation-name="val8"/>
          <table:table-cell table:number-columns-repeated="1010"/>
        </table:table-row>
        <table:table-row table:style-name="ro2">
          <table:table-cell table:style-name="ce2" table:content-validation-name="val1" office:value-type="string" calcext:value-type="string">
            <text:p>Não</text:p>
          </table:table-cell>
          <table:table-cell table:style-name="ce5" table:content-validation-name="val2"/>
          <table:table-cell table:style-name="ce8" table:content-validation-name="val4"/>
          <table:table-cell table:style-name="ce10" table:content-validation-name="val5"/>
          <table:table-cell table:style-name="ce22" table:content-validation-name="val7"/>
          <table:table-cell table:style-name="ce57" table:content-validation-name="val8"/>
          <table:table-cell table:style-name="ce63" table:content-validation-name="val9"/>
          <table:table-cell table:style-name="ce63" table:content-validation-name="val10"/>
          <table:table-cell table:style-name="ce64" table:formula="of:=IF(MINUTE([.H14])+HOUR([.H14])=0;0;( HOUR([.H14])*60 + MINUTE([.H14])) - (HOUR([.G14])*60 + MINUTE([.G14])  ))" office:value-type="float" office:value="0" calcext:value-type="float">
            <text:p>0</text:p>
          </table:table-cell>
          <table:table-cell table:style-name="ce66" table:formula="of:=CONCATENATE(TRUNC([.I14]/60;0);&quot;:&quot;;TEXT(MOD([.I14];60);&quot;00&quot;))" office:value-type="string" office:string-value="0:00" calcext:value-type="string">
            <text:p>0:00</text:p>
          </table:table-cell>
          <table:table-cell table:style-name="ce67" table:formula="of:=[.I14]/60" office:value-type="float" office:value="0" calcext:value-type="float">
            <text:p>0,00</text:p>
          </table:table-cell>
          <table:table-cell table:style-name="ce68" table:formula="of:=IF(ISBLANK([.B14]);&quot;&quot;;  IF(WEEKDAY([.B14];) = 0;&quot;1-Seg&quot;; IF(WEEKDAY([.B14];) = 1;&quot;2-Ter&quot;; IF(WEEKDAY([.B14];) = 2;&quot;3-Qua&quot;; IF(WEEKDAY([.B14];) = 3;&quot;4-Qui&quot;; IF(WEEKDAY([.B14];) = 4;&quot;5-Sex&quot;; IF(WEEKDAY([.B14];) = 5;&quot;6-Sab&quot;; IF(WEEKDAY([.B14];) = 0;&quot;0-Dom&quot;;&quot;?&quot;))))))))">
            <text:p/>
          </table:table-cell>
          <table:table-cell table:style-name="ce69" table:formula="of:=IF(ISBLANK([.B14]);&quot;&quot;; ISOWEEKNUM([.B14];1))">
            <text:p/>
          </table:table-cell>
          <table:table-cell table:style-name="ce70" table:content-validation-name="val8"/>
          <table:table-cell table:number-columns-repeated="1010"/>
        </table:table-row>
        <table:table-row table:style-name="ro4">
          <table:table-cell table:style-name="ce2" table:content-validation-name="val1" office:value-type="string" calcext:value-type="string">
            <text:p>Não</text:p>
          </table:table-cell>
          <table:table-cell table:style-name="ce5" table:content-validation-name="val2"/>
          <table:table-cell table:style-name="ce8" table:content-validation-name="val4"/>
          <table:table-cell table:style-name="ce10" table:content-validation-name="val5"/>
          <table:table-cell table:style-name="ce22" table:content-validation-name="val7"/>
          <table:table-cell table:style-name="ce57" table:content-validation-name="val8"/>
          <table:table-cell table:style-name="ce63" table:content-validation-name="val9"/>
          <table:table-cell table:style-name="ce63" table:content-validation-name="val10"/>
          <table:table-cell table:style-name="ce64" table:formula="of:=IF(MINUTE([.H15])+HOUR([.H15])=0;0;( HOUR([.H15])*60 + MINUTE([.H15])) - (HOUR([.G15])*60 + MINUTE([.G15])  ))" office:value-type="float" office:value="0" calcext:value-type="float">
            <text:p>0</text:p>
          </table:table-cell>
          <table:table-cell table:style-name="ce66" table:formula="of:=CONCATENATE(TRUNC([.I15]/60;0);&quot;:&quot;;TEXT(MOD([.I15];60);&quot;00&quot;))" office:value-type="string" office:string-value="0:00" calcext:value-type="string">
            <text:p>0:00</text:p>
          </table:table-cell>
          <table:table-cell table:style-name="ce67" table:formula="of:=[.I15]/60" office:value-type="float" office:value="0" calcext:value-type="float">
            <text:p>0,00</text:p>
          </table:table-cell>
          <table:table-cell table:style-name="ce68" table:formula="of:=IF(ISBLANK([.B15]);&quot;&quot;;  IF(WEEKDAY([.B15];) = 0;&quot;1-Seg&quot;; IF(WEEKDAY([.B15];) = 1;&quot;2-Ter&quot;; IF(WEEKDAY([.B15];) = 2;&quot;3-Qua&quot;; IF(WEEKDAY([.B15];) = 3;&quot;4-Qui&quot;; IF(WEEKDAY([.B15];) = 4;&quot;5-Sex&quot;; IF(WEEKDAY([.B15];) = 5;&quot;6-Sab&quot;; IF(WEEKDAY([.B15];) = 0;&quot;0-Dom&quot;;&quot;?&quot;))))))))">
            <text:p/>
          </table:table-cell>
          <table:table-cell table:style-name="ce69" table:formula="of:=IF(ISBLANK([.B15]);&quot;&quot;; ISOWEEKNUM([.B15];1))">
            <text:p/>
          </table:table-cell>
          <table:table-cell table:style-name="ce70" table:content-validation-name="val8"/>
          <table:table-cell table:number-columns-repeated="1010"/>
        </table:table-row>
        <table:table-row table:style-name="ro2">
          <table:table-cell table:style-name="ce2" table:content-validation-name="val1" office:value-type="string" calcext:value-type="string">
            <text:p>Não</text:p>
          </table:table-cell>
          <table:table-cell table:style-name="ce5" table:content-validation-name="val2"/>
          <table:table-cell table:style-name="ce8" table:content-validation-name="val4"/>
          <table:table-cell table:style-name="ce10" table:content-validation-name="val5"/>
          <table:table-cell table:style-name="ce22" table:content-validation-name="val7"/>
          <table:table-cell table:style-name="ce57" table:content-validation-name="val8"/>
          <table:table-cell table:style-name="ce63" table:content-validation-name="val9"/>
          <table:table-cell table:style-name="ce63" table:content-validation-name="val10"/>
          <table:table-cell table:style-name="ce64" table:formula="of:=IF(MINUTE([.H16])+HOUR([.H16])=0;0;( HOUR([.H16])*60 + MINUTE([.H16])) - (HOUR([.G16])*60 + MINUTE([.G16])  ))" office:value-type="float" office:value="0" calcext:value-type="float">
            <text:p>0</text:p>
          </table:table-cell>
          <table:table-cell table:style-name="ce66" table:formula="of:=CONCATENATE(TRUNC([.I16]/60;0);&quot;:&quot;;TEXT(MOD([.I16];60);&quot;00&quot;))" office:value-type="string" office:string-value="0:00" calcext:value-type="string">
            <text:p>0:00</text:p>
          </table:table-cell>
          <table:table-cell table:style-name="ce67" table:formula="of:=[.I16]/60" office:value-type="float" office:value="0" calcext:value-type="float">
            <text:p>0,00</text:p>
          </table:table-cell>
          <table:table-cell table:style-name="ce68" table:formula="of:=IF(ISBLANK([.B16]);&quot;&quot;;  IF(WEEKDAY([.B16];) = 0;&quot;1-Seg&quot;; IF(WEEKDAY([.B16];) = 1;&quot;2-Ter&quot;; IF(WEEKDAY([.B16];) = 2;&quot;3-Qua&quot;; IF(WEEKDAY([.B16];) = 3;&quot;4-Qui&quot;; IF(WEEKDAY([.B16];) = 4;&quot;5-Sex&quot;; IF(WEEKDAY([.B16];) = 5;&quot;6-Sab&quot;; IF(WEEKDAY([.B16];) = 0;&quot;0-Dom&quot;;&quot;?&quot;))))))))">
            <text:p/>
          </table:table-cell>
          <table:table-cell table:style-name="ce69" table:formula="of:=IF(ISBLANK([.B16]);&quot;&quot;; ISOWEEKNUM([.B16];1))">
            <text:p/>
          </table:table-cell>
          <table:table-cell table:style-name="ce70" table:content-validation-name="val8"/>
          <table:table-cell table:number-columns-repeated="1010"/>
        </table:table-row>
        <table:table-row table:style-name="ro2">
          <table:table-cell table:style-name="ce2" table:content-validation-name="val1" office:value-type="string" calcext:value-type="string">
            <text:p>Não</text:p>
          </table:table-cell>
          <table:table-cell table:style-name="ce5" table:content-validation-name="val2"/>
          <table:table-cell table:style-name="ce8" table:content-validation-name="val4"/>
          <table:table-cell table:style-name="ce10" table:content-validation-name="val5"/>
          <table:table-cell table:style-name="ce22" table:content-validation-name="val7"/>
          <table:table-cell table:style-name="ce57" table:content-validation-name="val8"/>
          <table:table-cell table:style-name="ce63" table:content-validation-name="val9"/>
          <table:table-cell table:style-name="ce63" table:content-validation-name="val10"/>
          <table:table-cell table:style-name="ce64" table:formula="of:=IF(MINUTE([.H17])+HOUR([.H17])=0;0;( HOUR([.H17])*60 + MINUTE([.H17])) - (HOUR([.G17])*60 + MINUTE([.G17])  ))" office:value-type="float" office:value="0" calcext:value-type="float">
            <text:p>0</text:p>
          </table:table-cell>
          <table:table-cell table:style-name="ce66" table:formula="of:=CONCATENATE(TRUNC([.I17]/60;0);&quot;:&quot;;TEXT(MOD([.I17];60);&quot;00&quot;))" office:value-type="string" office:string-value="0:00" calcext:value-type="string">
            <text:p>0:00</text:p>
          </table:table-cell>
          <table:table-cell table:style-name="ce67" table:formula="of:=[.I17]/60" office:value-type="float" office:value="0" calcext:value-type="float">
            <text:p>0,00</text:p>
          </table:table-cell>
          <table:table-cell table:style-name="ce68" table:formula="of:=IF(ISBLANK([.B17]);&quot;&quot;;  IF(WEEKDAY([.B17];) = 0;&quot;1-Seg&quot;; IF(WEEKDAY([.B17];) = 1;&quot;2-Ter&quot;; IF(WEEKDAY([.B17];) = 2;&quot;3-Qua&quot;; IF(WEEKDAY([.B17];) = 3;&quot;4-Qui&quot;; IF(WEEKDAY([.B17];) = 4;&quot;5-Sex&quot;; IF(WEEKDAY([.B17];) = 5;&quot;6-Sab&quot;; IF(WEEKDAY([.B17];) = 0;&quot;0-Dom&quot;;&quot;?&quot;))))))))">
            <text:p/>
          </table:table-cell>
          <table:table-cell table:style-name="ce69" table:formula="of:=IF(ISBLANK([.B17]);&quot;&quot;; ISOWEEKNUM([.B17];1))">
            <text:p/>
          </table:table-cell>
          <table:table-cell table:style-name="ce70" table:content-validation-name="val8"/>
          <table:table-cell table:number-columns-repeated="1010"/>
        </table:table-row>
        <table:table-row table:style-name="ro2">
          <table:table-cell table:style-name="ce2" table:content-validation-name="val1" office:value-type="string" calcext:value-type="string">
            <text:p>Não</text:p>
          </table:table-cell>
          <table:table-cell table:style-name="ce5" table:content-validation-name="val2"/>
          <table:table-cell table:style-name="ce8" table:content-validation-name="val4"/>
          <table:table-cell table:style-name="ce10" table:content-validation-name="val5"/>
          <table:table-cell table:style-name="ce22" table:content-validation-name="val7"/>
          <table:table-cell table:style-name="ce57" table:content-validation-name="val8"/>
          <table:table-cell table:style-name="ce63" table:content-validation-name="val9"/>
          <table:table-cell table:style-name="ce63" table:content-validation-name="val10"/>
          <table:table-cell table:style-name="ce64" table:formula="of:=IF(MINUTE([.H18])+HOUR([.H18])=0;0;( HOUR([.H18])*60 + MINUTE([.H18])) - (HOUR([.G18])*60 + MINUTE([.G18])  ))" office:value-type="float" office:value="0" calcext:value-type="float">
            <text:p>0</text:p>
          </table:table-cell>
          <table:table-cell table:style-name="ce66" table:formula="of:=CONCATENATE(TRUNC([.I18]/60;0);&quot;:&quot;;TEXT(MOD([.I18];60);&quot;00&quot;))" office:value-type="string" office:string-value="0:00" calcext:value-type="string">
            <text:p>0:00</text:p>
          </table:table-cell>
          <table:table-cell table:style-name="ce67" table:formula="of:=[.I18]/60" office:value-type="float" office:value="0" calcext:value-type="float">
            <text:p>0,00</text:p>
          </table:table-cell>
          <table:table-cell table:style-name="ce68" table:formula="of:=IF(ISBLANK([.B18]);&quot;&quot;;  IF(WEEKDAY([.B18];) = 0;&quot;1-Seg&quot;; IF(WEEKDAY([.B18];) = 1;&quot;2-Ter&quot;; IF(WEEKDAY([.B18];) = 2;&quot;3-Qua&quot;; IF(WEEKDAY([.B18];) = 3;&quot;4-Qui&quot;; IF(WEEKDAY([.B18];) = 4;&quot;5-Sex&quot;; IF(WEEKDAY([.B18];) = 5;&quot;6-Sab&quot;; IF(WEEKDAY([.B18];) = 0;&quot;0-Dom&quot;;&quot;?&quot;))))))))">
            <text:p/>
          </table:table-cell>
          <table:table-cell table:style-name="ce69" table:formula="of:=IF(ISBLANK([.B18]);&quot;&quot;; ISOWEEKNUM([.B18];1))">
            <text:p/>
          </table:table-cell>
          <table:table-cell table:style-name="ce70" table:content-validation-name="val8"/>
          <table:table-cell table:number-columns-repeated="1010"/>
        </table:table-row>
        <table:table-row table:style-name="ro2">
          <table:table-cell table:style-name="ce2" table:content-validation-name="val1" office:value-type="string" calcext:value-type="string">
            <text:p>Não</text:p>
          </table:table-cell>
          <table:table-cell table:style-name="ce5" table:content-validation-name="val2"/>
          <table:table-cell table:style-name="ce8" table:content-validation-name="val4"/>
          <table:table-cell table:style-name="ce10" table:content-validation-name="val5"/>
          <table:table-cell table:style-name="ce22" table:content-validation-name="val7"/>
          <table:table-cell table:style-name="ce57" table:content-validation-name="val8"/>
          <table:table-cell table:style-name="ce63" table:content-validation-name="val9"/>
          <table:table-cell table:style-name="ce63" table:content-validation-name="val10"/>
          <table:table-cell table:style-name="ce64" table:formula="of:=IF(MINUTE([.H19])+HOUR([.H19])=0;0;( HOUR([.H19])*60 + MINUTE([.H19])) - (HOUR([.G19])*60 + MINUTE([.G19])  ))" office:value-type="float" office:value="0" calcext:value-type="float">
            <text:p>0</text:p>
          </table:table-cell>
          <table:table-cell table:style-name="ce66" table:formula="of:=CONCATENATE(TRUNC([.I19]/60;0);&quot;:&quot;;TEXT(MOD([.I19];60);&quot;00&quot;))" office:value-type="string" office:string-value="0:00" calcext:value-type="string">
            <text:p>0:00</text:p>
          </table:table-cell>
          <table:table-cell table:style-name="ce67" table:formula="of:=[.I19]/60" office:value-type="float" office:value="0" calcext:value-type="float">
            <text:p>0,00</text:p>
          </table:table-cell>
          <table:table-cell table:style-name="ce68" table:formula="of:=IF(ISBLANK([.B19]);&quot;&quot;;  IF(WEEKDAY([.B19];) = 0;&quot;1-Seg&quot;; IF(WEEKDAY([.B19];) = 1;&quot;2-Ter&quot;; IF(WEEKDAY([.B19];) = 2;&quot;3-Qua&quot;; IF(WEEKDAY([.B19];) = 3;&quot;4-Qui&quot;; IF(WEEKDAY([.B19];) = 4;&quot;5-Sex&quot;; IF(WEEKDAY([.B19];) = 5;&quot;6-Sab&quot;; IF(WEEKDAY([.B19];) = 0;&quot;0-Dom&quot;;&quot;?&quot;))))))))">
            <text:p/>
          </table:table-cell>
          <table:table-cell table:style-name="ce69" table:formula="of:=IF(ISBLANK([.B19]);&quot;&quot;; ISOWEEKNUM([.B19];1))">
            <text:p/>
          </table:table-cell>
          <table:table-cell table:style-name="ce70" table:content-validation-name="val8"/>
          <table:table-cell table:number-columns-repeated="1010"/>
        </table:table-row>
        <table:table-row table:style-name="ro2">
          <table:table-cell table:style-name="ce2" table:content-validation-name="val1" office:value-type="string" calcext:value-type="string">
            <text:p>Não</text:p>
          </table:table-cell>
          <table:table-cell table:style-name="ce5" table:content-validation-name="val2"/>
          <table:table-cell table:style-name="ce8" table:content-validation-name="val4"/>
          <table:table-cell table:style-name="ce10" table:content-validation-name="val5"/>
          <table:table-cell table:style-name="ce22" table:content-validation-name="val7"/>
          <table:table-cell table:style-name="ce57" table:content-validation-name="val8"/>
          <table:table-cell table:style-name="ce63" table:content-validation-name="val9"/>
          <table:table-cell table:style-name="ce63" table:content-validation-name="val10"/>
          <table:table-cell table:style-name="ce64" table:formula="of:=IF(MINUTE([.H20])+HOUR([.H20])=0;0;( HOUR([.H20])*60 + MINUTE([.H20])) - (HOUR([.G20])*60 + MINUTE([.G20])  ))" office:value-type="float" office:value="0" calcext:value-type="float">
            <text:p>0</text:p>
          </table:table-cell>
          <table:table-cell table:style-name="ce66" table:formula="of:=CONCATENATE(TRUNC([.I20]/60;0);&quot;:&quot;;TEXT(MOD([.I20];60);&quot;00&quot;))" office:value-type="string" office:string-value="0:00" calcext:value-type="string">
            <text:p>0:00</text:p>
          </table:table-cell>
          <table:table-cell table:style-name="ce67" table:formula="of:=[.I20]/60" office:value-type="float" office:value="0" calcext:value-type="float">
            <text:p>0,00</text:p>
          </table:table-cell>
          <table:table-cell table:style-name="ce68" table:formula="of:=IF(ISBLANK([.B20]);&quot;&quot;;  IF(WEEKDAY([.B20];) = 0;&quot;1-Seg&quot;; IF(WEEKDAY([.B20];) = 1;&quot;2-Ter&quot;; IF(WEEKDAY([.B20];) = 2;&quot;3-Qua&quot;; IF(WEEKDAY([.B20];) = 3;&quot;4-Qui&quot;; IF(WEEKDAY([.B20];) = 4;&quot;5-Sex&quot;; IF(WEEKDAY([.B20];) = 5;&quot;6-Sab&quot;; IF(WEEKDAY([.B20];) = 0;&quot;0-Dom&quot;;&quot;?&quot;))))))))">
            <text:p/>
          </table:table-cell>
          <table:table-cell table:style-name="ce69" table:formula="of:=IF(ISBLANK([.B20]);&quot;&quot;; ISOWEEKNUM([.B20];1))">
            <text:p/>
          </table:table-cell>
          <table:table-cell table:style-name="ce70" table:content-validation-name="val8"/>
          <table:table-cell table:number-columns-repeated="1010"/>
        </table:table-row>
        <table:table-row table:style-name="ro2">
          <table:table-cell table:style-name="ce2" table:content-validation-name="val1" office:value-type="string" calcext:value-type="string">
            <text:p>Não</text:p>
          </table:table-cell>
          <table:table-cell table:style-name="ce5" table:content-validation-name="val2"/>
          <table:table-cell table:style-name="ce8" table:content-validation-name="val4"/>
          <table:table-cell table:style-name="ce10" table:content-validation-name="val5"/>
          <table:table-cell table:style-name="ce22" table:content-validation-name="val7"/>
          <table:table-cell table:style-name="ce57" table:content-validation-name="val8"/>
          <table:table-cell table:style-name="ce63" table:content-validation-name="val9"/>
          <table:table-cell table:style-name="ce63" table:content-validation-name="val10"/>
          <table:table-cell table:style-name="ce64" table:formula="of:=IF(MINUTE([.H21])+HOUR([.H21])=0;0;( HOUR([.H21])*60 + MINUTE([.H21])) - (HOUR([.G21])*60 + MINUTE([.G21])  ))" office:value-type="float" office:value="0" calcext:value-type="float">
            <text:p>0</text:p>
          </table:table-cell>
          <table:table-cell table:style-name="ce66" table:formula="of:=CONCATENATE(TRUNC([.I21]/60;0);&quot;:&quot;;TEXT(MOD([.I21];60);&quot;00&quot;))" office:value-type="string" office:string-value="0:00" calcext:value-type="string">
            <text:p>0:00</text:p>
          </table:table-cell>
          <table:table-cell table:style-name="ce67" table:formula="of:=[.I21]/60" office:value-type="float" office:value="0" calcext:value-type="float">
            <text:p>0,00</text:p>
          </table:table-cell>
          <table:table-cell table:style-name="ce68" table:formula="of:=IF(ISBLANK([.B21]);&quot;&quot;;  IF(WEEKDAY([.B21];) = 0;&quot;1-Seg&quot;; IF(WEEKDAY([.B21];) = 1;&quot;2-Ter&quot;; IF(WEEKDAY([.B21];) = 2;&quot;3-Qua&quot;; IF(WEEKDAY([.B21];) = 3;&quot;4-Qui&quot;; IF(WEEKDAY([.B21];) = 4;&quot;5-Sex&quot;; IF(WEEKDAY([.B21];) = 5;&quot;6-Sab&quot;; IF(WEEKDAY([.B21];) = 0;&quot;0-Dom&quot;;&quot;?&quot;))))))))">
            <text:p/>
          </table:table-cell>
          <table:table-cell table:style-name="ce69" table:formula="of:=IF(ISBLANK([.B21]);&quot;&quot;; ISOWEEKNUM([.B21];1))">
            <text:p/>
          </table:table-cell>
          <table:table-cell table:style-name="ce70" table:content-validation-name="val8"/>
          <table:table-cell table:number-columns-repeated="1010"/>
        </table:table-row>
        <table:table-row table:style-name="ro2">
          <table:table-cell table:style-name="ce2" table:content-validation-name="val1" office:value-type="string" calcext:value-type="string">
            <text:p>Não</text:p>
          </table:table-cell>
          <table:table-cell table:style-name="ce5" table:content-validation-name="val2"/>
          <table:table-cell table:style-name="ce8" table:content-validation-name="val4"/>
          <table:table-cell table:style-name="ce10" table:content-validation-name="val5"/>
          <table:table-cell table:style-name="ce23" table:content-validation-name="val7"/>
          <table:table-cell table:style-name="ce57" table:content-validation-name="val8"/>
          <table:table-cell table:style-name="ce63" table:content-validation-name="val9"/>
          <table:table-cell table:style-name="ce63" table:content-validation-name="val10"/>
          <table:table-cell table:style-name="ce64" table:formula="of:=IF(MINUTE([.H22])+HOUR([.H22])=0;0;( HOUR([.H22])*60 + MINUTE([.H22])) - (HOUR([.G22])*60 + MINUTE([.G22])  ))" office:value-type="float" office:value="0" calcext:value-type="float">
            <text:p>0</text:p>
          </table:table-cell>
          <table:table-cell table:style-name="ce66" table:formula="of:=CONCATENATE(TRUNC([.I22]/60;0);&quot;:&quot;;TEXT(MOD([.I22];60);&quot;00&quot;))" office:value-type="string" office:string-value="0:00" calcext:value-type="string">
            <text:p>0:00</text:p>
          </table:table-cell>
          <table:table-cell table:style-name="ce67" table:formula="of:=[.I22]/60" office:value-type="float" office:value="0" calcext:value-type="float">
            <text:p>0,00</text:p>
          </table:table-cell>
          <table:table-cell table:style-name="ce68" table:formula="of:=IF(ISBLANK([.B22]);&quot;&quot;;  IF(WEEKDAY([.B22];) = 0;&quot;1-Seg&quot;; IF(WEEKDAY([.B22];) = 1;&quot;2-Ter&quot;; IF(WEEKDAY([.B22];) = 2;&quot;3-Qua&quot;; IF(WEEKDAY([.B22];) = 3;&quot;4-Qui&quot;; IF(WEEKDAY([.B22];) = 4;&quot;5-Sex&quot;; IF(WEEKDAY([.B22];) = 5;&quot;6-Sab&quot;; IF(WEEKDAY([.B22];) = 0;&quot;0-Dom&quot;;&quot;?&quot;))))))))">
            <text:p/>
          </table:table-cell>
          <table:table-cell table:style-name="ce69" table:formula="of:=IF(ISBLANK([.B22]);&quot;&quot;; ISOWEEKNUM([.B22];1))">
            <text:p/>
          </table:table-cell>
          <table:table-cell table:style-name="ce70" table:content-validation-name="val8"/>
          <table:table-cell table:number-columns-repeated="1010"/>
        </table:table-row>
        <table:table-row table:style-name="ro2">
          <table:table-cell table:style-name="ce2" table:content-validation-name="val1" office:value-type="string" calcext:value-type="string">
            <text:p>Não</text:p>
          </table:table-cell>
          <table:table-cell table:style-name="ce5" table:content-validation-name="val2"/>
          <table:table-cell table:style-name="ce8" table:content-validation-name="val4"/>
          <table:table-cell table:style-name="ce10" table:content-validation-name="val5"/>
          <table:table-cell table:style-name="ce24" table:content-validation-name="val7"/>
          <table:table-cell table:style-name="ce57" table:content-validation-name="val8"/>
          <table:table-cell table:style-name="ce63" table:content-validation-name="val9"/>
          <table:table-cell table:style-name="ce63" table:content-validation-name="val10"/>
          <table:table-cell table:style-name="ce64" table:formula="of:=IF(MINUTE([.H23])+HOUR([.H23])=0;0;( HOUR([.H23])*60 + MINUTE([.H23])) - (HOUR([.G23])*60 + MINUTE([.G23])  ))" office:value-type="float" office:value="0" calcext:value-type="float">
            <text:p>0</text:p>
          </table:table-cell>
          <table:table-cell table:style-name="ce66" table:formula="of:=CONCATENATE(TRUNC([.I23]/60;0);&quot;:&quot;;TEXT(MOD([.I23];60);&quot;00&quot;))" office:value-type="string" office:string-value="0:00" calcext:value-type="string">
            <text:p>0:00</text:p>
          </table:table-cell>
          <table:table-cell table:style-name="ce67" table:formula="of:=[.I23]/60" office:value-type="float" office:value="0" calcext:value-type="float">
            <text:p>0,00</text:p>
          </table:table-cell>
          <table:table-cell table:style-name="ce68" table:formula="of:=IF(ISBLANK([.B23]);&quot;&quot;;  IF(WEEKDAY([.B23];) = 0;&quot;1-Seg&quot;; IF(WEEKDAY([.B23];) = 1;&quot;2-Ter&quot;; IF(WEEKDAY([.B23];) = 2;&quot;3-Qua&quot;; IF(WEEKDAY([.B23];) = 3;&quot;4-Qui&quot;; IF(WEEKDAY([.B23];) = 4;&quot;5-Sex&quot;; IF(WEEKDAY([.B23];) = 5;&quot;6-Sab&quot;; IF(WEEKDAY([.B23];) = 0;&quot;0-Dom&quot;;&quot;?&quot;))))))))">
            <text:p/>
          </table:table-cell>
          <table:table-cell table:style-name="ce69" table:formula="of:=IF(ISBLANK([.B23]);&quot;&quot;; ISOWEEKNUM([.B23];1))">
            <text:p/>
          </table:table-cell>
          <table:table-cell table:style-name="ce70" table:content-validation-name="val8"/>
          <table:table-cell table:number-columns-repeated="1010"/>
        </table:table-row>
        <table:table-row table:style-name="ro2">
          <table:table-cell table:style-name="ce2" table:content-validation-name="val1" office:value-type="string" calcext:value-type="string">
            <text:p>Não</text:p>
          </table:table-cell>
          <table:table-cell table:style-name="ce5" table:content-validation-name="val2"/>
          <table:table-cell table:style-name="ce8" table:content-validation-name="val4"/>
          <table:table-cell table:style-name="ce10" table:content-validation-name="val5"/>
          <table:table-cell table:style-name="ce25" table:content-validation-name="val7"/>
          <table:table-cell table:style-name="ce57" table:content-validation-name="val8"/>
          <table:table-cell table:style-name="ce63" table:content-validation-name="val9"/>
          <table:table-cell table:style-name="ce63" table:content-validation-name="val10"/>
          <table:table-cell table:style-name="ce64" table:formula="of:=IF(MINUTE([.H24])+HOUR([.H24])=0;0;( HOUR([.H24])*60 + MINUTE([.H24])) - (HOUR([.G24])*60 + MINUTE([.G24])  ))" office:value-type="float" office:value="0" calcext:value-type="float">
            <text:p>0</text:p>
          </table:table-cell>
          <table:table-cell table:style-name="ce66" table:formula="of:=CONCATENATE(TRUNC([.I24]/60;0);&quot;:&quot;;TEXT(MOD([.I24];60);&quot;00&quot;))" office:value-type="string" office:string-value="0:00" calcext:value-type="string">
            <text:p>0:00</text:p>
          </table:table-cell>
          <table:table-cell table:style-name="ce67" table:formula="of:=[.I24]/60" office:value-type="float" office:value="0" calcext:value-type="float">
            <text:p>0,00</text:p>
          </table:table-cell>
          <table:table-cell table:style-name="ce68" table:formula="of:=IF(ISBLANK([.B24]);&quot;&quot;;  IF(WEEKDAY([.B24];) = 0;&quot;1-Seg&quot;; IF(WEEKDAY([.B24];) = 1;&quot;2-Ter&quot;; IF(WEEKDAY([.B24];) = 2;&quot;3-Qua&quot;; IF(WEEKDAY([.B24];) = 3;&quot;4-Qui&quot;; IF(WEEKDAY([.B24];) = 4;&quot;5-Sex&quot;; IF(WEEKDAY([.B24];) = 5;&quot;6-Sab&quot;; IF(WEEKDAY([.B24];) = 0;&quot;0-Dom&quot;;&quot;?&quot;))))))))">
            <text:p/>
          </table:table-cell>
          <table:table-cell table:style-name="ce69" table:formula="of:=IF(ISBLANK([.B24]);&quot;&quot;; ISOWEEKNUM([.B24];1))">
            <text:p/>
          </table:table-cell>
          <table:table-cell table:style-name="ce70" table:content-validation-name="val8"/>
          <table:table-cell table:number-columns-repeated="1010"/>
        </table:table-row>
        <table:table-row table:style-name="ro2">
          <table:table-cell table:style-name="ce2" table:content-validation-name="val1" office:value-type="string" calcext:value-type="string">
            <text:p>Não</text:p>
          </table:table-cell>
          <table:table-cell table:style-name="ce5" table:content-validation-name="val2"/>
          <table:table-cell table:style-name="ce8" table:content-validation-name="val4"/>
          <table:table-cell table:style-name="ce10" table:content-validation-name="val5"/>
          <table:table-cell table:style-name="ce26" table:content-validation-name="val7"/>
          <table:table-cell table:style-name="ce57" table:content-validation-name="val8"/>
          <table:table-cell table:style-name="ce63" table:content-validation-name="val9"/>
          <table:table-cell table:style-name="ce63" table:content-validation-name="val10"/>
          <table:table-cell table:style-name="ce64" table:formula="of:=IF(MINUTE([.H25])+HOUR([.H25])=0;0;( HOUR([.H25])*60 + MINUTE([.H25])) - (HOUR([.G25])*60 + MINUTE([.G25])  ))" office:value-type="float" office:value="0" calcext:value-type="float">
            <text:p>0</text:p>
          </table:table-cell>
          <table:table-cell table:style-name="ce66" table:formula="of:=CONCATENATE(TRUNC([.I25]/60;0);&quot;:&quot;;TEXT(MOD([.I25];60);&quot;00&quot;))" office:value-type="string" office:string-value="0:00" calcext:value-type="string">
            <text:p>0:00</text:p>
          </table:table-cell>
          <table:table-cell table:style-name="ce67" table:formula="of:=[.I25]/60" office:value-type="float" office:value="0" calcext:value-type="float">
            <text:p>0,00</text:p>
          </table:table-cell>
          <table:table-cell table:style-name="ce68" table:formula="of:=IF(ISBLANK([.B25]);&quot;&quot;;  IF(WEEKDAY([.B25];) = 0;&quot;1-Seg&quot;; IF(WEEKDAY([.B25];) = 1;&quot;2-Ter&quot;; IF(WEEKDAY([.B25];) = 2;&quot;3-Qua&quot;; IF(WEEKDAY([.B25];) = 3;&quot;4-Qui&quot;; IF(WEEKDAY([.B25];) = 4;&quot;5-Sex&quot;; IF(WEEKDAY([.B25];) = 5;&quot;6-Sab&quot;; IF(WEEKDAY([.B25];) = 0;&quot;0-Dom&quot;;&quot;?&quot;))))))))">
            <text:p/>
          </table:table-cell>
          <table:table-cell table:style-name="ce69" table:formula="of:=IF(ISBLANK([.B25]);&quot;&quot;; ISOWEEKNUM([.B25];1))">
            <text:p/>
          </table:table-cell>
          <table:table-cell table:style-name="ce70" table:content-validation-name="val8"/>
          <table:table-cell table:number-columns-repeated="1010"/>
        </table:table-row>
        <table:table-row table:style-name="ro2">
          <table:table-cell table:style-name="ce2" table:content-validation-name="val1" office:value-type="string" calcext:value-type="string">
            <text:p>Não</text:p>
          </table:table-cell>
          <table:table-cell table:style-name="ce5" table:content-validation-name="val2"/>
          <table:table-cell table:style-name="ce8" table:content-validation-name="val4"/>
          <table:table-cell table:style-name="ce10" table:content-validation-name="val5"/>
          <table:table-cell table:style-name="ce27" table:content-validation-name="val7"/>
          <table:table-cell table:style-name="ce57" table:content-validation-name="val8"/>
          <table:table-cell table:style-name="ce63" table:content-validation-name="val9"/>
          <table:table-cell table:style-name="ce63" table:content-validation-name="val10"/>
          <table:table-cell table:style-name="ce64" table:formula="of:=IF(MINUTE([.H26])+HOUR([.H26])=0;0;( HOUR([.H26])*60 + MINUTE([.H26])) - (HOUR([.G26])*60 + MINUTE([.G26])  ))" office:value-type="float" office:value="0" calcext:value-type="float">
            <text:p>0</text:p>
          </table:table-cell>
          <table:table-cell table:style-name="ce66" table:formula="of:=CONCATENATE(TRUNC([.I26]/60;0);&quot;:&quot;;TEXT(MOD([.I26];60);&quot;00&quot;))" office:value-type="string" office:string-value="0:00" calcext:value-type="string">
            <text:p>0:00</text:p>
          </table:table-cell>
          <table:table-cell table:style-name="ce67" table:formula="of:=[.I26]/60" office:value-type="float" office:value="0" calcext:value-type="float">
            <text:p>0,00</text:p>
          </table:table-cell>
          <table:table-cell table:style-name="ce68" table:formula="of:=IF(ISBLANK([.B26]);&quot;&quot;;  IF(WEEKDAY([.B26];) = 0;&quot;1-Seg&quot;; IF(WEEKDAY([.B26];) = 1;&quot;2-Ter&quot;; IF(WEEKDAY([.B26];) = 2;&quot;3-Qua&quot;; IF(WEEKDAY([.B26];) = 3;&quot;4-Qui&quot;; IF(WEEKDAY([.B26];) = 4;&quot;5-Sex&quot;; IF(WEEKDAY([.B26];) = 5;&quot;6-Sab&quot;; IF(WEEKDAY([.B26];) = 0;&quot;0-Dom&quot;;&quot;?&quot;))))))))">
            <text:p/>
          </table:table-cell>
          <table:table-cell table:style-name="ce69" table:formula="of:=IF(ISBLANK([.B26]);&quot;&quot;; ISOWEEKNUM([.B26];1))">
            <text:p/>
          </table:table-cell>
          <table:table-cell table:style-name="ce70" table:content-validation-name="val8"/>
          <table:table-cell table:number-columns-repeated="1010"/>
        </table:table-row>
        <table:table-row table:style-name="ro2">
          <table:table-cell table:style-name="ce2" table:content-validation-name="val1" office:value-type="string" calcext:value-type="string">
            <text:p>Não</text:p>
          </table:table-cell>
          <table:table-cell table:style-name="ce5" table:content-validation-name="val2"/>
          <table:table-cell table:style-name="ce8" table:content-validation-name="val4"/>
          <table:table-cell table:style-name="ce10" table:content-validation-name="val5"/>
          <table:table-cell table:style-name="ce28" table:content-validation-name="val7"/>
          <table:table-cell table:style-name="ce57" table:content-validation-name="val8"/>
          <table:table-cell table:style-name="ce63" table:content-validation-name="val9"/>
          <table:table-cell table:style-name="ce63" table:content-validation-name="val10"/>
          <table:table-cell table:style-name="ce64" table:formula="of:=IF(MINUTE([.H27])+HOUR([.H27])=0;0;( HOUR([.H27])*60 + MINUTE([.H27])) - (HOUR([.G27])*60 + MINUTE([.G27])  ))" office:value-type="float" office:value="0" calcext:value-type="float">
            <text:p>0</text:p>
          </table:table-cell>
          <table:table-cell table:style-name="ce66" table:formula="of:=CONCATENATE(TRUNC([.I27]/60;0);&quot;:&quot;;TEXT(MOD([.I27];60);&quot;00&quot;))" office:value-type="string" office:string-value="0:00" calcext:value-type="string">
            <text:p>0:00</text:p>
          </table:table-cell>
          <table:table-cell table:style-name="ce67" table:formula="of:=[.I27]/60" office:value-type="float" office:value="0" calcext:value-type="float">
            <text:p>0,00</text:p>
          </table:table-cell>
          <table:table-cell table:style-name="ce68" table:formula="of:=IF(ISBLANK([.B27]);&quot;&quot;;  IF(WEEKDAY([.B27];) = 0;&quot;1-Seg&quot;; IF(WEEKDAY([.B27];) = 1;&quot;2-Ter&quot;; IF(WEEKDAY([.B27];) = 2;&quot;3-Qua&quot;; IF(WEEKDAY([.B27];) = 3;&quot;4-Qui&quot;; IF(WEEKDAY([.B27];) = 4;&quot;5-Sex&quot;; IF(WEEKDAY([.B27];) = 5;&quot;6-Sab&quot;; IF(WEEKDAY([.B27];) = 0;&quot;0-Dom&quot;;&quot;?&quot;))))))))">
            <text:p/>
          </table:table-cell>
          <table:table-cell table:style-name="ce69" table:formula="of:=IF(ISBLANK([.B27]);&quot;&quot;; ISOWEEKNUM([.B27];1))">
            <text:p/>
          </table:table-cell>
          <table:table-cell table:style-name="ce70" table:content-validation-name="val8"/>
          <table:table-cell table:number-columns-repeated="1010"/>
        </table:table-row>
        <table:table-row table:style-name="ro2">
          <table:table-cell table:style-name="ce2" table:content-validation-name="val1" office:value-type="string" calcext:value-type="string">
            <text:p>Não</text:p>
          </table:table-cell>
          <table:table-cell table:style-name="ce5" table:content-validation-name="val2"/>
          <table:table-cell table:style-name="ce8" table:content-validation-name="val4"/>
          <table:table-cell table:style-name="ce10" table:content-validation-name="val5"/>
          <table:table-cell table:style-name="ce29" table:content-validation-name="val7"/>
          <table:table-cell table:style-name="ce57" table:content-validation-name="val8"/>
          <table:table-cell table:style-name="ce63" table:content-validation-name="val9"/>
          <table:table-cell table:style-name="ce63" table:content-validation-name="val10"/>
          <table:table-cell table:style-name="ce64" table:formula="of:=IF(MINUTE([.H28])+HOUR([.H28])=0;0;( HOUR([.H28])*60 + MINUTE([.H28])) - (HOUR([.G28])*60 + MINUTE([.G28])  ))" office:value-type="float" office:value="0" calcext:value-type="float">
            <text:p>0</text:p>
          </table:table-cell>
          <table:table-cell table:style-name="ce66" table:formula="of:=CONCATENATE(TRUNC([.I28]/60;0);&quot;:&quot;;TEXT(MOD([.I28];60);&quot;00&quot;))" office:value-type="string" office:string-value="0:00" calcext:value-type="string">
            <text:p>0:00</text:p>
          </table:table-cell>
          <table:table-cell table:style-name="ce67" table:formula="of:=[.I28]/60" office:value-type="float" office:value="0" calcext:value-type="float">
            <text:p>0,00</text:p>
          </table:table-cell>
          <table:table-cell table:style-name="ce68" table:formula="of:=IF(ISBLANK([.B28]);&quot;&quot;;  IF(WEEKDAY([.B28];) = 0;&quot;1-Seg&quot;; IF(WEEKDAY([.B28];) = 1;&quot;2-Ter&quot;; IF(WEEKDAY([.B28];) = 2;&quot;3-Qua&quot;; IF(WEEKDAY([.B28];) = 3;&quot;4-Qui&quot;; IF(WEEKDAY([.B28];) = 4;&quot;5-Sex&quot;; IF(WEEKDAY([.B28];) = 5;&quot;6-Sab&quot;; IF(WEEKDAY([.B28];) = 0;&quot;0-Dom&quot;;&quot;?&quot;))))))))">
            <text:p/>
          </table:table-cell>
          <table:table-cell table:style-name="ce69" table:formula="of:=IF(ISBLANK([.B28]);&quot;&quot;; ISOWEEKNUM([.B28];1))">
            <text:p/>
          </table:table-cell>
          <table:table-cell table:style-name="ce70" table:content-validation-name="val8"/>
          <table:table-cell table:number-columns-repeated="1010"/>
        </table:table-row>
        <table:table-row table:style-name="ro2">
          <table:table-cell table:style-name="ce2" table:content-validation-name="val1" office:value-type="string" calcext:value-type="string">
            <text:p>Não</text:p>
          </table:table-cell>
          <table:table-cell table:style-name="ce5" table:content-validation-name="val2"/>
          <table:table-cell table:style-name="ce8" table:content-validation-name="val4"/>
          <table:table-cell table:style-name="ce10" table:content-validation-name="val5"/>
          <table:table-cell table:style-name="ce30" table:content-validation-name="val7"/>
          <table:table-cell table:style-name="ce57" table:content-validation-name="val8"/>
          <table:table-cell table:style-name="ce63" table:content-validation-name="val9"/>
          <table:table-cell table:style-name="ce63" table:content-validation-name="val10"/>
          <table:table-cell table:style-name="ce64" table:formula="of:=IF(MINUTE([.H29])+HOUR([.H29])=0;0;( HOUR([.H29])*60 + MINUTE([.H29])) - (HOUR([.G29])*60 + MINUTE([.G29])  ))" office:value-type="float" office:value="0" calcext:value-type="float">
            <text:p>0</text:p>
          </table:table-cell>
          <table:table-cell table:style-name="ce66" table:formula="of:=CONCATENATE(TRUNC([.I29]/60;0);&quot;:&quot;;TEXT(MOD([.I29];60);&quot;00&quot;))" office:value-type="string" office:string-value="0:00" calcext:value-type="string">
            <text:p>0:00</text:p>
          </table:table-cell>
          <table:table-cell table:style-name="ce67" table:formula="of:=[.I29]/60" office:value-type="float" office:value="0" calcext:value-type="float">
            <text:p>0,00</text:p>
          </table:table-cell>
          <table:table-cell table:style-name="ce68" table:formula="of:=IF(ISBLANK([.B29]);&quot;&quot;;  IF(WEEKDAY([.B29];) = 0;&quot;1-Seg&quot;; IF(WEEKDAY([.B29];) = 1;&quot;2-Ter&quot;; IF(WEEKDAY([.B29];) = 2;&quot;3-Qua&quot;; IF(WEEKDAY([.B29];) = 3;&quot;4-Qui&quot;; IF(WEEKDAY([.B29];) = 4;&quot;5-Sex&quot;; IF(WEEKDAY([.B29];) = 5;&quot;6-Sab&quot;; IF(WEEKDAY([.B29];) = 0;&quot;0-Dom&quot;;&quot;?&quot;))))))))">
            <text:p/>
          </table:table-cell>
          <table:table-cell table:style-name="ce69" table:formula="of:=IF(ISBLANK([.B29]);&quot;&quot;; ISOWEEKNUM([.B29];1))">
            <text:p/>
          </table:table-cell>
          <table:table-cell table:style-name="ce70" table:content-validation-name="val8"/>
          <table:table-cell table:number-columns-repeated="1010"/>
        </table:table-row>
        <table:table-row table:style-name="ro2">
          <table:table-cell table:style-name="ce2" table:content-validation-name="val1" office:value-type="string" calcext:value-type="string">
            <text:p>Não</text:p>
          </table:table-cell>
          <table:table-cell table:style-name="ce5" table:content-validation-name="val2"/>
          <table:table-cell table:style-name="ce8" table:content-validation-name="val4"/>
          <table:table-cell table:style-name="ce10" table:content-validation-name="val5"/>
          <table:table-cell table:style-name="ce31" table:content-validation-name="val7"/>
          <table:table-cell table:style-name="ce57" table:content-validation-name="val8"/>
          <table:table-cell table:style-name="ce63" table:content-validation-name="val9"/>
          <table:table-cell table:style-name="ce63" table:content-validation-name="val10"/>
          <table:table-cell table:style-name="ce64" table:formula="of:=IF(MINUTE([.H30])+HOUR([.H30])=0;0;( HOUR([.H30])*60 + MINUTE([.H30])) - (HOUR([.G30])*60 + MINUTE([.G30])  ))" office:value-type="float" office:value="0" calcext:value-type="float">
            <text:p>0</text:p>
          </table:table-cell>
          <table:table-cell table:style-name="ce66" table:formula="of:=CONCATENATE(TRUNC([.I30]/60;0);&quot;:&quot;;TEXT(MOD([.I30];60);&quot;00&quot;))" office:value-type="string" office:string-value="0:00" calcext:value-type="string">
            <text:p>0:00</text:p>
          </table:table-cell>
          <table:table-cell table:style-name="ce67" table:formula="of:=[.I30]/60" office:value-type="float" office:value="0" calcext:value-type="float">
            <text:p>0,00</text:p>
          </table:table-cell>
          <table:table-cell table:style-name="ce68" table:formula="of:=IF(ISBLANK([.B30]);&quot;&quot;;  IF(WEEKDAY([.B30];) = 0;&quot;1-Seg&quot;; IF(WEEKDAY([.B30];) = 1;&quot;2-Ter&quot;; IF(WEEKDAY([.B30];) = 2;&quot;3-Qua&quot;; IF(WEEKDAY([.B30];) = 3;&quot;4-Qui&quot;; IF(WEEKDAY([.B30];) = 4;&quot;5-Sex&quot;; IF(WEEKDAY([.B30];) = 5;&quot;6-Sab&quot;; IF(WEEKDAY([.B30];) = 0;&quot;0-Dom&quot;;&quot;?&quot;))))))))">
            <text:p/>
          </table:table-cell>
          <table:table-cell table:style-name="ce69" table:formula="of:=IF(ISBLANK([.B30]);&quot;&quot;; ISOWEEKNUM([.B30];1))">
            <text:p/>
          </table:table-cell>
          <table:table-cell table:style-name="ce70" table:content-validation-name="val8"/>
          <table:table-cell table:number-columns-repeated="1010"/>
        </table:table-row>
        <table:table-row table:style-name="ro2">
          <table:table-cell table:style-name="ce2" table:content-validation-name="val1" office:value-type="string" calcext:value-type="string">
            <text:p>Não</text:p>
          </table:table-cell>
          <table:table-cell table:style-name="ce5" table:content-validation-name="val2"/>
          <table:table-cell table:style-name="ce8" table:content-validation-name="val4"/>
          <table:table-cell table:style-name="ce11" table:content-validation-name="val5"/>
          <table:table-cell table:style-name="ce32" table:content-validation-name="val7"/>
          <table:table-cell table:style-name="ce57" table:content-validation-name="val8"/>
          <table:table-cell table:style-name="ce63" table:content-validation-name="val9"/>
          <table:table-cell table:style-name="ce63" table:content-validation-name="val10"/>
          <table:table-cell table:style-name="ce64" table:formula="of:=IF(MINUTE([.H31])+HOUR([.H31])=0;0;( HOUR([.H31])*60 + MINUTE([.H31])) - (HOUR([.G31])*60 + MINUTE([.G31])  ))" office:value-type="float" office:value="0" calcext:value-type="float">
            <text:p>0</text:p>
          </table:table-cell>
          <table:table-cell table:style-name="ce66" table:formula="of:=CONCATENATE(TRUNC([.I31]/60;0);&quot;:&quot;;TEXT(MOD([.I31];60);&quot;00&quot;))" office:value-type="string" office:string-value="0:00" calcext:value-type="string">
            <text:p>0:00</text:p>
          </table:table-cell>
          <table:table-cell table:style-name="ce67" table:formula="of:=[.I31]/60" office:value-type="float" office:value="0" calcext:value-type="float">
            <text:p>0,00</text:p>
          </table:table-cell>
          <table:table-cell table:style-name="ce68" table:formula="of:=IF(ISBLANK([.B31]);&quot;&quot;;  IF(WEEKDAY([.B31];) = 0;&quot;1-Seg&quot;; IF(WEEKDAY([.B31];) = 1;&quot;2-Ter&quot;; IF(WEEKDAY([.B31];) = 2;&quot;3-Qua&quot;; IF(WEEKDAY([.B31];) = 3;&quot;4-Qui&quot;; IF(WEEKDAY([.B31];) = 4;&quot;5-Sex&quot;; IF(WEEKDAY([.B31];) = 5;&quot;6-Sab&quot;; IF(WEEKDAY([.B31];) = 0;&quot;0-Dom&quot;;&quot;?&quot;))))))))">
            <text:p/>
          </table:table-cell>
          <table:table-cell table:style-name="ce69" table:formula="of:=IF(ISBLANK([.B31]);&quot;&quot;; ISOWEEKNUM([.B31];1))">
            <text:p/>
          </table:table-cell>
          <table:table-cell table:style-name="ce70" table:content-validation-name="val8"/>
          <table:table-cell table:number-columns-repeated="1010"/>
        </table:table-row>
        <table:table-row table:style-name="ro2">
          <table:table-cell table:style-name="ce2" table:content-validation-name="val1" office:value-type="string" calcext:value-type="string">
            <text:p>Não</text:p>
          </table:table-cell>
          <table:table-cell table:style-name="ce5" table:content-validation-name="val2"/>
          <table:table-cell table:style-name="ce8" table:content-validation-name="val4"/>
          <table:table-cell table:style-name="ce10" table:content-validation-name="val5"/>
          <table:table-cell table:style-name="ce22" table:content-validation-name="val7"/>
          <table:table-cell table:style-name="ce57" table:content-validation-name="val8"/>
          <table:table-cell table:style-name="ce63" table:content-validation-name="val9"/>
          <table:table-cell table:style-name="ce63" table:content-validation-name="val10"/>
          <table:table-cell table:style-name="ce64" table:formula="of:=IF(MINUTE([.H32])+HOUR([.H32])=0;0;( HOUR([.H32])*60 + MINUTE([.H32])) - (HOUR([.G32])*60 + MINUTE([.G32])  ))" office:value-type="float" office:value="0" calcext:value-type="float">
            <text:p>0</text:p>
          </table:table-cell>
          <table:table-cell table:style-name="ce66" table:formula="of:=CONCATENATE(TRUNC([.I32]/60;0);&quot;:&quot;;TEXT(MOD([.I32];60);&quot;00&quot;))" office:value-type="string" office:string-value="0:00" calcext:value-type="string">
            <text:p>0:00</text:p>
          </table:table-cell>
          <table:table-cell table:style-name="ce67" table:formula="of:=[.I32]/60" office:value-type="float" office:value="0" calcext:value-type="float">
            <text:p>0,00</text:p>
          </table:table-cell>
          <table:table-cell table:style-name="ce68" table:formula="of:=IF(ISBLANK([.B32]);&quot;&quot;;  IF(WEEKDAY([.B32];) = 0;&quot;1-Seg&quot;; IF(WEEKDAY([.B32];) = 1;&quot;2-Ter&quot;; IF(WEEKDAY([.B32];) = 2;&quot;3-Qua&quot;; IF(WEEKDAY([.B32];) = 3;&quot;4-Qui&quot;; IF(WEEKDAY([.B32];) = 4;&quot;5-Sex&quot;; IF(WEEKDAY([.B32];) = 5;&quot;6-Sab&quot;; IF(WEEKDAY([.B32];) = 0;&quot;0-Dom&quot;;&quot;?&quot;))))))))">
            <text:p/>
          </table:table-cell>
          <table:table-cell table:style-name="ce69" table:formula="of:=IF(ISBLANK([.B32]);&quot;&quot;; ISOWEEKNUM([.B32];1))">
            <text:p/>
          </table:table-cell>
          <table:table-cell table:style-name="ce70" table:content-validation-name="val8"/>
          <table:table-cell table:number-columns-repeated="1010"/>
        </table:table-row>
        <table:table-row table:style-name="ro2">
          <table:table-cell table:style-name="ce2" table:content-validation-name="val1" office:value-type="string" calcext:value-type="string">
            <text:p>Não</text:p>
          </table:table-cell>
          <table:table-cell table:style-name="ce5" table:content-validation-name="val2"/>
          <table:table-cell table:style-name="ce8" table:content-validation-name="val4"/>
          <table:table-cell table:style-name="ce10" table:content-validation-name="val5"/>
          <table:table-cell table:style-name="ce22" table:content-validation-name="val7"/>
          <table:table-cell table:style-name="ce57" table:content-validation-name="val8"/>
          <table:table-cell table:style-name="ce63" table:content-validation-name="val9"/>
          <table:table-cell table:style-name="ce63" table:content-validation-name="val10"/>
          <table:table-cell table:style-name="ce64" table:formula="of:=IF(MINUTE([.H33])+HOUR([.H33])=0;0;( HOUR([.H33])*60 + MINUTE([.H33])) - (HOUR([.G33])*60 + MINUTE([.G33])  ))" office:value-type="float" office:value="0" calcext:value-type="float">
            <text:p>0</text:p>
          </table:table-cell>
          <table:table-cell table:style-name="ce66" table:formula="of:=CONCATENATE(TRUNC([.I33]/60;0);&quot;:&quot;;TEXT(MOD([.I33];60);&quot;00&quot;))" office:value-type="string" office:string-value="0:00" calcext:value-type="string">
            <text:p>0:00</text:p>
          </table:table-cell>
          <table:table-cell table:style-name="ce67" table:formula="of:=[.I33]/60" office:value-type="float" office:value="0" calcext:value-type="float">
            <text:p>0,00</text:p>
          </table:table-cell>
          <table:table-cell table:style-name="ce68" table:formula="of:=IF(ISBLANK([.B33]);&quot;&quot;;  IF(WEEKDAY([.B33];) = 0;&quot;1-Seg&quot;; IF(WEEKDAY([.B33];) = 1;&quot;2-Ter&quot;; IF(WEEKDAY([.B33];) = 2;&quot;3-Qua&quot;; IF(WEEKDAY([.B33];) = 3;&quot;4-Qui&quot;; IF(WEEKDAY([.B33];) = 4;&quot;5-Sex&quot;; IF(WEEKDAY([.B33];) = 5;&quot;6-Sab&quot;; IF(WEEKDAY([.B33];) = 0;&quot;0-Dom&quot;;&quot;?&quot;))))))))">
            <text:p/>
          </table:table-cell>
          <table:table-cell table:style-name="ce69" table:formula="of:=IF(ISBLANK([.B33]);&quot;&quot;; ISOWEEKNUM([.B33];1))">
            <text:p/>
          </table:table-cell>
          <table:table-cell table:style-name="ce70" table:content-validation-name="val8"/>
          <table:table-cell table:number-columns-repeated="1010"/>
        </table:table-row>
        <table:table-row table:style-name="ro2">
          <table:table-cell table:style-name="ce2" table:content-validation-name="val1" office:value-type="string" calcext:value-type="string">
            <text:p>Não</text:p>
          </table:table-cell>
          <table:table-cell table:style-name="ce5" table:content-validation-name="val2"/>
          <table:table-cell table:style-name="ce8" table:content-validation-name="val4"/>
          <table:table-cell table:style-name="ce10" table:content-validation-name="val5"/>
          <table:table-cell table:style-name="ce22" table:content-validation-name="val7"/>
          <table:table-cell table:style-name="ce57" table:content-validation-name="val8"/>
          <table:table-cell table:style-name="ce63" table:content-validation-name="val9"/>
          <table:table-cell table:style-name="ce63" table:content-validation-name="val10"/>
          <table:table-cell table:style-name="ce64" table:formula="of:=IF(MINUTE([.H34])+HOUR([.H34])=0;0;( HOUR([.H34])*60 + MINUTE([.H34])) - (HOUR([.G34])*60 + MINUTE([.G34])  ))" office:value-type="float" office:value="0" calcext:value-type="float">
            <text:p>0</text:p>
          </table:table-cell>
          <table:table-cell table:style-name="ce66" table:formula="of:=CONCATENATE(TRUNC([.I34]/60;0);&quot;:&quot;;TEXT(MOD([.I34];60);&quot;00&quot;))" office:value-type="string" office:string-value="0:00" calcext:value-type="string">
            <text:p>0:00</text:p>
          </table:table-cell>
          <table:table-cell table:style-name="ce67" table:formula="of:=[.I34]/60" office:value-type="float" office:value="0" calcext:value-type="float">
            <text:p>0,00</text:p>
          </table:table-cell>
          <table:table-cell table:style-name="ce68" table:formula="of:=IF(ISBLANK([.B34]);&quot;&quot;;  IF(WEEKDAY([.B34];) = 0;&quot;1-Seg&quot;; IF(WEEKDAY([.B34];) = 1;&quot;2-Ter&quot;; IF(WEEKDAY([.B34];) = 2;&quot;3-Qua&quot;; IF(WEEKDAY([.B34];) = 3;&quot;4-Qui&quot;; IF(WEEKDAY([.B34];) = 4;&quot;5-Sex&quot;; IF(WEEKDAY([.B34];) = 5;&quot;6-Sab&quot;; IF(WEEKDAY([.B34];) = 0;&quot;0-Dom&quot;;&quot;?&quot;))))))))">
            <text:p/>
          </table:table-cell>
          <table:table-cell table:style-name="ce69" table:formula="of:=IF(ISBLANK([.B34]);&quot;&quot;; ISOWEEKNUM([.B34];1))">
            <text:p/>
          </table:table-cell>
          <table:table-cell table:style-name="ce70" table:content-validation-name="val8"/>
          <table:table-cell table:number-columns-repeated="1010"/>
        </table:table-row>
        <table:table-row table:style-name="ro2">
          <table:table-cell table:style-name="ce2" table:content-validation-name="val1" office:value-type="string" calcext:value-type="string">
            <text:p>Não</text:p>
          </table:table-cell>
          <table:table-cell table:style-name="ce5" table:content-validation-name="val2"/>
          <table:table-cell table:style-name="ce8" table:content-validation-name="val4"/>
          <table:table-cell table:style-name="ce10" table:content-validation-name="val5"/>
          <table:table-cell table:style-name="ce22" table:content-validation-name="val7"/>
          <table:table-cell table:style-name="ce57" table:content-validation-name="val8"/>
          <table:table-cell table:style-name="ce63" table:content-validation-name="val9"/>
          <table:table-cell table:style-name="ce63" table:content-validation-name="val10"/>
          <table:table-cell table:style-name="ce64" table:formula="of:=IF(MINUTE([.H35])+HOUR([.H35])=0;0;( HOUR([.H35])*60 + MINUTE([.H35])) - (HOUR([.G35])*60 + MINUTE([.G35])  ))" office:value-type="float" office:value="0" calcext:value-type="float">
            <text:p>0</text:p>
          </table:table-cell>
          <table:table-cell table:style-name="ce66" table:formula="of:=CONCATENATE(TRUNC([.I35]/60;0);&quot;:&quot;;TEXT(MOD([.I35];60);&quot;00&quot;))" office:value-type="string" office:string-value="0:00" calcext:value-type="string">
            <text:p>0:00</text:p>
          </table:table-cell>
          <table:table-cell table:style-name="ce67" table:formula="of:=[.I35]/60" office:value-type="float" office:value="0" calcext:value-type="float">
            <text:p>0,00</text:p>
          </table:table-cell>
          <table:table-cell table:style-name="ce68" table:formula="of:=IF(ISBLANK([.B35]);&quot;&quot;;  IF(WEEKDAY([.B35];) = 0;&quot;1-Seg&quot;; IF(WEEKDAY([.B35];) = 1;&quot;2-Ter&quot;; IF(WEEKDAY([.B35];) = 2;&quot;3-Qua&quot;; IF(WEEKDAY([.B35];) = 3;&quot;4-Qui&quot;; IF(WEEKDAY([.B35];) = 4;&quot;5-Sex&quot;; IF(WEEKDAY([.B35];) = 5;&quot;6-Sab&quot;; IF(WEEKDAY([.B35];) = 0;&quot;0-Dom&quot;;&quot;?&quot;))))))))">
            <text:p/>
          </table:table-cell>
          <table:table-cell table:style-name="ce69" table:formula="of:=IF(ISBLANK([.B35]);&quot;&quot;; ISOWEEKNUM([.B35];1))">
            <text:p/>
          </table:table-cell>
          <table:table-cell table:style-name="ce70" table:content-validation-name="val8"/>
          <table:table-cell table:number-columns-repeated="1010"/>
        </table:table-row>
        <table:table-row table:style-name="ro2">
          <table:table-cell table:style-name="ce2" table:content-validation-name="val1" office:value-type="string" calcext:value-type="string">
            <text:p>Não</text:p>
          </table:table-cell>
          <table:table-cell table:style-name="ce5" table:content-validation-name="val2"/>
          <table:table-cell table:style-name="ce8" table:content-validation-name="val4"/>
          <table:table-cell table:style-name="ce10" table:content-validation-name="val5"/>
          <table:table-cell table:style-name="ce22" table:content-validation-name="val7"/>
          <table:table-cell table:style-name="ce57" table:content-validation-name="val8"/>
          <table:table-cell table:style-name="ce63" table:content-validation-name="val9"/>
          <table:table-cell table:style-name="ce63" table:content-validation-name="val10"/>
          <table:table-cell table:style-name="ce64" table:formula="of:=IF(MINUTE([.H36])+HOUR([.H36])=0;0;( HOUR([.H36])*60 + MINUTE([.H36])) - (HOUR([.G36])*60 + MINUTE([.G36])  ))" office:value-type="float" office:value="0" calcext:value-type="float">
            <text:p>0</text:p>
          </table:table-cell>
          <table:table-cell table:style-name="ce66" table:formula="of:=CONCATENATE(TRUNC([.I36]/60;0);&quot;:&quot;;TEXT(MOD([.I36];60);&quot;00&quot;))" office:value-type="string" office:string-value="0:00" calcext:value-type="string">
            <text:p>0:00</text:p>
          </table:table-cell>
          <table:table-cell table:style-name="ce67" table:formula="of:=[.I36]/60" office:value-type="float" office:value="0" calcext:value-type="float">
            <text:p>0,00</text:p>
          </table:table-cell>
          <table:table-cell table:style-name="ce68" table:formula="of:=IF(ISBLANK([.B36]);&quot;&quot;;  IF(WEEKDAY([.B36];) = 0;&quot;1-Seg&quot;; IF(WEEKDAY([.B36];) = 1;&quot;2-Ter&quot;; IF(WEEKDAY([.B36];) = 2;&quot;3-Qua&quot;; IF(WEEKDAY([.B36];) = 3;&quot;4-Qui&quot;; IF(WEEKDAY([.B36];) = 4;&quot;5-Sex&quot;; IF(WEEKDAY([.B36];) = 5;&quot;6-Sab&quot;; IF(WEEKDAY([.B36];) = 0;&quot;0-Dom&quot;;&quot;?&quot;))))))))">
            <text:p/>
          </table:table-cell>
          <table:table-cell table:style-name="ce69" table:formula="of:=IF(ISBLANK([.B36]);&quot;&quot;; ISOWEEKNUM([.B36];1))">
            <text:p/>
          </table:table-cell>
          <table:table-cell table:style-name="ce70" table:content-validation-name="val8"/>
          <table:table-cell table:number-columns-repeated="1010"/>
        </table:table-row>
        <table:table-row table:style-name="ro2">
          <table:table-cell table:style-name="ce2" table:content-validation-name="val1" office:value-type="string" calcext:value-type="string">
            <text:p>Não</text:p>
          </table:table-cell>
          <table:table-cell table:style-name="ce5" table:content-validation-name="val2"/>
          <table:table-cell table:style-name="ce8" table:content-validation-name="val4"/>
          <table:table-cell table:style-name="ce10" table:content-validation-name="val5"/>
          <table:table-cell table:style-name="ce22" table:content-validation-name="val7"/>
          <table:table-cell table:style-name="ce57" table:content-validation-name="val8"/>
          <table:table-cell table:style-name="ce63" table:content-validation-name="val9"/>
          <table:table-cell table:style-name="ce63" table:content-validation-name="val10"/>
          <table:table-cell table:style-name="ce64" table:formula="of:=IF(MINUTE([.H37])+HOUR([.H37])=0;0;( HOUR([.H37])*60 + MINUTE([.H37])) - (HOUR([.G37])*60 + MINUTE([.G37])  ))" office:value-type="float" office:value="0" calcext:value-type="float">
            <text:p>0</text:p>
          </table:table-cell>
          <table:table-cell table:style-name="ce66" table:formula="of:=CONCATENATE(TRUNC([.I37]/60;0);&quot;:&quot;;TEXT(MOD([.I37];60);&quot;00&quot;))" office:value-type="string" office:string-value="0:00" calcext:value-type="string">
            <text:p>0:00</text:p>
          </table:table-cell>
          <table:table-cell table:style-name="ce67" table:formula="of:=[.I37]/60" office:value-type="float" office:value="0" calcext:value-type="float">
            <text:p>0,00</text:p>
          </table:table-cell>
          <table:table-cell table:style-name="ce68" table:formula="of:=IF(ISBLANK([.B37]);&quot;&quot;;  IF(WEEKDAY([.B37];) = 0;&quot;1-Seg&quot;; IF(WEEKDAY([.B37];) = 1;&quot;2-Ter&quot;; IF(WEEKDAY([.B37];) = 2;&quot;3-Qua&quot;; IF(WEEKDAY([.B37];) = 3;&quot;4-Qui&quot;; IF(WEEKDAY([.B37];) = 4;&quot;5-Sex&quot;; IF(WEEKDAY([.B37];) = 5;&quot;6-Sab&quot;; IF(WEEKDAY([.B37];) = 0;&quot;0-Dom&quot;;&quot;?&quot;))))))))">
            <text:p/>
          </table:table-cell>
          <table:table-cell table:style-name="ce69" table:formula="of:=IF(ISBLANK([.B37]);&quot;&quot;; ISOWEEKNUM([.B37];1))">
            <text:p/>
          </table:table-cell>
          <table:table-cell table:style-name="ce70" table:content-validation-name="val8"/>
          <table:table-cell table:number-columns-repeated="1010"/>
        </table:table-row>
        <table:table-row table:style-name="ro5">
          <table:table-cell table:style-name="ce2" table:content-validation-name="val1" office:value-type="string" calcext:value-type="string">
            <text:p>Não</text:p>
          </table:table-cell>
          <table:table-cell table:style-name="ce5" table:content-validation-name="val2"/>
          <table:table-cell table:style-name="ce8" table:content-validation-name="val4"/>
          <table:table-cell table:style-name="ce10" table:content-validation-name="val5"/>
          <table:table-cell table:style-name="ce22" table:content-validation-name="val7"/>
          <table:table-cell table:style-name="ce57" table:content-validation-name="val8"/>
          <table:table-cell table:style-name="ce63" table:content-validation-name="val9"/>
          <table:table-cell table:style-name="ce63" table:content-validation-name="val10"/>
          <table:table-cell table:style-name="ce64" table:formula="of:=IF(MINUTE([.H38])+HOUR([.H38])=0;0;( HOUR([.H38])*60 + MINUTE([.H38])) - (HOUR([.G38])*60 + MINUTE([.G38])  ))" office:value-type="float" office:value="0" calcext:value-type="float">
            <text:p>0</text:p>
          </table:table-cell>
          <table:table-cell table:style-name="ce66" table:formula="of:=CONCATENATE(TRUNC([.I38]/60;0);&quot;:&quot;;TEXT(MOD([.I38];60);&quot;00&quot;))" office:value-type="string" office:string-value="0:00" calcext:value-type="string">
            <text:p>0:00</text:p>
          </table:table-cell>
          <table:table-cell table:style-name="ce67" table:formula="of:=[.I38]/60" office:value-type="float" office:value="0" calcext:value-type="float">
            <text:p>0,00</text:p>
          </table:table-cell>
          <table:table-cell table:style-name="ce68" table:formula="of:=IF(ISBLANK([.B38]);&quot;&quot;;  IF(WEEKDAY([.B38];) = 0;&quot;1-Seg&quot;; IF(WEEKDAY([.B38];) = 1;&quot;2-Ter&quot;; IF(WEEKDAY([.B38];) = 2;&quot;3-Qua&quot;; IF(WEEKDAY([.B38];) = 3;&quot;4-Qui&quot;; IF(WEEKDAY([.B38];) = 4;&quot;5-Sex&quot;; IF(WEEKDAY([.B38];) = 5;&quot;6-Sab&quot;; IF(WEEKDAY([.B38];) = 0;&quot;0-Dom&quot;;&quot;?&quot;))))))))">
            <text:p/>
          </table:table-cell>
          <table:table-cell table:style-name="ce69" table:formula="of:=IF(ISBLANK([.B38]);&quot;&quot;; ISOWEEKNUM([.B38];1))">
            <text:p/>
          </table:table-cell>
          <table:table-cell table:style-name="ce70" table:content-validation-name="val8"/>
          <table:table-cell table:number-columns-repeated="1010"/>
        </table:table-row>
        <table:table-row table:style-name="ro2">
          <table:table-cell table:style-name="ce2" table:content-validation-name="val1" office:value-type="string" calcext:value-type="string">
            <text:p>Não</text:p>
          </table:table-cell>
          <table:table-cell table:style-name="ce5" table:content-validation-name="val2"/>
          <table:table-cell table:style-name="ce8" table:content-validation-name="val4"/>
          <table:table-cell table:style-name="ce10" table:content-validation-name="val5"/>
          <table:table-cell table:style-name="ce22" table:content-validation-name="val7"/>
          <table:table-cell table:style-name="ce57" table:content-validation-name="val8"/>
          <table:table-cell table:style-name="ce63" table:content-validation-name="val9"/>
          <table:table-cell table:style-name="ce63" table:content-validation-name="val10"/>
          <table:table-cell table:style-name="ce64" table:formula="of:=IF(MINUTE([.H39])+HOUR([.H39])=0;0;( HOUR([.H39])*60 + MINUTE([.H39])) - (HOUR([.G39])*60 + MINUTE([.G39])  ))" office:value-type="float" office:value="0" calcext:value-type="float">
            <text:p>0</text:p>
          </table:table-cell>
          <table:table-cell table:style-name="ce66" table:formula="of:=CONCATENATE(TRUNC([.I39]/60;0);&quot;:&quot;;TEXT(MOD([.I39];60);&quot;00&quot;))" office:value-type="string" office:string-value="0:00" calcext:value-type="string">
            <text:p>0:00</text:p>
          </table:table-cell>
          <table:table-cell table:style-name="ce67" table:formula="of:=[.I39]/60" office:value-type="float" office:value="0" calcext:value-type="float">
            <text:p>0,00</text:p>
          </table:table-cell>
          <table:table-cell table:style-name="ce68" table:formula="of:=IF(ISBLANK([.B39]);&quot;&quot;;  IF(WEEKDAY([.B39];) = 0;&quot;1-Seg&quot;; IF(WEEKDAY([.B39];) = 1;&quot;2-Ter&quot;; IF(WEEKDAY([.B39];) = 2;&quot;3-Qua&quot;; IF(WEEKDAY([.B39];) = 3;&quot;4-Qui&quot;; IF(WEEKDAY([.B39];) = 4;&quot;5-Sex&quot;; IF(WEEKDAY([.B39];) = 5;&quot;6-Sab&quot;; IF(WEEKDAY([.B39];) = 0;&quot;0-Dom&quot;;&quot;?&quot;))))))))">
            <text:p/>
          </table:table-cell>
          <table:table-cell table:style-name="ce69" table:formula="of:=IF(ISBLANK([.B39]);&quot;&quot;; ISOWEEKNUM([.B39];1))">
            <text:p/>
          </table:table-cell>
          <table:table-cell table:style-name="ce70" table:content-validation-name="val8"/>
          <table:table-cell table:number-columns-repeated="1010"/>
        </table:table-row>
        <table:table-row table:style-name="ro5">
          <table:table-cell table:style-name="ce2" table:content-validation-name="val1" office:value-type="string" calcext:value-type="string">
            <text:p>Não</text:p>
          </table:table-cell>
          <table:table-cell table:style-name="ce5" table:content-validation-name="val2"/>
          <table:table-cell table:style-name="ce8" table:content-validation-name="val4"/>
          <table:table-cell table:style-name="ce12" table:content-validation-name="val5"/>
          <table:table-cell table:style-name="ce33" table:content-validation-name="val7"/>
          <table:table-cell table:style-name="ce57" table:content-validation-name="val8"/>
          <table:table-cell table:style-name="ce63" table:content-validation-name="val9"/>
          <table:table-cell table:style-name="ce63" table:content-validation-name="val10"/>
          <table:table-cell table:style-name="ce64" table:formula="of:=IF(MINUTE([.H40])+HOUR([.H40])=0;0;( HOUR([.H40])*60 + MINUTE([.H40])) - (HOUR([.G40])*60 + MINUTE([.G40])  ))" office:value-type="float" office:value="0" calcext:value-type="float">
            <text:p>0</text:p>
          </table:table-cell>
          <table:table-cell table:style-name="ce66" table:formula="of:=CONCATENATE(TRUNC([.I40]/60;0);&quot;:&quot;;TEXT(MOD([.I40];60);&quot;00&quot;))" office:value-type="string" office:string-value="0:00" calcext:value-type="string">
            <text:p>0:00</text:p>
          </table:table-cell>
          <table:table-cell table:style-name="ce67" table:formula="of:=[.I40]/60" office:value-type="float" office:value="0" calcext:value-type="float">
            <text:p>0,00</text:p>
          </table:table-cell>
          <table:table-cell table:style-name="ce68" table:formula="of:=IF(ISBLANK([.B40]);&quot;&quot;;  IF(WEEKDAY([.B40];) = 0;&quot;1-Seg&quot;; IF(WEEKDAY([.B40];) = 1;&quot;2-Ter&quot;; IF(WEEKDAY([.B40];) = 2;&quot;3-Qua&quot;; IF(WEEKDAY([.B40];) = 3;&quot;4-Qui&quot;; IF(WEEKDAY([.B40];) = 4;&quot;5-Sex&quot;; IF(WEEKDAY([.B40];) = 5;&quot;6-Sab&quot;; IF(WEEKDAY([.B40];) = 0;&quot;0-Dom&quot;;&quot;?&quot;))))))))">
            <text:p/>
          </table:table-cell>
          <table:table-cell table:style-name="ce69" table:formula="of:=IF(ISBLANK([.B40]);&quot;&quot;; ISOWEEKNUM([.B40];1))">
            <text:p/>
          </table:table-cell>
          <table:table-cell table:style-name="ce70" table:content-validation-name="val8"/>
          <table:table-cell table:number-columns-repeated="1010"/>
        </table:table-row>
        <table:table-row table:style-name="ro5">
          <table:table-cell table:style-name="ce2" table:content-validation-name="val1" office:value-type="string" calcext:value-type="string">
            <text:p>Não</text:p>
          </table:table-cell>
          <table:table-cell table:style-name="ce5" table:content-validation-name="val2"/>
          <table:table-cell table:style-name="ce8" table:content-validation-name="val4"/>
          <table:table-cell table:style-name="ce10" table:content-validation-name="val5"/>
          <table:table-cell table:style-name="ce22" table:content-validation-name="val7"/>
          <table:table-cell table:style-name="ce57" table:content-validation-name="val8"/>
          <table:table-cell table:style-name="ce63" table:content-validation-name="val9"/>
          <table:table-cell table:style-name="ce63" table:content-validation-name="val10"/>
          <table:table-cell table:style-name="ce64" table:formula="of:=IF(MINUTE([.H41])+HOUR([.H41])=0;0;( HOUR([.H41])*60 + MINUTE([.H41])) - (HOUR([.G41])*60 + MINUTE([.G41])  ))" office:value-type="float" office:value="0" calcext:value-type="float">
            <text:p>0</text:p>
          </table:table-cell>
          <table:table-cell table:style-name="ce66" table:formula="of:=CONCATENATE(TRUNC([.I41]/60;0);&quot;:&quot;;TEXT(MOD([.I41];60);&quot;00&quot;))" office:value-type="string" office:string-value="0:00" calcext:value-type="string">
            <text:p>0:00</text:p>
          </table:table-cell>
          <table:table-cell table:style-name="ce67" table:formula="of:=[.I41]/60" office:value-type="float" office:value="0" calcext:value-type="float">
            <text:p>0,00</text:p>
          </table:table-cell>
          <table:table-cell table:style-name="ce68" table:formula="of:=IF(ISBLANK([.B41]);&quot;&quot;;  IF(WEEKDAY([.B41];) = 0;&quot;1-Seg&quot;; IF(WEEKDAY([.B41];) = 1;&quot;2-Ter&quot;; IF(WEEKDAY([.B41];) = 2;&quot;3-Qua&quot;; IF(WEEKDAY([.B41];) = 3;&quot;4-Qui&quot;; IF(WEEKDAY([.B41];) = 4;&quot;5-Sex&quot;; IF(WEEKDAY([.B41];) = 5;&quot;6-Sab&quot;; IF(WEEKDAY([.B41];) = 0;&quot;0-Dom&quot;;&quot;?&quot;))))))))">
            <text:p/>
          </table:table-cell>
          <table:table-cell table:style-name="ce69" table:formula="of:=IF(ISBLANK([.B41]);&quot;&quot;; ISOWEEKNUM([.B41];1))">
            <text:p/>
          </table:table-cell>
          <table:table-cell table:style-name="ce70" table:content-validation-name="val8"/>
          <table:table-cell table:number-columns-repeated="1010"/>
        </table:table-row>
        <table:table-row table:style-name="ro5">
          <table:table-cell table:style-name="ce2" table:content-validation-name="val1" office:value-type="string" calcext:value-type="string">
            <text:p>Não</text:p>
          </table:table-cell>
          <table:table-cell table:style-name="ce5" table:content-validation-name="val2"/>
          <table:table-cell table:style-name="ce8" table:content-validation-name="val4"/>
          <table:table-cell table:style-name="ce10" table:content-validation-name="val5"/>
          <table:table-cell table:style-name="ce22" table:content-validation-name="val7"/>
          <table:table-cell table:style-name="ce57" table:content-validation-name="val8"/>
          <table:table-cell table:style-name="ce63" table:content-validation-name="val9"/>
          <table:table-cell table:style-name="ce63" table:content-validation-name="val10"/>
          <table:table-cell table:style-name="ce64" table:formula="of:=IF(MINUTE([.H42])+HOUR([.H42])=0;0;( HOUR([.H42])*60 + MINUTE([.H42])) - (HOUR([.G42])*60 + MINUTE([.G42])  ))" office:value-type="float" office:value="0" calcext:value-type="float">
            <text:p>0</text:p>
          </table:table-cell>
          <table:table-cell table:style-name="ce66" table:formula="of:=CONCATENATE(TRUNC([.I42]/60;0);&quot;:&quot;;TEXT(MOD([.I42];60);&quot;00&quot;))" office:value-type="string" office:string-value="0:00" calcext:value-type="string">
            <text:p>0:00</text:p>
          </table:table-cell>
          <table:table-cell table:style-name="ce67" table:formula="of:=[.I42]/60" office:value-type="float" office:value="0" calcext:value-type="float">
            <text:p>0,00</text:p>
          </table:table-cell>
          <table:table-cell table:style-name="ce68" table:formula="of:=IF(ISBLANK([.B42]);&quot;&quot;;  IF(WEEKDAY([.B42];) = 0;&quot;1-Seg&quot;; IF(WEEKDAY([.B42];) = 1;&quot;2-Ter&quot;; IF(WEEKDAY([.B42];) = 2;&quot;3-Qua&quot;; IF(WEEKDAY([.B42];) = 3;&quot;4-Qui&quot;; IF(WEEKDAY([.B42];) = 4;&quot;5-Sex&quot;; IF(WEEKDAY([.B42];) = 5;&quot;6-Sab&quot;; IF(WEEKDAY([.B42];) = 0;&quot;0-Dom&quot;;&quot;?&quot;))))))))">
            <text:p/>
          </table:table-cell>
          <table:table-cell table:style-name="ce69" table:formula="of:=IF(ISBLANK([.B42]);&quot;&quot;; ISOWEEKNUM([.B42];1))">
            <text:p/>
          </table:table-cell>
          <table:table-cell table:style-name="ce70" table:content-validation-name="val8"/>
          <table:table-cell table:number-columns-repeated="1010"/>
        </table:table-row>
        <table:table-row table:style-name="ro5">
          <table:table-cell table:style-name="ce2" table:content-validation-name="val1" office:value-type="string" calcext:value-type="string">
            <text:p>Não</text:p>
          </table:table-cell>
          <table:table-cell table:style-name="ce5" table:content-validation-name="val2"/>
          <table:table-cell table:style-name="ce8" table:content-validation-name="val4"/>
          <table:table-cell table:style-name="ce10" table:content-validation-name="val5"/>
          <table:table-cell table:style-name="ce22" table:content-validation-name="val7"/>
          <table:table-cell table:style-name="ce57" table:content-validation-name="val8"/>
          <table:table-cell table:style-name="ce63" table:content-validation-name="val9"/>
          <table:table-cell table:style-name="ce63" table:content-validation-name="val10"/>
          <table:table-cell table:style-name="ce64" table:formula="of:=IF(MINUTE([.H43])+HOUR([.H43])=0;0;( HOUR([.H43])*60 + MINUTE([.H43])) - (HOUR([.G43])*60 + MINUTE([.G43])  ))" office:value-type="float" office:value="0" calcext:value-type="float">
            <text:p>0</text:p>
          </table:table-cell>
          <table:table-cell table:style-name="ce66" table:formula="of:=CONCATENATE(TRUNC([.I43]/60;0);&quot;:&quot;;TEXT(MOD([.I43];60);&quot;00&quot;))" office:value-type="string" office:string-value="0:00" calcext:value-type="string">
            <text:p>0:00</text:p>
          </table:table-cell>
          <table:table-cell table:style-name="ce67" table:formula="of:=[.I43]/60" office:value-type="float" office:value="0" calcext:value-type="float">
            <text:p>0,00</text:p>
          </table:table-cell>
          <table:table-cell table:style-name="ce68" table:formula="of:=IF(ISBLANK([.B43]);&quot;&quot;;  IF(WEEKDAY([.B43];) = 0;&quot;1-Seg&quot;; IF(WEEKDAY([.B43];) = 1;&quot;2-Ter&quot;; IF(WEEKDAY([.B43];) = 2;&quot;3-Qua&quot;; IF(WEEKDAY([.B43];) = 3;&quot;4-Qui&quot;; IF(WEEKDAY([.B43];) = 4;&quot;5-Sex&quot;; IF(WEEKDAY([.B43];) = 5;&quot;6-Sab&quot;; IF(WEEKDAY([.B43];) = 0;&quot;0-Dom&quot;;&quot;?&quot;))))))))">
            <text:p/>
          </table:table-cell>
          <table:table-cell table:style-name="ce69" table:formula="of:=IF(ISBLANK([.B43]);&quot;&quot;; ISOWEEKNUM([.B43];1))">
            <text:p/>
          </table:table-cell>
          <table:table-cell table:style-name="ce70" table:content-validation-name="val8"/>
          <table:table-cell table:number-columns-repeated="1010"/>
        </table:table-row>
        <table:table-row table:style-name="ro5">
          <table:table-cell table:style-name="ce2" table:content-validation-name="val1" office:value-type="string" calcext:value-type="string">
            <text:p>Não</text:p>
          </table:table-cell>
          <table:table-cell table:style-name="ce5" table:content-validation-name="val2"/>
          <table:table-cell table:style-name="ce8" table:content-validation-name="val4"/>
          <table:table-cell table:style-name="ce10" table:content-validation-name="val5"/>
          <table:table-cell table:style-name="ce22" table:content-validation-name="val7"/>
          <table:table-cell table:style-name="ce57" table:content-validation-name="val8"/>
          <table:table-cell table:style-name="ce63" table:content-validation-name="val9"/>
          <table:table-cell table:style-name="ce63" table:content-validation-name="val10"/>
          <table:table-cell table:style-name="ce64" table:formula="of:=IF(MINUTE([.H44])+HOUR([.H44])=0;0;( HOUR([.H44])*60 + MINUTE([.H44])) - (HOUR([.G44])*60 + MINUTE([.G44])  ))" office:value-type="float" office:value="0" calcext:value-type="float">
            <text:p>0</text:p>
          </table:table-cell>
          <table:table-cell table:style-name="ce66" table:formula="of:=CONCATENATE(TRUNC([.I44]/60;0);&quot;:&quot;;TEXT(MOD([.I44];60);&quot;00&quot;))" office:value-type="string" office:string-value="0:00" calcext:value-type="string">
            <text:p>0:00</text:p>
          </table:table-cell>
          <table:table-cell table:style-name="ce67" table:formula="of:=[.I44]/60" office:value-type="float" office:value="0" calcext:value-type="float">
            <text:p>0,00</text:p>
          </table:table-cell>
          <table:table-cell table:style-name="ce68" table:formula="of:=IF(ISBLANK([.B44]);&quot;&quot;;  IF(WEEKDAY([.B44];) = 0;&quot;1-Seg&quot;; IF(WEEKDAY([.B44];) = 1;&quot;2-Ter&quot;; IF(WEEKDAY([.B44];) = 2;&quot;3-Qua&quot;; IF(WEEKDAY([.B44];) = 3;&quot;4-Qui&quot;; IF(WEEKDAY([.B44];) = 4;&quot;5-Sex&quot;; IF(WEEKDAY([.B44];) = 5;&quot;6-Sab&quot;; IF(WEEKDAY([.B44];) = 0;&quot;0-Dom&quot;;&quot;?&quot;))))))))">
            <text:p/>
          </table:table-cell>
          <table:table-cell table:style-name="ce69" table:formula="of:=IF(ISBLANK([.B44]);&quot;&quot;; ISOWEEKNUM([.B44];1))">
            <text:p/>
          </table:table-cell>
          <table:table-cell table:style-name="ce70" table:content-validation-name="val8"/>
          <table:table-cell table:number-columns-repeated="1010"/>
        </table:table-row>
        <table:table-row table:style-name="ro5">
          <table:table-cell table:style-name="ce2" table:content-validation-name="val1" office:value-type="string" calcext:value-type="string">
            <text:p>Não</text:p>
          </table:table-cell>
          <table:table-cell table:style-name="ce5" table:content-validation-name="val2"/>
          <table:table-cell table:style-name="ce8" table:content-validation-name="val4"/>
          <table:table-cell table:style-name="ce10" table:content-validation-name="val5"/>
          <table:table-cell table:style-name="ce22" table:content-validation-name="val7"/>
          <table:table-cell table:style-name="ce57" table:content-validation-name="val8"/>
          <table:table-cell table:style-name="ce63" table:content-validation-name="val9"/>
          <table:table-cell table:style-name="ce63" table:content-validation-name="val10"/>
          <table:table-cell table:style-name="ce64" table:formula="of:=IF(MINUTE([.H45])+HOUR([.H45])=0;0;( HOUR([.H45])*60 + MINUTE([.H45])) - (HOUR([.G45])*60 + MINUTE([.G45])  ))" office:value-type="float" office:value="0" calcext:value-type="float">
            <text:p>0</text:p>
          </table:table-cell>
          <table:table-cell table:style-name="ce66" table:formula="of:=CONCATENATE(TRUNC([.I45]/60;0);&quot;:&quot;;TEXT(MOD([.I45];60);&quot;00&quot;))" office:value-type="string" office:string-value="0:00" calcext:value-type="string">
            <text:p>0:00</text:p>
          </table:table-cell>
          <table:table-cell table:style-name="ce67" table:formula="of:=[.I45]/60" office:value-type="float" office:value="0" calcext:value-type="float">
            <text:p>0,00</text:p>
          </table:table-cell>
          <table:table-cell table:style-name="ce68" table:formula="of:=IF(ISBLANK([.B45]);&quot;&quot;;  IF(WEEKDAY([.B45];) = 0;&quot;1-Seg&quot;; IF(WEEKDAY([.B45];) = 1;&quot;2-Ter&quot;; IF(WEEKDAY([.B45];) = 2;&quot;3-Qua&quot;; IF(WEEKDAY([.B45];) = 3;&quot;4-Qui&quot;; IF(WEEKDAY([.B45];) = 4;&quot;5-Sex&quot;; IF(WEEKDAY([.B45];) = 5;&quot;6-Sab&quot;; IF(WEEKDAY([.B45];) = 0;&quot;0-Dom&quot;;&quot;?&quot;))))))))">
            <text:p/>
          </table:table-cell>
          <table:table-cell table:style-name="ce69" table:formula="of:=IF(ISBLANK([.B45]);&quot;&quot;; ISOWEEKNUM([.B45];1))">
            <text:p/>
          </table:table-cell>
          <table:table-cell table:style-name="ce70" table:content-validation-name="val8"/>
          <table:table-cell table:number-columns-repeated="1010"/>
        </table:table-row>
        <table:table-row table:style-name="ro2">
          <table:table-cell table:style-name="ce2" table:content-validation-name="val1" office:value-type="string" calcext:value-type="string">
            <text:p>Não</text:p>
          </table:table-cell>
          <table:table-cell table:style-name="ce5" table:content-validation-name="val2"/>
          <table:table-cell table:style-name="ce8" table:content-validation-name="val4"/>
          <table:table-cell table:style-name="ce10" table:content-validation-name="val5"/>
          <table:table-cell table:style-name="ce22" table:content-validation-name="val7"/>
          <table:table-cell table:style-name="ce57" table:content-validation-name="val8"/>
          <table:table-cell table:style-name="ce63" table:content-validation-name="val9"/>
          <table:table-cell table:style-name="ce63" table:content-validation-name="val10"/>
          <table:table-cell table:style-name="ce64" table:formula="of:=IF(MINUTE([.H46])+HOUR([.H46])=0;0;( HOUR([.H46])*60 + MINUTE([.H46])) - (HOUR([.G46])*60 + MINUTE([.G46])  ))" office:value-type="float" office:value="0" calcext:value-type="float">
            <text:p>0</text:p>
          </table:table-cell>
          <table:table-cell table:style-name="ce66" table:formula="of:=CONCATENATE(TRUNC([.I46]/60;0);&quot;:&quot;;TEXT(MOD([.I46];60);&quot;00&quot;))" office:value-type="string" office:string-value="0:00" calcext:value-type="string">
            <text:p>0:00</text:p>
          </table:table-cell>
          <table:table-cell table:style-name="ce67" table:formula="of:=[.I46]/60" office:value-type="float" office:value="0" calcext:value-type="float">
            <text:p>0,00</text:p>
          </table:table-cell>
          <table:table-cell table:style-name="ce68" table:formula="of:=IF(ISBLANK([.B46]);&quot;&quot;;  IF(WEEKDAY([.B46];) = 0;&quot;1-Seg&quot;; IF(WEEKDAY([.B46];) = 1;&quot;2-Ter&quot;; IF(WEEKDAY([.B46];) = 2;&quot;3-Qua&quot;; IF(WEEKDAY([.B46];) = 3;&quot;4-Qui&quot;; IF(WEEKDAY([.B46];) = 4;&quot;5-Sex&quot;; IF(WEEKDAY([.B46];) = 5;&quot;6-Sab&quot;; IF(WEEKDAY([.B46];) = 0;&quot;0-Dom&quot;;&quot;?&quot;))))))))">
            <text:p/>
          </table:table-cell>
          <table:table-cell table:style-name="ce69" table:formula="of:=IF(ISBLANK([.B46]);&quot;&quot;; ISOWEEKNUM([.B46];1))">
            <text:p/>
          </table:table-cell>
          <table:table-cell table:style-name="ce70" table:content-validation-name="val8"/>
          <table:table-cell table:number-columns-repeated="1010"/>
        </table:table-row>
        <table:table-row table:style-name="ro2">
          <table:table-cell table:style-name="ce2" table:content-validation-name="val1" office:value-type="string" calcext:value-type="string">
            <text:p>Não</text:p>
          </table:table-cell>
          <table:table-cell table:style-name="ce5" table:content-validation-name="val2"/>
          <table:table-cell table:style-name="ce8" table:content-validation-name="val4"/>
          <table:table-cell table:style-name="ce10" table:content-validation-name="val5"/>
          <table:table-cell table:style-name="ce22" table:content-validation-name="val7"/>
          <table:table-cell table:style-name="ce57" table:content-validation-name="val8"/>
          <table:table-cell table:style-name="ce63" table:content-validation-name="val9"/>
          <table:table-cell table:style-name="ce63" table:content-validation-name="val10"/>
          <table:table-cell table:style-name="ce64" table:formula="of:=IF(MINUTE([.H47])+HOUR([.H47])=0;0;( HOUR([.H47])*60 + MINUTE([.H47])) - (HOUR([.G47])*60 + MINUTE([.G47])  ))" office:value-type="float" office:value="0" calcext:value-type="float">
            <text:p>0</text:p>
          </table:table-cell>
          <table:table-cell table:style-name="ce66" table:formula="of:=CONCATENATE(TRUNC([.I47]/60;0);&quot;:&quot;;TEXT(MOD([.I47];60);&quot;00&quot;))" office:value-type="string" office:string-value="0:00" calcext:value-type="string">
            <text:p>0:00</text:p>
          </table:table-cell>
          <table:table-cell table:style-name="ce67" table:formula="of:=[.I47]/60" office:value-type="float" office:value="0" calcext:value-type="float">
            <text:p>0,00</text:p>
          </table:table-cell>
          <table:table-cell table:style-name="ce68" table:formula="of:=IF(ISBLANK([.B47]);&quot;&quot;;  IF(WEEKDAY([.B47];) = 0;&quot;1-Seg&quot;; IF(WEEKDAY([.B47];) = 1;&quot;2-Ter&quot;; IF(WEEKDAY([.B47];) = 2;&quot;3-Qua&quot;; IF(WEEKDAY([.B47];) = 3;&quot;4-Qui&quot;; IF(WEEKDAY([.B47];) = 4;&quot;5-Sex&quot;; IF(WEEKDAY([.B47];) = 5;&quot;6-Sab&quot;; IF(WEEKDAY([.B47];) = 0;&quot;0-Dom&quot;;&quot;?&quot;))))))))">
            <text:p/>
          </table:table-cell>
          <table:table-cell table:style-name="ce69" table:formula="of:=IF(ISBLANK([.B47]);&quot;&quot;; ISOWEEKNUM([.B47];1))">
            <text:p/>
          </table:table-cell>
          <table:table-cell table:style-name="ce70" table:content-validation-name="val8"/>
          <table:table-cell table:number-columns-repeated="1010"/>
        </table:table-row>
        <table:table-row table:style-name="ro2">
          <table:table-cell table:style-name="ce2" table:content-validation-name="val1" office:value-type="string" calcext:value-type="string">
            <text:p>Não</text:p>
          </table:table-cell>
          <table:table-cell table:style-name="ce5" table:content-validation-name="val2"/>
          <table:table-cell table:style-name="ce8" table:content-validation-name="val4"/>
          <table:table-cell table:style-name="ce10" table:content-validation-name="val5"/>
          <table:table-cell table:style-name="ce22" table:content-validation-name="val7"/>
          <table:table-cell table:style-name="ce57" table:content-validation-name="val8"/>
          <table:table-cell table:style-name="ce63" table:content-validation-name="val9"/>
          <table:table-cell table:style-name="ce63" table:content-validation-name="val10"/>
          <table:table-cell table:style-name="ce64" table:formula="of:=IF(MINUTE([.H48])+HOUR([.H48])=0;0;( HOUR([.H48])*60 + MINUTE([.H48])) - (HOUR([.G48])*60 + MINUTE([.G48])  ))" office:value-type="float" office:value="0" calcext:value-type="float">
            <text:p>0</text:p>
          </table:table-cell>
          <table:table-cell table:style-name="ce66" table:formula="of:=CONCATENATE(TRUNC([.I48]/60;0);&quot;:&quot;;TEXT(MOD([.I48];60);&quot;00&quot;))" office:value-type="string" office:string-value="0:00" calcext:value-type="string">
            <text:p>0:00</text:p>
          </table:table-cell>
          <table:table-cell table:style-name="ce67" table:formula="of:=[.I48]/60" office:value-type="float" office:value="0" calcext:value-type="float">
            <text:p>0,00</text:p>
          </table:table-cell>
          <table:table-cell table:style-name="ce68" table:formula="of:=IF(ISBLANK([.B48]);&quot;&quot;;  IF(WEEKDAY([.B48];) = 0;&quot;1-Seg&quot;; IF(WEEKDAY([.B48];) = 1;&quot;2-Ter&quot;; IF(WEEKDAY([.B48];) = 2;&quot;3-Qua&quot;; IF(WEEKDAY([.B48];) = 3;&quot;4-Qui&quot;; IF(WEEKDAY([.B48];) = 4;&quot;5-Sex&quot;; IF(WEEKDAY([.B48];) = 5;&quot;6-Sab&quot;; IF(WEEKDAY([.B48];) = 0;&quot;0-Dom&quot;;&quot;?&quot;))))))))">
            <text:p/>
          </table:table-cell>
          <table:table-cell table:style-name="ce69" table:formula="of:=IF(ISBLANK([.B48]);&quot;&quot;; ISOWEEKNUM([.B48];1))">
            <text:p/>
          </table:table-cell>
          <table:table-cell table:style-name="ce70" table:content-validation-name="val8"/>
          <table:table-cell table:number-columns-repeated="1010"/>
        </table:table-row>
        <table:table-row table:style-name="ro2">
          <table:table-cell table:style-name="ce2" table:content-validation-name="val1" office:value-type="string" calcext:value-type="string">
            <text:p>Não</text:p>
          </table:table-cell>
          <table:table-cell table:style-name="ce5" table:content-validation-name="val2"/>
          <table:table-cell table:style-name="ce8" table:content-validation-name="val4"/>
          <table:table-cell table:style-name="ce10" table:content-validation-name="val5"/>
          <table:table-cell table:style-name="ce22" table:content-validation-name="val7"/>
          <table:table-cell table:style-name="ce57" table:content-validation-name="val8"/>
          <table:table-cell table:style-name="ce63" table:content-validation-name="val9"/>
          <table:table-cell table:style-name="ce63" table:content-validation-name="val10"/>
          <table:table-cell table:style-name="ce64" table:formula="of:=IF(MINUTE([.H49])+HOUR([.H49])=0;0;( HOUR([.H49])*60 + MINUTE([.H49])) - (HOUR([.G49])*60 + MINUTE([.G49])  ))" office:value-type="float" office:value="0" calcext:value-type="float">
            <text:p>0</text:p>
          </table:table-cell>
          <table:table-cell table:style-name="ce66" table:formula="of:=CONCATENATE(TRUNC([.I49]/60;0);&quot;:&quot;;TEXT(MOD([.I49];60);&quot;00&quot;))" office:value-type="string" office:string-value="0:00" calcext:value-type="string">
            <text:p>0:00</text:p>
          </table:table-cell>
          <table:table-cell table:style-name="ce67" table:formula="of:=[.I49]/60" office:value-type="float" office:value="0" calcext:value-type="float">
            <text:p>0,00</text:p>
          </table:table-cell>
          <table:table-cell table:style-name="ce68" table:formula="of:=IF(ISBLANK([.B49]);&quot;&quot;;  IF(WEEKDAY([.B49];) = 0;&quot;1-Seg&quot;; IF(WEEKDAY([.B49];) = 1;&quot;2-Ter&quot;; IF(WEEKDAY([.B49];) = 2;&quot;3-Qua&quot;; IF(WEEKDAY([.B49];) = 3;&quot;4-Qui&quot;; IF(WEEKDAY([.B49];) = 4;&quot;5-Sex&quot;; IF(WEEKDAY([.B49];) = 5;&quot;6-Sab&quot;; IF(WEEKDAY([.B49];) = 0;&quot;0-Dom&quot;;&quot;?&quot;))))))))">
            <text:p/>
          </table:table-cell>
          <table:table-cell table:style-name="ce69" table:formula="of:=IF(ISBLANK([.B49]);&quot;&quot;; ISOWEEKNUM([.B49];1))">
            <text:p/>
          </table:table-cell>
          <table:table-cell table:style-name="ce70" table:content-validation-name="val8"/>
          <table:table-cell table:number-columns-repeated="1010"/>
        </table:table-row>
        <table:table-row table:style-name="ro2">
          <table:table-cell table:style-name="ce2" table:content-validation-name="val1" office:value-type="string" calcext:value-type="string">
            <text:p>Não</text:p>
          </table:table-cell>
          <table:table-cell table:style-name="ce5" table:content-validation-name="val2"/>
          <table:table-cell table:style-name="ce8" table:content-validation-name="val4"/>
          <table:table-cell table:style-name="ce13" table:content-validation-name="val5"/>
          <table:table-cell table:style-name="ce34" table:content-validation-name="val7"/>
          <table:table-cell table:style-name="ce57" table:content-validation-name="val8"/>
          <table:table-cell table:style-name="ce63" table:content-validation-name="val9"/>
          <table:table-cell table:style-name="ce63" table:content-validation-name="val10"/>
          <table:table-cell table:style-name="ce64" table:formula="of:=IF(MINUTE([.H50])+HOUR([.H50])=0;0;( HOUR([.H50])*60 + MINUTE([.H50])) - (HOUR([.G50])*60 + MINUTE([.G50])  ))" office:value-type="float" office:value="0" calcext:value-type="float">
            <text:p>0</text:p>
          </table:table-cell>
          <table:table-cell table:style-name="ce66" table:formula="of:=CONCATENATE(TRUNC([.I50]/60;0);&quot;:&quot;;TEXT(MOD([.I50];60);&quot;00&quot;))" office:value-type="string" office:string-value="0:00" calcext:value-type="string">
            <text:p>0:00</text:p>
          </table:table-cell>
          <table:table-cell table:style-name="ce67" table:formula="of:=[.I50]/60" office:value-type="float" office:value="0" calcext:value-type="float">
            <text:p>0,00</text:p>
          </table:table-cell>
          <table:table-cell table:style-name="ce68" table:formula="of:=IF(ISBLANK([.B50]);&quot;&quot;;  IF(WEEKDAY([.B50];) = 0;&quot;1-Seg&quot;; IF(WEEKDAY([.B50];) = 1;&quot;2-Ter&quot;; IF(WEEKDAY([.B50];) = 2;&quot;3-Qua&quot;; IF(WEEKDAY([.B50];) = 3;&quot;4-Qui&quot;; IF(WEEKDAY([.B50];) = 4;&quot;5-Sex&quot;; IF(WEEKDAY([.B50];) = 5;&quot;6-Sab&quot;; IF(WEEKDAY([.B50];) = 0;&quot;0-Dom&quot;;&quot;?&quot;))))))))">
            <text:p/>
          </table:table-cell>
          <table:table-cell table:style-name="ce69" table:formula="of:=IF(ISBLANK([.B50]);&quot;&quot;; ISOWEEKNUM([.B50];1))">
            <text:p/>
          </table:table-cell>
          <table:table-cell table:style-name="ce70" table:content-validation-name="val8"/>
          <table:table-cell table:number-columns-repeated="1010"/>
        </table:table-row>
        <table:table-row table:style-name="ro2">
          <table:table-cell table:style-name="ce2" table:content-validation-name="val1" office:value-type="string" calcext:value-type="string">
            <text:p>Não</text:p>
          </table:table-cell>
          <table:table-cell table:style-name="ce5" table:content-validation-name="val2"/>
          <table:table-cell table:style-name="ce8" table:content-validation-name="val4"/>
          <table:table-cell table:style-name="ce10" table:content-validation-name="val5"/>
          <table:table-cell table:style-name="ce35" table:content-validation-name="val7"/>
          <table:table-cell table:style-name="ce57" table:content-validation-name="val8"/>
          <table:table-cell table:style-name="ce63" table:content-validation-name="val9"/>
          <table:table-cell table:style-name="ce63" table:content-validation-name="val10"/>
          <table:table-cell table:style-name="ce64" table:formula="of:=IF(MINUTE([.H51])+HOUR([.H51])=0;0;( HOUR([.H51])*60 + MINUTE([.H51])) - (HOUR([.G51])*60 + MINUTE([.G51])  ))" office:value-type="float" office:value="0" calcext:value-type="float">
            <text:p>0</text:p>
          </table:table-cell>
          <table:table-cell table:style-name="ce66" table:formula="of:=CONCATENATE(TRUNC([.I51]/60;0);&quot;:&quot;;TEXT(MOD([.I51];60);&quot;00&quot;))" office:value-type="string" office:string-value="0:00" calcext:value-type="string">
            <text:p>0:00</text:p>
          </table:table-cell>
          <table:table-cell table:style-name="ce67" table:formula="of:=[.I51]/60" office:value-type="float" office:value="0" calcext:value-type="float">
            <text:p>0,00</text:p>
          </table:table-cell>
          <table:table-cell table:style-name="ce68" table:formula="of:=IF(ISBLANK([.B51]);&quot;&quot;;  IF(WEEKDAY([.B51];) = 0;&quot;1-Seg&quot;; IF(WEEKDAY([.B51];) = 1;&quot;2-Ter&quot;; IF(WEEKDAY([.B51];) = 2;&quot;3-Qua&quot;; IF(WEEKDAY([.B51];) = 3;&quot;4-Qui&quot;; IF(WEEKDAY([.B51];) = 4;&quot;5-Sex&quot;; IF(WEEKDAY([.B51];) = 5;&quot;6-Sab&quot;; IF(WEEKDAY([.B51];) = 0;&quot;0-Dom&quot;;&quot;?&quot;))))))))">
            <text:p/>
          </table:table-cell>
          <table:table-cell table:style-name="ce69" table:formula="of:=IF(ISBLANK([.B51]);&quot;&quot;; ISOWEEKNUM([.B51];1))">
            <text:p/>
          </table:table-cell>
          <table:table-cell table:style-name="ce70" table:content-validation-name="val8"/>
          <table:table-cell table:number-columns-repeated="1010"/>
        </table:table-row>
        <table:table-row table:style-name="ro2">
          <table:table-cell table:style-name="ce2" table:content-validation-name="val1" office:value-type="string" calcext:value-type="string">
            <text:p>Não</text:p>
          </table:table-cell>
          <table:table-cell table:style-name="ce5" table:content-validation-name="val2"/>
          <table:table-cell table:style-name="ce8" table:content-validation-name="val4"/>
          <table:table-cell table:style-name="ce10" table:content-validation-name="val5"/>
          <table:table-cell table:style-name="ce36" table:content-validation-name="val7"/>
          <table:table-cell table:style-name="ce57" table:content-validation-name="val8"/>
          <table:table-cell table:style-name="ce63" table:content-validation-name="val9"/>
          <table:table-cell table:style-name="ce63" table:content-validation-name="val10"/>
          <table:table-cell table:style-name="ce64" table:formula="of:=IF(MINUTE([.H52])+HOUR([.H52])=0;0;( HOUR([.H52])*60 + MINUTE([.H52])) - (HOUR([.G52])*60 + MINUTE([.G52])  ))" office:value-type="float" office:value="0" calcext:value-type="float">
            <text:p>0</text:p>
          </table:table-cell>
          <table:table-cell table:style-name="ce66" table:formula="of:=CONCATENATE(TRUNC([.I52]/60;0);&quot;:&quot;;TEXT(MOD([.I52];60);&quot;00&quot;))" office:value-type="string" office:string-value="0:00" calcext:value-type="string">
            <text:p>0:00</text:p>
          </table:table-cell>
          <table:table-cell table:style-name="ce67" table:formula="of:=[.I52]/60" office:value-type="float" office:value="0" calcext:value-type="float">
            <text:p>0,00</text:p>
          </table:table-cell>
          <table:table-cell table:style-name="ce68" table:formula="of:=IF(ISBLANK([.B52]);&quot;&quot;;  IF(WEEKDAY([.B52];) = 0;&quot;1-Seg&quot;; IF(WEEKDAY([.B52];) = 1;&quot;2-Ter&quot;; IF(WEEKDAY([.B52];) = 2;&quot;3-Qua&quot;; IF(WEEKDAY([.B52];) = 3;&quot;4-Qui&quot;; IF(WEEKDAY([.B52];) = 4;&quot;5-Sex&quot;; IF(WEEKDAY([.B52];) = 5;&quot;6-Sab&quot;; IF(WEEKDAY([.B52];) = 0;&quot;0-Dom&quot;;&quot;?&quot;))))))))">
            <text:p/>
          </table:table-cell>
          <table:table-cell table:style-name="ce69" table:formula="of:=IF(ISBLANK([.B52]);&quot;&quot;; ISOWEEKNUM([.B52];1))">
            <text:p/>
          </table:table-cell>
          <table:table-cell table:style-name="ce70" table:content-validation-name="val8"/>
          <table:table-cell table:number-columns-repeated="1010"/>
        </table:table-row>
        <table:table-row table:style-name="ro2">
          <table:table-cell table:style-name="ce2" table:content-validation-name="val1" office:value-type="string" calcext:value-type="string">
            <text:p>Não</text:p>
          </table:table-cell>
          <table:table-cell table:style-name="ce5" table:content-validation-name="val2"/>
          <table:table-cell table:style-name="ce8" table:content-validation-name="val4"/>
          <table:table-cell table:style-name="ce10" table:content-validation-name="val5"/>
          <table:table-cell table:style-name="ce22" table:content-validation-name="val7"/>
          <table:table-cell table:style-name="ce57" table:content-validation-name="val8"/>
          <table:table-cell table:style-name="ce63" table:content-validation-name="val9"/>
          <table:table-cell table:style-name="ce63" table:content-validation-name="val10"/>
          <table:table-cell table:style-name="ce64" table:formula="of:=IF(MINUTE([.H53])+HOUR([.H53])=0;0;( HOUR([.H53])*60 + MINUTE([.H53])) - (HOUR([.G53])*60 + MINUTE([.G53])  ))" office:value-type="float" office:value="0" calcext:value-type="float">
            <text:p>0</text:p>
          </table:table-cell>
          <table:table-cell table:style-name="ce66" table:formula="of:=CONCATENATE(TRUNC([.I53]/60;0);&quot;:&quot;;TEXT(MOD([.I53];60);&quot;00&quot;))" office:value-type="string" office:string-value="0:00" calcext:value-type="string">
            <text:p>0:00</text:p>
          </table:table-cell>
          <table:table-cell table:style-name="ce67" table:formula="of:=[.I53]/60" office:value-type="float" office:value="0" calcext:value-type="float">
            <text:p>0,00</text:p>
          </table:table-cell>
          <table:table-cell table:style-name="ce68" table:formula="of:=IF(ISBLANK([.B53]);&quot;&quot;;  IF(WEEKDAY([.B53];) = 0;&quot;1-Seg&quot;; IF(WEEKDAY([.B53];) = 1;&quot;2-Ter&quot;; IF(WEEKDAY([.B53];) = 2;&quot;3-Qua&quot;; IF(WEEKDAY([.B53];) = 3;&quot;4-Qui&quot;; IF(WEEKDAY([.B53];) = 4;&quot;5-Sex&quot;; IF(WEEKDAY([.B53];) = 5;&quot;6-Sab&quot;; IF(WEEKDAY([.B53];) = 0;&quot;0-Dom&quot;;&quot;?&quot;))))))))">
            <text:p/>
          </table:table-cell>
          <table:table-cell table:style-name="ce69" table:formula="of:=IF(ISBLANK([.B53]);&quot;&quot;; ISOWEEKNUM([.B53];1))">
            <text:p/>
          </table:table-cell>
          <table:table-cell table:style-name="ce70" table:content-validation-name="val8"/>
          <table:table-cell table:number-columns-repeated="1010"/>
        </table:table-row>
        <table:table-row table:style-name="ro2">
          <table:table-cell table:style-name="ce2" table:content-validation-name="val1" office:value-type="string" calcext:value-type="string">
            <text:p>Não</text:p>
          </table:table-cell>
          <table:table-cell table:style-name="ce5" table:content-validation-name="val2"/>
          <table:table-cell table:style-name="ce8" table:content-validation-name="val4"/>
          <table:table-cell table:style-name="ce10" table:content-validation-name="val5"/>
          <table:table-cell table:style-name="ce22" table:content-validation-name="val7"/>
          <table:table-cell table:style-name="ce57" table:content-validation-name="val8"/>
          <table:table-cell table:style-name="ce63" table:content-validation-name="val9"/>
          <table:table-cell table:style-name="ce63" table:content-validation-name="val10"/>
          <table:table-cell table:style-name="ce64" table:formula="of:=IF(MINUTE([.H54])+HOUR([.H54])=0;0;( HOUR([.H54])*60 + MINUTE([.H54])) - (HOUR([.G54])*60 + MINUTE([.G54])  ))" office:value-type="float" office:value="0" calcext:value-type="float">
            <text:p>0</text:p>
          </table:table-cell>
          <table:table-cell table:style-name="ce66" table:formula="of:=CONCATENATE(TRUNC([.I54]/60;0);&quot;:&quot;;TEXT(MOD([.I54];60);&quot;00&quot;))" office:value-type="string" office:string-value="0:00" calcext:value-type="string">
            <text:p>0:00</text:p>
          </table:table-cell>
          <table:table-cell table:style-name="ce67" table:formula="of:=[.I54]/60" office:value-type="float" office:value="0" calcext:value-type="float">
            <text:p>0,00</text:p>
          </table:table-cell>
          <table:table-cell table:style-name="ce68" table:formula="of:=IF(ISBLANK([.B54]);&quot;&quot;;  IF(WEEKDAY([.B54];) = 0;&quot;1-Seg&quot;; IF(WEEKDAY([.B54];) = 1;&quot;2-Ter&quot;; IF(WEEKDAY([.B54];) = 2;&quot;3-Qua&quot;; IF(WEEKDAY([.B54];) = 3;&quot;4-Qui&quot;; IF(WEEKDAY([.B54];) = 4;&quot;5-Sex&quot;; IF(WEEKDAY([.B54];) = 5;&quot;6-Sab&quot;; IF(WEEKDAY([.B54];) = 0;&quot;0-Dom&quot;;&quot;?&quot;))))))))">
            <text:p/>
          </table:table-cell>
          <table:table-cell table:style-name="ce69" table:formula="of:=IF(ISBLANK([.B54]);&quot;&quot;; ISOWEEKNUM([.B54];1))">
            <text:p/>
          </table:table-cell>
          <table:table-cell table:style-name="ce70" table:content-validation-name="val8"/>
          <table:table-cell table:number-columns-repeated="1010"/>
        </table:table-row>
        <table:table-row table:style-name="ro5">
          <table:table-cell table:style-name="ce2" table:content-validation-name="val1" office:value-type="string" calcext:value-type="string">
            <text:p>Não</text:p>
          </table:table-cell>
          <table:table-cell table:style-name="ce5" table:content-validation-name="val2"/>
          <table:table-cell table:style-name="ce8" table:content-validation-name="val4"/>
          <table:table-cell table:style-name="ce10" table:content-validation-name="val5"/>
          <table:table-cell table:style-name="ce22" table:content-validation-name="val7"/>
          <table:table-cell table:style-name="ce58" table:content-validation-name="val8"/>
          <table:table-cell table:style-name="ce63" table:content-validation-name="val9"/>
          <table:table-cell table:style-name="ce63" table:content-validation-name="val10"/>
          <table:table-cell table:style-name="ce64" table:formula="of:=IF(MINUTE([.H55])+HOUR([.H55])=0;0;( HOUR([.H55])*60 + MINUTE([.H55])) - (HOUR([.G55])*60 + MINUTE([.G55])  ))" office:value-type="float" office:value="0" calcext:value-type="float">
            <text:p>0</text:p>
          </table:table-cell>
          <table:table-cell table:style-name="ce66" table:formula="of:=CONCATENATE(TRUNC([.I55]/60;0);&quot;:&quot;;TEXT(MOD([.I55];60);&quot;00&quot;))" office:value-type="string" office:string-value="0:00" calcext:value-type="string">
            <text:p>0:00</text:p>
          </table:table-cell>
          <table:table-cell table:style-name="ce67" table:formula="of:=[.I55]/60" office:value-type="float" office:value="0" calcext:value-type="float">
            <text:p>0,00</text:p>
          </table:table-cell>
          <table:table-cell table:style-name="ce68" table:formula="of:=IF(ISBLANK([.B55]);&quot;&quot;;  IF(WEEKDAY([.B55];) = 0;&quot;1-Seg&quot;; IF(WEEKDAY([.B55];) = 1;&quot;2-Ter&quot;; IF(WEEKDAY([.B55];) = 2;&quot;3-Qua&quot;; IF(WEEKDAY([.B55];) = 3;&quot;4-Qui&quot;; IF(WEEKDAY([.B55];) = 4;&quot;5-Sex&quot;; IF(WEEKDAY([.B55];) = 5;&quot;6-Sab&quot;; IF(WEEKDAY([.B55];) = 0;&quot;0-Dom&quot;;&quot;?&quot;))))))))">
            <text:p/>
          </table:table-cell>
          <table:table-cell table:style-name="ce69" table:formula="of:=IF(ISBLANK([.B55]);&quot;&quot;; ISOWEEKNUM([.B55];1))">
            <text:p/>
          </table:table-cell>
          <table:table-cell table:style-name="ce70" table:content-validation-name="val8"/>
          <table:table-cell table:number-columns-repeated="1010"/>
        </table:table-row>
        <table:table-row table:style-name="ro5">
          <table:table-cell table:style-name="ce2" table:content-validation-name="val1" office:value-type="string" calcext:value-type="string">
            <text:p>Não</text:p>
          </table:table-cell>
          <table:table-cell table:style-name="ce5" table:content-validation-name="val2"/>
          <table:table-cell table:style-name="ce8" table:content-validation-name="val4"/>
          <table:table-cell table:style-name="ce10" table:content-validation-name="val5"/>
          <table:table-cell table:style-name="ce22" table:content-validation-name="val7"/>
          <table:table-cell table:style-name="ce57" table:content-validation-name="val8"/>
          <table:table-cell table:style-name="ce63" table:content-validation-name="val9"/>
          <table:table-cell table:style-name="ce63" table:content-validation-name="val10"/>
          <table:table-cell table:style-name="ce64" table:formula="of:=IF(MINUTE([.H56])+HOUR([.H56])=0;0;( HOUR([.H56])*60 + MINUTE([.H56])) - (HOUR([.G56])*60 + MINUTE([.G56])  ))" office:value-type="float" office:value="0" calcext:value-type="float">
            <text:p>0</text:p>
          </table:table-cell>
          <table:table-cell table:style-name="ce66" table:formula="of:=CONCATENATE(TRUNC([.I56]/60;0);&quot;:&quot;;TEXT(MOD([.I56];60);&quot;00&quot;))" office:value-type="string" office:string-value="0:00" calcext:value-type="string">
            <text:p>0:00</text:p>
          </table:table-cell>
          <table:table-cell table:style-name="ce67" table:formula="of:=[.I56]/60" office:value-type="float" office:value="0" calcext:value-type="float">
            <text:p>0,00</text:p>
          </table:table-cell>
          <table:table-cell table:style-name="ce68" table:formula="of:=IF(ISBLANK([.B56]);&quot;&quot;;  IF(WEEKDAY([.B56];) = 0;&quot;1-Seg&quot;; IF(WEEKDAY([.B56];) = 1;&quot;2-Ter&quot;; IF(WEEKDAY([.B56];) = 2;&quot;3-Qua&quot;; IF(WEEKDAY([.B56];) = 3;&quot;4-Qui&quot;; IF(WEEKDAY([.B56];) = 4;&quot;5-Sex&quot;; IF(WEEKDAY([.B56];) = 5;&quot;6-Sab&quot;; IF(WEEKDAY([.B56];) = 0;&quot;0-Dom&quot;;&quot;?&quot;))))))))">
            <text:p/>
          </table:table-cell>
          <table:table-cell table:style-name="ce69" table:formula="of:=IF(ISBLANK([.B56]);&quot;&quot;; ISOWEEKNUM([.B56];1))">
            <text:p/>
          </table:table-cell>
          <table:table-cell table:style-name="ce70" table:content-validation-name="val8"/>
          <table:table-cell table:number-columns-repeated="1010"/>
        </table:table-row>
        <table:table-row table:style-name="ro2">
          <table:table-cell table:style-name="ce2" table:content-validation-name="val1" office:value-type="string" calcext:value-type="string">
            <text:p>Não</text:p>
          </table:table-cell>
          <table:table-cell table:style-name="ce5" table:content-validation-name="val2"/>
          <table:table-cell table:style-name="ce8" table:content-validation-name="val4"/>
          <table:table-cell table:style-name="ce10" table:content-validation-name="val5"/>
          <table:table-cell table:style-name="ce22" table:content-validation-name="val7"/>
          <table:table-cell table:style-name="ce59" table:content-validation-name="val8"/>
          <table:table-cell table:style-name="ce63" table:content-validation-name="val9"/>
          <table:table-cell table:style-name="ce63" table:content-validation-name="val10"/>
          <table:table-cell table:style-name="ce64" table:formula="of:=IF(MINUTE([.H57])+HOUR([.H57])=0;0;( HOUR([.H57])*60 + MINUTE([.H57])) - (HOUR([.G57])*60 + MINUTE([.G57])  ))" office:value-type="float" office:value="0" calcext:value-type="float">
            <text:p>0</text:p>
          </table:table-cell>
          <table:table-cell table:style-name="ce66" table:formula="of:=CONCATENATE(TRUNC([.I57]/60;0);&quot;:&quot;;TEXT(MOD([.I57];60);&quot;00&quot;))" office:value-type="string" office:string-value="0:00" calcext:value-type="string">
            <text:p>0:00</text:p>
          </table:table-cell>
          <table:table-cell table:style-name="ce67" table:formula="of:=[.I57]/60" office:value-type="float" office:value="0" calcext:value-type="float">
            <text:p>0,00</text:p>
          </table:table-cell>
          <table:table-cell table:style-name="ce68" table:formula="of:=IF(ISBLANK([.B57]);&quot;&quot;;  IF(WEEKDAY([.B57];) = 0;&quot;1-Seg&quot;; IF(WEEKDAY([.B57];) = 1;&quot;2-Ter&quot;; IF(WEEKDAY([.B57];) = 2;&quot;3-Qua&quot;; IF(WEEKDAY([.B57];) = 3;&quot;4-Qui&quot;; IF(WEEKDAY([.B57];) = 4;&quot;5-Sex&quot;; IF(WEEKDAY([.B57];) = 5;&quot;6-Sab&quot;; IF(WEEKDAY([.B57];) = 0;&quot;0-Dom&quot;;&quot;?&quot;))))))))">
            <text:p/>
          </table:table-cell>
          <table:table-cell table:style-name="ce69" table:formula="of:=IF(ISBLANK([.B57]);&quot;&quot;; ISOWEEKNUM([.B57];1))">
            <text:p/>
          </table:table-cell>
          <table:table-cell table:style-name="ce70" table:content-validation-name="val8"/>
          <table:table-cell table:number-columns-repeated="1010"/>
        </table:table-row>
        <table:table-row table:style-name="ro5">
          <table:table-cell table:style-name="ce2" table:content-validation-name="val1" office:value-type="string" calcext:value-type="string">
            <text:p>Não</text:p>
          </table:table-cell>
          <table:table-cell table:style-name="ce5" table:content-validation-name="val2"/>
          <table:table-cell table:style-name="ce8" table:content-validation-name="val4"/>
          <table:table-cell table:style-name="ce10" table:content-validation-name="val5"/>
          <table:table-cell table:style-name="ce22" table:content-validation-name="val7"/>
          <table:table-cell table:style-name="ce57" table:content-validation-name="val8"/>
          <table:table-cell table:style-name="ce63" table:content-validation-name="val9"/>
          <table:table-cell table:style-name="ce63" table:content-validation-name="val10"/>
          <table:table-cell table:style-name="ce64" table:formula="of:=IF(MINUTE([.H58])+HOUR([.H58])=0;0;( HOUR([.H58])*60 + MINUTE([.H58])) - (HOUR([.G58])*60 + MINUTE([.G58])  ))" office:value-type="float" office:value="0" calcext:value-type="float">
            <text:p>0</text:p>
          </table:table-cell>
          <table:table-cell table:style-name="ce66" table:formula="of:=CONCATENATE(TRUNC([.I58]/60;0);&quot;:&quot;;TEXT(MOD([.I58];60);&quot;00&quot;))" office:value-type="string" office:string-value="0:00" calcext:value-type="string">
            <text:p>0:00</text:p>
          </table:table-cell>
          <table:table-cell table:style-name="ce67" table:formula="of:=[.I58]/60" office:value-type="float" office:value="0" calcext:value-type="float">
            <text:p>0,00</text:p>
          </table:table-cell>
          <table:table-cell table:style-name="ce68" table:formula="of:=IF(ISBLANK([.B58]);&quot;&quot;;  IF(WEEKDAY([.B58];) = 0;&quot;1-Seg&quot;; IF(WEEKDAY([.B58];) = 1;&quot;2-Ter&quot;; IF(WEEKDAY([.B58];) = 2;&quot;3-Qua&quot;; IF(WEEKDAY([.B58];) = 3;&quot;4-Qui&quot;; IF(WEEKDAY([.B58];) = 4;&quot;5-Sex&quot;; IF(WEEKDAY([.B58];) = 5;&quot;6-Sab&quot;; IF(WEEKDAY([.B58];) = 0;&quot;0-Dom&quot;;&quot;?&quot;))))))))">
            <text:p/>
          </table:table-cell>
          <table:table-cell table:style-name="ce69" table:formula="of:=IF(ISBLANK([.B58]);&quot;&quot;; ISOWEEKNUM([.B58];1))">
            <text:p/>
          </table:table-cell>
          <table:table-cell table:style-name="ce70" table:content-validation-name="val8"/>
          <table:table-cell table:number-columns-repeated="1010"/>
        </table:table-row>
        <table:table-row table:style-name="ro5">
          <table:table-cell table:style-name="ce2" table:content-validation-name="val1" office:value-type="string" calcext:value-type="string">
            <text:p>Não</text:p>
          </table:table-cell>
          <table:table-cell table:style-name="ce5" table:content-validation-name="val2"/>
          <table:table-cell table:style-name="ce8" table:content-validation-name="val4"/>
          <table:table-cell table:style-name="ce10" table:content-validation-name="val5"/>
          <table:table-cell table:style-name="ce22" table:content-validation-name="val7"/>
          <table:table-cell table:style-name="ce57" table:content-validation-name="val8"/>
          <table:table-cell table:style-name="ce63" table:content-validation-name="val9"/>
          <table:table-cell table:style-name="ce63" table:content-validation-name="val10"/>
          <table:table-cell table:style-name="ce64" table:formula="of:=IF(MINUTE([.H59])+HOUR([.H59])=0;0;( HOUR([.H59])*60 + MINUTE([.H59])) - (HOUR([.G59])*60 + MINUTE([.G59])  ))" office:value-type="float" office:value="0" calcext:value-type="float">
            <text:p>0</text:p>
          </table:table-cell>
          <table:table-cell table:style-name="ce66" table:formula="of:=CONCATENATE(TRUNC([.I59]/60;0);&quot;:&quot;;TEXT(MOD([.I59];60);&quot;00&quot;))" office:value-type="string" office:string-value="0:00" calcext:value-type="string">
            <text:p>0:00</text:p>
          </table:table-cell>
          <table:table-cell table:style-name="ce67" table:formula="of:=[.I59]/60" office:value-type="float" office:value="0" calcext:value-type="float">
            <text:p>0,00</text:p>
          </table:table-cell>
          <table:table-cell table:style-name="ce68" table:formula="of:=IF(ISBLANK([.B59]);&quot;&quot;;  IF(WEEKDAY([.B59];) = 0;&quot;1-Seg&quot;; IF(WEEKDAY([.B59];) = 1;&quot;2-Ter&quot;; IF(WEEKDAY([.B59];) = 2;&quot;3-Qua&quot;; IF(WEEKDAY([.B59];) = 3;&quot;4-Qui&quot;; IF(WEEKDAY([.B59];) = 4;&quot;5-Sex&quot;; IF(WEEKDAY([.B59];) = 5;&quot;6-Sab&quot;; IF(WEEKDAY([.B59];) = 0;&quot;0-Dom&quot;;&quot;?&quot;))))))))">
            <text:p/>
          </table:table-cell>
          <table:table-cell table:style-name="ce69" table:formula="of:=IF(ISBLANK([.B59]);&quot;&quot;; ISOWEEKNUM([.B59];1))">
            <text:p/>
          </table:table-cell>
          <table:table-cell table:style-name="ce70" table:content-validation-name="val8"/>
          <table:table-cell table:number-columns-repeated="1010"/>
        </table:table-row>
        <table:table-row table:style-name="ro5">
          <table:table-cell table:style-name="ce2" table:content-validation-name="val1" office:value-type="string" calcext:value-type="string">
            <text:p>Não</text:p>
          </table:table-cell>
          <table:table-cell table:style-name="ce5" table:content-validation-name="val2"/>
          <table:table-cell table:style-name="ce8" table:content-validation-name="val4"/>
          <table:table-cell table:style-name="ce10" table:content-validation-name="val5"/>
          <table:table-cell table:style-name="ce22" table:content-validation-name="val7"/>
          <table:table-cell table:style-name="ce57" table:content-validation-name="val8"/>
          <table:table-cell table:style-name="ce63" table:content-validation-name="val9"/>
          <table:table-cell table:style-name="ce63" table:content-validation-name="val10"/>
          <table:table-cell table:style-name="ce64" table:formula="of:=IF(MINUTE([.H60])+HOUR([.H60])=0;0;( HOUR([.H60])*60 + MINUTE([.H60])) - (HOUR([.G60])*60 + MINUTE([.G60])  ))" office:value-type="float" office:value="0" calcext:value-type="float">
            <text:p>0</text:p>
          </table:table-cell>
          <table:table-cell table:style-name="ce66" table:formula="of:=CONCATENATE(TRUNC([.I60]/60;0);&quot;:&quot;;TEXT(MOD([.I60];60);&quot;00&quot;))" office:value-type="string" office:string-value="0:00" calcext:value-type="string">
            <text:p>0:00</text:p>
          </table:table-cell>
          <table:table-cell table:style-name="ce67" table:formula="of:=[.I60]/60" office:value-type="float" office:value="0" calcext:value-type="float">
            <text:p>0,00</text:p>
          </table:table-cell>
          <table:table-cell table:style-name="ce68" table:formula="of:=IF(ISBLANK([.B60]);&quot;&quot;;  IF(WEEKDAY([.B60];) = 0;&quot;1-Seg&quot;; IF(WEEKDAY([.B60];) = 1;&quot;2-Ter&quot;; IF(WEEKDAY([.B60];) = 2;&quot;3-Qua&quot;; IF(WEEKDAY([.B60];) = 3;&quot;4-Qui&quot;; IF(WEEKDAY([.B60];) = 4;&quot;5-Sex&quot;; IF(WEEKDAY([.B60];) = 5;&quot;6-Sab&quot;; IF(WEEKDAY([.B60];) = 0;&quot;0-Dom&quot;;&quot;?&quot;))))))))">
            <text:p/>
          </table:table-cell>
          <table:table-cell table:style-name="ce69" table:formula="of:=IF(ISBLANK([.B60]);&quot;&quot;; ISOWEEKNUM([.B60];1))">
            <text:p/>
          </table:table-cell>
          <table:table-cell table:style-name="ce70" table:content-validation-name="val8"/>
          <table:table-cell table:number-columns-repeated="1010"/>
        </table:table-row>
        <table:table-row table:style-name="ro5">
          <table:table-cell table:style-name="ce2" table:content-validation-name="val1" office:value-type="string" calcext:value-type="string">
            <text:p>Não</text:p>
          </table:table-cell>
          <table:table-cell table:style-name="ce5" table:content-validation-name="val2"/>
          <table:table-cell table:style-name="ce8" table:content-validation-name="val4"/>
          <table:table-cell table:style-name="ce10" table:content-validation-name="val5"/>
          <table:table-cell table:style-name="ce22" table:content-validation-name="val7"/>
          <table:table-cell table:style-name="ce57" table:content-validation-name="val8"/>
          <table:table-cell table:style-name="ce63" table:content-validation-name="val9"/>
          <table:table-cell table:style-name="ce63" table:content-validation-name="val10"/>
          <table:table-cell table:style-name="ce64" table:formula="of:=IF(MINUTE([.H61])+HOUR([.H61])=0;0;( HOUR([.H61])*60 + MINUTE([.H61])) - (HOUR([.G61])*60 + MINUTE([.G61])  ))" office:value-type="float" office:value="0" calcext:value-type="float">
            <text:p>0</text:p>
          </table:table-cell>
          <table:table-cell table:style-name="ce66" table:formula="of:=CONCATENATE(TRUNC([.I61]/60;0);&quot;:&quot;;TEXT(MOD([.I61];60);&quot;00&quot;))" office:value-type="string" office:string-value="0:00" calcext:value-type="string">
            <text:p>0:00</text:p>
          </table:table-cell>
          <table:table-cell table:style-name="ce67" table:formula="of:=[.I61]/60" office:value-type="float" office:value="0" calcext:value-type="float">
            <text:p>0,00</text:p>
          </table:table-cell>
          <table:table-cell table:style-name="ce68" table:formula="of:=IF(ISBLANK([.B61]);&quot;&quot;;  IF(WEEKDAY([.B61];) = 0;&quot;1-Seg&quot;; IF(WEEKDAY([.B61];) = 1;&quot;2-Ter&quot;; IF(WEEKDAY([.B61];) = 2;&quot;3-Qua&quot;; IF(WEEKDAY([.B61];) = 3;&quot;4-Qui&quot;; IF(WEEKDAY([.B61];) = 4;&quot;5-Sex&quot;; IF(WEEKDAY([.B61];) = 5;&quot;6-Sab&quot;; IF(WEEKDAY([.B61];) = 0;&quot;0-Dom&quot;;&quot;?&quot;))))))))">
            <text:p/>
          </table:table-cell>
          <table:table-cell table:style-name="ce69" table:formula="of:=IF(ISBLANK([.B61]);&quot;&quot;; ISOWEEKNUM([.B61];1))">
            <text:p/>
          </table:table-cell>
          <table:table-cell table:style-name="ce70" table:content-validation-name="val8"/>
          <table:table-cell table:number-columns-repeated="1010"/>
        </table:table-row>
        <table:table-row table:style-name="ro2">
          <table:table-cell table:style-name="ce2" table:content-validation-name="val1" office:value-type="string" calcext:value-type="string">
            <text:p>Não</text:p>
          </table:table-cell>
          <table:table-cell table:style-name="ce5" table:content-validation-name="val2"/>
          <table:table-cell table:style-name="ce8" table:content-validation-name="val4"/>
          <table:table-cell table:style-name="ce10" table:content-validation-name="val5"/>
          <table:table-cell table:style-name="ce37" table:content-validation-name="val7"/>
          <table:table-cell table:style-name="ce59" table:content-validation-name="val8"/>
          <table:table-cell table:style-name="ce63" table:content-validation-name="val9"/>
          <table:table-cell table:style-name="ce63" table:content-validation-name="val10"/>
          <table:table-cell table:style-name="ce64" table:formula="of:=IF(MINUTE([.H62])+HOUR([.H62])=0;0;( HOUR([.H62])*60 + MINUTE([.H62])) - (HOUR([.G62])*60 + MINUTE([.G62])  ))" office:value-type="float" office:value="0" calcext:value-type="float">
            <text:p>0</text:p>
          </table:table-cell>
          <table:table-cell table:style-name="ce66" table:formula="of:=CONCATENATE(TRUNC([.I62]/60;0);&quot;:&quot;;TEXT(MOD([.I62];60);&quot;00&quot;))" office:value-type="string" office:string-value="0:00" calcext:value-type="string">
            <text:p>0:00</text:p>
          </table:table-cell>
          <table:table-cell table:style-name="ce67" table:formula="of:=[.I62]/60" office:value-type="float" office:value="0" calcext:value-type="float">
            <text:p>0,00</text:p>
          </table:table-cell>
          <table:table-cell table:style-name="ce68" table:formula="of:=IF(ISBLANK([.B62]);&quot;&quot;;  IF(WEEKDAY([.B62];) = 0;&quot;1-Seg&quot;; IF(WEEKDAY([.B62];) = 1;&quot;2-Ter&quot;; IF(WEEKDAY([.B62];) = 2;&quot;3-Qua&quot;; IF(WEEKDAY([.B62];) = 3;&quot;4-Qui&quot;; IF(WEEKDAY([.B62];) = 4;&quot;5-Sex&quot;; IF(WEEKDAY([.B62];) = 5;&quot;6-Sab&quot;; IF(WEEKDAY([.B62];) = 0;&quot;0-Dom&quot;;&quot;?&quot;))))))))">
            <text:p/>
          </table:table-cell>
          <table:table-cell table:style-name="ce69" table:formula="of:=IF(ISBLANK([.B62]);&quot;&quot;; ISOWEEKNUM([.B62];1))">
            <text:p/>
          </table:table-cell>
          <table:table-cell table:style-name="ce70" table:content-validation-name="val8"/>
          <table:table-cell table:number-columns-repeated="1010"/>
        </table:table-row>
        <table:table-row table:style-name="ro5">
          <table:table-cell table:style-name="ce2" table:content-validation-name="val1" office:value-type="string" calcext:value-type="string">
            <text:p>Não</text:p>
          </table:table-cell>
          <table:table-cell table:style-name="ce5" table:content-validation-name="val2"/>
          <table:table-cell table:style-name="ce8" table:content-validation-name="val4"/>
          <table:table-cell table:style-name="ce10" table:content-validation-name="val5"/>
          <table:table-cell table:style-name="ce22" table:content-validation-name="val7"/>
          <table:table-cell table:style-name="ce59" table:content-validation-name="val8"/>
          <table:table-cell table:style-name="ce63" table:content-validation-name="val9"/>
          <table:table-cell table:style-name="ce63" table:content-validation-name="val10"/>
          <table:table-cell table:style-name="ce64" table:formula="of:=IF(MINUTE([.H63])+HOUR([.H63])=0;0;( HOUR([.H63])*60 + MINUTE([.H63])) - (HOUR([.G63])*60 + MINUTE([.G63])  ))" office:value-type="float" office:value="0" calcext:value-type="float">
            <text:p>0</text:p>
          </table:table-cell>
          <table:table-cell table:style-name="ce66" table:formula="of:=CONCATENATE(TRUNC([.I63]/60;0);&quot;:&quot;;TEXT(MOD([.I63];60);&quot;00&quot;))" office:value-type="string" office:string-value="0:00" calcext:value-type="string">
            <text:p>0:00</text:p>
          </table:table-cell>
          <table:table-cell table:style-name="ce67" table:formula="of:=[.I63]/60" office:value-type="float" office:value="0" calcext:value-type="float">
            <text:p>0,00</text:p>
          </table:table-cell>
          <table:table-cell table:style-name="ce68" table:formula="of:=IF(ISBLANK([.B63]);&quot;&quot;;  IF(WEEKDAY([.B63];) = 0;&quot;1-Seg&quot;; IF(WEEKDAY([.B63];) = 1;&quot;2-Ter&quot;; IF(WEEKDAY([.B63];) = 2;&quot;3-Qua&quot;; IF(WEEKDAY([.B63];) = 3;&quot;4-Qui&quot;; IF(WEEKDAY([.B63];) = 4;&quot;5-Sex&quot;; IF(WEEKDAY([.B63];) = 5;&quot;6-Sab&quot;; IF(WEEKDAY([.B63];) = 0;&quot;0-Dom&quot;;&quot;?&quot;))))))))">
            <text:p/>
          </table:table-cell>
          <table:table-cell table:style-name="ce69" table:formula="of:=IF(ISBLANK([.B63]);&quot;&quot;; ISOWEEKNUM([.B63];1))">
            <text:p/>
          </table:table-cell>
          <table:table-cell table:style-name="ce70" table:content-validation-name="val8"/>
          <table:table-cell table:number-columns-repeated="1010"/>
        </table:table-row>
        <table:table-row table:style-name="ro2">
          <table:table-cell table:style-name="ce2" table:content-validation-name="val1" office:value-type="string" calcext:value-type="string">
            <text:p>Não</text:p>
          </table:table-cell>
          <table:table-cell table:style-name="ce5" table:content-validation-name="val2"/>
          <table:table-cell table:style-name="ce8" table:content-validation-name="val4"/>
          <table:table-cell table:style-name="ce10" table:content-validation-name="val5"/>
          <table:table-cell table:style-name="ce22" table:content-validation-name="val7"/>
          <table:table-cell table:style-name="ce57" table:content-validation-name="val8"/>
          <table:table-cell table:style-name="ce63" table:content-validation-name="val9"/>
          <table:table-cell table:style-name="ce63" table:content-validation-name="val10"/>
          <table:table-cell table:style-name="ce64" table:formula="of:=IF(MINUTE([.H64])+HOUR([.H64])=0;0;( HOUR([.H64])*60 + MINUTE([.H64])) - (HOUR([.G64])*60 + MINUTE([.G64])  ))" office:value-type="float" office:value="0" calcext:value-type="float">
            <text:p>0</text:p>
          </table:table-cell>
          <table:table-cell table:style-name="ce66" table:formula="of:=CONCATENATE(TRUNC([.I64]/60;0);&quot;:&quot;;TEXT(MOD([.I64];60);&quot;00&quot;))" office:value-type="string" office:string-value="0:00" calcext:value-type="string">
            <text:p>0:00</text:p>
          </table:table-cell>
          <table:table-cell table:style-name="ce67" table:formula="of:=[.I64]/60" office:value-type="float" office:value="0" calcext:value-type="float">
            <text:p>0,00</text:p>
          </table:table-cell>
          <table:table-cell table:style-name="ce68" table:formula="of:=IF(ISBLANK([.B64]);&quot;&quot;;  IF(WEEKDAY([.B64];) = 0;&quot;1-Seg&quot;; IF(WEEKDAY([.B64];) = 1;&quot;2-Ter&quot;; IF(WEEKDAY([.B64];) = 2;&quot;3-Qua&quot;; IF(WEEKDAY([.B64];) = 3;&quot;4-Qui&quot;; IF(WEEKDAY([.B64];) = 4;&quot;5-Sex&quot;; IF(WEEKDAY([.B64];) = 5;&quot;6-Sab&quot;; IF(WEEKDAY([.B64];) = 0;&quot;0-Dom&quot;;&quot;?&quot;))))))))">
            <text:p/>
          </table:table-cell>
          <table:table-cell table:style-name="ce69" table:formula="of:=IF(ISBLANK([.B64]);&quot;&quot;; ISOWEEKNUM([.B64];1))">
            <text:p/>
          </table:table-cell>
          <table:table-cell table:style-name="ce70" table:content-validation-name="val8"/>
          <table:table-cell table:number-columns-repeated="1010"/>
        </table:table-row>
        <table:table-row table:style-name="ro2">
          <table:table-cell table:style-name="ce2" table:content-validation-name="val1" office:value-type="string" calcext:value-type="string">
            <text:p>Não</text:p>
          </table:table-cell>
          <table:table-cell table:style-name="ce5" table:content-validation-name="val2"/>
          <table:table-cell table:style-name="ce8" table:content-validation-name="val4"/>
          <table:table-cell table:style-name="ce10" table:content-validation-name="val5"/>
          <table:table-cell table:style-name="ce38" table:content-validation-name="val7"/>
          <table:table-cell table:style-name="ce57" table:content-validation-name="val8"/>
          <table:table-cell table:style-name="ce63" table:content-validation-name="val9"/>
          <table:table-cell table:style-name="ce63" table:content-validation-name="val10"/>
          <table:table-cell table:style-name="ce64" table:formula="of:=IF(MINUTE([.H65])+HOUR([.H65])=0;0;( HOUR([.H65])*60 + MINUTE([.H65])) - (HOUR([.G65])*60 + MINUTE([.G65])  ))" office:value-type="float" office:value="0" calcext:value-type="float">
            <text:p>0</text:p>
          </table:table-cell>
          <table:table-cell table:style-name="ce66" table:formula="of:=CONCATENATE(TRUNC([.I65]/60;0);&quot;:&quot;;TEXT(MOD([.I65];60);&quot;00&quot;))" office:value-type="string" office:string-value="0:00" calcext:value-type="string">
            <text:p>0:00</text:p>
          </table:table-cell>
          <table:table-cell table:style-name="ce67" table:formula="of:=[.I65]/60" office:value-type="float" office:value="0" calcext:value-type="float">
            <text:p>0,00</text:p>
          </table:table-cell>
          <table:table-cell table:style-name="ce68" table:formula="of:=IF(ISBLANK([.B65]);&quot;&quot;;  IF(WEEKDAY([.B65];) = 0;&quot;1-Seg&quot;; IF(WEEKDAY([.B65];) = 1;&quot;2-Ter&quot;; IF(WEEKDAY([.B65];) = 2;&quot;3-Qua&quot;; IF(WEEKDAY([.B65];) = 3;&quot;4-Qui&quot;; IF(WEEKDAY([.B65];) = 4;&quot;5-Sex&quot;; IF(WEEKDAY([.B65];) = 5;&quot;6-Sab&quot;; IF(WEEKDAY([.B65];) = 0;&quot;0-Dom&quot;;&quot;?&quot;))))))))">
            <text:p/>
          </table:table-cell>
          <table:table-cell table:style-name="ce69" table:formula="of:=IF(ISBLANK([.B65]);&quot;&quot;; ISOWEEKNUM([.B65];1))">
            <text:p/>
          </table:table-cell>
          <table:table-cell table:style-name="ce70" table:content-validation-name="val8"/>
          <table:table-cell table:number-columns-repeated="1010"/>
        </table:table-row>
        <table:table-row table:style-name="ro2">
          <table:table-cell table:style-name="ce2" table:content-validation-name="val1" office:value-type="string" calcext:value-type="string">
            <text:p>Não</text:p>
          </table:table-cell>
          <table:table-cell table:style-name="ce5" table:content-validation-name="val2"/>
          <table:table-cell table:style-name="ce8" table:content-validation-name="val4"/>
          <table:table-cell table:style-name="ce10" table:content-validation-name="val5"/>
          <table:table-cell table:style-name="ce39" table:content-validation-name="val7"/>
          <table:table-cell table:style-name="ce57" table:content-validation-name="val8"/>
          <table:table-cell table:style-name="ce63" table:content-validation-name="val9"/>
          <table:table-cell table:style-name="ce63" table:content-validation-name="val10"/>
          <table:table-cell table:style-name="ce64" table:formula="of:=IF(MINUTE([.H66])+HOUR([.H66])=0;0;( HOUR([.H66])*60 + MINUTE([.H66])) - (HOUR([.G66])*60 + MINUTE([.G66])  ))" office:value-type="float" office:value="0" calcext:value-type="float">
            <text:p>0</text:p>
          </table:table-cell>
          <table:table-cell table:style-name="ce66" table:formula="of:=CONCATENATE(TRUNC([.I66]/60;0);&quot;:&quot;;TEXT(MOD([.I66];60);&quot;00&quot;))" office:value-type="string" office:string-value="0:00" calcext:value-type="string">
            <text:p>0:00</text:p>
          </table:table-cell>
          <table:table-cell table:style-name="ce67" table:formula="of:=[.I66]/60" office:value-type="float" office:value="0" calcext:value-type="float">
            <text:p>0,00</text:p>
          </table:table-cell>
          <table:table-cell table:style-name="ce68" table:formula="of:=IF(ISBLANK([.B66]);&quot;&quot;;  IF(WEEKDAY([.B66];) = 0;&quot;1-Seg&quot;; IF(WEEKDAY([.B66];) = 1;&quot;2-Ter&quot;; IF(WEEKDAY([.B66];) = 2;&quot;3-Qua&quot;; IF(WEEKDAY([.B66];) = 3;&quot;4-Qui&quot;; IF(WEEKDAY([.B66];) = 4;&quot;5-Sex&quot;; IF(WEEKDAY([.B66];) = 5;&quot;6-Sab&quot;; IF(WEEKDAY([.B66];) = 0;&quot;0-Dom&quot;;&quot;?&quot;))))))))">
            <text:p/>
          </table:table-cell>
          <table:table-cell table:style-name="ce69" table:formula="of:=IF(ISBLANK([.B66]);&quot;&quot;; ISOWEEKNUM([.B66];1))">
            <text:p/>
          </table:table-cell>
          <table:table-cell table:style-name="ce70" table:content-validation-name="val8"/>
          <table:table-cell table:number-columns-repeated="1010"/>
        </table:table-row>
        <table:table-row table:style-name="ro2">
          <table:table-cell table:style-name="ce2" table:content-validation-name="val1" office:value-type="string" calcext:value-type="string">
            <text:p>Não</text:p>
          </table:table-cell>
          <table:table-cell table:style-name="ce5" table:content-validation-name="val2"/>
          <table:table-cell table:style-name="ce8" table:content-validation-name="val4"/>
          <table:table-cell table:style-name="ce10" table:content-validation-name="val5"/>
          <table:table-cell table:style-name="ce40" table:content-validation-name="val7"/>
          <table:table-cell table:style-name="ce57" table:content-validation-name="val8"/>
          <table:table-cell table:style-name="ce63" table:content-validation-name="val9"/>
          <table:table-cell table:style-name="ce63" table:content-validation-name="val10"/>
          <table:table-cell table:style-name="ce64" table:formula="of:=IF(MINUTE([.H67])+HOUR([.H67])=0;0;( HOUR([.H67])*60 + MINUTE([.H67])) - (HOUR([.G67])*60 + MINUTE([.G67])  ))" office:value-type="float" office:value="0" calcext:value-type="float">
            <text:p>0</text:p>
          </table:table-cell>
          <table:table-cell table:style-name="ce66" table:formula="of:=CONCATENATE(TRUNC([.I67]/60;0);&quot;:&quot;;TEXT(MOD([.I67];60);&quot;00&quot;))" office:value-type="string" office:string-value="0:00" calcext:value-type="string">
            <text:p>0:00</text:p>
          </table:table-cell>
          <table:table-cell table:style-name="ce67" table:formula="of:=[.I67]/60" office:value-type="float" office:value="0" calcext:value-type="float">
            <text:p>0,00</text:p>
          </table:table-cell>
          <table:table-cell table:style-name="ce68" table:formula="of:=IF(ISBLANK([.B67]);&quot;&quot;;  IF(WEEKDAY([.B67];) = 0;&quot;1-Seg&quot;; IF(WEEKDAY([.B67];) = 1;&quot;2-Ter&quot;; IF(WEEKDAY([.B67];) = 2;&quot;3-Qua&quot;; IF(WEEKDAY([.B67];) = 3;&quot;4-Qui&quot;; IF(WEEKDAY([.B67];) = 4;&quot;5-Sex&quot;; IF(WEEKDAY([.B67];) = 5;&quot;6-Sab&quot;; IF(WEEKDAY([.B67];) = 0;&quot;0-Dom&quot;;&quot;?&quot;))))))))">
            <text:p/>
          </table:table-cell>
          <table:table-cell table:style-name="ce69" table:formula="of:=IF(ISBLANK([.B67]);&quot;&quot;; ISOWEEKNUM([.B67];1))">
            <text:p/>
          </table:table-cell>
          <table:table-cell table:style-name="ce70" table:content-validation-name="val8"/>
          <table:table-cell table:number-columns-repeated="1010"/>
        </table:table-row>
        <table:table-row table:style-name="ro2">
          <table:table-cell table:style-name="ce2" table:content-validation-name="val1" office:value-type="string" calcext:value-type="string">
            <text:p>Não</text:p>
          </table:table-cell>
          <table:table-cell table:style-name="ce5" table:content-validation-name="val2"/>
          <table:table-cell table:style-name="ce8" table:content-validation-name="val4"/>
          <table:table-cell table:style-name="ce10" table:content-validation-name="val5"/>
          <table:table-cell table:style-name="ce41" table:content-validation-name="val7"/>
          <table:table-cell table:style-name="ce57" table:content-validation-name="val8"/>
          <table:table-cell table:style-name="ce63" table:content-validation-name="val10" table:number-columns-repeated="2"/>
          <table:table-cell table:style-name="ce64" table:formula="of:=IF(MINUTE([.H68])+HOUR([.H68])=0;0;( HOUR([.H68])*60 + MINUTE([.H68])) - (HOUR([.G68])*60 + MINUTE([.G68])  ))" office:value-type="float" office:value="0" calcext:value-type="float">
            <text:p>0</text:p>
          </table:table-cell>
          <table:table-cell table:style-name="ce66" table:formula="of:=CONCATENATE(TRUNC([.I68]/60;0);&quot;:&quot;;TEXT(MOD([.I68];60);&quot;00&quot;))" office:value-type="string" office:string-value="0:00" calcext:value-type="string">
            <text:p>0:00</text:p>
          </table:table-cell>
          <table:table-cell table:style-name="ce67" table:formula="of:=[.I68]/60" office:value-type="float" office:value="0" calcext:value-type="float">
            <text:p>0,00</text:p>
          </table:table-cell>
          <table:table-cell table:style-name="ce68" table:formula="of:=IF(ISBLANK([.B68]);&quot;&quot;;  IF(WEEKDAY([.B68];) = 0;&quot;1-Seg&quot;; IF(WEEKDAY([.B68];) = 1;&quot;2-Ter&quot;; IF(WEEKDAY([.B68];) = 2;&quot;3-Qua&quot;; IF(WEEKDAY([.B68];) = 3;&quot;4-Qui&quot;; IF(WEEKDAY([.B68];) = 4;&quot;5-Sex&quot;; IF(WEEKDAY([.B68];) = 5;&quot;6-Sab&quot;; IF(WEEKDAY([.B68];) = 0;&quot;0-Dom&quot;;&quot;?&quot;))))))))">
            <text:p/>
          </table:table-cell>
          <table:table-cell table:style-name="ce69" table:formula="of:=IF(ISBLANK([.B68]);&quot;&quot;; ISOWEEKNUM([.B68];1))">
            <text:p/>
          </table:table-cell>
          <table:table-cell table:style-name="ce70" table:content-validation-name="val8"/>
          <table:table-cell table:number-columns-repeated="1010"/>
        </table:table-row>
        <table:table-row table:style-name="ro2">
          <table:table-cell table:style-name="ce2" table:content-validation-name="val1" office:value-type="string" calcext:value-type="string">
            <text:p>Não</text:p>
          </table:table-cell>
          <table:table-cell table:style-name="ce5" table:content-validation-name="val2"/>
          <table:table-cell table:style-name="ce8" table:content-validation-name="val4"/>
          <table:table-cell table:style-name="ce14" table:content-validation-name="val5"/>
          <table:table-cell table:style-name="ce42" table:content-validation-name="val7"/>
          <table:table-cell table:style-name="ce57" table:content-validation-name="val8"/>
          <table:table-cell table:style-name="ce63" table:content-validation-name="val9"/>
          <table:table-cell table:style-name="ce63" table:content-validation-name="val10"/>
          <table:table-cell table:style-name="ce64" table:formula="of:=IF(MINUTE([.H69])+HOUR([.H69])=0;0;( HOUR([.H69])*60 + MINUTE([.H69])) - (HOUR([.G69])*60 + MINUTE([.G69])  ))" office:value-type="float" office:value="0" calcext:value-type="float">
            <text:p>0</text:p>
          </table:table-cell>
          <table:table-cell table:style-name="ce66" table:formula="of:=CONCATENATE(TRUNC([.I69]/60;0);&quot;:&quot;;TEXT(MOD([.I69];60);&quot;00&quot;))" office:value-type="string" office:string-value="0:00" calcext:value-type="string">
            <text:p>0:00</text:p>
          </table:table-cell>
          <table:table-cell table:style-name="ce67" table:formula="of:=[.I69]/60" office:value-type="float" office:value="0" calcext:value-type="float">
            <text:p>0,00</text:p>
          </table:table-cell>
          <table:table-cell table:style-name="ce68" table:formula="of:=IF(ISBLANK([.B69]);&quot;&quot;;  IF(WEEKDAY([.B69];) = 0;&quot;1-Seg&quot;; IF(WEEKDAY([.B69];) = 1;&quot;2-Ter&quot;; IF(WEEKDAY([.B69];) = 2;&quot;3-Qua&quot;; IF(WEEKDAY([.B69];) = 3;&quot;4-Qui&quot;; IF(WEEKDAY([.B69];) = 4;&quot;5-Sex&quot;; IF(WEEKDAY([.B69];) = 5;&quot;6-Sab&quot;; IF(WEEKDAY([.B69];) = 0;&quot;0-Dom&quot;;&quot;?&quot;))))))))">
            <text:p/>
          </table:table-cell>
          <table:table-cell table:style-name="ce69" table:formula="of:=IF(ISBLANK([.B69]);&quot;&quot;; ISOWEEKNUM([.B69];1))">
            <text:p/>
          </table:table-cell>
          <table:table-cell table:style-name="ce70" table:content-validation-name="val8"/>
          <table:table-cell table:number-columns-repeated="1010"/>
        </table:table-row>
        <table:table-row table:style-name="ro2">
          <table:table-cell table:style-name="ce2" table:content-validation-name="val1" office:value-type="string" calcext:value-type="string">
            <text:p>Não</text:p>
          </table:table-cell>
          <table:table-cell table:style-name="ce5" table:content-validation-name="val2"/>
          <table:table-cell table:style-name="ce8" table:content-validation-name="val4"/>
          <table:table-cell table:style-name="ce10" table:content-validation-name="val5"/>
          <table:table-cell table:style-name="ce22" table:content-validation-name="val7"/>
          <table:table-cell table:style-name="ce57" table:content-validation-name="val8"/>
          <table:table-cell table:style-name="ce63" table:content-validation-name="val10" table:number-columns-repeated="2"/>
          <table:table-cell table:style-name="ce64" table:formula="of:=IF(MINUTE([.H70])+HOUR([.H70])=0;0;( HOUR([.H70])*60 + MINUTE([.H70])) - (HOUR([.G70])*60 + MINUTE([.G70])  ))" office:value-type="float" office:value="0" calcext:value-type="float">
            <text:p>0</text:p>
          </table:table-cell>
          <table:table-cell table:style-name="ce66" table:formula="of:=CONCATENATE(TRUNC([.I70]/60;0);&quot;:&quot;;TEXT(MOD([.I70];60);&quot;00&quot;))" office:value-type="string" office:string-value="0:00" calcext:value-type="string">
            <text:p>0:00</text:p>
          </table:table-cell>
          <table:table-cell table:style-name="ce67" table:formula="of:=[.I70]/60" office:value-type="float" office:value="0" calcext:value-type="float">
            <text:p>0,00</text:p>
          </table:table-cell>
          <table:table-cell table:style-name="ce68" table:formula="of:=IF(ISBLANK([.B70]);&quot;&quot;;  IF(WEEKDAY([.B70];) = 0;&quot;1-Seg&quot;; IF(WEEKDAY([.B70];) = 1;&quot;2-Ter&quot;; IF(WEEKDAY([.B70];) = 2;&quot;3-Qua&quot;; IF(WEEKDAY([.B70];) = 3;&quot;4-Qui&quot;; IF(WEEKDAY([.B70];) = 4;&quot;5-Sex&quot;; IF(WEEKDAY([.B70];) = 5;&quot;6-Sab&quot;; IF(WEEKDAY([.B70];) = 0;&quot;0-Dom&quot;;&quot;?&quot;))))))))">
            <text:p/>
          </table:table-cell>
          <table:table-cell table:style-name="ce69" table:formula="of:=IF(ISBLANK([.B70]);&quot;&quot;; ISOWEEKNUM([.B70];1))">
            <text:p/>
          </table:table-cell>
          <table:table-cell table:style-name="ce70" table:content-validation-name="val8"/>
          <table:table-cell table:number-columns-repeated="1010"/>
        </table:table-row>
        <table:table-row table:style-name="ro2">
          <table:table-cell table:style-name="ce2" table:content-validation-name="val1" office:value-type="string" calcext:value-type="string">
            <text:p>Não</text:p>
          </table:table-cell>
          <table:table-cell table:style-name="ce5" table:content-validation-name="val2"/>
          <table:table-cell table:style-name="ce8" table:content-validation-name="val4"/>
          <table:table-cell table:style-name="ce10" table:content-validation-name="val5"/>
          <table:table-cell table:style-name="ce43" table:content-validation-name="val7"/>
          <table:table-cell table:style-name="ce57" table:content-validation-name="val8"/>
          <table:table-cell table:style-name="ce63" table:content-validation-name="val9"/>
          <table:table-cell table:style-name="ce63" table:content-validation-name="val10"/>
          <table:table-cell table:style-name="ce64" table:formula="of:=IF(MINUTE([.H71])+HOUR([.H71])=0;0;( HOUR([.H71])*60 + MINUTE([.H71])) - (HOUR([.G71])*60 + MINUTE([.G71])  ))" office:value-type="float" office:value="0" calcext:value-type="float">
            <text:p>0</text:p>
          </table:table-cell>
          <table:table-cell table:style-name="ce66" table:formula="of:=CONCATENATE(TRUNC([.I71]/60;0);&quot;:&quot;;TEXT(MOD([.I71];60);&quot;00&quot;))" office:value-type="string" office:string-value="0:00" calcext:value-type="string">
            <text:p>0:00</text:p>
          </table:table-cell>
          <table:table-cell table:style-name="ce67" table:formula="of:=[.I71]/60" office:value-type="float" office:value="0" calcext:value-type="float">
            <text:p>0,00</text:p>
          </table:table-cell>
          <table:table-cell table:style-name="ce68" table:formula="of:=IF(ISBLANK([.B71]);&quot;&quot;;  IF(WEEKDAY([.B71];) = 0;&quot;1-Seg&quot;; IF(WEEKDAY([.B71];) = 1;&quot;2-Ter&quot;; IF(WEEKDAY([.B71];) = 2;&quot;3-Qua&quot;; IF(WEEKDAY([.B71];) = 3;&quot;4-Qui&quot;; IF(WEEKDAY([.B71];) = 4;&quot;5-Sex&quot;; IF(WEEKDAY([.B71];) = 5;&quot;6-Sab&quot;; IF(WEEKDAY([.B71];) = 0;&quot;0-Dom&quot;;&quot;?&quot;))))))))">
            <text:p/>
          </table:table-cell>
          <table:table-cell table:style-name="ce69" table:formula="of:=IF(ISBLANK([.B71]);&quot;&quot;; ISOWEEKNUM([.B71];1))">
            <text:p/>
          </table:table-cell>
          <table:table-cell table:style-name="ce70" table:content-validation-name="val8"/>
          <table:table-cell table:number-columns-repeated="1010"/>
        </table:table-row>
        <table:table-row table:style-name="ro2">
          <table:table-cell table:style-name="ce2" table:content-validation-name="val1" office:value-type="string" calcext:value-type="string">
            <text:p>Não</text:p>
          </table:table-cell>
          <table:table-cell table:style-name="ce5" table:content-validation-name="val2"/>
          <table:table-cell table:style-name="ce8" table:content-validation-name="val4"/>
          <table:table-cell table:style-name="ce10" table:content-validation-name="val5"/>
          <table:table-cell table:style-name="ce43" table:content-validation-name="val7"/>
          <table:table-cell table:style-name="ce57" table:content-validation-name="val8"/>
          <table:table-cell table:style-name="ce63" table:content-validation-name="val9"/>
          <table:table-cell table:style-name="ce63" table:content-validation-name="val10"/>
          <table:table-cell table:style-name="ce64" table:formula="of:=IF(MINUTE([.H72])+HOUR([.H72])=0;0;( HOUR([.H72])*60 + MINUTE([.H72])) - (HOUR([.G72])*60 + MINUTE([.G72])  ))" office:value-type="float" office:value="0" calcext:value-type="float">
            <text:p>0</text:p>
          </table:table-cell>
          <table:table-cell table:style-name="ce66" table:formula="of:=CONCATENATE(TRUNC([.I72]/60;0);&quot;:&quot;;TEXT(MOD([.I72];60);&quot;00&quot;))" office:value-type="string" office:string-value="0:00" calcext:value-type="string">
            <text:p>0:00</text:p>
          </table:table-cell>
          <table:table-cell table:style-name="ce67" table:formula="of:=[.I72]/60" office:value-type="float" office:value="0" calcext:value-type="float">
            <text:p>0,00</text:p>
          </table:table-cell>
          <table:table-cell table:style-name="ce68" table:formula="of:=IF(ISBLANK([.B72]);&quot;&quot;;  IF(WEEKDAY([.B72];) = 0;&quot;1-Seg&quot;; IF(WEEKDAY([.B72];) = 1;&quot;2-Ter&quot;; IF(WEEKDAY([.B72];) = 2;&quot;3-Qua&quot;; IF(WEEKDAY([.B72];) = 3;&quot;4-Qui&quot;; IF(WEEKDAY([.B72];) = 4;&quot;5-Sex&quot;; IF(WEEKDAY([.B72];) = 5;&quot;6-Sab&quot;; IF(WEEKDAY([.B72];) = 0;&quot;0-Dom&quot;;&quot;?&quot;))))))))">
            <text:p/>
          </table:table-cell>
          <table:table-cell table:style-name="ce69" table:formula="of:=IF(ISBLANK([.B72]);&quot;&quot;; ISOWEEKNUM([.B72];1))">
            <text:p/>
          </table:table-cell>
          <table:table-cell table:style-name="ce70" table:content-validation-name="val8"/>
          <table:table-cell table:number-columns-repeated="1010"/>
        </table:table-row>
        <table:table-row table:style-name="ro2">
          <table:table-cell table:style-name="ce2" table:content-validation-name="val1" office:value-type="string" calcext:value-type="string">
            <text:p>Não</text:p>
          </table:table-cell>
          <table:table-cell table:style-name="ce5" table:content-validation-name="val2"/>
          <table:table-cell table:style-name="ce8" table:content-validation-name="val4"/>
          <table:table-cell table:style-name="ce10" table:content-validation-name="val5"/>
          <table:table-cell table:style-name="ce43" table:content-validation-name="val7"/>
          <table:table-cell table:style-name="ce57" table:content-validation-name="val8"/>
          <table:table-cell table:style-name="ce63" table:content-validation-name="val9"/>
          <table:table-cell table:style-name="ce63" table:content-validation-name="val10"/>
          <table:table-cell table:style-name="ce64" table:formula="of:=IF(MINUTE([.H73])+HOUR([.H73])=0;0;( HOUR([.H73])*60 + MINUTE([.H73])) - (HOUR([.G73])*60 + MINUTE([.G73])  ))" office:value-type="float" office:value="0" calcext:value-type="float">
            <text:p>0</text:p>
          </table:table-cell>
          <table:table-cell table:style-name="ce66" table:formula="of:=CONCATENATE(TRUNC([.I73]/60;0);&quot;:&quot;;TEXT(MOD([.I73];60);&quot;00&quot;))" office:value-type="string" office:string-value="0:00" calcext:value-type="string">
            <text:p>0:00</text:p>
          </table:table-cell>
          <table:table-cell table:style-name="ce67" table:formula="of:=[.I73]/60" office:value-type="float" office:value="0" calcext:value-type="float">
            <text:p>0,00</text:p>
          </table:table-cell>
          <table:table-cell table:style-name="ce68" table:formula="of:=IF(ISBLANK([.B73]);&quot;&quot;;  IF(WEEKDAY([.B73];) = 0;&quot;1-Seg&quot;; IF(WEEKDAY([.B73];) = 1;&quot;2-Ter&quot;; IF(WEEKDAY([.B73];) = 2;&quot;3-Qua&quot;; IF(WEEKDAY([.B73];) = 3;&quot;4-Qui&quot;; IF(WEEKDAY([.B73];) = 4;&quot;5-Sex&quot;; IF(WEEKDAY([.B73];) = 5;&quot;6-Sab&quot;; IF(WEEKDAY([.B73];) = 0;&quot;0-Dom&quot;;&quot;?&quot;))))))))">
            <text:p/>
          </table:table-cell>
          <table:table-cell table:style-name="ce69" table:formula="of:=IF(ISBLANK([.B73]);&quot;&quot;; ISOWEEKNUM([.B73];1))">
            <text:p/>
          </table:table-cell>
          <table:table-cell table:style-name="ce70" table:content-validation-name="val8"/>
          <table:table-cell table:number-columns-repeated="1010"/>
        </table:table-row>
        <table:table-row table:style-name="ro2">
          <table:table-cell table:style-name="ce2" table:content-validation-name="val1" office:value-type="string" calcext:value-type="string">
            <text:p>Não</text:p>
          </table:table-cell>
          <table:table-cell table:style-name="ce5" table:content-validation-name="val2"/>
          <table:table-cell table:style-name="ce8" table:content-validation-name="val4"/>
          <table:table-cell table:style-name="ce10" table:content-validation-name="val5"/>
          <table:table-cell table:style-name="ce43" table:content-validation-name="val7"/>
          <table:table-cell table:style-name="ce57" table:content-validation-name="val8"/>
          <table:table-cell table:style-name="ce63" table:content-validation-name="val9"/>
          <table:table-cell table:style-name="ce63" table:content-validation-name="val10"/>
          <table:table-cell table:style-name="ce64" table:formula="of:=IF(MINUTE([.H74])+HOUR([.H74])=0;0;( HOUR([.H74])*60 + MINUTE([.H74])) - (HOUR([.G74])*60 + MINUTE([.G74])  ))" office:value-type="float" office:value="0" calcext:value-type="float">
            <text:p>0</text:p>
          </table:table-cell>
          <table:table-cell table:style-name="ce66" table:formula="of:=CONCATENATE(TRUNC([.I74]/60;0);&quot;:&quot;;TEXT(MOD([.I74];60);&quot;00&quot;))" office:value-type="string" office:string-value="0:00" calcext:value-type="string">
            <text:p>0:00</text:p>
          </table:table-cell>
          <table:table-cell table:style-name="ce67" table:formula="of:=[.I74]/60" office:value-type="float" office:value="0" calcext:value-type="float">
            <text:p>0,00</text:p>
          </table:table-cell>
          <table:table-cell table:style-name="ce68" table:formula="of:=IF(ISBLANK([.B74]);&quot;&quot;;  IF(WEEKDAY([.B74];) = 0;&quot;1-Seg&quot;; IF(WEEKDAY([.B74];) = 1;&quot;2-Ter&quot;; IF(WEEKDAY([.B74];) = 2;&quot;3-Qua&quot;; IF(WEEKDAY([.B74];) = 3;&quot;4-Qui&quot;; IF(WEEKDAY([.B74];) = 4;&quot;5-Sex&quot;; IF(WEEKDAY([.B74];) = 5;&quot;6-Sab&quot;; IF(WEEKDAY([.B74];) = 0;&quot;0-Dom&quot;;&quot;?&quot;))))))))">
            <text:p/>
          </table:table-cell>
          <table:table-cell table:style-name="ce69" table:formula="of:=IF(ISBLANK([.B74]);&quot;&quot;; ISOWEEKNUM([.B74];1))">
            <text:p/>
          </table:table-cell>
          <table:table-cell table:style-name="ce70" table:content-validation-name="val8"/>
          <table:table-cell table:number-columns-repeated="1010"/>
        </table:table-row>
        <table:table-row table:style-name="ro2">
          <table:table-cell table:style-name="ce2" table:content-validation-name="val1" office:value-type="string" calcext:value-type="string">
            <text:p>Não</text:p>
          </table:table-cell>
          <table:table-cell table:style-name="ce5" table:content-validation-name="val2"/>
          <table:table-cell table:style-name="ce8" table:content-validation-name="val4"/>
          <table:table-cell table:style-name="ce10" table:content-validation-name="val5"/>
          <table:table-cell table:style-name="ce44" table:content-validation-name="val7"/>
          <table:table-cell table:style-name="ce57" table:content-validation-name="val8"/>
          <table:table-cell table:style-name="ce63" table:content-validation-name="val9"/>
          <table:table-cell table:style-name="ce63" table:content-validation-name="val10"/>
          <table:table-cell table:style-name="ce64" table:formula="of:=IF(MINUTE([.H75])+HOUR([.H75])=0;0;( HOUR([.H75])*60 + MINUTE([.H75])) - (HOUR([.G75])*60 + MINUTE([.G75])  ))" office:value-type="float" office:value="0" calcext:value-type="float">
            <text:p>0</text:p>
          </table:table-cell>
          <table:table-cell table:style-name="ce66" table:formula="of:=CONCATENATE(TRUNC([.I75]/60;0);&quot;:&quot;;TEXT(MOD([.I75];60);&quot;00&quot;))" office:value-type="string" office:string-value="0:00" calcext:value-type="string">
            <text:p>0:00</text:p>
          </table:table-cell>
          <table:table-cell table:style-name="ce67" table:formula="of:=[.I75]/60" office:value-type="float" office:value="0" calcext:value-type="float">
            <text:p>0,00</text:p>
          </table:table-cell>
          <table:table-cell table:style-name="ce68" table:formula="of:=IF(ISBLANK([.B75]);&quot;&quot;;  IF(WEEKDAY([.B75];) = 0;&quot;1-Seg&quot;; IF(WEEKDAY([.B75];) = 1;&quot;2-Ter&quot;; IF(WEEKDAY([.B75];) = 2;&quot;3-Qua&quot;; IF(WEEKDAY([.B75];) = 3;&quot;4-Qui&quot;; IF(WEEKDAY([.B75];) = 4;&quot;5-Sex&quot;; IF(WEEKDAY([.B75];) = 5;&quot;6-Sab&quot;; IF(WEEKDAY([.B75];) = 0;&quot;0-Dom&quot;;&quot;?&quot;))))))))">
            <text:p/>
          </table:table-cell>
          <table:table-cell table:style-name="ce69" table:formula="of:=IF(ISBLANK([.B75]);&quot;&quot;; ISOWEEKNUM([.B75];1))">
            <text:p/>
          </table:table-cell>
          <table:table-cell table:style-name="ce70" table:content-validation-name="val8"/>
          <table:table-cell table:number-columns-repeated="1010"/>
        </table:table-row>
        <table:table-row table:style-name="ro2">
          <table:table-cell table:style-name="ce2" table:content-validation-name="val1" office:value-type="string" calcext:value-type="string">
            <text:p>Não</text:p>
          </table:table-cell>
          <table:table-cell table:style-name="ce5" table:content-validation-name="val2"/>
          <table:table-cell table:style-name="ce8" table:content-validation-name="val4"/>
          <table:table-cell table:style-name="ce10" table:content-validation-name="val5"/>
          <table:table-cell table:style-name="ce45" table:content-validation-name="val7"/>
          <table:table-cell table:style-name="ce57" table:content-validation-name="val8"/>
          <table:table-cell table:style-name="ce63" table:content-validation-name="val9"/>
          <table:table-cell table:style-name="ce63" table:content-validation-name="val10"/>
          <table:table-cell table:style-name="ce64" table:formula="of:=IF(MINUTE([.H76])+HOUR([.H76])=0;0;( HOUR([.H76])*60 + MINUTE([.H76])) - (HOUR([.G76])*60 + MINUTE([.G76])  ))" office:value-type="float" office:value="0" calcext:value-type="float">
            <text:p>0</text:p>
          </table:table-cell>
          <table:table-cell table:style-name="ce66" table:formula="of:=CONCATENATE(TRUNC([.I76]/60;0);&quot;:&quot;;TEXT(MOD([.I76];60);&quot;00&quot;))" office:value-type="string" office:string-value="0:00" calcext:value-type="string">
            <text:p>0:00</text:p>
          </table:table-cell>
          <table:table-cell table:style-name="ce67" table:formula="of:=[.I76]/60" office:value-type="float" office:value="0" calcext:value-type="float">
            <text:p>0,00</text:p>
          </table:table-cell>
          <table:table-cell table:style-name="ce68" table:formula="of:=IF(ISBLANK([.B76]);&quot;&quot;;  IF(WEEKDAY([.B76];) = 0;&quot;1-Seg&quot;; IF(WEEKDAY([.B76];) = 1;&quot;2-Ter&quot;; IF(WEEKDAY([.B76];) = 2;&quot;3-Qua&quot;; IF(WEEKDAY([.B76];) = 3;&quot;4-Qui&quot;; IF(WEEKDAY([.B76];) = 4;&quot;5-Sex&quot;; IF(WEEKDAY([.B76];) = 5;&quot;6-Sab&quot;; IF(WEEKDAY([.B76];) = 0;&quot;0-Dom&quot;;&quot;?&quot;))))))))">
            <text:p/>
          </table:table-cell>
          <table:table-cell table:style-name="ce69" table:formula="of:=IF(ISBLANK([.B76]);&quot;&quot;; ISOWEEKNUM([.B76];1))">
            <text:p/>
          </table:table-cell>
          <table:table-cell table:style-name="ce70" table:content-validation-name="val8"/>
          <table:table-cell table:number-columns-repeated="1010"/>
        </table:table-row>
        <table:table-row table:style-name="ro2">
          <table:table-cell table:style-name="ce2" table:content-validation-name="val1" office:value-type="string" calcext:value-type="string">
            <text:p>Não</text:p>
          </table:table-cell>
          <table:table-cell table:style-name="ce5" table:content-validation-name="val2"/>
          <table:table-cell table:style-name="ce8" table:content-validation-name="val4"/>
          <table:table-cell table:style-name="ce15" table:content-validation-name="val5"/>
          <table:table-cell table:style-name="ce46" table:content-validation-name="val7"/>
          <table:table-cell table:style-name="ce59" table:content-validation-name="val8"/>
          <table:table-cell table:style-name="ce63" table:content-validation-name="val9"/>
          <table:table-cell table:style-name="ce63" table:content-validation-name="val10"/>
          <table:table-cell table:style-name="ce64" table:formula="of:=IF(MINUTE([.H77])+HOUR([.H77])=0;0;( HOUR([.H77])*60 + MINUTE([.H77])) - (HOUR([.G77])*60 + MINUTE([.G77])  ))" office:value-type="float" office:value="0" calcext:value-type="float">
            <text:p>0</text:p>
          </table:table-cell>
          <table:table-cell table:style-name="ce66" table:formula="of:=CONCATENATE(TRUNC([.I77]/60;0);&quot;:&quot;;TEXT(MOD([.I77];60);&quot;00&quot;))" office:value-type="string" office:string-value="0:00" calcext:value-type="string">
            <text:p>0:00</text:p>
          </table:table-cell>
          <table:table-cell table:style-name="ce67" table:formula="of:=[.I77]/60" office:value-type="float" office:value="0" calcext:value-type="float">
            <text:p>0,00</text:p>
          </table:table-cell>
          <table:table-cell table:style-name="ce68" table:formula="of:=IF(ISBLANK([.B77]);&quot;&quot;;  IF(WEEKDAY([.B77];) = 0;&quot;1-Seg&quot;; IF(WEEKDAY([.B77];) = 1;&quot;2-Ter&quot;; IF(WEEKDAY([.B77];) = 2;&quot;3-Qua&quot;; IF(WEEKDAY([.B77];) = 3;&quot;4-Qui&quot;; IF(WEEKDAY([.B77];) = 4;&quot;5-Sex&quot;; IF(WEEKDAY([.B77];) = 5;&quot;6-Sab&quot;; IF(WEEKDAY([.B77];) = 0;&quot;0-Dom&quot;;&quot;?&quot;))))))))">
            <text:p/>
          </table:table-cell>
          <table:table-cell table:style-name="ce69" table:formula="of:=IF(ISBLANK([.B77]);&quot;&quot;; ISOWEEKNUM([.B77];1))">
            <text:p/>
          </table:table-cell>
          <table:table-cell table:style-name="ce70" table:content-validation-name="val8"/>
          <table:table-cell table:number-columns-repeated="1010"/>
        </table:table-row>
        <table:table-row table:style-name="ro2">
          <table:table-cell table:style-name="ce2" table:content-validation-name="val1" office:value-type="string" calcext:value-type="string">
            <text:p>Não</text:p>
          </table:table-cell>
          <table:table-cell table:style-name="ce5" table:content-validation-name="val2"/>
          <table:table-cell table:style-name="ce8" table:content-validation-name="val4"/>
          <table:table-cell table:style-name="ce10" table:content-validation-name="val5"/>
          <table:table-cell table:style-name="ce22" table:content-validation-name="val7"/>
          <table:table-cell table:style-name="ce57" table:content-validation-name="val8"/>
          <table:table-cell table:style-name="ce63" table:content-validation-name="val9"/>
          <table:table-cell table:style-name="ce63" table:content-validation-name="val10"/>
          <table:table-cell table:style-name="ce64" table:formula="of:=IF(MINUTE([.H78])+HOUR([.H78])=0;0;( HOUR([.H78])*60 + MINUTE([.H78])) - (HOUR([.G78])*60 + MINUTE([.G78])  ))" office:value-type="float" office:value="0" calcext:value-type="float">
            <text:p>0</text:p>
          </table:table-cell>
          <table:table-cell table:style-name="ce66" table:formula="of:=CONCATENATE(TRUNC([.I78]/60;0);&quot;:&quot;;TEXT(MOD([.I78];60);&quot;00&quot;))" office:value-type="string" office:string-value="0:00" calcext:value-type="string">
            <text:p>0:00</text:p>
          </table:table-cell>
          <table:table-cell table:style-name="ce67" table:formula="of:=[.I78]/60" office:value-type="float" office:value="0" calcext:value-type="float">
            <text:p>0,00</text:p>
          </table:table-cell>
          <table:table-cell table:style-name="ce68" table:formula="of:=IF(ISBLANK([.B78]);&quot;&quot;;  IF(WEEKDAY([.B78];) = 0;&quot;1-Seg&quot;; IF(WEEKDAY([.B78];) = 1;&quot;2-Ter&quot;; IF(WEEKDAY([.B78];) = 2;&quot;3-Qua&quot;; IF(WEEKDAY([.B78];) = 3;&quot;4-Qui&quot;; IF(WEEKDAY([.B78];) = 4;&quot;5-Sex&quot;; IF(WEEKDAY([.B78];) = 5;&quot;6-Sab&quot;; IF(WEEKDAY([.B78];) = 0;&quot;0-Dom&quot;;&quot;?&quot;))))))))">
            <text:p/>
          </table:table-cell>
          <table:table-cell table:style-name="ce69" table:formula="of:=IF(ISBLANK([.B78]);&quot;&quot;; ISOWEEKNUM([.B78];1))">
            <text:p/>
          </table:table-cell>
          <table:table-cell table:style-name="ce70" table:content-validation-name="val8"/>
          <table:table-cell table:number-columns-repeated="1010"/>
        </table:table-row>
        <table:table-row table:style-name="ro2">
          <table:table-cell table:style-name="ce2" table:content-validation-name="val1" office:value-type="string" calcext:value-type="string">
            <text:p>Não</text:p>
          </table:table-cell>
          <table:table-cell table:style-name="ce5" table:content-validation-name="val2"/>
          <table:table-cell table:style-name="ce8" table:content-validation-name="val4"/>
          <table:table-cell table:style-name="ce16" table:content-validation-name="val5"/>
          <table:table-cell table:style-name="ce47" table:content-validation-name="val7"/>
          <table:table-cell table:style-name="ce57" table:content-validation-name="val8"/>
          <table:table-cell table:style-name="ce63" table:content-validation-name="val9"/>
          <table:table-cell table:style-name="ce63" table:content-validation-name="val10"/>
          <table:table-cell table:style-name="ce64" table:formula="of:=IF(MINUTE([.H79])+HOUR([.H79])=0;0;( HOUR([.H79])*60 + MINUTE([.H79])) - (HOUR([.G79])*60 + MINUTE([.G79])  ))" office:value-type="float" office:value="0" calcext:value-type="float">
            <text:p>0</text:p>
          </table:table-cell>
          <table:table-cell table:style-name="ce66" table:formula="of:=CONCATENATE(TRUNC([.I79]/60;0);&quot;:&quot;;TEXT(MOD([.I79];60);&quot;00&quot;))" office:value-type="string" office:string-value="0:00" calcext:value-type="string">
            <text:p>0:00</text:p>
          </table:table-cell>
          <table:table-cell table:style-name="ce67" table:formula="of:=[.I79]/60" office:value-type="float" office:value="0" calcext:value-type="float">
            <text:p>0,00</text:p>
          </table:table-cell>
          <table:table-cell table:style-name="ce68" table:formula="of:=IF(ISBLANK([.B79]);&quot;&quot;;  IF(WEEKDAY([.B79];) = 0;&quot;1-Seg&quot;; IF(WEEKDAY([.B79];) = 1;&quot;2-Ter&quot;; IF(WEEKDAY([.B79];) = 2;&quot;3-Qua&quot;; IF(WEEKDAY([.B79];) = 3;&quot;4-Qui&quot;; IF(WEEKDAY([.B79];) = 4;&quot;5-Sex&quot;; IF(WEEKDAY([.B79];) = 5;&quot;6-Sab&quot;; IF(WEEKDAY([.B79];) = 0;&quot;0-Dom&quot;;&quot;?&quot;))))))))">
            <text:p/>
          </table:table-cell>
          <table:table-cell table:style-name="ce69" table:formula="of:=IF(ISBLANK([.B79]);&quot;&quot;; ISOWEEKNUM([.B79];1))">
            <text:p/>
          </table:table-cell>
          <table:table-cell table:style-name="ce70" table:content-validation-name="val8"/>
          <table:table-cell table:style-name="ce72"/>
          <table:table-cell table:style-name="ce74"/>
          <table:table-cell table:style-name="ce72"/>
          <table:table-cell table:style-name="ce74"/>
          <table:table-cell table:style-name="ce75"/>
          <table:table-cell table:number-columns-repeated="1005"/>
        </table:table-row>
        <table:table-row table:style-name="ro2">
          <table:table-cell table:style-name="ce2" table:content-validation-name="val1" office:value-type="string" calcext:value-type="string">
            <text:p>Não</text:p>
          </table:table-cell>
          <table:table-cell table:style-name="ce5" table:content-validation-name="val2"/>
          <table:table-cell table:style-name="ce8" table:content-validation-name="val4"/>
          <table:table-cell table:style-name="ce10" table:content-validation-name="val5"/>
          <table:table-cell table:style-name="ce22" table:content-validation-name="val7"/>
          <table:table-cell table:style-name="ce57" table:content-validation-name="val8"/>
          <table:table-cell table:style-name="ce63" table:content-validation-name="val9"/>
          <table:table-cell table:style-name="ce63" table:content-validation-name="val10"/>
          <table:table-cell table:style-name="ce64" table:formula="of:=IF(MINUTE([.H80])+HOUR([.H80])=0;0;( HOUR([.H80])*60 + MINUTE([.H80])) - (HOUR([.G80])*60 + MINUTE([.G80])  ))" office:value-type="float" office:value="0" calcext:value-type="float">
            <text:p>0</text:p>
          </table:table-cell>
          <table:table-cell table:style-name="ce66" table:formula="of:=CONCATENATE(TRUNC([.I80]/60;0);&quot;:&quot;;TEXT(MOD([.I80];60);&quot;00&quot;))" office:value-type="string" office:string-value="0:00" calcext:value-type="string">
            <text:p>0:00</text:p>
          </table:table-cell>
          <table:table-cell table:style-name="ce67" table:formula="of:=[.I80]/60" office:value-type="float" office:value="0" calcext:value-type="float">
            <text:p>0,00</text:p>
          </table:table-cell>
          <table:table-cell table:style-name="ce68" table:formula="of:=IF(ISBLANK([.B80]);&quot;&quot;;  IF(WEEKDAY([.B80];) = 0;&quot;1-Seg&quot;; IF(WEEKDAY([.B80];) = 1;&quot;2-Ter&quot;; IF(WEEKDAY([.B80];) = 2;&quot;3-Qua&quot;; IF(WEEKDAY([.B80];) = 3;&quot;4-Qui&quot;; IF(WEEKDAY([.B80];) = 4;&quot;5-Sex&quot;; IF(WEEKDAY([.B80];) = 5;&quot;6-Sab&quot;; IF(WEEKDAY([.B80];) = 0;&quot;0-Dom&quot;;&quot;?&quot;))))))))">
            <text:p/>
          </table:table-cell>
          <table:table-cell table:style-name="ce69" table:formula="of:=IF(ISBLANK([.B80]);&quot;&quot;; ISOWEEKNUM([.B80];1))">
            <text:p/>
          </table:table-cell>
          <table:table-cell table:style-name="ce70" table:content-validation-name="val8"/>
          <table:table-cell table:number-columns-repeated="2"/>
          <table:table-cell office:value-type="string" calcext:value-type="string">
            <text:p>.</text:p>
          </table:table-cell>
          <table:table-cell table:number-columns-repeated="1007"/>
        </table:table-row>
        <table:table-row table:style-name="ro2">
          <table:table-cell table:style-name="ce2" table:content-validation-name="val1" office:value-type="string" calcext:value-type="string">
            <text:p>Não</text:p>
          </table:table-cell>
          <table:table-cell table:style-name="ce5" table:content-validation-name="val2"/>
          <table:table-cell table:style-name="ce8" table:content-validation-name="val4"/>
          <table:table-cell table:style-name="ce10" table:content-validation-name="val5"/>
          <table:table-cell table:style-name="ce22" table:content-validation-name="val7"/>
          <table:table-cell table:style-name="ce57" table:content-validation-name="val8"/>
          <table:table-cell table:style-name="ce63" table:content-validation-name="val9"/>
          <table:table-cell table:style-name="ce63" table:content-validation-name="val10"/>
          <table:table-cell table:style-name="ce64" table:formula="of:=IF(MINUTE([.H81])+HOUR([.H81])=0;0;( HOUR([.H81])*60 + MINUTE([.H81])) - (HOUR([.G81])*60 + MINUTE([.G81])  ))" office:value-type="float" office:value="0" calcext:value-type="float">
            <text:p>0</text:p>
          </table:table-cell>
          <table:table-cell table:style-name="ce66" table:formula="of:=CONCATENATE(TRUNC([.I81]/60;0);&quot;:&quot;;TEXT(MOD([.I81];60);&quot;00&quot;))" office:value-type="string" office:string-value="0:00" calcext:value-type="string">
            <text:p>0:00</text:p>
          </table:table-cell>
          <table:table-cell table:style-name="ce67" table:formula="of:=[.I81]/60" office:value-type="float" office:value="0" calcext:value-type="float">
            <text:p>0,00</text:p>
          </table:table-cell>
          <table:table-cell table:style-name="ce68" table:formula="of:=IF(ISBLANK([.B81]);&quot;&quot;;  IF(WEEKDAY([.B81];) = 0;&quot;1-Seg&quot;; IF(WEEKDAY([.B81];) = 1;&quot;2-Ter&quot;; IF(WEEKDAY([.B81];) = 2;&quot;3-Qua&quot;; IF(WEEKDAY([.B81];) = 3;&quot;4-Qui&quot;; IF(WEEKDAY([.B81];) = 4;&quot;5-Sex&quot;; IF(WEEKDAY([.B81];) = 5;&quot;6-Sab&quot;; IF(WEEKDAY([.B81];) = 0;&quot;0-Dom&quot;;&quot;?&quot;))))))))">
            <text:p/>
          </table:table-cell>
          <table:table-cell table:style-name="ce69" table:formula="of:=IF(ISBLANK([.B81]);&quot;&quot;; ISOWEEKNUM([.B81];1))">
            <text:p/>
          </table:table-cell>
          <table:table-cell table:style-name="ce70" table:content-validation-name="val8"/>
          <table:table-cell table:number-columns-repeated="1010"/>
        </table:table-row>
        <table:table-row table:style-name="ro2">
          <table:table-cell table:style-name="ce2" table:content-validation-name="val1" office:value-type="string" calcext:value-type="string">
            <text:p>Não</text:p>
          </table:table-cell>
          <table:table-cell table:style-name="ce5" table:content-validation-name="val2"/>
          <table:table-cell table:style-name="ce8" table:content-validation-name="val4"/>
          <table:table-cell table:style-name="ce10" table:content-validation-name="val5"/>
          <table:table-cell table:style-name="ce22" table:content-validation-name="val7"/>
          <table:table-cell table:style-name="ce57" table:content-validation-name="val8"/>
          <table:table-cell table:style-name="ce63" table:content-validation-name="val9"/>
          <table:table-cell table:style-name="ce63" table:content-validation-name="val10"/>
          <table:table-cell table:style-name="ce64" table:formula="of:=IF(MINUTE([.H82])+HOUR([.H82])=0;0;( HOUR([.H82])*60 + MINUTE([.H82])) - (HOUR([.G82])*60 + MINUTE([.G82])  ))" office:value-type="float" office:value="0" calcext:value-type="float">
            <text:p>0</text:p>
          </table:table-cell>
          <table:table-cell table:style-name="ce66" table:formula="of:=CONCATENATE(TRUNC([.I82]/60;0);&quot;:&quot;;TEXT(MOD([.I82];60);&quot;00&quot;))" office:value-type="string" office:string-value="0:00" calcext:value-type="string">
            <text:p>0:00</text:p>
          </table:table-cell>
          <table:table-cell table:style-name="ce67" table:formula="of:=[.I82]/60" office:value-type="float" office:value="0" calcext:value-type="float">
            <text:p>0,00</text:p>
          </table:table-cell>
          <table:table-cell table:style-name="ce68" table:formula="of:=IF(ISBLANK([.B82]);&quot;&quot;;  IF(WEEKDAY([.B82];) = 0;&quot;1-Seg&quot;; IF(WEEKDAY([.B82];) = 1;&quot;2-Ter&quot;; IF(WEEKDAY([.B82];) = 2;&quot;3-Qua&quot;; IF(WEEKDAY([.B82];) = 3;&quot;4-Qui&quot;; IF(WEEKDAY([.B82];) = 4;&quot;5-Sex&quot;; IF(WEEKDAY([.B82];) = 5;&quot;6-Sab&quot;; IF(WEEKDAY([.B82];) = 0;&quot;0-Dom&quot;;&quot;?&quot;))))))))">
            <text:p/>
          </table:table-cell>
          <table:table-cell table:style-name="ce69" table:formula="of:=IF(ISBLANK([.B82]);&quot;&quot;; ISOWEEKNUM([.B82];1))">
            <text:p/>
          </table:table-cell>
          <table:table-cell table:style-name="ce70" table:content-validation-name="val8"/>
          <table:table-cell table:number-columns-repeated="1010"/>
        </table:table-row>
        <table:table-row table:style-name="ro2">
          <table:table-cell table:style-name="ce2" table:content-validation-name="val1" office:value-type="string" calcext:value-type="string">
            <text:p>Não</text:p>
          </table:table-cell>
          <table:table-cell table:style-name="ce5" table:content-validation-name="val2"/>
          <table:table-cell table:style-name="ce8" table:content-validation-name="val4"/>
          <table:table-cell table:style-name="ce10" table:content-validation-name="val5"/>
          <table:table-cell table:style-name="ce22" table:content-validation-name="val7"/>
          <table:table-cell table:style-name="ce57" table:content-validation-name="val8"/>
          <table:table-cell table:style-name="ce63" table:content-validation-name="val9"/>
          <table:table-cell table:style-name="ce63" table:content-validation-name="val10"/>
          <table:table-cell table:style-name="ce64" table:formula="of:=IF(MINUTE([.H83])+HOUR([.H83])=0;0;( HOUR([.H83])*60 + MINUTE([.H83])) - (HOUR([.G83])*60 + MINUTE([.G83])  ))" office:value-type="float" office:value="0" calcext:value-type="float">
            <text:p>0</text:p>
          </table:table-cell>
          <table:table-cell table:style-name="ce66" table:formula="of:=CONCATENATE(TRUNC([.I83]/60;0);&quot;:&quot;;TEXT(MOD([.I83];60);&quot;00&quot;))" office:value-type="string" office:string-value="0:00" calcext:value-type="string">
            <text:p>0:00</text:p>
          </table:table-cell>
          <table:table-cell table:style-name="ce67" table:formula="of:=[.I83]/60" office:value-type="float" office:value="0" calcext:value-type="float">
            <text:p>0,00</text:p>
          </table:table-cell>
          <table:table-cell table:style-name="ce68" table:formula="of:=IF(ISBLANK([.B83]);&quot;&quot;;  IF(WEEKDAY([.B83];) = 0;&quot;1-Seg&quot;; IF(WEEKDAY([.B83];) = 1;&quot;2-Ter&quot;; IF(WEEKDAY([.B83];) = 2;&quot;3-Qua&quot;; IF(WEEKDAY([.B83];) = 3;&quot;4-Qui&quot;; IF(WEEKDAY([.B83];) = 4;&quot;5-Sex&quot;; IF(WEEKDAY([.B83];) = 5;&quot;6-Sab&quot;; IF(WEEKDAY([.B83];) = 0;&quot;0-Dom&quot;;&quot;?&quot;))))))))">
            <text:p/>
          </table:table-cell>
          <table:table-cell table:style-name="ce69" table:formula="of:=IF(ISBLANK([.B83]);&quot;&quot;; ISOWEEKNUM([.B83];1))">
            <text:p/>
          </table:table-cell>
          <table:table-cell table:style-name="ce70" table:content-validation-name="val8"/>
          <table:table-cell table:number-columns-repeated="1010"/>
        </table:table-row>
        <table:table-row table:style-name="ro2">
          <table:table-cell table:style-name="ce2" table:content-validation-name="val1" office:value-type="string" calcext:value-type="string">
            <text:p>Não</text:p>
          </table:table-cell>
          <table:table-cell table:style-name="ce5" table:content-validation-name="val2"/>
          <table:table-cell table:style-name="ce8" table:content-validation-name="val4"/>
          <table:table-cell table:style-name="ce10" table:content-validation-name="val5"/>
          <table:table-cell table:style-name="ce22" table:content-validation-name="val7"/>
          <table:table-cell table:style-name="ce59" table:content-validation-name="val8"/>
          <table:table-cell table:style-name="ce63" table:content-validation-name="val9"/>
          <table:table-cell table:style-name="ce63" table:content-validation-name="val10"/>
          <table:table-cell table:style-name="ce64" table:formula="of:=IF(MINUTE([.H84])+HOUR([.H84])=0;0;( HOUR([.H84])*60 + MINUTE([.H84])) - (HOUR([.G84])*60 + MINUTE([.G84])  ))" office:value-type="float" office:value="0" calcext:value-type="float">
            <text:p>0</text:p>
          </table:table-cell>
          <table:table-cell table:style-name="ce66" table:formula="of:=CONCATENATE(TRUNC([.I84]/60;0);&quot;:&quot;;TEXT(MOD([.I84];60);&quot;00&quot;))" office:value-type="string" office:string-value="0:00" calcext:value-type="string">
            <text:p>0:00</text:p>
          </table:table-cell>
          <table:table-cell table:style-name="ce67" table:formula="of:=[.I84]/60" office:value-type="float" office:value="0" calcext:value-type="float">
            <text:p>0,00</text:p>
          </table:table-cell>
          <table:table-cell table:style-name="ce68" table:formula="of:=IF(ISBLANK([.B84]);&quot;&quot;;  IF(WEEKDAY([.B84];) = 0;&quot;1-Seg&quot;; IF(WEEKDAY([.B84];) = 1;&quot;2-Ter&quot;; IF(WEEKDAY([.B84];) = 2;&quot;3-Qua&quot;; IF(WEEKDAY([.B84];) = 3;&quot;4-Qui&quot;; IF(WEEKDAY([.B84];) = 4;&quot;5-Sex&quot;; IF(WEEKDAY([.B84];) = 5;&quot;6-Sab&quot;; IF(WEEKDAY([.B84];) = 0;&quot;0-Dom&quot;;&quot;?&quot;))))))))">
            <text:p/>
          </table:table-cell>
          <table:table-cell table:style-name="ce69" table:formula="of:=IF(ISBLANK([.B84]);&quot;&quot;; ISOWEEKNUM([.B84];1))">
            <text:p/>
          </table:table-cell>
          <table:table-cell table:style-name="ce70" table:content-validation-name="val8"/>
          <table:table-cell table:number-columns-repeated="1010"/>
        </table:table-row>
        <table:table-row table:style-name="ro2">
          <table:table-cell table:style-name="ce2" table:content-validation-name="val1" office:value-type="string" calcext:value-type="string">
            <text:p>Não</text:p>
          </table:table-cell>
          <table:table-cell table:style-name="ce5" table:content-validation-name="val2"/>
          <table:table-cell table:style-name="ce8" table:content-validation-name="val4"/>
          <table:table-cell table:style-name="ce10" table:content-validation-name="val5"/>
          <table:table-cell table:style-name="ce22" table:content-validation-name="val7"/>
          <table:table-cell table:style-name="ce57" table:content-validation-name="val8"/>
          <table:table-cell table:style-name="ce63" table:content-validation-name="val9"/>
          <table:table-cell table:style-name="ce63" table:content-validation-name="val10"/>
          <table:table-cell table:style-name="ce64" table:formula="of:=IF(MINUTE([.H85])+HOUR([.H85])=0;0;( HOUR([.H85])*60 + MINUTE([.H85])) - (HOUR([.G85])*60 + MINUTE([.G85])  ))" office:value-type="float" office:value="0" calcext:value-type="float">
            <text:p>0</text:p>
          </table:table-cell>
          <table:table-cell table:style-name="ce66" table:formula="of:=CONCATENATE(TRUNC([.I85]/60;0);&quot;:&quot;;TEXT(MOD([.I85];60);&quot;00&quot;))" office:value-type="string" office:string-value="0:00" calcext:value-type="string">
            <text:p>0:00</text:p>
          </table:table-cell>
          <table:table-cell table:style-name="ce67" table:formula="of:=[.I85]/60" office:value-type="float" office:value="0" calcext:value-type="float">
            <text:p>0,00</text:p>
          </table:table-cell>
          <table:table-cell table:style-name="ce68" table:formula="of:=IF(ISBLANK([.B85]);&quot;&quot;;  IF(WEEKDAY([.B85];) = 0;&quot;1-Seg&quot;; IF(WEEKDAY([.B85];) = 1;&quot;2-Ter&quot;; IF(WEEKDAY([.B85];) = 2;&quot;3-Qua&quot;; IF(WEEKDAY([.B85];) = 3;&quot;4-Qui&quot;; IF(WEEKDAY([.B85];) = 4;&quot;5-Sex&quot;; IF(WEEKDAY([.B85];) = 5;&quot;6-Sab&quot;; IF(WEEKDAY([.B85];) = 0;&quot;0-Dom&quot;;&quot;?&quot;))))))))">
            <text:p/>
          </table:table-cell>
          <table:table-cell table:style-name="ce69" table:formula="of:=IF(ISBLANK([.B85]);&quot;&quot;; ISOWEEKNUM([.B85];1))">
            <text:p/>
          </table:table-cell>
          <table:table-cell table:style-name="ce70" table:content-validation-name="val8"/>
          <table:table-cell table:number-columns-repeated="1010"/>
        </table:table-row>
        <table:table-row table:style-name="ro2">
          <table:table-cell table:style-name="ce2" table:content-validation-name="val1" office:value-type="string" calcext:value-type="string">
            <text:p>Não</text:p>
          </table:table-cell>
          <table:table-cell table:style-name="ce5" table:content-validation-name="val2"/>
          <table:table-cell table:style-name="ce8" table:content-validation-name="val4"/>
          <table:table-cell table:style-name="ce10" table:content-validation-name="val5"/>
          <table:table-cell table:style-name="ce48" table:content-validation-name="val7"/>
          <table:table-cell table:style-name="ce57" table:content-validation-name="val8"/>
          <table:table-cell table:style-name="ce63" table:content-validation-name="val9"/>
          <table:table-cell table:style-name="ce63" table:content-validation-name="val10"/>
          <table:table-cell table:style-name="ce64" table:formula="of:=IF(MINUTE([.H86])+HOUR([.H86])=0;0;( HOUR([.H86])*60 + MINUTE([.H86])) - (HOUR([.G86])*60 + MINUTE([.G86])  ))" office:value-type="float" office:value="0" calcext:value-type="float">
            <text:p>0</text:p>
          </table:table-cell>
          <table:table-cell table:style-name="ce66" table:formula="of:=CONCATENATE(TRUNC([.I86]/60;0);&quot;:&quot;;TEXT(MOD([.I86];60);&quot;00&quot;))" office:value-type="string" office:string-value="0:00" calcext:value-type="string">
            <text:p>0:00</text:p>
          </table:table-cell>
          <table:table-cell table:style-name="ce67" table:formula="of:=[.I86]/60" office:value-type="float" office:value="0" calcext:value-type="float">
            <text:p>0,00</text:p>
          </table:table-cell>
          <table:table-cell table:style-name="ce68" table:formula="of:=IF(ISBLANK([.B86]);&quot;&quot;;  IF(WEEKDAY([.B86];) = 0;&quot;1-Seg&quot;; IF(WEEKDAY([.B86];) = 1;&quot;2-Ter&quot;; IF(WEEKDAY([.B86];) = 2;&quot;3-Qua&quot;; IF(WEEKDAY([.B86];) = 3;&quot;4-Qui&quot;; IF(WEEKDAY([.B86];) = 4;&quot;5-Sex&quot;; IF(WEEKDAY([.B86];) = 5;&quot;6-Sab&quot;; IF(WEEKDAY([.B86];) = 0;&quot;0-Dom&quot;;&quot;?&quot;))))))))">
            <text:p/>
          </table:table-cell>
          <table:table-cell table:style-name="ce69" table:formula="of:=IF(ISBLANK([.B86]);&quot;&quot;; ISOWEEKNUM([.B86];1))">
            <text:p/>
          </table:table-cell>
          <table:table-cell table:style-name="ce70" table:content-validation-name="val8"/>
          <table:table-cell table:number-columns-repeated="1010"/>
        </table:table-row>
        <table:table-row table:style-name="ro2">
          <table:table-cell table:style-name="ce2" table:content-validation-name="val1" office:value-type="string" calcext:value-type="string">
            <text:p>Não</text:p>
          </table:table-cell>
          <table:table-cell table:style-name="ce5" table:content-validation-name="val2"/>
          <table:table-cell table:style-name="ce8" table:content-validation-name="val4"/>
          <table:table-cell table:style-name="ce10" table:content-validation-name="val5"/>
          <table:table-cell table:style-name="ce22" table:content-validation-name="val7"/>
          <table:table-cell table:style-name="ce57" table:content-validation-name="val8"/>
          <table:table-cell table:style-name="ce63" table:content-validation-name="val9"/>
          <table:table-cell table:style-name="ce63" table:content-validation-name="val10"/>
          <table:table-cell table:style-name="ce64" table:formula="of:=IF(MINUTE([.H87])+HOUR([.H87])=0;0;( HOUR([.H87])*60 + MINUTE([.H87])) - (HOUR([.G87])*60 + MINUTE([.G87])  ))" office:value-type="float" office:value="0" calcext:value-type="float">
            <text:p>0</text:p>
          </table:table-cell>
          <table:table-cell table:style-name="ce66" table:formula="of:=CONCATENATE(TRUNC([.I87]/60;0);&quot;:&quot;;TEXT(MOD([.I87];60);&quot;00&quot;))" office:value-type="string" office:string-value="0:00" calcext:value-type="string">
            <text:p>0:00</text:p>
          </table:table-cell>
          <table:table-cell table:style-name="ce67" table:formula="of:=[.I87]/60" office:value-type="float" office:value="0" calcext:value-type="float">
            <text:p>0,00</text:p>
          </table:table-cell>
          <table:table-cell table:style-name="ce68" table:formula="of:=IF(ISBLANK([.B87]);&quot;&quot;;  IF(WEEKDAY([.B87];) = 0;&quot;1-Seg&quot;; IF(WEEKDAY([.B87];) = 1;&quot;2-Ter&quot;; IF(WEEKDAY([.B87];) = 2;&quot;3-Qua&quot;; IF(WEEKDAY([.B87];) = 3;&quot;4-Qui&quot;; IF(WEEKDAY([.B87];) = 4;&quot;5-Sex&quot;; IF(WEEKDAY([.B87];) = 5;&quot;6-Sab&quot;; IF(WEEKDAY([.B87];) = 0;&quot;0-Dom&quot;;&quot;?&quot;))))))))">
            <text:p/>
          </table:table-cell>
          <table:table-cell table:style-name="ce69" table:formula="of:=IF(ISBLANK([.B87]);&quot;&quot;; ISOWEEKNUM([.B87];1))">
            <text:p/>
          </table:table-cell>
          <table:table-cell table:style-name="ce70" table:content-validation-name="val8"/>
          <table:table-cell table:number-columns-repeated="1010"/>
        </table:table-row>
        <table:table-row table:style-name="ro2">
          <table:table-cell table:style-name="ce2" table:content-validation-name="val1" office:value-type="string" calcext:value-type="string">
            <text:p>Não</text:p>
          </table:table-cell>
          <table:table-cell table:style-name="ce5" table:content-validation-name="val2"/>
          <table:table-cell table:style-name="ce8" table:content-validation-name="val4"/>
          <table:table-cell table:style-name="ce10" table:content-validation-name="val5"/>
          <table:table-cell table:style-name="ce22" table:content-validation-name="val7"/>
          <table:table-cell table:style-name="ce57" table:content-validation-name="val8"/>
          <table:table-cell table:style-name="ce63" table:content-validation-name="val9"/>
          <table:table-cell table:style-name="ce63" table:content-validation-name="val10"/>
          <table:table-cell table:style-name="ce64" table:formula="of:=IF(MINUTE([.H88])+HOUR([.H88])=0;0;( HOUR([.H88])*60 + MINUTE([.H88])) - (HOUR([.G88])*60 + MINUTE([.G88])  ))" office:value-type="float" office:value="0" calcext:value-type="float">
            <text:p>0</text:p>
          </table:table-cell>
          <table:table-cell table:style-name="ce66" table:formula="of:=CONCATENATE(TRUNC([.I88]/60;0);&quot;:&quot;;TEXT(MOD([.I88];60);&quot;00&quot;))" office:value-type="string" office:string-value="0:00" calcext:value-type="string">
            <text:p>0:00</text:p>
          </table:table-cell>
          <table:table-cell table:style-name="ce67" table:formula="of:=[.I88]/60" office:value-type="float" office:value="0" calcext:value-type="float">
            <text:p>0,00</text:p>
          </table:table-cell>
          <table:table-cell table:style-name="ce68" table:formula="of:=IF(ISBLANK([.B88]);&quot;&quot;;  IF(WEEKDAY([.B88];) = 0;&quot;1-Seg&quot;; IF(WEEKDAY([.B88];) = 1;&quot;2-Ter&quot;; IF(WEEKDAY([.B88];) = 2;&quot;3-Qua&quot;; IF(WEEKDAY([.B88];) = 3;&quot;4-Qui&quot;; IF(WEEKDAY([.B88];) = 4;&quot;5-Sex&quot;; IF(WEEKDAY([.B88];) = 5;&quot;6-Sab&quot;; IF(WEEKDAY([.B88];) = 0;&quot;0-Dom&quot;;&quot;?&quot;))))))))">
            <text:p/>
          </table:table-cell>
          <table:table-cell table:style-name="ce69" table:formula="of:=IF(ISBLANK([.B88]);&quot;&quot;; ISOWEEKNUM([.B88];1))">
            <text:p/>
          </table:table-cell>
          <table:table-cell table:style-name="ce70" table:content-validation-name="val8"/>
          <table:table-cell table:number-columns-repeated="1010"/>
        </table:table-row>
        <table:table-row table:style-name="ro2">
          <table:table-cell table:style-name="ce2" table:content-validation-name="val1" office:value-type="string" calcext:value-type="string">
            <text:p>Não</text:p>
          </table:table-cell>
          <table:table-cell table:style-name="ce5" table:content-validation-name="val2"/>
          <table:table-cell table:style-name="ce8" table:content-validation-name="val4"/>
          <table:table-cell table:style-name="ce17" table:content-validation-name="val5"/>
          <table:table-cell table:style-name="ce22" table:content-validation-name="val7"/>
          <table:table-cell table:style-name="ce57" table:content-validation-name="val8"/>
          <table:table-cell table:style-name="ce63" table:content-validation-name="val9"/>
          <table:table-cell table:style-name="ce63" table:content-validation-name="val10"/>
          <table:table-cell table:style-name="ce64" table:formula="of:=IF(MINUTE([.H89])+HOUR([.H89])=0;0;( HOUR([.H89])*60 + MINUTE([.H89])) - (HOUR([.G89])*60 + MINUTE([.G89])  ))" office:value-type="float" office:value="0" calcext:value-type="float">
            <text:p>0</text:p>
          </table:table-cell>
          <table:table-cell table:style-name="ce66" table:formula="of:=CONCATENATE(TRUNC([.I89]/60;0);&quot;:&quot;;TEXT(MOD([.I89];60);&quot;00&quot;))" office:value-type="string" office:string-value="0:00" calcext:value-type="string">
            <text:p>0:00</text:p>
          </table:table-cell>
          <table:table-cell table:style-name="ce67" table:formula="of:=[.I89]/60" office:value-type="float" office:value="0" calcext:value-type="float">
            <text:p>0,00</text:p>
          </table:table-cell>
          <table:table-cell table:style-name="ce68" table:formula="of:=IF(ISBLANK([.B89]);&quot;&quot;;  IF(WEEKDAY([.B89];) = 0;&quot;1-Seg&quot;; IF(WEEKDAY([.B89];) = 1;&quot;2-Ter&quot;; IF(WEEKDAY([.B89];) = 2;&quot;3-Qua&quot;; IF(WEEKDAY([.B89];) = 3;&quot;4-Qui&quot;; IF(WEEKDAY([.B89];) = 4;&quot;5-Sex&quot;; IF(WEEKDAY([.B89];) = 5;&quot;6-Sab&quot;; IF(WEEKDAY([.B89];) = 0;&quot;0-Dom&quot;;&quot;?&quot;))))))))">
            <text:p/>
          </table:table-cell>
          <table:table-cell table:style-name="ce69" table:formula="of:=IF(ISBLANK([.B89]);&quot;&quot;; ISOWEEKNUM([.B89];1))">
            <text:p/>
          </table:table-cell>
          <table:table-cell table:style-name="ce70" table:content-validation-name="val8"/>
          <table:table-cell table:number-columns-repeated="1010"/>
        </table:table-row>
        <table:table-row table:style-name="ro2">
          <table:table-cell table:style-name="ce2" table:content-validation-name="val1" office:value-type="string" calcext:value-type="string">
            <text:p>Não</text:p>
          </table:table-cell>
          <table:table-cell table:style-name="ce5" table:content-validation-name="val2"/>
          <table:table-cell table:style-name="ce8" table:content-validation-name="val4"/>
          <table:table-cell table:style-name="ce10" table:content-validation-name="val5"/>
          <table:table-cell table:style-name="ce22" table:content-validation-name="val7"/>
          <table:table-cell table:style-name="ce57" table:content-validation-name="val8"/>
          <table:table-cell table:style-name="ce63" table:content-validation-name="val9"/>
          <table:table-cell table:style-name="ce63" table:content-validation-name="val10"/>
          <table:table-cell table:style-name="ce64" table:formula="of:=IF(MINUTE([.H90])+HOUR([.H90])=0;0;( HOUR([.H90])*60 + MINUTE([.H90])) - (HOUR([.G90])*60 + MINUTE([.G90])  ))" office:value-type="float" office:value="0" calcext:value-type="float">
            <text:p>0</text:p>
          </table:table-cell>
          <table:table-cell table:style-name="ce66" table:formula="of:=CONCATENATE(TRUNC([.I90]/60;0);&quot;:&quot;;TEXT(MOD([.I90];60);&quot;00&quot;))" office:value-type="string" office:string-value="0:00" calcext:value-type="string">
            <text:p>0:00</text:p>
          </table:table-cell>
          <table:table-cell table:style-name="ce67" table:formula="of:=[.I90]/60" office:value-type="float" office:value="0" calcext:value-type="float">
            <text:p>0,00</text:p>
          </table:table-cell>
          <table:table-cell table:style-name="ce68" table:formula="of:=IF(ISBLANK([.B90]);&quot;&quot;;  IF(WEEKDAY([.B90];) = 0;&quot;1-Seg&quot;; IF(WEEKDAY([.B90];) = 1;&quot;2-Ter&quot;; IF(WEEKDAY([.B90];) = 2;&quot;3-Qua&quot;; IF(WEEKDAY([.B90];) = 3;&quot;4-Qui&quot;; IF(WEEKDAY([.B90];) = 4;&quot;5-Sex&quot;; IF(WEEKDAY([.B90];) = 5;&quot;6-Sab&quot;; IF(WEEKDAY([.B90];) = 0;&quot;0-Dom&quot;;&quot;?&quot;))))))))">
            <text:p/>
          </table:table-cell>
          <table:table-cell table:style-name="ce69" table:formula="of:=IF(ISBLANK([.B90]);&quot;&quot;; ISOWEEKNUM([.B90];1))">
            <text:p/>
          </table:table-cell>
          <table:table-cell table:style-name="ce70" table:content-validation-name="val8"/>
          <table:table-cell table:number-columns-repeated="1010"/>
        </table:table-row>
        <table:table-row table:style-name="ro2">
          <table:table-cell table:style-name="ce2" table:content-validation-name="val1" office:value-type="string" calcext:value-type="string">
            <text:p>Não</text:p>
          </table:table-cell>
          <table:table-cell table:style-name="ce5" table:content-validation-name="val2"/>
          <table:table-cell table:style-name="ce8" table:content-validation-name="val4"/>
          <table:table-cell table:style-name="ce10" table:content-validation-name="val5"/>
          <table:table-cell table:style-name="ce22" table:content-validation-name="val7"/>
          <table:table-cell table:style-name="ce57" table:content-validation-name="val8"/>
          <table:table-cell table:style-name="ce63" table:content-validation-name="val9"/>
          <table:table-cell table:style-name="ce63" table:content-validation-name="val10"/>
          <table:table-cell table:style-name="ce64" table:formula="of:=IF(MINUTE([.H91])+HOUR([.H91])=0;0;( HOUR([.H91])*60 + MINUTE([.H91])) - (HOUR([.G91])*60 + MINUTE([.G91])  ))" office:value-type="float" office:value="0" calcext:value-type="float">
            <text:p>0</text:p>
          </table:table-cell>
          <table:table-cell table:style-name="ce66" table:formula="of:=CONCATENATE(TRUNC([.I91]/60;0);&quot;:&quot;;TEXT(MOD([.I91];60);&quot;00&quot;))" office:value-type="string" office:string-value="0:00" calcext:value-type="string">
            <text:p>0:00</text:p>
          </table:table-cell>
          <table:table-cell table:style-name="ce67" table:formula="of:=[.I91]/60" office:value-type="float" office:value="0" calcext:value-type="float">
            <text:p>0,00</text:p>
          </table:table-cell>
          <table:table-cell table:style-name="ce68" table:formula="of:=IF(ISBLANK([.B91]);&quot;&quot;;  IF(WEEKDAY([.B91];) = 0;&quot;1-Seg&quot;; IF(WEEKDAY([.B91];) = 1;&quot;2-Ter&quot;; IF(WEEKDAY([.B91];) = 2;&quot;3-Qua&quot;; IF(WEEKDAY([.B91];) = 3;&quot;4-Qui&quot;; IF(WEEKDAY([.B91];) = 4;&quot;5-Sex&quot;; IF(WEEKDAY([.B91];) = 5;&quot;6-Sab&quot;; IF(WEEKDAY([.B91];) = 0;&quot;0-Dom&quot;;&quot;?&quot;))))))))">
            <text:p/>
          </table:table-cell>
          <table:table-cell table:style-name="ce69" table:formula="of:=IF(ISBLANK([.B91]);&quot;&quot;; ISOWEEKNUM([.B91];1))">
            <text:p/>
          </table:table-cell>
          <table:table-cell table:style-name="ce70" table:content-validation-name="val8"/>
          <table:table-cell table:number-columns-repeated="1010"/>
        </table:table-row>
        <table:table-row table:style-name="ro2">
          <table:table-cell table:style-name="ce2" table:content-validation-name="val1" office:value-type="string" calcext:value-type="string">
            <text:p>Não</text:p>
          </table:table-cell>
          <table:table-cell table:style-name="ce5" table:content-validation-name="val2"/>
          <table:table-cell table:style-name="ce8" table:content-validation-name="val4"/>
          <table:table-cell table:style-name="ce10" table:content-validation-name="val5"/>
          <table:table-cell table:style-name="ce22" table:content-validation-name="val7"/>
          <table:table-cell table:style-name="ce57" table:content-validation-name="val8"/>
          <table:table-cell table:style-name="ce63" table:content-validation-name="val9"/>
          <table:table-cell table:style-name="ce63" table:content-validation-name="val10"/>
          <table:table-cell table:style-name="ce64" table:formula="of:=IF(MINUTE([.H92])+HOUR([.H92])=0;0;( HOUR([.H92])*60 + MINUTE([.H92])) - (HOUR([.G92])*60 + MINUTE([.G92])  ))" office:value-type="float" office:value="0" calcext:value-type="float">
            <text:p>0</text:p>
          </table:table-cell>
          <table:table-cell table:style-name="ce66" table:formula="of:=CONCATENATE(TRUNC([.I92]/60;0);&quot;:&quot;;TEXT(MOD([.I92];60);&quot;00&quot;))" office:value-type="string" office:string-value="0:00" calcext:value-type="string">
            <text:p>0:00</text:p>
          </table:table-cell>
          <table:table-cell table:style-name="ce67" table:formula="of:=[.I92]/60" office:value-type="float" office:value="0" calcext:value-type="float">
            <text:p>0,00</text:p>
          </table:table-cell>
          <table:table-cell table:style-name="ce68" table:formula="of:=IF(ISBLANK([.B92]);&quot;&quot;;  IF(WEEKDAY([.B92];) = 0;&quot;1-Seg&quot;; IF(WEEKDAY([.B92];) = 1;&quot;2-Ter&quot;; IF(WEEKDAY([.B92];) = 2;&quot;3-Qua&quot;; IF(WEEKDAY([.B92];) = 3;&quot;4-Qui&quot;; IF(WEEKDAY([.B92];) = 4;&quot;5-Sex&quot;; IF(WEEKDAY([.B92];) = 5;&quot;6-Sab&quot;; IF(WEEKDAY([.B92];) = 0;&quot;0-Dom&quot;;&quot;?&quot;))))))))">
            <text:p/>
          </table:table-cell>
          <table:table-cell table:style-name="ce69" table:formula="of:=IF(ISBLANK([.B92]);&quot;&quot;; ISOWEEKNUM([.B92];1))">
            <text:p/>
          </table:table-cell>
          <table:table-cell table:style-name="ce70" table:content-validation-name="val8"/>
          <table:table-cell table:number-columns-repeated="1010"/>
        </table:table-row>
        <table:table-row table:style-name="ro2">
          <table:table-cell table:style-name="ce2" table:content-validation-name="val1" office:value-type="string" calcext:value-type="string">
            <text:p>Não</text:p>
          </table:table-cell>
          <table:table-cell table:style-name="ce5" table:content-validation-name="val2"/>
          <table:table-cell table:style-name="ce8" table:content-validation-name="val4"/>
          <table:table-cell table:style-name="ce10" table:content-validation-name="val5"/>
          <table:table-cell table:style-name="ce22" table:content-validation-name="val7"/>
          <table:table-cell table:style-name="ce57" table:content-validation-name="val8"/>
          <table:table-cell table:style-name="ce63" table:content-validation-name="val9"/>
          <table:table-cell table:style-name="ce63" table:content-validation-name="val10"/>
          <table:table-cell table:style-name="ce64" table:formula="of:=IF(MINUTE([.H93])+HOUR([.H93])=0;0;( HOUR([.H93])*60 + MINUTE([.H93])) - (HOUR([.G93])*60 + MINUTE([.G93])  ))" office:value-type="float" office:value="0" calcext:value-type="float">
            <text:p>0</text:p>
          </table:table-cell>
          <table:table-cell table:style-name="ce66" table:formula="of:=CONCATENATE(TRUNC([.I93]/60;0);&quot;:&quot;;TEXT(MOD([.I93];60);&quot;00&quot;))" office:value-type="string" office:string-value="0:00" calcext:value-type="string">
            <text:p>0:00</text:p>
          </table:table-cell>
          <table:table-cell table:style-name="ce67" table:formula="of:=[.I93]/60" office:value-type="float" office:value="0" calcext:value-type="float">
            <text:p>0,00</text:p>
          </table:table-cell>
          <table:table-cell table:style-name="ce68" table:formula="of:=IF(ISBLANK([.B93]);&quot;&quot;;  IF(WEEKDAY([.B93];) = 0;&quot;1-Seg&quot;; IF(WEEKDAY([.B93];) = 1;&quot;2-Ter&quot;; IF(WEEKDAY([.B93];) = 2;&quot;3-Qua&quot;; IF(WEEKDAY([.B93];) = 3;&quot;4-Qui&quot;; IF(WEEKDAY([.B93];) = 4;&quot;5-Sex&quot;; IF(WEEKDAY([.B93];) = 5;&quot;6-Sab&quot;; IF(WEEKDAY([.B93];) = 0;&quot;0-Dom&quot;;&quot;?&quot;))))))))">
            <text:p/>
          </table:table-cell>
          <table:table-cell table:style-name="ce69" table:formula="of:=IF(ISBLANK([.B93]);&quot;&quot;; ISOWEEKNUM([.B93];1))">
            <text:p/>
          </table:table-cell>
          <table:table-cell table:style-name="ce70" table:content-validation-name="val8"/>
          <table:table-cell table:number-columns-repeated="1010"/>
        </table:table-row>
        <table:table-row table:style-name="ro2">
          <table:table-cell table:style-name="ce2" table:content-validation-name="val1" office:value-type="string" calcext:value-type="string">
            <text:p>Não</text:p>
          </table:table-cell>
          <table:table-cell table:style-name="ce5" table:content-validation-name="val2"/>
          <table:table-cell table:style-name="ce8" table:content-validation-name="val4"/>
          <table:table-cell table:style-name="ce10" table:content-validation-name="val5"/>
          <table:table-cell table:style-name="ce22" table:content-validation-name="val7"/>
          <table:table-cell table:style-name="ce57" table:content-validation-name="val8"/>
          <table:table-cell table:style-name="ce63" table:content-validation-name="val9"/>
          <table:table-cell table:style-name="ce63" table:content-validation-name="val10"/>
          <table:table-cell table:style-name="ce64" table:formula="of:=IF(MINUTE([.H94])+HOUR([.H94])=0;0;( HOUR([.H94])*60 + MINUTE([.H94])) - (HOUR([.G94])*60 + MINUTE([.G94])  ))" office:value-type="float" office:value="0" calcext:value-type="float">
            <text:p>0</text:p>
          </table:table-cell>
          <table:table-cell table:style-name="ce66" table:formula="of:=CONCATENATE(TRUNC([.I94]/60;0);&quot;:&quot;;TEXT(MOD([.I94];60);&quot;00&quot;))" office:value-type="string" office:string-value="0:00" calcext:value-type="string">
            <text:p>0:00</text:p>
          </table:table-cell>
          <table:table-cell table:style-name="ce67" table:formula="of:=[.I94]/60" office:value-type="float" office:value="0" calcext:value-type="float">
            <text:p>0,00</text:p>
          </table:table-cell>
          <table:table-cell table:style-name="ce68" table:formula="of:=IF(ISBLANK([.B94]);&quot;&quot;;  IF(WEEKDAY([.B94];) = 0;&quot;1-Seg&quot;; IF(WEEKDAY([.B94];) = 1;&quot;2-Ter&quot;; IF(WEEKDAY([.B94];) = 2;&quot;3-Qua&quot;; IF(WEEKDAY([.B94];) = 3;&quot;4-Qui&quot;; IF(WEEKDAY([.B94];) = 4;&quot;5-Sex&quot;; IF(WEEKDAY([.B94];) = 5;&quot;6-Sab&quot;; IF(WEEKDAY([.B94];) = 0;&quot;0-Dom&quot;;&quot;?&quot;))))))))">
            <text:p/>
          </table:table-cell>
          <table:table-cell table:style-name="ce69" table:formula="of:=IF(ISBLANK([.B94]);&quot;&quot;; ISOWEEKNUM([.B94];1))">
            <text:p/>
          </table:table-cell>
          <table:table-cell table:style-name="ce70" table:content-validation-name="val8"/>
          <table:table-cell table:number-columns-repeated="1010"/>
        </table:table-row>
        <table:table-row table:style-name="ro2">
          <table:table-cell table:style-name="ce2" table:content-validation-name="val1" office:value-type="string" calcext:value-type="string">
            <text:p>Não</text:p>
          </table:table-cell>
          <table:table-cell table:style-name="ce5" table:content-validation-name="val2"/>
          <table:table-cell table:style-name="ce8" table:content-validation-name="val4"/>
          <table:table-cell table:style-name="ce10" table:content-validation-name="val5"/>
          <table:table-cell table:style-name="ce22" table:content-validation-name="val7"/>
          <table:table-cell table:style-name="ce57" table:content-validation-name="val8"/>
          <table:table-cell table:style-name="ce63" table:content-validation-name="val9"/>
          <table:table-cell table:style-name="ce63" table:content-validation-name="val10"/>
          <table:table-cell table:style-name="ce64" table:formula="of:=IF(MINUTE([.H95])+HOUR([.H95])=0;0;( HOUR([.H95])*60 + MINUTE([.H95])) - (HOUR([.G95])*60 + MINUTE([.G95])  ))" office:value-type="float" office:value="0" calcext:value-type="float">
            <text:p>0</text:p>
          </table:table-cell>
          <table:table-cell table:style-name="ce66" table:formula="of:=CONCATENATE(TRUNC([.I95]/60;0);&quot;:&quot;;TEXT(MOD([.I95];60);&quot;00&quot;))" office:value-type="string" office:string-value="0:00" calcext:value-type="string">
            <text:p>0:00</text:p>
          </table:table-cell>
          <table:table-cell table:style-name="ce67" table:formula="of:=[.I95]/60" office:value-type="float" office:value="0" calcext:value-type="float">
            <text:p>0,00</text:p>
          </table:table-cell>
          <table:table-cell table:style-name="ce68" table:formula="of:=IF(ISBLANK([.B95]);&quot;&quot;;  IF(WEEKDAY([.B95];) = 0;&quot;1-Seg&quot;; IF(WEEKDAY([.B95];) = 1;&quot;2-Ter&quot;; IF(WEEKDAY([.B95];) = 2;&quot;3-Qua&quot;; IF(WEEKDAY([.B95];) = 3;&quot;4-Qui&quot;; IF(WEEKDAY([.B95];) = 4;&quot;5-Sex&quot;; IF(WEEKDAY([.B95];) = 5;&quot;6-Sab&quot;; IF(WEEKDAY([.B95];) = 0;&quot;0-Dom&quot;;&quot;?&quot;))))))))">
            <text:p/>
          </table:table-cell>
          <table:table-cell table:style-name="ce69" table:formula="of:=IF(ISBLANK([.B95]);&quot;&quot;; ISOWEEKNUM([.B95];1))">
            <text:p/>
          </table:table-cell>
          <table:table-cell table:style-name="ce70" table:content-validation-name="val8"/>
          <table:table-cell table:number-columns-repeated="1010"/>
        </table:table-row>
        <table:table-row table:style-name="ro2">
          <table:table-cell table:style-name="ce2" table:content-validation-name="val1" office:value-type="string" calcext:value-type="string">
            <text:p>Não</text:p>
          </table:table-cell>
          <table:table-cell table:style-name="ce5" table:content-validation-name="val2"/>
          <table:table-cell table:style-name="ce8" table:content-validation-name="val4"/>
          <table:table-cell table:style-name="ce10" table:content-validation-name="val5"/>
          <table:table-cell table:style-name="ce22" table:content-validation-name="val7"/>
          <table:table-cell table:style-name="ce57" table:content-validation-name="val8"/>
          <table:table-cell table:style-name="ce63" table:content-validation-name="val9"/>
          <table:table-cell table:style-name="ce63" table:content-validation-name="val10"/>
          <table:table-cell table:style-name="ce64" table:formula="of:=IF(MINUTE([.H96])+HOUR([.H96])=0;0;( HOUR([.H96])*60 + MINUTE([.H96])) - (HOUR([.G96])*60 + MINUTE([.G96])  ))" office:value-type="float" office:value="0" calcext:value-type="float">
            <text:p>0</text:p>
          </table:table-cell>
          <table:table-cell table:style-name="ce66" table:formula="of:=CONCATENATE(TRUNC([.I96]/60;0);&quot;:&quot;;TEXT(MOD([.I96];60);&quot;00&quot;))" office:value-type="string" office:string-value="0:00" calcext:value-type="string">
            <text:p>0:00</text:p>
          </table:table-cell>
          <table:table-cell table:style-name="ce67" table:formula="of:=[.I96]/60" office:value-type="float" office:value="0" calcext:value-type="float">
            <text:p>0,00</text:p>
          </table:table-cell>
          <table:table-cell table:style-name="ce68" table:formula="of:=IF(ISBLANK([.B96]);&quot;&quot;;  IF(WEEKDAY([.B96];) = 0;&quot;1-Seg&quot;; IF(WEEKDAY([.B96];) = 1;&quot;2-Ter&quot;; IF(WEEKDAY([.B96];) = 2;&quot;3-Qua&quot;; IF(WEEKDAY([.B96];) = 3;&quot;4-Qui&quot;; IF(WEEKDAY([.B96];) = 4;&quot;5-Sex&quot;; IF(WEEKDAY([.B96];) = 5;&quot;6-Sab&quot;; IF(WEEKDAY([.B96];) = 0;&quot;0-Dom&quot;;&quot;?&quot;))))))))">
            <text:p/>
          </table:table-cell>
          <table:table-cell table:style-name="ce69" table:formula="of:=IF(ISBLANK([.B96]);&quot;&quot;; ISOWEEKNUM([.B96];1))">
            <text:p/>
          </table:table-cell>
          <table:table-cell table:style-name="ce70" table:content-validation-name="val8"/>
          <table:table-cell table:number-columns-repeated="1010"/>
        </table:table-row>
        <table:table-row table:style-name="ro2">
          <table:table-cell table:style-name="ce2" table:content-validation-name="val1" office:value-type="string" calcext:value-type="string">
            <text:p>Não</text:p>
          </table:table-cell>
          <table:table-cell table:style-name="ce5" table:content-validation-name="val2"/>
          <table:table-cell table:style-name="ce8" table:content-validation-name="val4"/>
          <table:table-cell table:style-name="ce10" table:content-validation-name="val5"/>
          <table:table-cell table:style-name="ce22" table:content-validation-name="val7"/>
          <table:table-cell table:style-name="ce57" table:content-validation-name="val8"/>
          <table:table-cell table:style-name="ce63" table:content-validation-name="val9"/>
          <table:table-cell table:style-name="ce63" table:content-validation-name="val10"/>
          <table:table-cell table:style-name="ce64" table:formula="of:=IF(MINUTE([.H97])+HOUR([.H97])=0;0;( HOUR([.H97])*60 + MINUTE([.H97])) - (HOUR([.G97])*60 + MINUTE([.G97])  ))" office:value-type="float" office:value="0" calcext:value-type="float">
            <text:p>0</text:p>
          </table:table-cell>
          <table:table-cell table:style-name="ce66" table:formula="of:=CONCATENATE(TRUNC([.I97]/60;0);&quot;:&quot;;TEXT(MOD([.I97];60);&quot;00&quot;))" office:value-type="string" office:string-value="0:00" calcext:value-type="string">
            <text:p>0:00</text:p>
          </table:table-cell>
          <table:table-cell table:style-name="ce67" table:formula="of:=[.I97]/60" office:value-type="float" office:value="0" calcext:value-type="float">
            <text:p>0,00</text:p>
          </table:table-cell>
          <table:table-cell table:style-name="ce68" table:formula="of:=IF(ISBLANK([.B97]);&quot;&quot;;  IF(WEEKDAY([.B97];) = 0;&quot;1-Seg&quot;; IF(WEEKDAY([.B97];) = 1;&quot;2-Ter&quot;; IF(WEEKDAY([.B97];) = 2;&quot;3-Qua&quot;; IF(WEEKDAY([.B97];) = 3;&quot;4-Qui&quot;; IF(WEEKDAY([.B97];) = 4;&quot;5-Sex&quot;; IF(WEEKDAY([.B97];) = 5;&quot;6-Sab&quot;; IF(WEEKDAY([.B97];) = 0;&quot;0-Dom&quot;;&quot;?&quot;))))))))">
            <text:p/>
          </table:table-cell>
          <table:table-cell table:style-name="ce69" table:formula="of:=IF(ISBLANK([.B97]);&quot;&quot;; ISOWEEKNUM([.B97];1))">
            <text:p/>
          </table:table-cell>
          <table:table-cell table:style-name="ce70" table:content-validation-name="val8"/>
          <table:table-cell table:number-columns-repeated="1010"/>
        </table:table-row>
        <table:table-row table:style-name="ro2">
          <table:table-cell table:style-name="ce2" table:content-validation-name="val1" office:value-type="string" calcext:value-type="string">
            <text:p>Não</text:p>
          </table:table-cell>
          <table:table-cell table:style-name="ce5" table:content-validation-name="val2"/>
          <table:table-cell table:style-name="ce8" table:content-validation-name="val4"/>
          <table:table-cell table:style-name="ce10" table:content-validation-name="val5"/>
          <table:table-cell table:style-name="ce22" table:content-validation-name="val7"/>
          <table:table-cell table:style-name="ce57" table:content-validation-name="val8"/>
          <table:table-cell table:style-name="ce63" table:content-validation-name="val9"/>
          <table:table-cell table:style-name="ce63" table:content-validation-name="val10"/>
          <table:table-cell table:style-name="ce64" table:formula="of:=IF(MINUTE([.H98])+HOUR([.H98])=0;0;( HOUR([.H98])*60 + MINUTE([.H98])) - (HOUR([.G98])*60 + MINUTE([.G98])  ))" office:value-type="float" office:value="0" calcext:value-type="float">
            <text:p>0</text:p>
          </table:table-cell>
          <table:table-cell table:style-name="ce66" table:formula="of:=CONCATENATE(TRUNC([.I98]/60;0);&quot;:&quot;;TEXT(MOD([.I98];60);&quot;00&quot;))" office:value-type="string" office:string-value="0:00" calcext:value-type="string">
            <text:p>0:00</text:p>
          </table:table-cell>
          <table:table-cell table:style-name="ce67" table:formula="of:=[.I98]/60" office:value-type="float" office:value="0" calcext:value-type="float">
            <text:p>0,00</text:p>
          </table:table-cell>
          <table:table-cell table:style-name="ce68" table:formula="of:=IF(ISBLANK([.B98]);&quot;&quot;;  IF(WEEKDAY([.B98];) = 0;&quot;1-Seg&quot;; IF(WEEKDAY([.B98];) = 1;&quot;2-Ter&quot;; IF(WEEKDAY([.B98];) = 2;&quot;3-Qua&quot;; IF(WEEKDAY([.B98];) = 3;&quot;4-Qui&quot;; IF(WEEKDAY([.B98];) = 4;&quot;5-Sex&quot;; IF(WEEKDAY([.B98];) = 5;&quot;6-Sab&quot;; IF(WEEKDAY([.B98];) = 0;&quot;0-Dom&quot;;&quot;?&quot;))))))))">
            <text:p/>
          </table:table-cell>
          <table:table-cell table:style-name="ce69" table:formula="of:=IF(ISBLANK([.B98]);&quot;&quot;; ISOWEEKNUM([.B98];1))">
            <text:p/>
          </table:table-cell>
          <table:table-cell table:style-name="ce70" table:content-validation-name="val8"/>
          <table:table-cell table:number-columns-repeated="1010"/>
        </table:table-row>
        <table:table-row table:style-name="ro2">
          <table:table-cell table:style-name="ce2" table:content-validation-name="val1" office:value-type="string" calcext:value-type="string">
            <text:p>Não</text:p>
          </table:table-cell>
          <table:table-cell table:style-name="ce5" table:content-validation-name="val2"/>
          <table:table-cell table:style-name="ce8" table:content-validation-name="val4"/>
          <table:table-cell table:style-name="ce10" table:content-validation-name="val5"/>
          <table:table-cell table:style-name="ce22" table:content-validation-name="val7"/>
          <table:table-cell table:style-name="ce57" table:content-validation-name="val8"/>
          <table:table-cell table:style-name="ce63" table:content-validation-name="val9"/>
          <table:table-cell table:style-name="ce63" table:content-validation-name="val10"/>
          <table:table-cell table:style-name="ce64" table:formula="of:=IF(MINUTE([.H99])+HOUR([.H99])=0;0;( HOUR([.H99])*60 + MINUTE([.H99])) - (HOUR([.G99])*60 + MINUTE([.G99])  ))" office:value-type="float" office:value="0" calcext:value-type="float">
            <text:p>0</text:p>
          </table:table-cell>
          <table:table-cell table:style-name="ce66" table:formula="of:=CONCATENATE(TRUNC([.I99]/60;0);&quot;:&quot;;TEXT(MOD([.I99];60);&quot;00&quot;))" office:value-type="string" office:string-value="0:00" calcext:value-type="string">
            <text:p>0:00</text:p>
          </table:table-cell>
          <table:table-cell table:style-name="ce67" table:formula="of:=[.I99]/60" office:value-type="float" office:value="0" calcext:value-type="float">
            <text:p>0,00</text:p>
          </table:table-cell>
          <table:table-cell table:style-name="ce68" table:formula="of:=IF(ISBLANK([.B99]);&quot;&quot;;  IF(WEEKDAY([.B99];) = 0;&quot;1-Seg&quot;; IF(WEEKDAY([.B99];) = 1;&quot;2-Ter&quot;; IF(WEEKDAY([.B99];) = 2;&quot;3-Qua&quot;; IF(WEEKDAY([.B99];) = 3;&quot;4-Qui&quot;; IF(WEEKDAY([.B99];) = 4;&quot;5-Sex&quot;; IF(WEEKDAY([.B99];) = 5;&quot;6-Sab&quot;; IF(WEEKDAY([.B99];) = 0;&quot;0-Dom&quot;;&quot;?&quot;))))))))">
            <text:p/>
          </table:table-cell>
          <table:table-cell table:style-name="ce69" table:formula="of:=IF(ISBLANK([.B99]);&quot;&quot;; ISOWEEKNUM([.B99];1))">
            <text:p/>
          </table:table-cell>
          <table:table-cell table:style-name="ce70" table:content-validation-name="val8"/>
          <table:table-cell table:number-columns-repeated="1010"/>
        </table:table-row>
        <table:table-row table:style-name="ro2">
          <table:table-cell table:style-name="ce2" table:content-validation-name="val1" office:value-type="string" calcext:value-type="string">
            <text:p>Não</text:p>
          </table:table-cell>
          <table:table-cell table:style-name="ce5" table:content-validation-name="val2"/>
          <table:table-cell table:style-name="ce8" table:content-validation-name="val4"/>
          <table:table-cell table:style-name="ce10" table:content-validation-name="val5"/>
          <table:table-cell table:style-name="ce22" table:content-validation-name="val7"/>
          <table:table-cell table:style-name="ce57" table:content-validation-name="val8"/>
          <table:table-cell table:style-name="ce63" table:content-validation-name="val9"/>
          <table:table-cell table:style-name="ce63" table:content-validation-name="val10"/>
          <table:table-cell table:style-name="ce64" table:formula="of:=IF(MINUTE([.H100])+HOUR([.H100])=0;0;( HOUR([.H100])*60 + MINUTE([.H100])) - (HOUR([.G100])*60 + MINUTE([.G100])  ))" office:value-type="float" office:value="0" calcext:value-type="float">
            <text:p>0</text:p>
          </table:table-cell>
          <table:table-cell table:style-name="ce66" table:formula="of:=CONCATENATE(TRUNC([.I100]/60;0);&quot;:&quot;;TEXT(MOD([.I100];60);&quot;00&quot;))" office:value-type="string" office:string-value="0:00" calcext:value-type="string">
            <text:p>0:00</text:p>
          </table:table-cell>
          <table:table-cell table:style-name="ce67" table:formula="of:=[.I100]/60" office:value-type="float" office:value="0" calcext:value-type="float">
            <text:p>0,00</text:p>
          </table:table-cell>
          <table:table-cell table:style-name="ce68" table:formula="of:=IF(ISBLANK([.B100]);&quot;&quot;;  IF(WEEKDAY([.B100];) = 0;&quot;1-Seg&quot;; IF(WEEKDAY([.B100];) = 1;&quot;2-Ter&quot;; IF(WEEKDAY([.B100];) = 2;&quot;3-Qua&quot;; IF(WEEKDAY([.B100];) = 3;&quot;4-Qui&quot;; IF(WEEKDAY([.B100];) = 4;&quot;5-Sex&quot;; IF(WEEKDAY([.B100];) = 5;&quot;6-Sab&quot;; IF(WEEKDAY([.B100];) = 0;&quot;0-Dom&quot;;&quot;?&quot;))))))))">
            <text:p/>
          </table:table-cell>
          <table:table-cell table:style-name="ce69" table:formula="of:=IF(ISBLANK([.B100]);&quot;&quot;; ISOWEEKNUM([.B100];1))">
            <text:p/>
          </table:table-cell>
          <table:table-cell table:style-name="ce70" table:content-validation-name="val8"/>
          <table:table-cell table:number-columns-repeated="1010"/>
        </table:table-row>
        <table:table-row table:style-name="ro2">
          <table:table-cell table:style-name="ce2" table:content-validation-name="val1" office:value-type="string" calcext:value-type="string">
            <text:p>Não</text:p>
          </table:table-cell>
          <table:table-cell table:style-name="ce5" table:content-validation-name="val2"/>
          <table:table-cell table:style-name="ce8" table:content-validation-name="val4"/>
          <table:table-cell table:style-name="ce10" table:content-validation-name="val5"/>
          <table:table-cell table:style-name="ce22" table:content-validation-name="val7"/>
          <table:table-cell table:style-name="ce57" table:content-validation-name="val8"/>
          <table:table-cell table:style-name="ce63" table:content-validation-name="val9"/>
          <table:table-cell table:style-name="ce63" table:content-validation-name="val10"/>
          <table:table-cell table:style-name="ce64" table:formula="of:=IF(MINUTE([.H101])+HOUR([.H101])=0;0;( HOUR([.H101])*60 + MINUTE([.H101])) - (HOUR([.G101])*60 + MINUTE([.G101])  ))" office:value-type="float" office:value="0" calcext:value-type="float">
            <text:p>0</text:p>
          </table:table-cell>
          <table:table-cell table:style-name="ce66" table:formula="of:=CONCATENATE(TRUNC([.I101]/60;0);&quot;:&quot;;TEXT(MOD([.I101];60);&quot;00&quot;))" office:value-type="string" office:string-value="0:00" calcext:value-type="string">
            <text:p>0:00</text:p>
          </table:table-cell>
          <table:table-cell table:style-name="ce67" table:formula="of:=[.I101]/60" office:value-type="float" office:value="0" calcext:value-type="float">
            <text:p>0,00</text:p>
          </table:table-cell>
          <table:table-cell table:style-name="ce68" table:formula="of:=IF(ISBLANK([.B101]);&quot;&quot;;  IF(WEEKDAY([.B101];) = 0;&quot;1-Seg&quot;; IF(WEEKDAY([.B101];) = 1;&quot;2-Ter&quot;; IF(WEEKDAY([.B101];) = 2;&quot;3-Qua&quot;; IF(WEEKDAY([.B101];) = 3;&quot;4-Qui&quot;; IF(WEEKDAY([.B101];) = 4;&quot;5-Sex&quot;; IF(WEEKDAY([.B101];) = 5;&quot;6-Sab&quot;; IF(WEEKDAY([.B101];) = 0;&quot;0-Dom&quot;;&quot;?&quot;))))))))">
            <text:p/>
          </table:table-cell>
          <table:table-cell table:style-name="ce69" table:formula="of:=IF(ISBLANK([.B101]);&quot;&quot;; ISOWEEKNUM([.B101];1))">
            <text:p/>
          </table:table-cell>
          <table:table-cell table:style-name="ce70" table:content-validation-name="val8"/>
          <table:table-cell table:number-columns-repeated="1010"/>
        </table:table-row>
        <table:table-row table:style-name="ro2">
          <table:table-cell table:style-name="ce2" table:content-validation-name="val1" office:value-type="string" calcext:value-type="string">
            <text:p>Não</text:p>
          </table:table-cell>
          <table:table-cell table:style-name="ce5" table:content-validation-name="val2"/>
          <table:table-cell table:style-name="ce8" table:content-validation-name="val4"/>
          <table:table-cell table:style-name="ce10" table:content-validation-name="val5"/>
          <table:table-cell table:style-name="ce22" table:content-validation-name="val7"/>
          <table:table-cell table:style-name="ce57" table:content-validation-name="val8"/>
          <table:table-cell table:style-name="ce63" table:content-validation-name="val9"/>
          <table:table-cell table:style-name="ce63" table:content-validation-name="val10"/>
          <table:table-cell table:style-name="ce64" table:formula="of:=IF(MINUTE([.H102])+HOUR([.H102])=0;0;( HOUR([.H102])*60 + MINUTE([.H102])) - (HOUR([.G102])*60 + MINUTE([.G102])  ))" office:value-type="float" office:value="0" calcext:value-type="float">
            <text:p>0</text:p>
          </table:table-cell>
          <table:table-cell table:style-name="ce66" table:formula="of:=CONCATENATE(TRUNC([.I102]/60;0);&quot;:&quot;;TEXT(MOD([.I102];60);&quot;00&quot;))" office:value-type="string" office:string-value="0:00" calcext:value-type="string">
            <text:p>0:00</text:p>
          </table:table-cell>
          <table:table-cell table:style-name="ce67" table:formula="of:=[.I102]/60" office:value-type="float" office:value="0" calcext:value-type="float">
            <text:p>0,00</text:p>
          </table:table-cell>
          <table:table-cell table:style-name="ce68" table:formula="of:=IF(ISBLANK([.B102]);&quot;&quot;;  IF(WEEKDAY([.B102];) = 0;&quot;1-Seg&quot;; IF(WEEKDAY([.B102];) = 1;&quot;2-Ter&quot;; IF(WEEKDAY([.B102];) = 2;&quot;3-Qua&quot;; IF(WEEKDAY([.B102];) = 3;&quot;4-Qui&quot;; IF(WEEKDAY([.B102];) = 4;&quot;5-Sex&quot;; IF(WEEKDAY([.B102];) = 5;&quot;6-Sab&quot;; IF(WEEKDAY([.B102];) = 0;&quot;0-Dom&quot;;&quot;?&quot;))))))))">
            <text:p/>
          </table:table-cell>
          <table:table-cell table:style-name="ce69" table:formula="of:=IF(ISBLANK([.B102]);&quot;&quot;; ISOWEEKNUM([.B102];1))">
            <text:p/>
          </table:table-cell>
          <table:table-cell table:style-name="ce70" table:content-validation-name="val8"/>
          <table:table-cell table:number-columns-repeated="1010"/>
        </table:table-row>
        <table:table-row table:style-name="ro2">
          <table:table-cell table:style-name="ce2" table:content-validation-name="val1" office:value-type="string" calcext:value-type="string">
            <text:p>Não</text:p>
          </table:table-cell>
          <table:table-cell table:style-name="ce5" table:content-validation-name="val2"/>
          <table:table-cell table:style-name="ce8" table:content-validation-name="val4"/>
          <table:table-cell table:style-name="ce10" table:content-validation-name="val5"/>
          <table:table-cell table:style-name="ce22" table:content-validation-name="val7"/>
          <table:table-cell table:style-name="ce57" table:content-validation-name="val8"/>
          <table:table-cell table:style-name="ce63" table:content-validation-name="val9"/>
          <table:table-cell table:style-name="ce63" table:content-validation-name="val10"/>
          <table:table-cell table:style-name="ce64" table:formula="of:=IF(MINUTE([.H103])+HOUR([.H103])=0;0;( HOUR([.H103])*60 + MINUTE([.H103])) - (HOUR([.G103])*60 + MINUTE([.G103])  ))" office:value-type="float" office:value="0" calcext:value-type="float">
            <text:p>0</text:p>
          </table:table-cell>
          <table:table-cell table:style-name="ce66" table:formula="of:=CONCATENATE(TRUNC([.I103]/60;0);&quot;:&quot;;TEXT(MOD([.I103];60);&quot;00&quot;))" office:value-type="string" office:string-value="0:00" calcext:value-type="string">
            <text:p>0:00</text:p>
          </table:table-cell>
          <table:table-cell table:style-name="ce67" table:formula="of:=[.I103]/60" office:value-type="float" office:value="0" calcext:value-type="float">
            <text:p>0,00</text:p>
          </table:table-cell>
          <table:table-cell table:style-name="ce68" table:formula="of:=IF(ISBLANK([.B103]);&quot;&quot;;  IF(WEEKDAY([.B103];) = 0;&quot;1-Seg&quot;; IF(WEEKDAY([.B103];) = 1;&quot;2-Ter&quot;; IF(WEEKDAY([.B103];) = 2;&quot;3-Qua&quot;; IF(WEEKDAY([.B103];) = 3;&quot;4-Qui&quot;; IF(WEEKDAY([.B103];) = 4;&quot;5-Sex&quot;; IF(WEEKDAY([.B103];) = 5;&quot;6-Sab&quot;; IF(WEEKDAY([.B103];) = 0;&quot;0-Dom&quot;;&quot;?&quot;))))))))">
            <text:p/>
          </table:table-cell>
          <table:table-cell table:style-name="ce69" table:formula="of:=IF(ISBLANK([.B103]);&quot;&quot;; ISOWEEKNUM([.B103];1))">
            <text:p/>
          </table:table-cell>
          <table:table-cell table:style-name="ce70" table:content-validation-name="val8"/>
          <table:table-cell table:number-columns-repeated="1010"/>
        </table:table-row>
        <table:table-row table:style-name="ro2">
          <table:table-cell table:style-name="ce2" table:content-validation-name="val1" office:value-type="string" calcext:value-type="string">
            <text:p>Não</text:p>
          </table:table-cell>
          <table:table-cell table:style-name="ce5" table:content-validation-name="val2"/>
          <table:table-cell table:style-name="ce8" table:content-validation-name="val4"/>
          <table:table-cell table:style-name="ce10" table:content-validation-name="val5"/>
          <table:table-cell table:style-name="ce22" table:content-validation-name="val7"/>
          <table:table-cell table:style-name="ce60" table:content-validation-name="val8"/>
          <table:table-cell table:style-name="ce63" table:content-validation-name="val9"/>
          <table:table-cell table:style-name="ce63" table:content-validation-name="val10"/>
          <table:table-cell table:style-name="ce64" table:formula="of:=IF(MINUTE([.H104])+HOUR([.H104])=0;0;( HOUR([.H104])*60 + MINUTE([.H104])) - (HOUR([.G104])*60 + MINUTE([.G104])  ))" office:value-type="float" office:value="0" calcext:value-type="float">
            <text:p>0</text:p>
          </table:table-cell>
          <table:table-cell table:style-name="ce66" table:formula="of:=CONCATENATE(TRUNC([.I104]/60;0);&quot;:&quot;;TEXT(MOD([.I104];60);&quot;00&quot;))" office:value-type="string" office:string-value="0:00" calcext:value-type="string">
            <text:p>0:00</text:p>
          </table:table-cell>
          <table:table-cell table:style-name="ce67" table:formula="of:=[.I104]/60" office:value-type="float" office:value="0" calcext:value-type="float">
            <text:p>0,00</text:p>
          </table:table-cell>
          <table:table-cell table:style-name="ce68" table:formula="of:=IF(ISBLANK([.B104]);&quot;&quot;;  IF(WEEKDAY([.B104];) = 0;&quot;1-Seg&quot;; IF(WEEKDAY([.B104];) = 1;&quot;2-Ter&quot;; IF(WEEKDAY([.B104];) = 2;&quot;3-Qua&quot;; IF(WEEKDAY([.B104];) = 3;&quot;4-Qui&quot;; IF(WEEKDAY([.B104];) = 4;&quot;5-Sex&quot;; IF(WEEKDAY([.B104];) = 5;&quot;6-Sab&quot;; IF(WEEKDAY([.B104];) = 0;&quot;0-Dom&quot;;&quot;?&quot;))))))))">
            <text:p/>
          </table:table-cell>
          <table:table-cell table:style-name="ce69" table:formula="of:=IF(ISBLANK([.B104]);&quot;&quot;; ISOWEEKNUM([.B104];1))">
            <text:p/>
          </table:table-cell>
          <table:table-cell table:style-name="ce70" table:content-validation-name="val8"/>
          <table:table-cell table:number-columns-repeated="1010"/>
        </table:table-row>
        <table:table-row table:style-name="ro2">
          <table:table-cell table:style-name="ce2" table:content-validation-name="val1" office:value-type="string" calcext:value-type="string">
            <text:p>Não</text:p>
          </table:table-cell>
          <table:table-cell table:style-name="ce5" table:content-validation-name="val2"/>
          <table:table-cell table:style-name="ce8" table:content-validation-name="val4"/>
          <table:table-cell table:style-name="ce10" table:content-validation-name="val5"/>
          <table:table-cell table:style-name="ce22" table:content-validation-name="val7"/>
          <table:table-cell table:style-name="ce57" table:content-validation-name="val8"/>
          <table:table-cell table:style-name="ce63" table:content-validation-name="val9"/>
          <table:table-cell table:style-name="ce63" table:content-validation-name="val10"/>
          <table:table-cell table:style-name="ce64" table:formula="of:=IF(MINUTE([.H105])+HOUR([.H105])=0;0;( HOUR([.H105])*60 + MINUTE([.H105])) - (HOUR([.G105])*60 + MINUTE([.G105])  ))" office:value-type="float" office:value="0" calcext:value-type="float">
            <text:p>0</text:p>
          </table:table-cell>
          <table:table-cell table:style-name="ce66" table:formula="of:=CONCATENATE(TRUNC([.I105]/60;0);&quot;:&quot;;TEXT(MOD([.I105];60);&quot;00&quot;))" office:value-type="string" office:string-value="0:00" calcext:value-type="string">
            <text:p>0:00</text:p>
          </table:table-cell>
          <table:table-cell table:style-name="ce67" table:formula="of:=[.I105]/60" office:value-type="float" office:value="0" calcext:value-type="float">
            <text:p>0,00</text:p>
          </table:table-cell>
          <table:table-cell table:style-name="ce68" table:formula="of:=IF(ISBLANK([.B105]);&quot;&quot;;  IF(WEEKDAY([.B105];) = 0;&quot;1-Seg&quot;; IF(WEEKDAY([.B105];) = 1;&quot;2-Ter&quot;; IF(WEEKDAY([.B105];) = 2;&quot;3-Qua&quot;; IF(WEEKDAY([.B105];) = 3;&quot;4-Qui&quot;; IF(WEEKDAY([.B105];) = 4;&quot;5-Sex&quot;; IF(WEEKDAY([.B105];) = 5;&quot;6-Sab&quot;; IF(WEEKDAY([.B105];) = 0;&quot;0-Dom&quot;;&quot;?&quot;))))))))">
            <text:p/>
          </table:table-cell>
          <table:table-cell table:style-name="ce69" table:formula="of:=IF(ISBLANK([.B105]);&quot;&quot;; ISOWEEKNUM([.B105];1))">
            <text:p/>
          </table:table-cell>
          <table:table-cell table:style-name="ce70" table:content-validation-name="val8"/>
          <table:table-cell table:number-columns-repeated="1010"/>
        </table:table-row>
        <table:table-row table:style-name="ro2">
          <table:table-cell table:style-name="ce2" table:content-validation-name="val1" office:value-type="string" calcext:value-type="string">
            <text:p>Não</text:p>
          </table:table-cell>
          <table:table-cell table:style-name="ce5" table:content-validation-name="val2"/>
          <table:table-cell table:style-name="ce8" table:content-validation-name="val4"/>
          <table:table-cell table:style-name="ce10" table:content-validation-name="val5"/>
          <table:table-cell table:style-name="ce22" table:content-validation-name="val7"/>
          <table:table-cell table:style-name="ce57" table:content-validation-name="val8"/>
          <table:table-cell table:style-name="ce63" table:content-validation-name="val9"/>
          <table:table-cell table:style-name="ce63" table:content-validation-name="val10"/>
          <table:table-cell table:style-name="ce64" table:formula="of:=IF(MINUTE([.H106])+HOUR([.H106])=0;0;( HOUR([.H106])*60 + MINUTE([.H106])) - (HOUR([.G106])*60 + MINUTE([.G106])  ))" office:value-type="float" office:value="0" calcext:value-type="float">
            <text:p>0</text:p>
          </table:table-cell>
          <table:table-cell table:style-name="ce66" table:formula="of:=CONCATENATE(TRUNC([.I106]/60;0);&quot;:&quot;;TEXT(MOD([.I106];60);&quot;00&quot;))" office:value-type="string" office:string-value="0:00" calcext:value-type="string">
            <text:p>0:00</text:p>
          </table:table-cell>
          <table:table-cell table:style-name="ce67" table:formula="of:=[.I106]/60" office:value-type="float" office:value="0" calcext:value-type="float">
            <text:p>0,00</text:p>
          </table:table-cell>
          <table:table-cell table:style-name="ce68" table:formula="of:=IF(ISBLANK([.B106]);&quot;&quot;;  IF(WEEKDAY([.B106];) = 0;&quot;1-Seg&quot;; IF(WEEKDAY([.B106];) = 1;&quot;2-Ter&quot;; IF(WEEKDAY([.B106];) = 2;&quot;3-Qua&quot;; IF(WEEKDAY([.B106];) = 3;&quot;4-Qui&quot;; IF(WEEKDAY([.B106];) = 4;&quot;5-Sex&quot;; IF(WEEKDAY([.B106];) = 5;&quot;6-Sab&quot;; IF(WEEKDAY([.B106];) = 0;&quot;0-Dom&quot;;&quot;?&quot;))))))))">
            <text:p/>
          </table:table-cell>
          <table:table-cell table:style-name="ce69" table:formula="of:=IF(ISBLANK([.B106]);&quot;&quot;; ISOWEEKNUM([.B106];1))">
            <text:p/>
          </table:table-cell>
          <table:table-cell table:style-name="ce70" table:content-validation-name="val8"/>
          <table:table-cell table:number-columns-repeated="1010"/>
        </table:table-row>
        <table:table-row table:style-name="ro2">
          <table:table-cell table:style-name="ce2" table:content-validation-name="val1" office:value-type="string" calcext:value-type="string">
            <text:p>Não</text:p>
          </table:table-cell>
          <table:table-cell table:style-name="ce5" table:content-validation-name="val2"/>
          <table:table-cell table:style-name="ce8" table:content-validation-name="val4"/>
          <table:table-cell table:style-name="ce10" table:content-validation-name="val5"/>
          <table:table-cell table:style-name="ce22" table:content-validation-name="val7"/>
          <table:table-cell table:style-name="ce57" table:content-validation-name="val8"/>
          <table:table-cell table:style-name="ce63" table:content-validation-name="val9"/>
          <table:table-cell table:style-name="ce63" table:content-validation-name="val10"/>
          <table:table-cell table:style-name="ce64" table:formula="of:=IF(MINUTE([.H107])+HOUR([.H107])=0;0;( HOUR([.H107])*60 + MINUTE([.H107])) - (HOUR([.G107])*60 + MINUTE([.G107])  ))" office:value-type="float" office:value="0" calcext:value-type="float">
            <text:p>0</text:p>
          </table:table-cell>
          <table:table-cell table:style-name="ce66" table:formula="of:=CONCATENATE(TRUNC([.I107]/60;0);&quot;:&quot;;TEXT(MOD([.I107];60);&quot;00&quot;))" office:value-type="string" office:string-value="0:00" calcext:value-type="string">
            <text:p>0:00</text:p>
          </table:table-cell>
          <table:table-cell table:style-name="ce67" table:formula="of:=[.I107]/60" office:value-type="float" office:value="0" calcext:value-type="float">
            <text:p>0,00</text:p>
          </table:table-cell>
          <table:table-cell table:style-name="ce68" table:formula="of:=IF(ISBLANK([.B107]);&quot;&quot;;  IF(WEEKDAY([.B107];) = 0;&quot;1-Seg&quot;; IF(WEEKDAY([.B107];) = 1;&quot;2-Ter&quot;; IF(WEEKDAY([.B107];) = 2;&quot;3-Qua&quot;; IF(WEEKDAY([.B107];) = 3;&quot;4-Qui&quot;; IF(WEEKDAY([.B107];) = 4;&quot;5-Sex&quot;; IF(WEEKDAY([.B107];) = 5;&quot;6-Sab&quot;; IF(WEEKDAY([.B107];) = 0;&quot;0-Dom&quot;;&quot;?&quot;))))))))">
            <text:p/>
          </table:table-cell>
          <table:table-cell table:style-name="ce69" table:formula="of:=IF(ISBLANK([.B107]);&quot;&quot;; ISOWEEKNUM([.B107];1))">
            <text:p/>
          </table:table-cell>
          <table:table-cell table:style-name="ce70" table:content-validation-name="val8"/>
          <table:table-cell table:number-columns-repeated="1010"/>
        </table:table-row>
        <table:table-row table:style-name="ro2">
          <table:table-cell table:style-name="ce2" table:content-validation-name="val1" office:value-type="string" calcext:value-type="string">
            <text:p>Não</text:p>
          </table:table-cell>
          <table:table-cell table:style-name="ce5" table:content-validation-name="val2"/>
          <table:table-cell table:style-name="ce8" table:content-validation-name="val4"/>
          <table:table-cell table:style-name="ce10" table:content-validation-name="val5"/>
          <table:table-cell table:style-name="ce22" table:content-validation-name="val7"/>
          <table:table-cell table:style-name="ce57" table:content-validation-name="val8"/>
          <table:table-cell table:style-name="ce63" table:content-validation-name="val9"/>
          <table:table-cell table:style-name="ce63" table:content-validation-name="val10"/>
          <table:table-cell table:style-name="ce64" table:formula="of:=IF(MINUTE([.H108])+HOUR([.H108])=0;0;( HOUR([.H108])*60 + MINUTE([.H108])) - (HOUR([.G108])*60 + MINUTE([.G108])  ))" office:value-type="float" office:value="0" calcext:value-type="float">
            <text:p>0</text:p>
          </table:table-cell>
          <table:table-cell table:style-name="ce66" table:formula="of:=CONCATENATE(TRUNC([.I108]/60;0);&quot;:&quot;;TEXT(MOD([.I108];60);&quot;00&quot;))" office:value-type="string" office:string-value="0:00" calcext:value-type="string">
            <text:p>0:00</text:p>
          </table:table-cell>
          <table:table-cell table:style-name="ce67" table:formula="of:=[.I108]/60" office:value-type="float" office:value="0" calcext:value-type="float">
            <text:p>0,00</text:p>
          </table:table-cell>
          <table:table-cell table:style-name="ce68" table:formula="of:=IF(ISBLANK([.B108]);&quot;&quot;;  IF(WEEKDAY([.B108];) = 0;&quot;1-Seg&quot;; IF(WEEKDAY([.B108];) = 1;&quot;2-Ter&quot;; IF(WEEKDAY([.B108];) = 2;&quot;3-Qua&quot;; IF(WEEKDAY([.B108];) = 3;&quot;4-Qui&quot;; IF(WEEKDAY([.B108];) = 4;&quot;5-Sex&quot;; IF(WEEKDAY([.B108];) = 5;&quot;6-Sab&quot;; IF(WEEKDAY([.B108];) = 0;&quot;0-Dom&quot;;&quot;?&quot;))))))))">
            <text:p/>
          </table:table-cell>
          <table:table-cell table:style-name="ce69" table:formula="of:=IF(ISBLANK([.B108]);&quot;&quot;; ISOWEEKNUM([.B108];1))">
            <text:p/>
          </table:table-cell>
          <table:table-cell table:style-name="ce70" table:content-validation-name="val8"/>
          <table:table-cell table:number-columns-repeated="1010"/>
        </table:table-row>
        <table:table-row table:style-name="ro2">
          <table:table-cell table:style-name="ce2" table:content-validation-name="val1" office:value-type="string" calcext:value-type="string">
            <text:p>Não</text:p>
          </table:table-cell>
          <table:table-cell table:style-name="ce5" table:content-validation-name="val2"/>
          <table:table-cell table:style-name="ce8" table:content-validation-name="val4"/>
          <table:table-cell table:style-name="ce10" table:content-validation-name="val5"/>
          <table:table-cell table:style-name="ce22" table:content-validation-name="val7"/>
          <table:table-cell table:style-name="ce57" table:content-validation-name="val8"/>
          <table:table-cell table:style-name="ce63" table:content-validation-name="val9"/>
          <table:table-cell table:style-name="ce63" table:content-validation-name="val10"/>
          <table:table-cell table:style-name="ce64" table:formula="of:=IF(MINUTE([.H109])+HOUR([.H109])=0;0;( HOUR([.H109])*60 + MINUTE([.H109])) - (HOUR([.G109])*60 + MINUTE([.G109])  ))" office:value-type="float" office:value="0" calcext:value-type="float">
            <text:p>0</text:p>
          </table:table-cell>
          <table:table-cell table:style-name="ce66" table:formula="of:=CONCATENATE(TRUNC([.I109]/60;0);&quot;:&quot;;TEXT(MOD([.I109];60);&quot;00&quot;))" office:value-type="string" office:string-value="0:00" calcext:value-type="string">
            <text:p>0:00</text:p>
          </table:table-cell>
          <table:table-cell table:style-name="ce67" table:formula="of:=[.I109]/60" office:value-type="float" office:value="0" calcext:value-type="float">
            <text:p>0,00</text:p>
          </table:table-cell>
          <table:table-cell table:style-name="ce68" table:formula="of:=IF(ISBLANK([.B109]);&quot;&quot;;  IF(WEEKDAY([.B109];) = 0;&quot;1-Seg&quot;; IF(WEEKDAY([.B109];) = 1;&quot;2-Ter&quot;; IF(WEEKDAY([.B109];) = 2;&quot;3-Qua&quot;; IF(WEEKDAY([.B109];) = 3;&quot;4-Qui&quot;; IF(WEEKDAY([.B109];) = 4;&quot;5-Sex&quot;; IF(WEEKDAY([.B109];) = 5;&quot;6-Sab&quot;; IF(WEEKDAY([.B109];) = 0;&quot;0-Dom&quot;;&quot;?&quot;))))))))">
            <text:p/>
          </table:table-cell>
          <table:table-cell table:style-name="ce69" table:formula="of:=IF(ISBLANK([.B109]);&quot;&quot;; ISOWEEKNUM([.B109];1))">
            <text:p/>
          </table:table-cell>
          <table:table-cell table:style-name="ce70" table:content-validation-name="val8"/>
          <table:table-cell table:number-columns-repeated="1010"/>
        </table:table-row>
        <table:table-row table:style-name="ro2">
          <table:table-cell table:style-name="ce2" table:content-validation-name="val1" office:value-type="string" calcext:value-type="string">
            <text:p>Não</text:p>
          </table:table-cell>
          <table:table-cell table:style-name="ce5" table:content-validation-name="val2"/>
          <table:table-cell table:style-name="ce8" table:content-validation-name="val4"/>
          <table:table-cell table:style-name="ce10" table:content-validation-name="val5"/>
          <table:table-cell table:style-name="ce22" table:content-validation-name="val7"/>
          <table:table-cell table:style-name="ce57" table:content-validation-name="val8"/>
          <table:table-cell table:style-name="ce63" table:content-validation-name="val9"/>
          <table:table-cell table:style-name="ce63" table:content-validation-name="val10"/>
          <table:table-cell table:style-name="ce64" table:formula="of:=IF(MINUTE([.H110])+HOUR([.H110])=0;0;( HOUR([.H110])*60 + MINUTE([.H110])) - (HOUR([.G110])*60 + MINUTE([.G110])  ))" office:value-type="float" office:value="0" calcext:value-type="float">
            <text:p>0</text:p>
          </table:table-cell>
          <table:table-cell table:style-name="ce66" table:formula="of:=CONCATENATE(TRUNC([.I110]/60;0);&quot;:&quot;;TEXT(MOD([.I110];60);&quot;00&quot;))" office:value-type="string" office:string-value="0:00" calcext:value-type="string">
            <text:p>0:00</text:p>
          </table:table-cell>
          <table:table-cell table:style-name="ce67" table:formula="of:=[.I110]/60" office:value-type="float" office:value="0" calcext:value-type="float">
            <text:p>0,00</text:p>
          </table:table-cell>
          <table:table-cell table:style-name="ce68" table:formula="of:=IF(ISBLANK([.B110]);&quot;&quot;;  IF(WEEKDAY([.B110];) = 0;&quot;1-Seg&quot;; IF(WEEKDAY([.B110];) = 1;&quot;2-Ter&quot;; IF(WEEKDAY([.B110];) = 2;&quot;3-Qua&quot;; IF(WEEKDAY([.B110];) = 3;&quot;4-Qui&quot;; IF(WEEKDAY([.B110];) = 4;&quot;5-Sex&quot;; IF(WEEKDAY([.B110];) = 5;&quot;6-Sab&quot;; IF(WEEKDAY([.B110];) = 0;&quot;0-Dom&quot;;&quot;?&quot;))))))))">
            <text:p/>
          </table:table-cell>
          <table:table-cell table:style-name="ce69" table:formula="of:=IF(ISBLANK([.B110]);&quot;&quot;; ISOWEEKNUM([.B110];1))">
            <text:p/>
          </table:table-cell>
          <table:table-cell table:style-name="ce70" table:content-validation-name="val8"/>
          <table:table-cell table:number-columns-repeated="1010"/>
        </table:table-row>
        <table:table-row table:style-name="ro2">
          <table:table-cell table:style-name="ce2" table:content-validation-name="val1" office:value-type="string" calcext:value-type="string">
            <text:p>Não</text:p>
          </table:table-cell>
          <table:table-cell table:style-name="ce5" table:content-validation-name="val2"/>
          <table:table-cell table:style-name="ce8" table:content-validation-name="val4"/>
          <table:table-cell table:style-name="ce10" table:content-validation-name="val5"/>
          <table:table-cell table:style-name="ce22" table:content-validation-name="val7"/>
          <table:table-cell table:style-name="ce57" table:content-validation-name="val8"/>
          <table:table-cell table:style-name="ce63" table:content-validation-name="val9"/>
          <table:table-cell table:style-name="ce63" table:content-validation-name="val10"/>
          <table:table-cell table:style-name="ce64" table:formula="of:=IF(MINUTE([.H111])+HOUR([.H111])=0;0;( HOUR([.H111])*60 + MINUTE([.H111])) - (HOUR([.G111])*60 + MINUTE([.G111])  ))" office:value-type="float" office:value="0" calcext:value-type="float">
            <text:p>0</text:p>
          </table:table-cell>
          <table:table-cell table:style-name="ce66" table:formula="of:=CONCATENATE(TRUNC([.I111]/60;0);&quot;:&quot;;TEXT(MOD([.I111];60);&quot;00&quot;))" office:value-type="string" office:string-value="0:00" calcext:value-type="string">
            <text:p>0:00</text:p>
          </table:table-cell>
          <table:table-cell table:style-name="ce67" table:formula="of:=[.I111]/60" office:value-type="float" office:value="0" calcext:value-type="float">
            <text:p>0,00</text:p>
          </table:table-cell>
          <table:table-cell table:style-name="ce68" table:formula="of:=IF(ISBLANK([.B111]);&quot;&quot;;  IF(WEEKDAY([.B111];) = 0;&quot;1-Seg&quot;; IF(WEEKDAY([.B111];) = 1;&quot;2-Ter&quot;; IF(WEEKDAY([.B111];) = 2;&quot;3-Qua&quot;; IF(WEEKDAY([.B111];) = 3;&quot;4-Qui&quot;; IF(WEEKDAY([.B111];) = 4;&quot;5-Sex&quot;; IF(WEEKDAY([.B111];) = 5;&quot;6-Sab&quot;; IF(WEEKDAY([.B111];) = 0;&quot;0-Dom&quot;;&quot;?&quot;))))))))">
            <text:p/>
          </table:table-cell>
          <table:table-cell table:style-name="ce69" table:formula="of:=IF(ISBLANK([.B111]);&quot;&quot;; ISOWEEKNUM([.B111];1))">
            <text:p/>
          </table:table-cell>
          <table:table-cell table:style-name="ce70" table:content-validation-name="val8"/>
          <table:table-cell table:number-columns-repeated="1010"/>
        </table:table-row>
        <table:table-row table:style-name="ro2">
          <table:table-cell table:style-name="ce2" table:content-validation-name="val1" office:value-type="string" calcext:value-type="string">
            <text:p>Não</text:p>
          </table:table-cell>
          <table:table-cell table:style-name="ce5" table:content-validation-name="val2"/>
          <table:table-cell table:style-name="ce8" table:content-validation-name="val4"/>
          <table:table-cell table:style-name="ce10" table:content-validation-name="val5"/>
          <table:table-cell table:style-name="ce22" table:content-validation-name="val7"/>
          <table:table-cell table:style-name="ce57" table:content-validation-name="val8"/>
          <table:table-cell table:style-name="ce63" table:content-validation-name="val9"/>
          <table:table-cell table:style-name="ce63" table:content-validation-name="val10"/>
          <table:table-cell table:style-name="ce64" table:formula="of:=IF(MINUTE([.H112])+HOUR([.H112])=0;0;( HOUR([.H112])*60 + MINUTE([.H112])) - (HOUR([.G112])*60 + MINUTE([.G112])  ))" office:value-type="float" office:value="0" calcext:value-type="float">
            <text:p>0</text:p>
          </table:table-cell>
          <table:table-cell table:style-name="ce66" table:formula="of:=CONCATENATE(TRUNC([.I112]/60;0);&quot;:&quot;;TEXT(MOD([.I112];60);&quot;00&quot;))" office:value-type="string" office:string-value="0:00" calcext:value-type="string">
            <text:p>0:00</text:p>
          </table:table-cell>
          <table:table-cell table:style-name="ce67" table:formula="of:=[.I112]/60" office:value-type="float" office:value="0" calcext:value-type="float">
            <text:p>0,00</text:p>
          </table:table-cell>
          <table:table-cell table:style-name="ce68" table:formula="of:=IF(ISBLANK([.B112]);&quot;&quot;;  IF(WEEKDAY([.B112];) = 0;&quot;1-Seg&quot;; IF(WEEKDAY([.B112];) = 1;&quot;2-Ter&quot;; IF(WEEKDAY([.B112];) = 2;&quot;3-Qua&quot;; IF(WEEKDAY([.B112];) = 3;&quot;4-Qui&quot;; IF(WEEKDAY([.B112];) = 4;&quot;5-Sex&quot;; IF(WEEKDAY([.B112];) = 5;&quot;6-Sab&quot;; IF(WEEKDAY([.B112];) = 0;&quot;0-Dom&quot;;&quot;?&quot;))))))))">
            <text:p/>
          </table:table-cell>
          <table:table-cell table:style-name="ce69" table:formula="of:=IF(ISBLANK([.B112]);&quot;&quot;; ISOWEEKNUM([.B112];1))">
            <text:p/>
          </table:table-cell>
          <table:table-cell table:style-name="ce70" table:content-validation-name="val8"/>
          <table:table-cell table:number-columns-repeated="1010"/>
        </table:table-row>
        <table:table-row table:style-name="ro2">
          <table:table-cell table:style-name="ce2" table:content-validation-name="val1" office:value-type="string" calcext:value-type="string">
            <text:p>Não</text:p>
          </table:table-cell>
          <table:table-cell table:style-name="ce5" table:content-validation-name="val2"/>
          <table:table-cell table:style-name="ce8" table:content-validation-name="val4"/>
          <table:table-cell table:style-name="ce10" table:content-validation-name="val5"/>
          <table:table-cell table:style-name="ce22" table:content-validation-name="val7"/>
          <table:table-cell table:style-name="ce57" table:content-validation-name="val8"/>
          <table:table-cell table:style-name="ce63" table:content-validation-name="val9"/>
          <table:table-cell table:style-name="ce63" table:content-validation-name="val10"/>
          <table:table-cell table:style-name="ce64" table:formula="of:=IF(MINUTE([.H113])+HOUR([.H113])=0;0;( HOUR([.H113])*60 + MINUTE([.H113])) - (HOUR([.G113])*60 + MINUTE([.G113])  ))" office:value-type="float" office:value="0" calcext:value-type="float">
            <text:p>0</text:p>
          </table:table-cell>
          <table:table-cell table:style-name="ce66" table:formula="of:=CONCATENATE(TRUNC([.I113]/60;0);&quot;:&quot;;TEXT(MOD([.I113];60);&quot;00&quot;))" office:value-type="string" office:string-value="0:00" calcext:value-type="string">
            <text:p>0:00</text:p>
          </table:table-cell>
          <table:table-cell table:style-name="ce67" table:formula="of:=[.I113]/60" office:value-type="float" office:value="0" calcext:value-type="float">
            <text:p>0,00</text:p>
          </table:table-cell>
          <table:table-cell table:style-name="ce68" table:formula="of:=IF(ISBLANK([.B113]);&quot;&quot;;  IF(WEEKDAY([.B113];) = 0;&quot;1-Seg&quot;; IF(WEEKDAY([.B113];) = 1;&quot;2-Ter&quot;; IF(WEEKDAY([.B113];) = 2;&quot;3-Qua&quot;; IF(WEEKDAY([.B113];) = 3;&quot;4-Qui&quot;; IF(WEEKDAY([.B113];) = 4;&quot;5-Sex&quot;; IF(WEEKDAY([.B113];) = 5;&quot;6-Sab&quot;; IF(WEEKDAY([.B113];) = 0;&quot;0-Dom&quot;;&quot;?&quot;))))))))">
            <text:p/>
          </table:table-cell>
          <table:table-cell table:style-name="ce69" table:formula="of:=IF(ISBLANK([.B113]);&quot;&quot;; ISOWEEKNUM([.B113];1))">
            <text:p/>
          </table:table-cell>
          <table:table-cell table:style-name="ce70" table:content-validation-name="val8"/>
          <table:table-cell table:number-columns-repeated="1010"/>
        </table:table-row>
        <table:table-row table:style-name="ro2">
          <table:table-cell table:style-name="ce2" table:content-validation-name="val1" office:value-type="string" calcext:value-type="string">
            <text:p>Não</text:p>
          </table:table-cell>
          <table:table-cell table:style-name="ce5" table:content-validation-name="val2"/>
          <table:table-cell table:style-name="ce8" table:content-validation-name="val4"/>
          <table:table-cell table:style-name="ce10" table:content-validation-name="val5"/>
          <table:table-cell table:style-name="ce22" table:content-validation-name="val7"/>
          <table:table-cell table:style-name="ce57" table:content-validation-name="val8"/>
          <table:table-cell table:style-name="ce63" table:content-validation-name="val9"/>
          <table:table-cell table:style-name="ce63" table:content-validation-name="val10"/>
          <table:table-cell table:style-name="ce64" table:formula="of:=IF(MINUTE([.H114])+HOUR([.H114])=0;0;( HOUR([.H114])*60 + MINUTE([.H114])) - (HOUR([.G114])*60 + MINUTE([.G114])  ))" office:value-type="float" office:value="0" calcext:value-type="float">
            <text:p>0</text:p>
          </table:table-cell>
          <table:table-cell table:style-name="ce66" table:formula="of:=CONCATENATE(TRUNC([.I114]/60;0);&quot;:&quot;;TEXT(MOD([.I114];60);&quot;00&quot;))" office:value-type="string" office:string-value="0:00" calcext:value-type="string">
            <text:p>0:00</text:p>
          </table:table-cell>
          <table:table-cell table:style-name="ce67" table:formula="of:=[.I114]/60" office:value-type="float" office:value="0" calcext:value-type="float">
            <text:p>0,00</text:p>
          </table:table-cell>
          <table:table-cell table:style-name="ce68" table:formula="of:=IF(ISBLANK([.B114]);&quot;&quot;;  IF(WEEKDAY([.B114];) = 0;&quot;1-Seg&quot;; IF(WEEKDAY([.B114];) = 1;&quot;2-Ter&quot;; IF(WEEKDAY([.B114];) = 2;&quot;3-Qua&quot;; IF(WEEKDAY([.B114];) = 3;&quot;4-Qui&quot;; IF(WEEKDAY([.B114];) = 4;&quot;5-Sex&quot;; IF(WEEKDAY([.B114];) = 5;&quot;6-Sab&quot;; IF(WEEKDAY([.B114];) = 0;&quot;0-Dom&quot;;&quot;?&quot;))))))))">
            <text:p/>
          </table:table-cell>
          <table:table-cell table:style-name="ce69" table:formula="of:=IF(ISBLANK([.B114]);&quot;&quot;; ISOWEEKNUM([.B114];1))">
            <text:p/>
          </table:table-cell>
          <table:table-cell table:style-name="ce70" table:content-validation-name="val8"/>
          <table:table-cell table:number-columns-repeated="1010"/>
        </table:table-row>
        <table:table-row table:style-name="ro2">
          <table:table-cell table:style-name="ce2" table:content-validation-name="val1" office:value-type="string" calcext:value-type="string">
            <text:p>Não</text:p>
          </table:table-cell>
          <table:table-cell table:style-name="ce5" table:content-validation-name="val2"/>
          <table:table-cell table:style-name="ce8" table:content-validation-name="val4"/>
          <table:table-cell table:style-name="ce10" table:content-validation-name="val5"/>
          <table:table-cell table:style-name="ce22" table:content-validation-name="val7"/>
          <table:table-cell table:style-name="ce57" table:content-validation-name="val8"/>
          <table:table-cell table:style-name="ce63" table:content-validation-name="val9"/>
          <table:table-cell table:style-name="ce63" table:content-validation-name="val10"/>
          <table:table-cell table:style-name="ce64" table:formula="of:=IF(MINUTE([.H115])+HOUR([.H115])=0;0;( HOUR([.H115])*60 + MINUTE([.H115])) - (HOUR([.G115])*60 + MINUTE([.G115])  ))" office:value-type="float" office:value="0" calcext:value-type="float">
            <text:p>0</text:p>
          </table:table-cell>
          <table:table-cell table:style-name="ce66" table:formula="of:=CONCATENATE(TRUNC([.I115]/60;0);&quot;:&quot;;TEXT(MOD([.I115];60);&quot;00&quot;))" office:value-type="string" office:string-value="0:00" calcext:value-type="string">
            <text:p>0:00</text:p>
          </table:table-cell>
          <table:table-cell table:style-name="ce67" table:formula="of:=[.I115]/60" office:value-type="float" office:value="0" calcext:value-type="float">
            <text:p>0,00</text:p>
          </table:table-cell>
          <table:table-cell table:style-name="ce68" table:formula="of:=IF(ISBLANK([.B115]);&quot;&quot;;  IF(WEEKDAY([.B115];) = 0;&quot;1-Seg&quot;; IF(WEEKDAY([.B115];) = 1;&quot;2-Ter&quot;; IF(WEEKDAY([.B115];) = 2;&quot;3-Qua&quot;; IF(WEEKDAY([.B115];) = 3;&quot;4-Qui&quot;; IF(WEEKDAY([.B115];) = 4;&quot;5-Sex&quot;; IF(WEEKDAY([.B115];) = 5;&quot;6-Sab&quot;; IF(WEEKDAY([.B115];) = 0;&quot;0-Dom&quot;;&quot;?&quot;))))))))">
            <text:p/>
          </table:table-cell>
          <table:table-cell table:style-name="ce69" table:formula="of:=IF(ISBLANK([.B115]);&quot;&quot;; ISOWEEKNUM([.B115];1))">
            <text:p/>
          </table:table-cell>
          <table:table-cell table:style-name="ce70" table:content-validation-name="val8"/>
          <table:table-cell table:number-columns-repeated="1010"/>
        </table:table-row>
        <table:table-row table:style-name="ro2">
          <table:table-cell table:style-name="ce2" table:content-validation-name="val1" office:value-type="string" calcext:value-type="string">
            <text:p>Não</text:p>
          </table:table-cell>
          <table:table-cell table:style-name="ce5" table:content-validation-name="val2"/>
          <table:table-cell table:style-name="ce8" table:content-validation-name="val4"/>
          <table:table-cell table:style-name="ce10" table:content-validation-name="val5"/>
          <table:table-cell table:style-name="ce22" table:content-validation-name="val7"/>
          <table:table-cell table:style-name="ce57" table:content-validation-name="val8"/>
          <table:table-cell table:style-name="ce63" table:content-validation-name="val9"/>
          <table:table-cell table:style-name="ce63" table:content-validation-name="val10"/>
          <table:table-cell table:style-name="ce64" table:formula="of:=IF(MINUTE([.H116])+HOUR([.H116])=0;0;( HOUR([.H116])*60 + MINUTE([.H116])) - (HOUR([.G116])*60 + MINUTE([.G116])  ))" office:value-type="float" office:value="0" calcext:value-type="float">
            <text:p>0</text:p>
          </table:table-cell>
          <table:table-cell table:style-name="ce66" table:formula="of:=CONCATENATE(TRUNC([.I116]/60;0);&quot;:&quot;;TEXT(MOD([.I116];60);&quot;00&quot;))" office:value-type="string" office:string-value="0:00" calcext:value-type="string">
            <text:p>0:00</text:p>
          </table:table-cell>
          <table:table-cell table:style-name="ce67" table:formula="of:=[.I116]/60" office:value-type="float" office:value="0" calcext:value-type="float">
            <text:p>0,00</text:p>
          </table:table-cell>
          <table:table-cell table:style-name="ce68" table:formula="of:=IF(ISBLANK([.B116]);&quot;&quot;;  IF(WEEKDAY([.B116];) = 0;&quot;1-Seg&quot;; IF(WEEKDAY([.B116];) = 1;&quot;2-Ter&quot;; IF(WEEKDAY([.B116];) = 2;&quot;3-Qua&quot;; IF(WEEKDAY([.B116];) = 3;&quot;4-Qui&quot;; IF(WEEKDAY([.B116];) = 4;&quot;5-Sex&quot;; IF(WEEKDAY([.B116];) = 5;&quot;6-Sab&quot;; IF(WEEKDAY([.B116];) = 0;&quot;0-Dom&quot;;&quot;?&quot;))))))))">
            <text:p/>
          </table:table-cell>
          <table:table-cell table:style-name="ce69" table:formula="of:=IF(ISBLANK([.B116]);&quot;&quot;; ISOWEEKNUM([.B116];1))">
            <text:p/>
          </table:table-cell>
          <table:table-cell table:style-name="ce70" table:content-validation-name="val8"/>
          <table:table-cell table:number-columns-repeated="1010"/>
        </table:table-row>
        <table:table-row table:style-name="ro2">
          <table:table-cell table:style-name="ce2" table:content-validation-name="val1" office:value-type="string" calcext:value-type="string">
            <text:p>Não</text:p>
          </table:table-cell>
          <table:table-cell table:style-name="ce5" table:content-validation-name="val2"/>
          <table:table-cell table:style-name="ce8" table:content-validation-name="val4"/>
          <table:table-cell table:style-name="ce10" table:content-validation-name="val5"/>
          <table:table-cell table:style-name="ce22" table:content-validation-name="val7"/>
          <table:table-cell table:style-name="ce57" table:content-validation-name="val8"/>
          <table:table-cell table:style-name="ce63" table:content-validation-name="val9"/>
          <table:table-cell table:style-name="ce63" table:content-validation-name="val10"/>
          <table:table-cell table:style-name="ce64" table:formula="of:=IF(MINUTE([.H117])+HOUR([.H117])=0;0;( HOUR([.H117])*60 + MINUTE([.H117])) - (HOUR([.G117])*60 + MINUTE([.G117])  ))" office:value-type="float" office:value="0" calcext:value-type="float">
            <text:p>0</text:p>
          </table:table-cell>
          <table:table-cell table:style-name="ce66" table:formula="of:=CONCATENATE(TRUNC([.I117]/60;0);&quot;:&quot;;TEXT(MOD([.I117];60);&quot;00&quot;))" office:value-type="string" office:string-value="0:00" calcext:value-type="string">
            <text:p>0:00</text:p>
          </table:table-cell>
          <table:table-cell table:style-name="ce67" table:formula="of:=[.I117]/60" office:value-type="float" office:value="0" calcext:value-type="float">
            <text:p>0,00</text:p>
          </table:table-cell>
          <table:table-cell table:style-name="ce68" table:formula="of:=IF(ISBLANK([.B117]);&quot;&quot;;  IF(WEEKDAY([.B117];) = 0;&quot;1-Seg&quot;; IF(WEEKDAY([.B117];) = 1;&quot;2-Ter&quot;; IF(WEEKDAY([.B117];) = 2;&quot;3-Qua&quot;; IF(WEEKDAY([.B117];) = 3;&quot;4-Qui&quot;; IF(WEEKDAY([.B117];) = 4;&quot;5-Sex&quot;; IF(WEEKDAY([.B117];) = 5;&quot;6-Sab&quot;; IF(WEEKDAY([.B117];) = 0;&quot;0-Dom&quot;;&quot;?&quot;))))))))">
            <text:p/>
          </table:table-cell>
          <table:table-cell table:style-name="ce69" table:formula="of:=IF(ISBLANK([.B117]);&quot;&quot;; ISOWEEKNUM([.B117];1))">
            <text:p/>
          </table:table-cell>
          <table:table-cell table:style-name="ce70" table:content-validation-name="val8"/>
          <table:table-cell table:number-columns-repeated="1010"/>
        </table:table-row>
        <table:table-row table:style-name="ro2">
          <table:table-cell table:style-name="ce2" table:content-validation-name="val1" office:value-type="string" calcext:value-type="string">
            <text:p>Não</text:p>
          </table:table-cell>
          <table:table-cell table:style-name="ce5" table:content-validation-name="val2"/>
          <table:table-cell table:style-name="ce8" table:content-validation-name="val4"/>
          <table:table-cell table:style-name="ce10" table:content-validation-name="val5"/>
          <table:table-cell table:style-name="ce22" table:content-validation-name="val7"/>
          <table:table-cell table:style-name="ce57" table:content-validation-name="val8"/>
          <table:table-cell table:style-name="ce63" table:content-validation-name="val9"/>
          <table:table-cell table:style-name="ce63" table:content-validation-name="val10"/>
          <table:table-cell table:style-name="ce64" table:formula="of:=IF(MINUTE([.H118])+HOUR([.H118])=0;0;( HOUR([.H118])*60 + MINUTE([.H118])) - (HOUR([.G118])*60 + MINUTE([.G118])  ))" office:value-type="float" office:value="0" calcext:value-type="float">
            <text:p>0</text:p>
          </table:table-cell>
          <table:table-cell table:style-name="ce66" table:formula="of:=CONCATENATE(TRUNC([.I118]/60;0);&quot;:&quot;;TEXT(MOD([.I118];60);&quot;00&quot;))" office:value-type="string" office:string-value="0:00" calcext:value-type="string">
            <text:p>0:00</text:p>
          </table:table-cell>
          <table:table-cell table:style-name="ce67" table:formula="of:=[.I118]/60" office:value-type="float" office:value="0" calcext:value-type="float">
            <text:p>0,00</text:p>
          </table:table-cell>
          <table:table-cell table:style-name="ce68" table:formula="of:=IF(ISBLANK([.B118]);&quot;&quot;;  IF(WEEKDAY([.B118];) = 0;&quot;1-Seg&quot;; IF(WEEKDAY([.B118];) = 1;&quot;2-Ter&quot;; IF(WEEKDAY([.B118];) = 2;&quot;3-Qua&quot;; IF(WEEKDAY([.B118];) = 3;&quot;4-Qui&quot;; IF(WEEKDAY([.B118];) = 4;&quot;5-Sex&quot;; IF(WEEKDAY([.B118];) = 5;&quot;6-Sab&quot;; IF(WEEKDAY([.B118];) = 0;&quot;0-Dom&quot;;&quot;?&quot;))))))))">
            <text:p/>
          </table:table-cell>
          <table:table-cell table:style-name="ce69" table:formula="of:=IF(ISBLANK([.B118]);&quot;&quot;; ISOWEEKNUM([.B118];1))">
            <text:p/>
          </table:table-cell>
          <table:table-cell table:style-name="ce70" table:content-validation-name="val8"/>
          <table:table-cell table:number-columns-repeated="1010"/>
        </table:table-row>
        <table:table-row table:style-name="ro2">
          <table:table-cell table:style-name="ce2" table:content-validation-name="val1" office:value-type="string" calcext:value-type="string">
            <text:p>Não</text:p>
          </table:table-cell>
          <table:table-cell table:style-name="ce5" table:content-validation-name="val2"/>
          <table:table-cell table:style-name="ce8" table:content-validation-name="val4"/>
          <table:table-cell table:style-name="ce10" table:content-validation-name="val5"/>
          <table:table-cell table:style-name="ce22" table:content-validation-name="val7"/>
          <table:table-cell table:style-name="ce57" table:content-validation-name="val8"/>
          <table:table-cell table:style-name="ce63" table:content-validation-name="val9"/>
          <table:table-cell table:style-name="ce63" table:content-validation-name="val10"/>
          <table:table-cell table:style-name="ce64" table:formula="of:=IF(MINUTE([.H119])+HOUR([.H119])=0;0;( HOUR([.H119])*60 + MINUTE([.H119])) - (HOUR([.G119])*60 + MINUTE([.G119])  ))" office:value-type="float" office:value="0" calcext:value-type="float">
            <text:p>0</text:p>
          </table:table-cell>
          <table:table-cell table:style-name="ce66" table:formula="of:=CONCATENATE(TRUNC([.I119]/60;0);&quot;:&quot;;TEXT(MOD([.I119];60);&quot;00&quot;))" office:value-type="string" office:string-value="0:00" calcext:value-type="string">
            <text:p>0:00</text:p>
          </table:table-cell>
          <table:table-cell table:style-name="ce67" table:formula="of:=[.I119]/60" office:value-type="float" office:value="0" calcext:value-type="float">
            <text:p>0,00</text:p>
          </table:table-cell>
          <table:table-cell table:style-name="ce68" table:formula="of:=IF(ISBLANK([.B119]);&quot;&quot;;  IF(WEEKDAY([.B119];) = 0;&quot;1-Seg&quot;; IF(WEEKDAY([.B119];) = 1;&quot;2-Ter&quot;; IF(WEEKDAY([.B119];) = 2;&quot;3-Qua&quot;; IF(WEEKDAY([.B119];) = 3;&quot;4-Qui&quot;; IF(WEEKDAY([.B119];) = 4;&quot;5-Sex&quot;; IF(WEEKDAY([.B119];) = 5;&quot;6-Sab&quot;; IF(WEEKDAY([.B119];) = 0;&quot;0-Dom&quot;;&quot;?&quot;))))))))">
            <text:p/>
          </table:table-cell>
          <table:table-cell table:style-name="ce69" table:formula="of:=IF(ISBLANK([.B119]);&quot;&quot;; ISOWEEKNUM([.B119];1))">
            <text:p/>
          </table:table-cell>
          <table:table-cell table:style-name="ce70" table:content-validation-name="val8"/>
          <table:table-cell table:number-columns-repeated="1010"/>
        </table:table-row>
        <table:table-row table:style-name="ro2">
          <table:table-cell table:style-name="ce2" table:content-validation-name="val1" office:value-type="string" calcext:value-type="string">
            <text:p>Não</text:p>
          </table:table-cell>
          <table:table-cell table:style-name="ce5" table:content-validation-name="val2"/>
          <table:table-cell table:style-name="ce8" table:content-validation-name="val4"/>
          <table:table-cell table:style-name="ce18" table:content-validation-name="val5"/>
          <table:table-cell table:style-name="ce49" table:content-validation-name="val7"/>
          <table:table-cell table:style-name="ce57" table:content-validation-name="val8"/>
          <table:table-cell table:style-name="ce63" table:content-validation-name="val9"/>
          <table:table-cell table:style-name="ce63" table:content-validation-name="val10"/>
          <table:table-cell table:style-name="ce64" table:formula="of:=IF(MINUTE([.H120])+HOUR([.H120])=0;0;( HOUR([.H120])*60 + MINUTE([.H120])) - (HOUR([.G120])*60 + MINUTE([.G120])  ))" office:value-type="float" office:value="0" calcext:value-type="float">
            <text:p>0</text:p>
          </table:table-cell>
          <table:table-cell table:style-name="ce66" table:formula="of:=CONCATENATE(TRUNC([.I120]/60;0);&quot;:&quot;;TEXT(MOD([.I120];60);&quot;00&quot;))" office:value-type="string" office:string-value="0:00" calcext:value-type="string">
            <text:p>0:00</text:p>
          </table:table-cell>
          <table:table-cell table:style-name="ce67" table:formula="of:=[.I120]/60" office:value-type="float" office:value="0" calcext:value-type="float">
            <text:p>0,00</text:p>
          </table:table-cell>
          <table:table-cell table:style-name="ce68" table:formula="of:=IF(ISBLANK([.B120]);&quot;&quot;;  IF(WEEKDAY([.B120];) = 0;&quot;1-Seg&quot;; IF(WEEKDAY([.B120];) = 1;&quot;2-Ter&quot;; IF(WEEKDAY([.B120];) = 2;&quot;3-Qua&quot;; IF(WEEKDAY([.B120];) = 3;&quot;4-Qui&quot;; IF(WEEKDAY([.B120];) = 4;&quot;5-Sex&quot;; IF(WEEKDAY([.B120];) = 5;&quot;6-Sab&quot;; IF(WEEKDAY([.B120];) = 0;&quot;0-Dom&quot;;&quot;?&quot;))))))))">
            <text:p/>
          </table:table-cell>
          <table:table-cell table:style-name="ce69" table:formula="of:=IF(ISBLANK([.B120]);&quot;&quot;; ISOWEEKNUM([.B120];1))">
            <text:p/>
          </table:table-cell>
          <table:table-cell table:style-name="ce70" table:content-validation-name="val8"/>
          <table:table-cell table:number-columns-repeated="1010"/>
        </table:table-row>
        <table:table-row table:style-name="ro2">
          <table:table-cell table:style-name="ce2" table:content-validation-name="val1" office:value-type="string" calcext:value-type="string">
            <text:p>Não</text:p>
          </table:table-cell>
          <table:table-cell table:style-name="ce5" table:content-validation-name="val2"/>
          <table:table-cell table:style-name="ce8" table:content-validation-name="val4"/>
          <table:table-cell table:style-name="ce19" table:content-validation-name="val5"/>
          <table:table-cell table:style-name="ce50" table:content-validation-name="val7"/>
          <table:table-cell table:style-name="ce57" table:content-validation-name="val8"/>
          <table:table-cell table:style-name="ce63" table:content-validation-name="val9"/>
          <table:table-cell table:style-name="ce63" table:content-validation-name="val10"/>
          <table:table-cell table:style-name="ce64" table:formula="of:=IF(MINUTE([.H121])+HOUR([.H121])=0;0;( HOUR([.H121])*60 + MINUTE([.H121])) - (HOUR([.G121])*60 + MINUTE([.G121])  ))" office:value-type="float" office:value="0" calcext:value-type="float">
            <text:p>0</text:p>
          </table:table-cell>
          <table:table-cell table:style-name="ce66" table:formula="of:=CONCATENATE(TRUNC([.I121]/60;0);&quot;:&quot;;TEXT(MOD([.I121];60);&quot;00&quot;))" office:value-type="string" office:string-value="0:00" calcext:value-type="string">
            <text:p>0:00</text:p>
          </table:table-cell>
          <table:table-cell table:style-name="ce67" table:formula="of:=[.I121]/60" office:value-type="float" office:value="0" calcext:value-type="float">
            <text:p>0,00</text:p>
          </table:table-cell>
          <table:table-cell table:style-name="ce68" table:formula="of:=IF(ISBLANK([.B121]);&quot;&quot;;  IF(WEEKDAY([.B121];) = 0;&quot;1-Seg&quot;; IF(WEEKDAY([.B121];) = 1;&quot;2-Ter&quot;; IF(WEEKDAY([.B121];) = 2;&quot;3-Qua&quot;; IF(WEEKDAY([.B121];) = 3;&quot;4-Qui&quot;; IF(WEEKDAY([.B121];) = 4;&quot;5-Sex&quot;; IF(WEEKDAY([.B121];) = 5;&quot;6-Sab&quot;; IF(WEEKDAY([.B121];) = 0;&quot;0-Dom&quot;;&quot;?&quot;))))))))">
            <text:p/>
          </table:table-cell>
          <table:table-cell table:style-name="ce69" table:formula="of:=IF(ISBLANK([.B121]);&quot;&quot;; ISOWEEKNUM([.B121];1))">
            <text:p/>
          </table:table-cell>
          <table:table-cell table:style-name="ce70" table:content-validation-name="val8"/>
          <table:table-cell table:number-columns-repeated="1010"/>
        </table:table-row>
        <table:table-row table:style-name="ro2">
          <table:table-cell table:style-name="ce2" table:content-validation-name="val1" office:value-type="string" calcext:value-type="string">
            <text:p>Não</text:p>
          </table:table-cell>
          <table:table-cell table:style-name="ce5" table:content-validation-name="val2"/>
          <table:table-cell table:style-name="ce8" table:content-validation-name="val4"/>
          <table:table-cell table:style-name="ce10" table:content-validation-name="val5"/>
          <table:table-cell table:style-name="ce22" table:content-validation-name="val7"/>
          <table:table-cell table:style-name="ce57" table:content-validation-name="val8"/>
          <table:table-cell table:style-name="ce63" table:content-validation-name="val9"/>
          <table:table-cell table:style-name="ce63" table:content-validation-name="val10"/>
          <table:table-cell table:style-name="ce64" table:formula="of:=IF(MINUTE([.H122])+HOUR([.H122])=0;0;( HOUR([.H122])*60 + MINUTE([.H122])) - (HOUR([.G122])*60 + MINUTE([.G122])  ))" office:value-type="float" office:value="0" calcext:value-type="float">
            <text:p>0</text:p>
          </table:table-cell>
          <table:table-cell table:style-name="ce66" table:formula="of:=CONCATENATE(TRUNC([.I122]/60;0);&quot;:&quot;;TEXT(MOD([.I122];60);&quot;00&quot;))" office:value-type="string" office:string-value="0:00" calcext:value-type="string">
            <text:p>0:00</text:p>
          </table:table-cell>
          <table:table-cell table:style-name="ce67" table:formula="of:=[.I122]/60" office:value-type="float" office:value="0" calcext:value-type="float">
            <text:p>0,00</text:p>
          </table:table-cell>
          <table:table-cell table:style-name="ce68" table:formula="of:=IF(ISBLANK([.B122]);&quot;&quot;;  IF(WEEKDAY([.B122];) = 0;&quot;1-Seg&quot;; IF(WEEKDAY([.B122];) = 1;&quot;2-Ter&quot;; IF(WEEKDAY([.B122];) = 2;&quot;3-Qua&quot;; IF(WEEKDAY([.B122];) = 3;&quot;4-Qui&quot;; IF(WEEKDAY([.B122];) = 4;&quot;5-Sex&quot;; IF(WEEKDAY([.B122];) = 5;&quot;6-Sab&quot;; IF(WEEKDAY([.B122];) = 0;&quot;0-Dom&quot;;&quot;?&quot;))))))))">
            <text:p/>
          </table:table-cell>
          <table:table-cell table:style-name="ce69" table:formula="of:=IF(ISBLANK([.B122]);&quot;&quot;; ISOWEEKNUM([.B122];1))">
            <text:p/>
          </table:table-cell>
          <table:table-cell table:style-name="ce70" table:content-validation-name="val8"/>
          <table:table-cell table:number-columns-repeated="1010"/>
        </table:table-row>
        <table:table-row table:style-name="ro2">
          <table:table-cell table:style-name="ce2" table:content-validation-name="val1" office:value-type="string" calcext:value-type="string">
            <text:p>Não</text:p>
          </table:table-cell>
          <table:table-cell table:style-name="ce5" table:content-validation-name="val2"/>
          <table:table-cell table:style-name="ce8" table:content-validation-name="val4"/>
          <table:table-cell table:style-name="ce10" table:content-validation-name="val5"/>
          <table:table-cell table:style-name="ce22" table:content-validation-name="val7"/>
          <table:table-cell table:style-name="ce57" table:content-validation-name="val8"/>
          <table:table-cell table:style-name="ce63" table:content-validation-name="val9"/>
          <table:table-cell table:style-name="ce63" table:content-validation-name="val10"/>
          <table:table-cell table:style-name="ce64" table:formula="of:=IF(MINUTE([.H123])+HOUR([.H123])=0;0;( HOUR([.H123])*60 + MINUTE([.H123])) - (HOUR([.G123])*60 + MINUTE([.G123])  ))" office:value-type="float" office:value="0" calcext:value-type="float">
            <text:p>0</text:p>
          </table:table-cell>
          <table:table-cell table:style-name="ce66" table:formula="of:=CONCATENATE(TRUNC([.I123]/60;0);&quot;:&quot;;TEXT(MOD([.I123];60);&quot;00&quot;))" office:value-type="string" office:string-value="0:00" calcext:value-type="string">
            <text:p>0:00</text:p>
          </table:table-cell>
          <table:table-cell table:style-name="ce67" table:formula="of:=[.I123]/60" office:value-type="float" office:value="0" calcext:value-type="float">
            <text:p>0,00</text:p>
          </table:table-cell>
          <table:table-cell table:style-name="ce68" table:formula="of:=IF(ISBLANK([.B123]);&quot;&quot;;  IF(WEEKDAY([.B123];) = 0;&quot;1-Seg&quot;; IF(WEEKDAY([.B123];) = 1;&quot;2-Ter&quot;; IF(WEEKDAY([.B123];) = 2;&quot;3-Qua&quot;; IF(WEEKDAY([.B123];) = 3;&quot;4-Qui&quot;; IF(WEEKDAY([.B123];) = 4;&quot;5-Sex&quot;; IF(WEEKDAY([.B123];) = 5;&quot;6-Sab&quot;; IF(WEEKDAY([.B123];) = 0;&quot;0-Dom&quot;;&quot;?&quot;))))))))">
            <text:p/>
          </table:table-cell>
          <table:table-cell table:style-name="ce69" table:formula="of:=IF(ISBLANK([.B123]);&quot;&quot;; ISOWEEKNUM([.B123];1))">
            <text:p/>
          </table:table-cell>
          <table:table-cell table:style-name="ce70" table:content-validation-name="val8"/>
          <table:table-cell table:number-columns-repeated="1010"/>
        </table:table-row>
        <table:table-row table:style-name="ro2">
          <table:table-cell table:style-name="ce2" table:content-validation-name="val1" office:value-type="string" calcext:value-type="string">
            <text:p>Não</text:p>
          </table:table-cell>
          <table:table-cell table:style-name="ce5" table:content-validation-name="val2"/>
          <table:table-cell table:style-name="ce8" table:content-validation-name="val4"/>
          <table:table-cell table:style-name="ce10" table:content-validation-name="val5"/>
          <table:table-cell table:style-name="ce22" table:content-validation-name="val7"/>
          <table:table-cell table:style-name="ce57" table:content-validation-name="val8"/>
          <table:table-cell table:style-name="ce63" table:content-validation-name="val9"/>
          <table:table-cell table:style-name="ce63" table:content-validation-name="val10"/>
          <table:table-cell table:style-name="ce64" table:formula="of:=IF(MINUTE([.H124])+HOUR([.H124])=0;0;( HOUR([.H124])*60 + MINUTE([.H124])) - (HOUR([.G124])*60 + MINUTE([.G124])  ))" office:value-type="float" office:value="0" calcext:value-type="float">
            <text:p>0</text:p>
          </table:table-cell>
          <table:table-cell table:style-name="ce66" table:formula="of:=CONCATENATE(TRUNC([.I124]/60;0);&quot;:&quot;;TEXT(MOD([.I124];60);&quot;00&quot;))" office:value-type="string" office:string-value="0:00" calcext:value-type="string">
            <text:p>0:00</text:p>
          </table:table-cell>
          <table:table-cell table:style-name="ce67" table:formula="of:=[.I124]/60" office:value-type="float" office:value="0" calcext:value-type="float">
            <text:p>0,00</text:p>
          </table:table-cell>
          <table:table-cell table:style-name="ce68" table:formula="of:=IF(ISBLANK([.B124]);&quot;&quot;;  IF(WEEKDAY([.B124];) = 0;&quot;1-Seg&quot;; IF(WEEKDAY([.B124];) = 1;&quot;2-Ter&quot;; IF(WEEKDAY([.B124];) = 2;&quot;3-Qua&quot;; IF(WEEKDAY([.B124];) = 3;&quot;4-Qui&quot;; IF(WEEKDAY([.B124];) = 4;&quot;5-Sex&quot;; IF(WEEKDAY([.B124];) = 5;&quot;6-Sab&quot;; IF(WEEKDAY([.B124];) = 0;&quot;0-Dom&quot;;&quot;?&quot;))))))))">
            <text:p/>
          </table:table-cell>
          <table:table-cell table:style-name="ce69" table:formula="of:=IF(ISBLANK([.B124]);&quot;&quot;; ISOWEEKNUM([.B124];1))">
            <text:p/>
          </table:table-cell>
          <table:table-cell table:style-name="ce70" table:content-validation-name="val8"/>
          <table:table-cell table:number-columns-repeated="1010"/>
        </table:table-row>
        <table:table-row table:style-name="ro2">
          <table:table-cell table:style-name="ce2" table:content-validation-name="val1" office:value-type="string" calcext:value-type="string">
            <text:p>Não</text:p>
          </table:table-cell>
          <table:table-cell table:style-name="ce5" table:content-validation-name="val2"/>
          <table:table-cell table:style-name="ce8" table:content-validation-name="val4"/>
          <table:table-cell table:style-name="ce10" table:content-validation-name="val5"/>
          <table:table-cell table:style-name="ce22" table:content-validation-name="val7"/>
          <table:table-cell table:style-name="ce57" table:content-validation-name="val8"/>
          <table:table-cell table:style-name="ce63" table:content-validation-name="val9"/>
          <table:table-cell table:style-name="ce63" table:content-validation-name="val10"/>
          <table:table-cell table:style-name="ce64" table:formula="of:=IF(MINUTE([.H125])+HOUR([.H125])=0;0;( HOUR([.H125])*60 + MINUTE([.H125])) - (HOUR([.G125])*60 + MINUTE([.G125])  ))" office:value-type="float" office:value="0" calcext:value-type="float">
            <text:p>0</text:p>
          </table:table-cell>
          <table:table-cell table:style-name="ce66" table:formula="of:=CONCATENATE(TRUNC([.I125]/60;0);&quot;:&quot;;TEXT(MOD([.I125];60);&quot;00&quot;))" office:value-type="string" office:string-value="0:00" calcext:value-type="string">
            <text:p>0:00</text:p>
          </table:table-cell>
          <table:table-cell table:style-name="ce67" table:formula="of:=[.I125]/60" office:value-type="float" office:value="0" calcext:value-type="float">
            <text:p>0,00</text:p>
          </table:table-cell>
          <table:table-cell table:style-name="ce68" table:formula="of:=IF(ISBLANK([.B125]);&quot;&quot;;  IF(WEEKDAY([.B125];) = 0;&quot;1-Seg&quot;; IF(WEEKDAY([.B125];) = 1;&quot;2-Ter&quot;; IF(WEEKDAY([.B125];) = 2;&quot;3-Qua&quot;; IF(WEEKDAY([.B125];) = 3;&quot;4-Qui&quot;; IF(WEEKDAY([.B125];) = 4;&quot;5-Sex&quot;; IF(WEEKDAY([.B125];) = 5;&quot;6-Sab&quot;; IF(WEEKDAY([.B125];) = 0;&quot;0-Dom&quot;;&quot;?&quot;))))))))">
            <text:p/>
          </table:table-cell>
          <table:table-cell table:style-name="ce69" table:formula="of:=IF(ISBLANK([.B125]);&quot;&quot;; ISOWEEKNUM([.B125];1))">
            <text:p/>
          </table:table-cell>
          <table:table-cell table:style-name="ce70" table:content-validation-name="val8"/>
          <table:table-cell table:number-columns-repeated="1010"/>
        </table:table-row>
        <table:table-row table:style-name="ro2">
          <table:table-cell table:style-name="ce2" table:content-validation-name="val1" office:value-type="string" calcext:value-type="string">
            <text:p>Não</text:p>
          </table:table-cell>
          <table:table-cell table:style-name="ce5" table:content-validation-name="val2"/>
          <table:table-cell table:style-name="ce8" table:content-validation-name="val4"/>
          <table:table-cell table:style-name="ce10" table:content-validation-name="val5"/>
          <table:table-cell table:style-name="ce22" table:content-validation-name="val7"/>
          <table:table-cell table:style-name="ce57" table:content-validation-name="val8"/>
          <table:table-cell table:style-name="ce63" table:content-validation-name="val9"/>
          <table:table-cell table:style-name="ce63" table:content-validation-name="val10"/>
          <table:table-cell table:style-name="ce64" table:formula="of:=IF(MINUTE([.H126])+HOUR([.H126])=0;0;( HOUR([.H126])*60 + MINUTE([.H126])) - (HOUR([.G126])*60 + MINUTE([.G126])  ))" office:value-type="float" office:value="0" calcext:value-type="float">
            <text:p>0</text:p>
          </table:table-cell>
          <table:table-cell table:style-name="ce66" table:formula="of:=CONCATENATE(TRUNC([.I126]/60;0);&quot;:&quot;;TEXT(MOD([.I126];60);&quot;00&quot;))" office:value-type="string" office:string-value="0:00" calcext:value-type="string">
            <text:p>0:00</text:p>
          </table:table-cell>
          <table:table-cell table:style-name="ce67" table:formula="of:=[.I126]/60" office:value-type="float" office:value="0" calcext:value-type="float">
            <text:p>0,00</text:p>
          </table:table-cell>
          <table:table-cell table:style-name="ce68" table:formula="of:=IF(ISBLANK([.B126]);&quot;&quot;;  IF(WEEKDAY([.B126];) = 0;&quot;1-Seg&quot;; IF(WEEKDAY([.B126];) = 1;&quot;2-Ter&quot;; IF(WEEKDAY([.B126];) = 2;&quot;3-Qua&quot;; IF(WEEKDAY([.B126];) = 3;&quot;4-Qui&quot;; IF(WEEKDAY([.B126];) = 4;&quot;5-Sex&quot;; IF(WEEKDAY([.B126];) = 5;&quot;6-Sab&quot;; IF(WEEKDAY([.B126];) = 0;&quot;0-Dom&quot;;&quot;?&quot;))))))))">
            <text:p/>
          </table:table-cell>
          <table:table-cell table:style-name="ce69" table:formula="of:=IF(ISBLANK([.B126]);&quot;&quot;; ISOWEEKNUM([.B126];1))">
            <text:p/>
          </table:table-cell>
          <table:table-cell table:style-name="ce70" table:content-validation-name="val8"/>
          <table:table-cell table:number-columns-repeated="1010"/>
        </table:table-row>
        <table:table-row table:style-name="ro2">
          <table:table-cell table:style-name="ce2" table:content-validation-name="val1" office:value-type="string" calcext:value-type="string">
            <text:p>Não</text:p>
          </table:table-cell>
          <table:table-cell table:style-name="ce5" table:content-validation-name="val2"/>
          <table:table-cell table:style-name="ce8" table:content-validation-name="val4"/>
          <table:table-cell table:style-name="ce10" table:content-validation-name="val5"/>
          <table:table-cell table:style-name="ce22" table:content-validation-name="val7"/>
          <table:table-cell table:style-name="ce57" table:content-validation-name="val8"/>
          <table:table-cell table:style-name="ce63" table:content-validation-name="val9"/>
          <table:table-cell table:style-name="ce63" table:content-validation-name="val10"/>
          <table:table-cell table:style-name="ce64" table:formula="of:=IF(MINUTE([.H127])+HOUR([.H127])=0;0;( HOUR([.H127])*60 + MINUTE([.H127])) - (HOUR([.G127])*60 + MINUTE([.G127])  ))" office:value-type="float" office:value="0" calcext:value-type="float">
            <text:p>0</text:p>
          </table:table-cell>
          <table:table-cell table:style-name="ce66" table:formula="of:=CONCATENATE(TRUNC([.I127]/60;0);&quot;:&quot;;TEXT(MOD([.I127];60);&quot;00&quot;))" office:value-type="string" office:string-value="0:00" calcext:value-type="string">
            <text:p>0:00</text:p>
          </table:table-cell>
          <table:table-cell table:style-name="ce67" table:formula="of:=[.I127]/60" office:value-type="float" office:value="0" calcext:value-type="float">
            <text:p>0,00</text:p>
          </table:table-cell>
          <table:table-cell table:style-name="ce68" table:formula="of:=IF(ISBLANK([.B127]);&quot;&quot;;  IF(WEEKDAY([.B127];) = 0;&quot;1-Seg&quot;; IF(WEEKDAY([.B127];) = 1;&quot;2-Ter&quot;; IF(WEEKDAY([.B127];) = 2;&quot;3-Qua&quot;; IF(WEEKDAY([.B127];) = 3;&quot;4-Qui&quot;; IF(WEEKDAY([.B127];) = 4;&quot;5-Sex&quot;; IF(WEEKDAY([.B127];) = 5;&quot;6-Sab&quot;; IF(WEEKDAY([.B127];) = 0;&quot;0-Dom&quot;;&quot;?&quot;))))))))">
            <text:p/>
          </table:table-cell>
          <table:table-cell table:style-name="ce69" table:formula="of:=IF(ISBLANK([.B127]);&quot;&quot;; ISOWEEKNUM([.B127];1))">
            <text:p/>
          </table:table-cell>
          <table:table-cell table:style-name="ce70" table:content-validation-name="val8"/>
          <table:table-cell table:number-columns-repeated="1010"/>
        </table:table-row>
        <table:table-row table:style-name="ro2">
          <table:table-cell table:style-name="ce2" table:content-validation-name="val1" office:value-type="string" calcext:value-type="string">
            <text:p>Não</text:p>
          </table:table-cell>
          <table:table-cell table:style-name="ce5" table:content-validation-name="val2"/>
          <table:table-cell table:style-name="ce8" table:content-validation-name="val4"/>
          <table:table-cell table:style-name="ce10" table:content-validation-name="val5"/>
          <table:table-cell table:style-name="ce22" table:content-validation-name="val7"/>
          <table:table-cell table:style-name="ce57" table:content-validation-name="val8"/>
          <table:table-cell table:style-name="ce63" table:content-validation-name="val9"/>
          <table:table-cell table:style-name="ce63" table:content-validation-name="val10"/>
          <table:table-cell table:style-name="ce64" table:formula="of:=IF(MINUTE([.H128])+HOUR([.H128])=0;0;( HOUR([.H128])*60 + MINUTE([.H128])) - (HOUR([.G128])*60 + MINUTE([.G128])  ))" office:value-type="float" office:value="0" calcext:value-type="float">
            <text:p>0</text:p>
          </table:table-cell>
          <table:table-cell table:style-name="ce66" table:formula="of:=CONCATENATE(TRUNC([.I128]/60;0);&quot;:&quot;;TEXT(MOD([.I128];60);&quot;00&quot;))" office:value-type="string" office:string-value="0:00" calcext:value-type="string">
            <text:p>0:00</text:p>
          </table:table-cell>
          <table:table-cell table:style-name="ce67" table:formula="of:=[.I128]/60" office:value-type="float" office:value="0" calcext:value-type="float">
            <text:p>0,00</text:p>
          </table:table-cell>
          <table:table-cell table:style-name="ce68" table:formula="of:=IF(ISBLANK([.B128]);&quot;&quot;;  IF(WEEKDAY([.B128];) = 0;&quot;1-Seg&quot;; IF(WEEKDAY([.B128];) = 1;&quot;2-Ter&quot;; IF(WEEKDAY([.B128];) = 2;&quot;3-Qua&quot;; IF(WEEKDAY([.B128];) = 3;&quot;4-Qui&quot;; IF(WEEKDAY([.B128];) = 4;&quot;5-Sex&quot;; IF(WEEKDAY([.B128];) = 5;&quot;6-Sab&quot;; IF(WEEKDAY([.B128];) = 0;&quot;0-Dom&quot;;&quot;?&quot;))))))))">
            <text:p/>
          </table:table-cell>
          <table:table-cell table:style-name="ce69" table:formula="of:=IF(ISBLANK([.B128]);&quot;&quot;; ISOWEEKNUM([.B128];1))">
            <text:p/>
          </table:table-cell>
          <table:table-cell table:style-name="ce70" table:content-validation-name="val8"/>
          <table:table-cell table:number-columns-repeated="1010"/>
        </table:table-row>
        <table:table-row table:style-name="ro2">
          <table:table-cell table:style-name="ce2" table:content-validation-name="val1" office:value-type="string" calcext:value-type="string">
            <text:p>Não</text:p>
          </table:table-cell>
          <table:table-cell table:style-name="ce5" table:content-validation-name="val2"/>
          <table:table-cell table:style-name="ce8" table:content-validation-name="val4"/>
          <table:table-cell table:style-name="ce10" table:content-validation-name="val5"/>
          <table:table-cell table:style-name="ce22" table:content-validation-name="val7"/>
          <table:table-cell table:style-name="ce57" table:content-validation-name="val8"/>
          <table:table-cell table:style-name="ce63" table:content-validation-name="val9"/>
          <table:table-cell table:style-name="ce63" table:content-validation-name="val10"/>
          <table:table-cell table:style-name="ce64" table:formula="of:=IF(MINUTE([.H129])+HOUR([.H129])=0;0;( HOUR([.H129])*60 + MINUTE([.H129])) - (HOUR([.G129])*60 + MINUTE([.G129])  ))" office:value-type="float" office:value="0" calcext:value-type="float">
            <text:p>0</text:p>
          </table:table-cell>
          <table:table-cell table:style-name="ce66" table:formula="of:=CONCATENATE(TRUNC([.I129]/60;0);&quot;:&quot;;TEXT(MOD([.I129];60);&quot;00&quot;))" office:value-type="string" office:string-value="0:00" calcext:value-type="string">
            <text:p>0:00</text:p>
          </table:table-cell>
          <table:table-cell table:style-name="ce67" table:formula="of:=[.I129]/60" office:value-type="float" office:value="0" calcext:value-type="float">
            <text:p>0,00</text:p>
          </table:table-cell>
          <table:table-cell table:style-name="ce68" table:formula="of:=IF(ISBLANK([.B129]);&quot;&quot;;  IF(WEEKDAY([.B129];) = 0;&quot;1-Seg&quot;; IF(WEEKDAY([.B129];) = 1;&quot;2-Ter&quot;; IF(WEEKDAY([.B129];) = 2;&quot;3-Qua&quot;; IF(WEEKDAY([.B129];) = 3;&quot;4-Qui&quot;; IF(WEEKDAY([.B129];) = 4;&quot;5-Sex&quot;; IF(WEEKDAY([.B129];) = 5;&quot;6-Sab&quot;; IF(WEEKDAY([.B129];) = 0;&quot;0-Dom&quot;;&quot;?&quot;))))))))">
            <text:p/>
          </table:table-cell>
          <table:table-cell table:style-name="ce69" table:formula="of:=IF(ISBLANK([.B129]);&quot;&quot;; ISOWEEKNUM([.B129];1))">
            <text:p/>
          </table:table-cell>
          <table:table-cell table:style-name="ce70" table:content-validation-name="val8"/>
          <table:table-cell table:number-columns-repeated="1010"/>
        </table:table-row>
        <table:table-row table:style-name="ro2">
          <table:table-cell table:style-name="ce2" table:content-validation-name="val1" office:value-type="string" calcext:value-type="string">
            <text:p>Não</text:p>
          </table:table-cell>
          <table:table-cell table:style-name="ce5" table:content-validation-name="val2"/>
          <table:table-cell table:style-name="ce8" table:content-validation-name="val4"/>
          <table:table-cell table:style-name="ce10" table:content-validation-name="val5"/>
          <table:table-cell table:style-name="ce22" table:content-validation-name="val7"/>
          <table:table-cell table:style-name="ce57" table:content-validation-name="val8"/>
          <table:table-cell table:style-name="ce63" table:content-validation-name="val10" table:number-columns-repeated="2"/>
          <table:table-cell table:style-name="ce64" table:formula="of:=IF(MINUTE([.H130])+HOUR([.H130])=0;0;( HOUR([.H130])*60 + MINUTE([.H130])) - (HOUR([.G130])*60 + MINUTE([.G130])  ))" office:value-type="float" office:value="0" calcext:value-type="float">
            <text:p>0</text:p>
          </table:table-cell>
          <table:table-cell table:style-name="ce66" table:formula="of:=CONCATENATE(TRUNC([.I130]/60;0);&quot;:&quot;;TEXT(MOD([.I130];60);&quot;00&quot;))" office:value-type="string" office:string-value="0:00" calcext:value-type="string">
            <text:p>0:00</text:p>
          </table:table-cell>
          <table:table-cell table:style-name="ce67" table:formula="of:=[.I130]/60" office:value-type="float" office:value="0" calcext:value-type="float">
            <text:p>0,00</text:p>
          </table:table-cell>
          <table:table-cell table:style-name="ce68" table:formula="of:=IF(ISBLANK([.B130]);&quot;&quot;;  IF(WEEKDAY([.B130];) = 0;&quot;1-Seg&quot;; IF(WEEKDAY([.B130];) = 1;&quot;2-Ter&quot;; IF(WEEKDAY([.B130];) = 2;&quot;3-Qua&quot;; IF(WEEKDAY([.B130];) = 3;&quot;4-Qui&quot;; IF(WEEKDAY([.B130];) = 4;&quot;5-Sex&quot;; IF(WEEKDAY([.B130];) = 5;&quot;6-Sab&quot;; IF(WEEKDAY([.B130];) = 0;&quot;0-Dom&quot;;&quot;?&quot;))))))))">
            <text:p/>
          </table:table-cell>
          <table:table-cell table:style-name="ce69" table:formula="of:=IF(ISBLANK([.B130]);&quot;&quot;; ISOWEEKNUM([.B130];1))">
            <text:p/>
          </table:table-cell>
          <table:table-cell table:style-name="ce70" table:content-validation-name="val8"/>
          <table:table-cell table:number-columns-repeated="1010"/>
        </table:table-row>
        <table:table-row table:style-name="ro2">
          <table:table-cell table:style-name="ce2" table:content-validation-name="val1" office:value-type="string" calcext:value-type="string">
            <text:p>Não</text:p>
          </table:table-cell>
          <table:table-cell table:style-name="ce5" table:content-validation-name="val2"/>
          <table:table-cell table:style-name="ce8" table:content-validation-name="val4"/>
          <table:table-cell table:style-name="ce10" table:content-validation-name="val5"/>
          <table:table-cell table:style-name="ce22" table:content-validation-name="val7"/>
          <table:table-cell table:style-name="ce57" table:content-validation-name="val8"/>
          <table:table-cell table:style-name="ce63" table:content-validation-name="val9"/>
          <table:table-cell table:style-name="ce63" table:content-validation-name="val10"/>
          <table:table-cell table:style-name="ce64" table:formula="of:=IF(MINUTE([.H131])+HOUR([.H131])=0;0;( HOUR([.H131])*60 + MINUTE([.H131])) - (HOUR([.G131])*60 + MINUTE([.G131])  ))" office:value-type="float" office:value="0" calcext:value-type="float">
            <text:p>0</text:p>
          </table:table-cell>
          <table:table-cell table:style-name="ce66" table:formula="of:=CONCATENATE(TRUNC([.I131]/60;0);&quot;:&quot;;TEXT(MOD([.I131];60);&quot;00&quot;))" office:value-type="string" office:string-value="0:00" calcext:value-type="string">
            <text:p>0:00</text:p>
          </table:table-cell>
          <table:table-cell table:style-name="ce67" table:formula="of:=[.I131]/60" office:value-type="float" office:value="0" calcext:value-type="float">
            <text:p>0,00</text:p>
          </table:table-cell>
          <table:table-cell table:style-name="ce68" table:formula="of:=IF(ISBLANK([.B131]);&quot;&quot;;  IF(WEEKDAY([.B131];) = 0;&quot;1-Seg&quot;; IF(WEEKDAY([.B131];) = 1;&quot;2-Ter&quot;; IF(WEEKDAY([.B131];) = 2;&quot;3-Qua&quot;; IF(WEEKDAY([.B131];) = 3;&quot;4-Qui&quot;; IF(WEEKDAY([.B131];) = 4;&quot;5-Sex&quot;; IF(WEEKDAY([.B131];) = 5;&quot;6-Sab&quot;; IF(WEEKDAY([.B131];) = 0;&quot;0-Dom&quot;;&quot;?&quot;))))))))">
            <text:p/>
          </table:table-cell>
          <table:table-cell table:style-name="ce69" table:formula="of:=IF(ISBLANK([.B131]);&quot;&quot;; ISOWEEKNUM([.B131];1))">
            <text:p/>
          </table:table-cell>
          <table:table-cell table:style-name="ce70" table:content-validation-name="val8"/>
          <table:table-cell table:number-columns-repeated="1010"/>
        </table:table-row>
        <table:table-row table:style-name="ro2">
          <table:table-cell table:style-name="ce2" table:content-validation-name="val1" office:value-type="string" calcext:value-type="string">
            <text:p>Não</text:p>
          </table:table-cell>
          <table:table-cell table:style-name="ce5" table:content-validation-name="val2"/>
          <table:table-cell table:style-name="ce8" table:content-validation-name="val4"/>
          <table:table-cell table:style-name="ce10" table:content-validation-name="val5"/>
          <table:table-cell table:style-name="ce22" table:content-validation-name="val7"/>
          <table:table-cell table:style-name="ce57" table:content-validation-name="val8"/>
          <table:table-cell table:style-name="ce63" table:content-validation-name="val9"/>
          <table:table-cell table:style-name="ce63" table:content-validation-name="val10"/>
          <table:table-cell table:style-name="ce64" table:formula="of:=IF(MINUTE([.H132])+HOUR([.H132])=0;0;( HOUR([.H132])*60 + MINUTE([.H132])) - (HOUR([.G132])*60 + MINUTE([.G132])  ))" office:value-type="float" office:value="0" calcext:value-type="float">
            <text:p>0</text:p>
          </table:table-cell>
          <table:table-cell table:style-name="ce66" table:formula="of:=CONCATENATE(TRUNC([.I132]/60;0);&quot;:&quot;;TEXT(MOD([.I132];60);&quot;00&quot;))" office:value-type="string" office:string-value="0:00" calcext:value-type="string">
            <text:p>0:00</text:p>
          </table:table-cell>
          <table:table-cell table:style-name="ce67" table:formula="of:=[.I132]/60" office:value-type="float" office:value="0" calcext:value-type="float">
            <text:p>0,00</text:p>
          </table:table-cell>
          <table:table-cell table:style-name="ce68" table:formula="of:=IF(ISBLANK([.B132]);&quot;&quot;;  IF(WEEKDAY([.B132];) = 0;&quot;1-Seg&quot;; IF(WEEKDAY([.B132];) = 1;&quot;2-Ter&quot;; IF(WEEKDAY([.B132];) = 2;&quot;3-Qua&quot;; IF(WEEKDAY([.B132];) = 3;&quot;4-Qui&quot;; IF(WEEKDAY([.B132];) = 4;&quot;5-Sex&quot;; IF(WEEKDAY([.B132];) = 5;&quot;6-Sab&quot;; IF(WEEKDAY([.B132];) = 0;&quot;0-Dom&quot;;&quot;?&quot;))))))))">
            <text:p/>
          </table:table-cell>
          <table:table-cell table:style-name="ce69" table:formula="of:=IF(ISBLANK([.B132]);&quot;&quot;; ISOWEEKNUM([.B132];1))">
            <text:p/>
          </table:table-cell>
          <table:table-cell table:style-name="ce70" table:content-validation-name="val8"/>
          <table:table-cell table:number-columns-repeated="1010"/>
        </table:table-row>
        <table:table-row table:style-name="ro2">
          <table:table-cell table:style-name="ce2" table:content-validation-name="val1" office:value-type="string" calcext:value-type="string">
            <text:p>Não</text:p>
          </table:table-cell>
          <table:table-cell table:style-name="ce5" table:content-validation-name="val2"/>
          <table:table-cell table:style-name="ce8" table:content-validation-name="val4"/>
          <table:table-cell table:style-name="ce10" table:content-validation-name="val5"/>
          <table:table-cell table:style-name="ce22" table:content-validation-name="val7"/>
          <table:table-cell table:style-name="ce57" table:content-validation-name="val8"/>
          <table:table-cell table:style-name="ce63" table:content-validation-name="val9"/>
          <table:table-cell table:style-name="ce63" table:content-validation-name="val10"/>
          <table:table-cell table:style-name="ce64" table:formula="of:=IF(MINUTE([.H133])+HOUR([.H133])=0;0;( HOUR([.H133])*60 + MINUTE([.H133])) - (HOUR([.G133])*60 + MINUTE([.G133])  ))" office:value-type="float" office:value="0" calcext:value-type="float">
            <text:p>0</text:p>
          </table:table-cell>
          <table:table-cell table:style-name="ce66" table:formula="of:=CONCATENATE(TRUNC([.I133]/60;0);&quot;:&quot;;TEXT(MOD([.I133];60);&quot;00&quot;))" office:value-type="string" office:string-value="0:00" calcext:value-type="string">
            <text:p>0:00</text:p>
          </table:table-cell>
          <table:table-cell table:style-name="ce67" table:formula="of:=[.I133]/60" office:value-type="float" office:value="0" calcext:value-type="float">
            <text:p>0,00</text:p>
          </table:table-cell>
          <table:table-cell table:style-name="ce68" table:formula="of:=IF(ISBLANK([.B133]);&quot;&quot;;  IF(WEEKDAY([.B133];) = 0;&quot;1-Seg&quot;; IF(WEEKDAY([.B133];) = 1;&quot;2-Ter&quot;; IF(WEEKDAY([.B133];) = 2;&quot;3-Qua&quot;; IF(WEEKDAY([.B133];) = 3;&quot;4-Qui&quot;; IF(WEEKDAY([.B133];) = 4;&quot;5-Sex&quot;; IF(WEEKDAY([.B133];) = 5;&quot;6-Sab&quot;; IF(WEEKDAY([.B133];) = 0;&quot;0-Dom&quot;;&quot;?&quot;))))))))">
            <text:p/>
          </table:table-cell>
          <table:table-cell table:style-name="ce69" table:formula="of:=IF(ISBLANK([.B133]);&quot;&quot;; ISOWEEKNUM([.B133];1))">
            <text:p/>
          </table:table-cell>
          <table:table-cell table:style-name="ce70" table:content-validation-name="val8"/>
          <table:table-cell table:number-columns-repeated="1010"/>
        </table:table-row>
        <table:table-row table:style-name="ro2">
          <table:table-cell table:style-name="ce2" table:content-validation-name="val1" office:value-type="string" calcext:value-type="string">
            <text:p>Não</text:p>
          </table:table-cell>
          <table:table-cell table:style-name="ce5" table:content-validation-name="val2"/>
          <table:table-cell table:style-name="ce8" table:content-validation-name="val4"/>
          <table:table-cell table:style-name="ce10" table:content-validation-name="val5"/>
          <table:table-cell table:style-name="ce22" table:content-validation-name="val7"/>
          <table:table-cell table:style-name="ce57" table:content-validation-name="val8"/>
          <table:table-cell table:style-name="ce63" table:content-validation-name="val9"/>
          <table:table-cell table:style-name="ce63" table:content-validation-name="val10"/>
          <table:table-cell table:style-name="ce64" table:formula="of:=IF(MINUTE([.H134])+HOUR([.H134])=0;0;( HOUR([.H134])*60 + MINUTE([.H134])) - (HOUR([.G134])*60 + MINUTE([.G134])  ))" office:value-type="float" office:value="0" calcext:value-type="float">
            <text:p>0</text:p>
          </table:table-cell>
          <table:table-cell table:style-name="ce66" table:formula="of:=CONCATENATE(TRUNC([.I134]/60;0);&quot;:&quot;;TEXT(MOD([.I134];60);&quot;00&quot;))" office:value-type="string" office:string-value="0:00" calcext:value-type="string">
            <text:p>0:00</text:p>
          </table:table-cell>
          <table:table-cell table:style-name="ce67" table:formula="of:=[.I134]/60" office:value-type="float" office:value="0" calcext:value-type="float">
            <text:p>0,00</text:p>
          </table:table-cell>
          <table:table-cell table:style-name="ce68" table:formula="of:=IF(ISBLANK([.B134]);&quot;&quot;;  IF(WEEKDAY([.B134];) = 0;&quot;1-Seg&quot;; IF(WEEKDAY([.B134];) = 1;&quot;2-Ter&quot;; IF(WEEKDAY([.B134];) = 2;&quot;3-Qua&quot;; IF(WEEKDAY([.B134];) = 3;&quot;4-Qui&quot;; IF(WEEKDAY([.B134];) = 4;&quot;5-Sex&quot;; IF(WEEKDAY([.B134];) = 5;&quot;6-Sab&quot;; IF(WEEKDAY([.B134];) = 0;&quot;0-Dom&quot;;&quot;?&quot;))))))))">
            <text:p/>
          </table:table-cell>
          <table:table-cell table:style-name="ce69" table:formula="of:=IF(ISBLANK([.B134]);&quot;&quot;; ISOWEEKNUM([.B134];1))">
            <text:p/>
          </table:table-cell>
          <table:table-cell table:style-name="ce70" table:content-validation-name="val8"/>
          <table:table-cell table:number-columns-repeated="1010"/>
        </table:table-row>
        <table:table-row table:style-name="ro2">
          <table:table-cell table:style-name="ce2" table:content-validation-name="val1" office:value-type="string" calcext:value-type="string">
            <text:p>Não</text:p>
          </table:table-cell>
          <table:table-cell table:style-name="ce5" table:content-validation-name="val2"/>
          <table:table-cell table:style-name="ce8" table:content-validation-name="val4"/>
          <table:table-cell table:style-name="ce10" table:content-validation-name="val5"/>
          <table:table-cell table:style-name="ce22" table:content-validation-name="val7"/>
          <table:table-cell table:style-name="ce57" table:content-validation-name="val8"/>
          <table:table-cell table:style-name="ce63" table:content-validation-name="val9"/>
          <table:table-cell table:style-name="ce63" table:content-validation-name="val10"/>
          <table:table-cell table:style-name="ce64" table:formula="of:=IF(MINUTE([.H135])+HOUR([.H135])=0;0;( HOUR([.H135])*60 + MINUTE([.H135])) - (HOUR([.G135])*60 + MINUTE([.G135])  ))" office:value-type="float" office:value="0" calcext:value-type="float">
            <text:p>0</text:p>
          </table:table-cell>
          <table:table-cell table:style-name="ce66" table:formula="of:=CONCATENATE(TRUNC([.I135]/60;0);&quot;:&quot;;TEXT(MOD([.I135];60);&quot;00&quot;))" office:value-type="string" office:string-value="0:00" calcext:value-type="string">
            <text:p>0:00</text:p>
          </table:table-cell>
          <table:table-cell table:style-name="ce67" table:formula="of:=[.I135]/60" office:value-type="float" office:value="0" calcext:value-type="float">
            <text:p>0,00</text:p>
          </table:table-cell>
          <table:table-cell table:style-name="ce68" table:formula="of:=IF(ISBLANK([.B135]);&quot;&quot;;  IF(WEEKDAY([.B135];) = 0;&quot;1-Seg&quot;; IF(WEEKDAY([.B135];) = 1;&quot;2-Ter&quot;; IF(WEEKDAY([.B135];) = 2;&quot;3-Qua&quot;; IF(WEEKDAY([.B135];) = 3;&quot;4-Qui&quot;; IF(WEEKDAY([.B135];) = 4;&quot;5-Sex&quot;; IF(WEEKDAY([.B135];) = 5;&quot;6-Sab&quot;; IF(WEEKDAY([.B135];) = 0;&quot;0-Dom&quot;;&quot;?&quot;))))))))">
            <text:p/>
          </table:table-cell>
          <table:table-cell table:style-name="ce69" table:formula="of:=IF(ISBLANK([.B135]);&quot;&quot;; ISOWEEKNUM([.B135];1))">
            <text:p/>
          </table:table-cell>
          <table:table-cell table:style-name="ce70" table:content-validation-name="val8"/>
          <table:table-cell table:number-columns-repeated="1010"/>
        </table:table-row>
        <table:table-row table:style-name="ro2">
          <table:table-cell table:style-name="ce2" table:content-validation-name="val1" office:value-type="string" calcext:value-type="string">
            <text:p>Não</text:p>
          </table:table-cell>
          <table:table-cell table:style-name="ce5" table:content-validation-name="val2"/>
          <table:table-cell table:style-name="ce8" table:content-validation-name="val4"/>
          <table:table-cell table:style-name="ce10" table:content-validation-name="val5"/>
          <table:table-cell table:style-name="ce22" table:content-validation-name="val7"/>
          <table:table-cell table:style-name="ce57" table:content-validation-name="val8"/>
          <table:table-cell table:style-name="ce63" table:content-validation-name="val9"/>
          <table:table-cell table:style-name="ce63" table:content-validation-name="val10"/>
          <table:table-cell table:style-name="ce64" table:formula="of:=IF(MINUTE([.H136])+HOUR([.H136])=0;0;( HOUR([.H136])*60 + MINUTE([.H136])) - (HOUR([.G136])*60 + MINUTE([.G136])  ))" office:value-type="float" office:value="0" calcext:value-type="float">
            <text:p>0</text:p>
          </table:table-cell>
          <table:table-cell table:style-name="ce66" table:formula="of:=CONCATENATE(TRUNC([.I136]/60;0);&quot;:&quot;;TEXT(MOD([.I136];60);&quot;00&quot;))" office:value-type="string" office:string-value="0:00" calcext:value-type="string">
            <text:p>0:00</text:p>
          </table:table-cell>
          <table:table-cell table:style-name="ce67" table:formula="of:=[.I136]/60" office:value-type="float" office:value="0" calcext:value-type="float">
            <text:p>0,00</text:p>
          </table:table-cell>
          <table:table-cell table:style-name="ce68" table:formula="of:=IF(ISBLANK([.B136]);&quot;&quot;;  IF(WEEKDAY([.B136];) = 0;&quot;1-Seg&quot;; IF(WEEKDAY([.B136];) = 1;&quot;2-Ter&quot;; IF(WEEKDAY([.B136];) = 2;&quot;3-Qua&quot;; IF(WEEKDAY([.B136];) = 3;&quot;4-Qui&quot;; IF(WEEKDAY([.B136];) = 4;&quot;5-Sex&quot;; IF(WEEKDAY([.B136];) = 5;&quot;6-Sab&quot;; IF(WEEKDAY([.B136];) = 0;&quot;0-Dom&quot;;&quot;?&quot;))))))))">
            <text:p/>
          </table:table-cell>
          <table:table-cell table:style-name="ce69" table:formula="of:=IF(ISBLANK([.B136]);&quot;&quot;; ISOWEEKNUM([.B136];1))">
            <text:p/>
          </table:table-cell>
          <table:table-cell table:style-name="ce70" table:content-validation-name="val8"/>
          <table:table-cell table:number-columns-repeated="1010"/>
        </table:table-row>
        <table:table-row table:style-name="ro2">
          <table:table-cell table:style-name="ce2" table:content-validation-name="val1" office:value-type="string" calcext:value-type="string">
            <text:p>Não</text:p>
          </table:table-cell>
          <table:table-cell table:style-name="ce5" table:content-validation-name="val2"/>
          <table:table-cell table:style-name="ce8" table:content-validation-name="val4"/>
          <table:table-cell table:style-name="ce10" table:content-validation-name="val5"/>
          <table:table-cell table:style-name="ce22" table:content-validation-name="val7"/>
          <table:table-cell table:style-name="ce57" table:content-validation-name="val8"/>
          <table:table-cell table:style-name="ce63" table:content-validation-name="val9"/>
          <table:table-cell table:style-name="ce63" table:content-validation-name="val10"/>
          <table:table-cell table:style-name="ce64" table:formula="of:=IF(MINUTE([.H137])+HOUR([.H137])=0;0;( HOUR([.H137])*60 + MINUTE([.H137])) - (HOUR([.G137])*60 + MINUTE([.G137])  ))" office:value-type="float" office:value="0" calcext:value-type="float">
            <text:p>0</text:p>
          </table:table-cell>
          <table:table-cell table:style-name="ce66" table:formula="of:=CONCATENATE(TRUNC([.I137]/60;0);&quot;:&quot;;TEXT(MOD([.I137];60);&quot;00&quot;))" office:value-type="string" office:string-value="0:00" calcext:value-type="string">
            <text:p>0:00</text:p>
          </table:table-cell>
          <table:table-cell table:style-name="ce67" table:formula="of:=[.I137]/60" office:value-type="float" office:value="0" calcext:value-type="float">
            <text:p>0,00</text:p>
          </table:table-cell>
          <table:table-cell table:style-name="ce68" table:formula="of:=IF(ISBLANK([.B137]);&quot;&quot;;  IF(WEEKDAY([.B137];) = 0;&quot;1-Seg&quot;; IF(WEEKDAY([.B137];) = 1;&quot;2-Ter&quot;; IF(WEEKDAY([.B137];) = 2;&quot;3-Qua&quot;; IF(WEEKDAY([.B137];) = 3;&quot;4-Qui&quot;; IF(WEEKDAY([.B137];) = 4;&quot;5-Sex&quot;; IF(WEEKDAY([.B137];) = 5;&quot;6-Sab&quot;; IF(WEEKDAY([.B137];) = 0;&quot;0-Dom&quot;;&quot;?&quot;))))))))">
            <text:p/>
          </table:table-cell>
          <table:table-cell table:style-name="ce69" table:formula="of:=IF(ISBLANK([.B137]);&quot;&quot;; ISOWEEKNUM([.B137];1))">
            <text:p/>
          </table:table-cell>
          <table:table-cell table:style-name="ce70" table:content-validation-name="val8"/>
          <table:table-cell table:number-columns-repeated="1010"/>
        </table:table-row>
        <table:table-row table:style-name="ro2">
          <table:table-cell table:style-name="ce2" table:content-validation-name="val1" office:value-type="string" calcext:value-type="string">
            <text:p>Não</text:p>
          </table:table-cell>
          <table:table-cell table:style-name="ce5" table:content-validation-name="val2"/>
          <table:table-cell table:style-name="ce8" table:content-validation-name="val4"/>
          <table:table-cell table:style-name="ce10" table:content-validation-name="val5"/>
          <table:table-cell table:style-name="ce22" table:content-validation-name="val7"/>
          <table:table-cell table:style-name="ce57" table:content-validation-name="val8"/>
          <table:table-cell table:style-name="ce63" table:content-validation-name="val9"/>
          <table:table-cell table:style-name="ce63" table:content-validation-name="val10"/>
          <table:table-cell table:style-name="ce64" table:formula="of:=IF(MINUTE([.H138])+HOUR([.H138])=0;0;( HOUR([.H138])*60 + MINUTE([.H138])) - (HOUR([.G138])*60 + MINUTE([.G138])  ))" office:value-type="float" office:value="0" calcext:value-type="float">
            <text:p>0</text:p>
          </table:table-cell>
          <table:table-cell table:style-name="ce66" table:formula="of:=CONCATENATE(TRUNC([.I138]/60;0);&quot;:&quot;;TEXT(MOD([.I138];60);&quot;00&quot;))" office:value-type="string" office:string-value="0:00" calcext:value-type="string">
            <text:p>0:00</text:p>
          </table:table-cell>
          <table:table-cell table:style-name="ce67" table:formula="of:=[.I138]/60" office:value-type="float" office:value="0" calcext:value-type="float">
            <text:p>0,00</text:p>
          </table:table-cell>
          <table:table-cell table:style-name="ce68" table:formula="of:=IF(ISBLANK([.B138]);&quot;&quot;;  IF(WEEKDAY([.B138];) = 0;&quot;1-Seg&quot;; IF(WEEKDAY([.B138];) = 1;&quot;2-Ter&quot;; IF(WEEKDAY([.B138];) = 2;&quot;3-Qua&quot;; IF(WEEKDAY([.B138];) = 3;&quot;4-Qui&quot;; IF(WEEKDAY([.B138];) = 4;&quot;5-Sex&quot;; IF(WEEKDAY([.B138];) = 5;&quot;6-Sab&quot;; IF(WEEKDAY([.B138];) = 0;&quot;0-Dom&quot;;&quot;?&quot;))))))))">
            <text:p/>
          </table:table-cell>
          <table:table-cell table:style-name="ce69" table:formula="of:=IF(ISBLANK([.B138]);&quot;&quot;; ISOWEEKNUM([.B138];1))">
            <text:p/>
          </table:table-cell>
          <table:table-cell table:style-name="ce70" table:content-validation-name="val8"/>
          <table:table-cell table:number-columns-repeated="1010"/>
        </table:table-row>
        <table:table-row table:style-name="ro2">
          <table:table-cell table:style-name="ce2" table:content-validation-name="val1" office:value-type="string" calcext:value-type="string">
            <text:p>Não</text:p>
          </table:table-cell>
          <table:table-cell table:style-name="ce5" table:content-validation-name="val2"/>
          <table:table-cell table:style-name="ce8" table:content-validation-name="val4"/>
          <table:table-cell table:style-name="ce10" table:content-validation-name="val5"/>
          <table:table-cell table:style-name="ce22" table:content-validation-name="val7"/>
          <table:table-cell table:style-name="ce57" table:content-validation-name="val8"/>
          <table:table-cell table:style-name="ce63" table:content-validation-name="val9"/>
          <table:table-cell table:style-name="ce63" table:content-validation-name="val10"/>
          <table:table-cell table:style-name="ce64" table:formula="of:=IF(MINUTE([.H139])+HOUR([.H139])=0;0;( HOUR([.H139])*60 + MINUTE([.H139])) - (HOUR([.G139])*60 + MINUTE([.G139])  ))" office:value-type="float" office:value="0" calcext:value-type="float">
            <text:p>0</text:p>
          </table:table-cell>
          <table:table-cell table:style-name="ce66" table:formula="of:=CONCATENATE(TRUNC([.I139]/60;0);&quot;:&quot;;TEXT(MOD([.I139];60);&quot;00&quot;))" office:value-type="string" office:string-value="0:00" calcext:value-type="string">
            <text:p>0:00</text:p>
          </table:table-cell>
          <table:table-cell table:style-name="ce67" table:formula="of:=[.I139]/60" office:value-type="float" office:value="0" calcext:value-type="float">
            <text:p>0,00</text:p>
          </table:table-cell>
          <table:table-cell table:style-name="ce68" table:formula="of:=IF(ISBLANK([.B139]);&quot;&quot;;  IF(WEEKDAY([.B139];) = 0;&quot;1-Seg&quot;; IF(WEEKDAY([.B139];) = 1;&quot;2-Ter&quot;; IF(WEEKDAY([.B139];) = 2;&quot;3-Qua&quot;; IF(WEEKDAY([.B139];) = 3;&quot;4-Qui&quot;; IF(WEEKDAY([.B139];) = 4;&quot;5-Sex&quot;; IF(WEEKDAY([.B139];) = 5;&quot;6-Sab&quot;; IF(WEEKDAY([.B139];) = 0;&quot;0-Dom&quot;;&quot;?&quot;))))))))">
            <text:p/>
          </table:table-cell>
          <table:table-cell table:style-name="ce69" table:formula="of:=IF(ISBLANK([.B139]);&quot;&quot;; ISOWEEKNUM([.B139];1))">
            <text:p/>
          </table:table-cell>
          <table:table-cell table:style-name="ce70" table:content-validation-name="val8"/>
          <table:table-cell table:number-columns-repeated="1010"/>
        </table:table-row>
        <table:table-row table:style-name="ro2">
          <table:table-cell table:style-name="ce2" table:content-validation-name="val1" office:value-type="string" calcext:value-type="string">
            <text:p>Não</text:p>
          </table:table-cell>
          <table:table-cell table:style-name="ce5" table:content-validation-name="val2"/>
          <table:table-cell table:style-name="ce8" table:content-validation-name="val4"/>
          <table:table-cell table:style-name="ce10" table:content-validation-name="val5"/>
          <table:table-cell table:style-name="ce51" table:content-validation-name="val7"/>
          <table:table-cell table:style-name="ce57" table:content-validation-name="val8"/>
          <table:table-cell table:style-name="ce63" table:content-validation-name="val9"/>
          <table:table-cell table:style-name="ce63" table:content-validation-name="val10"/>
          <table:table-cell table:style-name="ce64" table:formula="of:=IF(MINUTE([.H140])+HOUR([.H140])=0;0;( HOUR([.H140])*60 + MINUTE([.H140])) - (HOUR([.G140])*60 + MINUTE([.G140])  ))" office:value-type="float" office:value="0" calcext:value-type="float">
            <text:p>0</text:p>
          </table:table-cell>
          <table:table-cell table:style-name="ce66" table:formula="of:=CONCATENATE(TRUNC([.I140]/60;0);&quot;:&quot;;TEXT(MOD([.I140];60);&quot;00&quot;))" office:value-type="string" office:string-value="0:00" calcext:value-type="string">
            <text:p>0:00</text:p>
          </table:table-cell>
          <table:table-cell table:style-name="ce67" table:formula="of:=[.I140]/60" office:value-type="float" office:value="0" calcext:value-type="float">
            <text:p>0,00</text:p>
          </table:table-cell>
          <table:table-cell table:style-name="ce68" table:formula="of:=IF(ISBLANK([.B140]);&quot;&quot;;  IF(WEEKDAY([.B140];) = 0;&quot;1-Seg&quot;; IF(WEEKDAY([.B140];) = 1;&quot;2-Ter&quot;; IF(WEEKDAY([.B140];) = 2;&quot;3-Qua&quot;; IF(WEEKDAY([.B140];) = 3;&quot;4-Qui&quot;; IF(WEEKDAY([.B140];) = 4;&quot;5-Sex&quot;; IF(WEEKDAY([.B140];) = 5;&quot;6-Sab&quot;; IF(WEEKDAY([.B140];) = 0;&quot;0-Dom&quot;;&quot;?&quot;))))))))">
            <text:p/>
          </table:table-cell>
          <table:table-cell table:style-name="ce69" table:formula="of:=IF(ISBLANK([.B140]);&quot;&quot;; ISOWEEKNUM([.B140];1))">
            <text:p/>
          </table:table-cell>
          <table:table-cell table:style-name="ce70" table:content-validation-name="val8"/>
          <table:table-cell table:number-columns-repeated="1010"/>
        </table:table-row>
        <table:table-row table:style-name="ro2">
          <table:table-cell table:style-name="ce2" table:content-validation-name="val1" office:value-type="string" calcext:value-type="string">
            <text:p>Não</text:p>
          </table:table-cell>
          <table:table-cell table:style-name="ce5" table:content-validation-name="val2"/>
          <table:table-cell table:style-name="ce8" table:content-validation-name="val4"/>
          <table:table-cell table:style-name="ce10" table:content-validation-name="val5"/>
          <table:table-cell table:style-name="ce22" table:content-validation-name="val7"/>
          <table:table-cell table:style-name="ce57" table:content-validation-name="val8"/>
          <table:table-cell table:style-name="ce63" table:content-validation-name="val9"/>
          <table:table-cell table:style-name="ce63" table:content-validation-name="val10"/>
          <table:table-cell table:style-name="ce64" table:formula="of:=IF(MINUTE([.H141])+HOUR([.H141])=0;0;( HOUR([.H141])*60 + MINUTE([.H141])) - (HOUR([.G141])*60 + MINUTE([.G141])  ))" office:value-type="float" office:value="0" calcext:value-type="float">
            <text:p>0</text:p>
          </table:table-cell>
          <table:table-cell table:style-name="ce66" table:formula="of:=CONCATENATE(TRUNC([.I141]/60;0);&quot;:&quot;;TEXT(MOD([.I141];60);&quot;00&quot;))" office:value-type="string" office:string-value="0:00" calcext:value-type="string">
            <text:p>0:00</text:p>
          </table:table-cell>
          <table:table-cell table:style-name="ce67" table:formula="of:=[.I141]/60" office:value-type="float" office:value="0" calcext:value-type="float">
            <text:p>0,00</text:p>
          </table:table-cell>
          <table:table-cell table:style-name="ce68" table:formula="of:=IF(ISBLANK([.B141]);&quot;&quot;;  IF(WEEKDAY([.B141];) = 0;&quot;1-Seg&quot;; IF(WEEKDAY([.B141];) = 1;&quot;2-Ter&quot;; IF(WEEKDAY([.B141];) = 2;&quot;3-Qua&quot;; IF(WEEKDAY([.B141];) = 3;&quot;4-Qui&quot;; IF(WEEKDAY([.B141];) = 4;&quot;5-Sex&quot;; IF(WEEKDAY([.B141];) = 5;&quot;6-Sab&quot;; IF(WEEKDAY([.B141];) = 0;&quot;0-Dom&quot;;&quot;?&quot;))))))))">
            <text:p/>
          </table:table-cell>
          <table:table-cell table:style-name="ce69" table:formula="of:=IF(ISBLANK([.B141]);&quot;&quot;; ISOWEEKNUM([.B141];1))">
            <text:p/>
          </table:table-cell>
          <table:table-cell table:style-name="ce70" table:content-validation-name="val8"/>
          <table:table-cell table:number-columns-repeated="1010"/>
        </table:table-row>
        <table:table-row table:style-name="ro2">
          <table:table-cell table:style-name="ce2" table:content-validation-name="val1" office:value-type="string" calcext:value-type="string">
            <text:p>Não</text:p>
          </table:table-cell>
          <table:table-cell table:style-name="ce5" table:content-validation-name="val2"/>
          <table:table-cell table:style-name="ce8" table:content-validation-name="val4"/>
          <table:table-cell table:style-name="ce10" table:content-validation-name="val5"/>
          <table:table-cell table:style-name="ce22" table:content-validation-name="val7"/>
          <table:table-cell table:style-name="ce57" table:content-validation-name="val8"/>
          <table:table-cell table:style-name="ce63" table:content-validation-name="val9"/>
          <table:table-cell table:style-name="ce63" table:content-validation-name="val10"/>
          <table:table-cell table:style-name="ce64" table:formula="of:=IF(MINUTE([.H142])+HOUR([.H142])=0;0;( HOUR([.H142])*60 + MINUTE([.H142])) - (HOUR([.G142])*60 + MINUTE([.G142])  ))" office:value-type="float" office:value="0" calcext:value-type="float">
            <text:p>0</text:p>
          </table:table-cell>
          <table:table-cell table:style-name="ce66" table:formula="of:=CONCATENATE(TRUNC([.I142]/60;0);&quot;:&quot;;TEXT(MOD([.I142];60);&quot;00&quot;))" office:value-type="string" office:string-value="0:00" calcext:value-type="string">
            <text:p>0:00</text:p>
          </table:table-cell>
          <table:table-cell table:style-name="ce67" table:formula="of:=[.I142]/60" office:value-type="float" office:value="0" calcext:value-type="float">
            <text:p>0,00</text:p>
          </table:table-cell>
          <table:table-cell table:style-name="ce68" table:formula="of:=IF(ISBLANK([.B142]);&quot;&quot;;  IF(WEEKDAY([.B142];) = 0;&quot;1-Seg&quot;; IF(WEEKDAY([.B142];) = 1;&quot;2-Ter&quot;; IF(WEEKDAY([.B142];) = 2;&quot;3-Qua&quot;; IF(WEEKDAY([.B142];) = 3;&quot;4-Qui&quot;; IF(WEEKDAY([.B142];) = 4;&quot;5-Sex&quot;; IF(WEEKDAY([.B142];) = 5;&quot;6-Sab&quot;; IF(WEEKDAY([.B142];) = 0;&quot;0-Dom&quot;;&quot;?&quot;))))))))">
            <text:p/>
          </table:table-cell>
          <table:table-cell table:style-name="ce69" table:formula="of:=IF(ISBLANK([.B142]);&quot;&quot;; ISOWEEKNUM([.B142];1))">
            <text:p/>
          </table:table-cell>
          <table:table-cell table:style-name="ce70" table:content-validation-name="val8"/>
          <table:table-cell table:number-columns-repeated="1010"/>
        </table:table-row>
        <table:table-row table:style-name="ro2">
          <table:table-cell table:style-name="ce2" table:content-validation-name="val1" office:value-type="string" calcext:value-type="string">
            <text:p>Não</text:p>
          </table:table-cell>
          <table:table-cell table:style-name="ce5" table:content-validation-name="val2"/>
          <table:table-cell table:style-name="ce8" table:content-validation-name="val4"/>
          <table:table-cell table:style-name="ce10" table:content-validation-name="val5"/>
          <table:table-cell table:style-name="ce22" table:content-validation-name="val7"/>
          <table:table-cell table:style-name="ce57" table:content-validation-name="val8"/>
          <table:table-cell table:style-name="ce63" table:content-validation-name="val9"/>
          <table:table-cell table:style-name="ce63" table:content-validation-name="val10"/>
          <table:table-cell table:style-name="ce64" table:formula="of:=IF(MINUTE([.H143])+HOUR([.H143])=0;0;( HOUR([.H143])*60 + MINUTE([.H143])) - (HOUR([.G143])*60 + MINUTE([.G143])  ))" office:value-type="float" office:value="0" calcext:value-type="float">
            <text:p>0</text:p>
          </table:table-cell>
          <table:table-cell table:style-name="ce66" table:formula="of:=CONCATENATE(TRUNC([.I143]/60;0);&quot;:&quot;;TEXT(MOD([.I143];60);&quot;00&quot;))" office:value-type="string" office:string-value="0:00" calcext:value-type="string">
            <text:p>0:00</text:p>
          </table:table-cell>
          <table:table-cell table:style-name="ce67" table:formula="of:=[.I143]/60" office:value-type="float" office:value="0" calcext:value-type="float">
            <text:p>0,00</text:p>
          </table:table-cell>
          <table:table-cell table:style-name="ce68" table:formula="of:=IF(ISBLANK([.B143]);&quot;&quot;;  IF(WEEKDAY([.B143];) = 0;&quot;1-Seg&quot;; IF(WEEKDAY([.B143];) = 1;&quot;2-Ter&quot;; IF(WEEKDAY([.B143];) = 2;&quot;3-Qua&quot;; IF(WEEKDAY([.B143];) = 3;&quot;4-Qui&quot;; IF(WEEKDAY([.B143];) = 4;&quot;5-Sex&quot;; IF(WEEKDAY([.B143];) = 5;&quot;6-Sab&quot;; IF(WEEKDAY([.B143];) = 0;&quot;0-Dom&quot;;&quot;?&quot;))))))))">
            <text:p/>
          </table:table-cell>
          <table:table-cell table:style-name="ce69" table:formula="of:=IF(ISBLANK([.B143]);&quot;&quot;; ISOWEEKNUM([.B143];1))">
            <text:p/>
          </table:table-cell>
          <table:table-cell table:style-name="ce70" table:content-validation-name="val8"/>
          <table:table-cell table:number-columns-repeated="1010"/>
        </table:table-row>
        <table:table-row table:style-name="ro2">
          <table:table-cell table:style-name="ce2" table:content-validation-name="val1" office:value-type="string" calcext:value-type="string">
            <text:p>Não</text:p>
          </table:table-cell>
          <table:table-cell table:style-name="ce5" table:content-validation-name="val2"/>
          <table:table-cell table:style-name="ce8" table:content-validation-name="val4"/>
          <table:table-cell table:style-name="ce10" table:content-validation-name="val5"/>
          <table:table-cell table:style-name="ce22" table:content-validation-name="val7"/>
          <table:table-cell table:style-name="ce57" table:content-validation-name="val8"/>
          <table:table-cell table:style-name="ce63" table:content-validation-name="val9"/>
          <table:table-cell table:style-name="ce63" table:content-validation-name="val10"/>
          <table:table-cell table:style-name="ce64" table:formula="of:=IF(MINUTE([.H144])+HOUR([.H144])=0;0;( HOUR([.H144])*60 + MINUTE([.H144])) - (HOUR([.G144])*60 + MINUTE([.G144])  ))" office:value-type="float" office:value="0" calcext:value-type="float">
            <text:p>0</text:p>
          </table:table-cell>
          <table:table-cell table:style-name="ce66" table:formula="of:=CONCATENATE(TRUNC([.I144]/60;0);&quot;:&quot;;TEXT(MOD([.I144];60);&quot;00&quot;))" office:value-type="string" office:string-value="0:00" calcext:value-type="string">
            <text:p>0:00</text:p>
          </table:table-cell>
          <table:table-cell table:style-name="ce67" table:formula="of:=[.I144]/60" office:value-type="float" office:value="0" calcext:value-type="float">
            <text:p>0,00</text:p>
          </table:table-cell>
          <table:table-cell table:style-name="ce68" table:formula="of:=IF(ISBLANK([.B144]);&quot;&quot;;  IF(WEEKDAY([.B144];) = 0;&quot;1-Seg&quot;; IF(WEEKDAY([.B144];) = 1;&quot;2-Ter&quot;; IF(WEEKDAY([.B144];) = 2;&quot;3-Qua&quot;; IF(WEEKDAY([.B144];) = 3;&quot;4-Qui&quot;; IF(WEEKDAY([.B144];) = 4;&quot;5-Sex&quot;; IF(WEEKDAY([.B144];) = 5;&quot;6-Sab&quot;; IF(WEEKDAY([.B144];) = 0;&quot;0-Dom&quot;;&quot;?&quot;))))))))">
            <text:p/>
          </table:table-cell>
          <table:table-cell table:style-name="ce69" table:formula="of:=IF(ISBLANK([.B144]);&quot;&quot;; ISOWEEKNUM([.B144];1))">
            <text:p/>
          </table:table-cell>
          <table:table-cell table:style-name="ce70" table:content-validation-name="val8"/>
          <table:table-cell table:number-columns-repeated="1010"/>
        </table:table-row>
        <table:table-row table:style-name="ro2">
          <table:table-cell table:style-name="ce2" table:content-validation-name="val1" office:value-type="string" calcext:value-type="string">
            <text:p>Não</text:p>
          </table:table-cell>
          <table:table-cell table:style-name="ce5" table:content-validation-name="val2"/>
          <table:table-cell table:style-name="ce8" table:content-validation-name="val4"/>
          <table:table-cell table:style-name="ce10" table:content-validation-name="val5"/>
          <table:table-cell table:style-name="ce22" table:content-validation-name="val7"/>
          <table:table-cell table:style-name="ce57" table:content-validation-name="val8"/>
          <table:table-cell table:style-name="ce63" table:content-validation-name="val9"/>
          <table:table-cell table:style-name="ce63" table:content-validation-name="val10"/>
          <table:table-cell table:style-name="ce64" table:formula="of:=IF(MINUTE([.H145])+HOUR([.H145])=0;0;( HOUR([.H145])*60 + MINUTE([.H145])) - (HOUR([.G145])*60 + MINUTE([.G145])  ))" office:value-type="float" office:value="0" calcext:value-type="float">
            <text:p>0</text:p>
          </table:table-cell>
          <table:table-cell table:style-name="ce66" table:formula="of:=CONCATENATE(TRUNC([.I145]/60;0);&quot;:&quot;;TEXT(MOD([.I145];60);&quot;00&quot;))" office:value-type="string" office:string-value="0:00" calcext:value-type="string">
            <text:p>0:00</text:p>
          </table:table-cell>
          <table:table-cell table:style-name="ce67" table:formula="of:=[.I145]/60" office:value-type="float" office:value="0" calcext:value-type="float">
            <text:p>0,00</text:p>
          </table:table-cell>
          <table:table-cell table:style-name="ce68" table:formula="of:=IF(ISBLANK([.B145]);&quot;&quot;;  IF(WEEKDAY([.B145];) = 0;&quot;1-Seg&quot;; IF(WEEKDAY([.B145];) = 1;&quot;2-Ter&quot;; IF(WEEKDAY([.B145];) = 2;&quot;3-Qua&quot;; IF(WEEKDAY([.B145];) = 3;&quot;4-Qui&quot;; IF(WEEKDAY([.B145];) = 4;&quot;5-Sex&quot;; IF(WEEKDAY([.B145];) = 5;&quot;6-Sab&quot;; IF(WEEKDAY([.B145];) = 0;&quot;0-Dom&quot;;&quot;?&quot;))))))))">
            <text:p/>
          </table:table-cell>
          <table:table-cell table:style-name="ce69" table:formula="of:=IF(ISBLANK([.B145]);&quot;&quot;; ISOWEEKNUM([.B145];1))">
            <text:p/>
          </table:table-cell>
          <table:table-cell table:style-name="ce70" table:content-validation-name="val8"/>
          <table:table-cell table:number-columns-repeated="1010"/>
        </table:table-row>
        <table:table-row table:style-name="ro2">
          <table:table-cell table:style-name="ce2" table:content-validation-name="val1" office:value-type="string" calcext:value-type="string">
            <text:p>Não</text:p>
          </table:table-cell>
          <table:table-cell table:style-name="ce5" table:content-validation-name="val2"/>
          <table:table-cell table:style-name="ce8" table:content-validation-name="val4"/>
          <table:table-cell table:style-name="ce10" table:content-validation-name="val5"/>
          <table:table-cell table:style-name="ce22" table:content-validation-name="val7"/>
          <table:table-cell table:style-name="ce57" table:content-validation-name="val8"/>
          <table:table-cell table:style-name="ce63" table:content-validation-name="val9"/>
          <table:table-cell table:style-name="ce63" table:content-validation-name="val10"/>
          <table:table-cell table:style-name="ce64" table:formula="of:=IF(MINUTE([.H146])+HOUR([.H146])=0;0;( HOUR([.H146])*60 + MINUTE([.H146])) - (HOUR([.G146])*60 + MINUTE([.G146])  ))" office:value-type="float" office:value="0" calcext:value-type="float">
            <text:p>0</text:p>
          </table:table-cell>
          <table:table-cell table:style-name="ce66" table:formula="of:=CONCATENATE(TRUNC([.I146]/60;0);&quot;:&quot;;TEXT(MOD([.I146];60);&quot;00&quot;))" office:value-type="string" office:string-value="0:00" calcext:value-type="string">
            <text:p>0:00</text:p>
          </table:table-cell>
          <table:table-cell table:style-name="ce67" table:formula="of:=[.I146]/60" office:value-type="float" office:value="0" calcext:value-type="float">
            <text:p>0,00</text:p>
          </table:table-cell>
          <table:table-cell table:style-name="ce68" table:formula="of:=IF(ISBLANK([.B146]);&quot;&quot;;  IF(WEEKDAY([.B146];) = 0;&quot;1-Seg&quot;; IF(WEEKDAY([.B146];) = 1;&quot;2-Ter&quot;; IF(WEEKDAY([.B146];) = 2;&quot;3-Qua&quot;; IF(WEEKDAY([.B146];) = 3;&quot;4-Qui&quot;; IF(WEEKDAY([.B146];) = 4;&quot;5-Sex&quot;; IF(WEEKDAY([.B146];) = 5;&quot;6-Sab&quot;; IF(WEEKDAY([.B146];) = 0;&quot;0-Dom&quot;;&quot;?&quot;))))))))">
            <text:p/>
          </table:table-cell>
          <table:table-cell table:style-name="ce69" table:formula="of:=IF(ISBLANK([.B146]);&quot;&quot;; ISOWEEKNUM([.B146];1))">
            <text:p/>
          </table:table-cell>
          <table:table-cell table:style-name="ce70" table:content-validation-name="val8"/>
          <table:table-cell table:number-columns-repeated="1010"/>
        </table:table-row>
        <table:table-row table:style-name="ro2">
          <table:table-cell table:style-name="ce2" table:content-validation-name="val1" office:value-type="string" calcext:value-type="string">
            <text:p>Não</text:p>
          </table:table-cell>
          <table:table-cell table:style-name="ce5" table:content-validation-name="val2"/>
          <table:table-cell table:style-name="ce8" table:content-validation-name="val4"/>
          <table:table-cell table:style-name="ce10" table:content-validation-name="val5"/>
          <table:table-cell table:style-name="ce22" table:content-validation-name="val7"/>
          <table:table-cell table:style-name="ce57" table:content-validation-name="val8"/>
          <table:table-cell table:style-name="ce63" table:content-validation-name="val9"/>
          <table:table-cell table:style-name="ce63" table:content-validation-name="val10"/>
          <table:table-cell table:style-name="ce64" table:formula="of:=IF(MINUTE([.H147])+HOUR([.H147])=0;0;( HOUR([.H147])*60 + MINUTE([.H147])) - (HOUR([.G147])*60 + MINUTE([.G147])  ))" office:value-type="float" office:value="0" calcext:value-type="float">
            <text:p>0</text:p>
          </table:table-cell>
          <table:table-cell table:style-name="ce66" table:formula="of:=CONCATENATE(TRUNC([.I147]/60;0);&quot;:&quot;;TEXT(MOD([.I147];60);&quot;00&quot;))" office:value-type="string" office:string-value="0:00" calcext:value-type="string">
            <text:p>0:00</text:p>
          </table:table-cell>
          <table:table-cell table:style-name="ce67" table:formula="of:=[.I147]/60" office:value-type="float" office:value="0" calcext:value-type="float">
            <text:p>0,00</text:p>
          </table:table-cell>
          <table:table-cell table:style-name="ce68" table:formula="of:=IF(ISBLANK([.B147]);&quot;&quot;;  IF(WEEKDAY([.B147];) = 0;&quot;1-Seg&quot;; IF(WEEKDAY([.B147];) = 1;&quot;2-Ter&quot;; IF(WEEKDAY([.B147];) = 2;&quot;3-Qua&quot;; IF(WEEKDAY([.B147];) = 3;&quot;4-Qui&quot;; IF(WEEKDAY([.B147];) = 4;&quot;5-Sex&quot;; IF(WEEKDAY([.B147];) = 5;&quot;6-Sab&quot;; IF(WEEKDAY([.B147];) = 0;&quot;0-Dom&quot;;&quot;?&quot;))))))))">
            <text:p/>
          </table:table-cell>
          <table:table-cell table:style-name="ce69" table:formula="of:=IF(ISBLANK([.B147]);&quot;&quot;; ISOWEEKNUM([.B147];1))">
            <text:p/>
          </table:table-cell>
          <table:table-cell table:style-name="ce70" table:content-validation-name="val8"/>
          <table:table-cell table:number-columns-repeated="1010"/>
        </table:table-row>
        <table:table-row table:style-name="ro2">
          <table:table-cell table:style-name="ce2" table:content-validation-name="val1" office:value-type="string" calcext:value-type="string">
            <text:p>Não</text:p>
          </table:table-cell>
          <table:table-cell table:style-name="ce5" table:content-validation-name="val2"/>
          <table:table-cell table:style-name="ce8" table:content-validation-name="val4"/>
          <table:table-cell table:style-name="ce10" table:content-validation-name="val5"/>
          <table:table-cell table:style-name="ce22" table:content-validation-name="val7"/>
          <table:table-cell table:style-name="ce57" table:content-validation-name="val8"/>
          <table:table-cell table:style-name="ce63" table:content-validation-name="val9"/>
          <table:table-cell table:style-name="ce63" table:content-validation-name="val10"/>
          <table:table-cell table:style-name="ce64" table:formula="of:=IF(MINUTE([.H148])+HOUR([.H148])=0;0;( HOUR([.H148])*60 + MINUTE([.H148])) - (HOUR([.G148])*60 + MINUTE([.G148])  ))" office:value-type="float" office:value="0" calcext:value-type="float">
            <text:p>0</text:p>
          </table:table-cell>
          <table:table-cell table:style-name="ce66" table:formula="of:=CONCATENATE(TRUNC([.I148]/60;0);&quot;:&quot;;TEXT(MOD([.I148];60);&quot;00&quot;))" office:value-type="string" office:string-value="0:00" calcext:value-type="string">
            <text:p>0:00</text:p>
          </table:table-cell>
          <table:table-cell table:style-name="ce67" table:formula="of:=[.I148]/60" office:value-type="float" office:value="0" calcext:value-type="float">
            <text:p>0,00</text:p>
          </table:table-cell>
          <table:table-cell table:style-name="ce68" table:formula="of:=IF(ISBLANK([.B148]);&quot;&quot;;  IF(WEEKDAY([.B148];) = 0;&quot;1-Seg&quot;; IF(WEEKDAY([.B148];) = 1;&quot;2-Ter&quot;; IF(WEEKDAY([.B148];) = 2;&quot;3-Qua&quot;; IF(WEEKDAY([.B148];) = 3;&quot;4-Qui&quot;; IF(WEEKDAY([.B148];) = 4;&quot;5-Sex&quot;; IF(WEEKDAY([.B148];) = 5;&quot;6-Sab&quot;; IF(WEEKDAY([.B148];) = 0;&quot;0-Dom&quot;;&quot;?&quot;))))))))">
            <text:p/>
          </table:table-cell>
          <table:table-cell table:style-name="ce69" table:formula="of:=IF(ISBLANK([.B148]);&quot;&quot;; ISOWEEKNUM([.B148];1))">
            <text:p/>
          </table:table-cell>
          <table:table-cell table:style-name="ce70" table:content-validation-name="val8"/>
          <table:table-cell table:number-columns-repeated="1010"/>
        </table:table-row>
        <table:table-row table:style-name="ro2">
          <table:table-cell table:style-name="ce2" table:content-validation-name="val1" office:value-type="string" calcext:value-type="string">
            <text:p>Não</text:p>
          </table:table-cell>
          <table:table-cell table:style-name="ce5" table:content-validation-name="val2"/>
          <table:table-cell table:style-name="ce8" table:content-validation-name="val4"/>
          <table:table-cell table:style-name="ce10" table:content-validation-name="val5"/>
          <table:table-cell table:style-name="ce22" table:content-validation-name="val7"/>
          <table:table-cell table:style-name="ce57" table:content-validation-name="val8"/>
          <table:table-cell table:style-name="ce63" table:content-validation-name="val9"/>
          <table:table-cell table:style-name="ce63" table:content-validation-name="val10"/>
          <table:table-cell table:style-name="ce64" table:formula="of:=IF(MINUTE([.H149])+HOUR([.H149])=0;0;( HOUR([.H149])*60 + MINUTE([.H149])) - (HOUR([.G149])*60 + MINUTE([.G149])  ))" office:value-type="float" office:value="0" calcext:value-type="float">
            <text:p>0</text:p>
          </table:table-cell>
          <table:table-cell table:style-name="ce66" table:formula="of:=CONCATENATE(TRUNC([.I149]/60;0);&quot;:&quot;;TEXT(MOD([.I149];60);&quot;00&quot;))" office:value-type="string" office:string-value="0:00" calcext:value-type="string">
            <text:p>0:00</text:p>
          </table:table-cell>
          <table:table-cell table:style-name="ce67" table:formula="of:=[.I149]/60" office:value-type="float" office:value="0" calcext:value-type="float">
            <text:p>0,00</text:p>
          </table:table-cell>
          <table:table-cell table:style-name="ce68" table:formula="of:=IF(ISBLANK([.B149]);&quot;&quot;;  IF(WEEKDAY([.B149];) = 0;&quot;1-Seg&quot;; IF(WEEKDAY([.B149];) = 1;&quot;2-Ter&quot;; IF(WEEKDAY([.B149];) = 2;&quot;3-Qua&quot;; IF(WEEKDAY([.B149];) = 3;&quot;4-Qui&quot;; IF(WEEKDAY([.B149];) = 4;&quot;5-Sex&quot;; IF(WEEKDAY([.B149];) = 5;&quot;6-Sab&quot;; IF(WEEKDAY([.B149];) = 0;&quot;0-Dom&quot;;&quot;?&quot;))))))))">
            <text:p/>
          </table:table-cell>
          <table:table-cell table:style-name="ce69" table:formula="of:=IF(ISBLANK([.B149]);&quot;&quot;; ISOWEEKNUM([.B149];1))">
            <text:p/>
          </table:table-cell>
          <table:table-cell table:style-name="ce70" table:content-validation-name="val8"/>
          <table:table-cell table:number-columns-repeated="1010"/>
        </table:table-row>
        <table:table-row table:style-name="ro2">
          <table:table-cell table:style-name="ce2" table:content-validation-name="val1" office:value-type="string" calcext:value-type="string">
            <text:p>Não</text:p>
          </table:table-cell>
          <table:table-cell table:style-name="ce5" table:content-validation-name="val2"/>
          <table:table-cell table:style-name="ce8" table:content-validation-name="val4"/>
          <table:table-cell table:style-name="ce10" table:content-validation-name="val5"/>
          <table:table-cell table:style-name="ce22" table:content-validation-name="val7"/>
          <table:table-cell table:style-name="ce57" table:content-validation-name="val8"/>
          <table:table-cell table:style-name="ce63" table:content-validation-name="val9"/>
          <table:table-cell table:style-name="ce63" table:content-validation-name="val10"/>
          <table:table-cell table:style-name="ce64" table:formula="of:=IF(MINUTE([.H150])+HOUR([.H150])=0;0;( HOUR([.H150])*60 + MINUTE([.H150])) - (HOUR([.G150])*60 + MINUTE([.G150])  ))" office:value-type="float" office:value="0" calcext:value-type="float">
            <text:p>0</text:p>
          </table:table-cell>
          <table:table-cell table:style-name="ce66" table:formula="of:=CONCATENATE(TRUNC([.I150]/60;0);&quot;:&quot;;TEXT(MOD([.I150];60);&quot;00&quot;))" office:value-type="string" office:string-value="0:00" calcext:value-type="string">
            <text:p>0:00</text:p>
          </table:table-cell>
          <table:table-cell table:style-name="ce67" table:formula="of:=[.I150]/60" office:value-type="float" office:value="0" calcext:value-type="float">
            <text:p>0,00</text:p>
          </table:table-cell>
          <table:table-cell table:style-name="ce68" table:formula="of:=IF(ISBLANK([.B150]);&quot;&quot;;  IF(WEEKDAY([.B150];) = 0;&quot;1-Seg&quot;; IF(WEEKDAY([.B150];) = 1;&quot;2-Ter&quot;; IF(WEEKDAY([.B150];) = 2;&quot;3-Qua&quot;; IF(WEEKDAY([.B150];) = 3;&quot;4-Qui&quot;; IF(WEEKDAY([.B150];) = 4;&quot;5-Sex&quot;; IF(WEEKDAY([.B150];) = 5;&quot;6-Sab&quot;; IF(WEEKDAY([.B150];) = 0;&quot;0-Dom&quot;;&quot;?&quot;))))))))">
            <text:p/>
          </table:table-cell>
          <table:table-cell table:style-name="ce69" table:formula="of:=IF(ISBLANK([.B150]);&quot;&quot;; ISOWEEKNUM([.B150];1))">
            <text:p/>
          </table:table-cell>
          <table:table-cell table:style-name="ce70" table:content-validation-name="val8"/>
          <table:table-cell table:number-columns-repeated="1010"/>
        </table:table-row>
        <table:table-row table:style-name="ro2">
          <table:table-cell table:style-name="ce2" table:content-validation-name="val1" office:value-type="string" calcext:value-type="string">
            <text:p>Não</text:p>
          </table:table-cell>
          <table:table-cell table:style-name="ce5" table:content-validation-name="val2"/>
          <table:table-cell table:style-name="ce8" table:content-validation-name="val4"/>
          <table:table-cell table:style-name="ce10" table:content-validation-name="val5"/>
          <table:table-cell table:style-name="ce22" table:content-validation-name="val7"/>
          <table:table-cell table:style-name="ce57" table:content-validation-name="val8"/>
          <table:table-cell table:style-name="ce63" table:content-validation-name="val9"/>
          <table:table-cell table:style-name="ce63" table:content-validation-name="val10"/>
          <table:table-cell table:style-name="ce64" table:formula="of:=IF(MINUTE([.H151])+HOUR([.H151])=0;0;( HOUR([.H151])*60 + MINUTE([.H151])) - (HOUR([.G151])*60 + MINUTE([.G151])  ))" office:value-type="float" office:value="0" calcext:value-type="float">
            <text:p>0</text:p>
          </table:table-cell>
          <table:table-cell table:style-name="ce66" table:formula="of:=CONCATENATE(TRUNC([.I151]/60;0);&quot;:&quot;;TEXT(MOD([.I151];60);&quot;00&quot;))" office:value-type="string" office:string-value="0:00" calcext:value-type="string">
            <text:p>0:00</text:p>
          </table:table-cell>
          <table:table-cell table:style-name="ce67" table:formula="of:=[.I151]/60" office:value-type="float" office:value="0" calcext:value-type="float">
            <text:p>0,00</text:p>
          </table:table-cell>
          <table:table-cell table:style-name="ce68" table:formula="of:=IF(ISBLANK([.B151]);&quot;&quot;;  IF(WEEKDAY([.B151];) = 0;&quot;1-Seg&quot;; IF(WEEKDAY([.B151];) = 1;&quot;2-Ter&quot;; IF(WEEKDAY([.B151];) = 2;&quot;3-Qua&quot;; IF(WEEKDAY([.B151];) = 3;&quot;4-Qui&quot;; IF(WEEKDAY([.B151];) = 4;&quot;5-Sex&quot;; IF(WEEKDAY([.B151];) = 5;&quot;6-Sab&quot;; IF(WEEKDAY([.B151];) = 0;&quot;0-Dom&quot;;&quot;?&quot;))))))))">
            <text:p/>
          </table:table-cell>
          <table:table-cell table:style-name="ce69" table:formula="of:=IF(ISBLANK([.B151]);&quot;&quot;; ISOWEEKNUM([.B151];1))">
            <text:p/>
          </table:table-cell>
          <table:table-cell table:style-name="ce70" table:content-validation-name="val8"/>
          <table:table-cell table:number-columns-repeated="1010"/>
        </table:table-row>
        <table:table-row table:style-name="ro2">
          <table:table-cell table:style-name="ce2" table:content-validation-name="val1" office:value-type="string" calcext:value-type="string">
            <text:p>Não</text:p>
          </table:table-cell>
          <table:table-cell table:style-name="ce5" table:content-validation-name="val2"/>
          <table:table-cell table:style-name="ce8" table:content-validation-name="val4"/>
          <table:table-cell table:style-name="ce10" table:content-validation-name="val5"/>
          <table:table-cell table:style-name="ce52" table:content-validation-name="val7"/>
          <table:table-cell table:style-name="ce57" table:content-validation-name="val8"/>
          <table:table-cell table:style-name="ce63" table:content-validation-name="val9"/>
          <table:table-cell table:style-name="ce63" table:content-validation-name="val10"/>
          <table:table-cell table:style-name="ce64" table:formula="of:=IF(MINUTE([.H152])+HOUR([.H152])=0;0;( HOUR([.H152])*60 + MINUTE([.H152])) - (HOUR([.G152])*60 + MINUTE([.G152])  ))" office:value-type="float" office:value="0" calcext:value-type="float">
            <text:p>0</text:p>
          </table:table-cell>
          <table:table-cell table:style-name="ce66" table:formula="of:=CONCATENATE(TRUNC([.I152]/60;0);&quot;:&quot;;TEXT(MOD([.I152];60);&quot;00&quot;))" office:value-type="string" office:string-value="0:00" calcext:value-type="string">
            <text:p>0:00</text:p>
          </table:table-cell>
          <table:table-cell table:style-name="ce67" table:formula="of:=[.I152]/60" office:value-type="float" office:value="0" calcext:value-type="float">
            <text:p>0,00</text:p>
          </table:table-cell>
          <table:table-cell table:style-name="ce68" table:formula="of:=IF(ISBLANK([.B152]);&quot;&quot;;  IF(WEEKDAY([.B152];) = 0;&quot;1-Seg&quot;; IF(WEEKDAY([.B152];) = 1;&quot;2-Ter&quot;; IF(WEEKDAY([.B152];) = 2;&quot;3-Qua&quot;; IF(WEEKDAY([.B152];) = 3;&quot;4-Qui&quot;; IF(WEEKDAY([.B152];) = 4;&quot;5-Sex&quot;; IF(WEEKDAY([.B152];) = 5;&quot;6-Sab&quot;; IF(WEEKDAY([.B152];) = 0;&quot;0-Dom&quot;;&quot;?&quot;))))))))">
            <text:p/>
          </table:table-cell>
          <table:table-cell table:style-name="ce69" table:formula="of:=IF(ISBLANK([.B152]);&quot;&quot;; ISOWEEKNUM([.B152];1))">
            <text:p/>
          </table:table-cell>
          <table:table-cell table:style-name="ce70" table:content-validation-name="val8"/>
          <table:table-cell table:number-columns-repeated="1010"/>
        </table:table-row>
        <table:table-row table:style-name="ro2">
          <table:table-cell table:style-name="ce2" table:content-validation-name="val1" office:value-type="string" calcext:value-type="string">
            <text:p>Não</text:p>
          </table:table-cell>
          <table:table-cell table:style-name="ce5" table:content-validation-name="val2"/>
          <table:table-cell table:style-name="ce8" table:content-validation-name="val4"/>
          <table:table-cell table:style-name="ce10" table:content-validation-name="val5"/>
          <table:table-cell table:style-name="ce22" table:content-validation-name="val7"/>
          <table:table-cell table:style-name="ce57" table:content-validation-name="val8"/>
          <table:table-cell table:style-name="ce63" table:content-validation-name="val9"/>
          <table:table-cell table:style-name="ce63" table:content-validation-name="val10"/>
          <table:table-cell table:style-name="ce64" table:formula="of:=IF(MINUTE([.H153])+HOUR([.H153])=0;0;( HOUR([.H153])*60 + MINUTE([.H153])) - (HOUR([.G153])*60 + MINUTE([.G153])  ))" office:value-type="float" office:value="0" calcext:value-type="float">
            <text:p>0</text:p>
          </table:table-cell>
          <table:table-cell table:style-name="ce66" table:formula="of:=CONCATENATE(TRUNC([.I153]/60;0);&quot;:&quot;;TEXT(MOD([.I153];60);&quot;00&quot;))" office:value-type="string" office:string-value="0:00" calcext:value-type="string">
            <text:p>0:00</text:p>
          </table:table-cell>
          <table:table-cell table:style-name="ce67" table:formula="of:=[.I153]/60" office:value-type="float" office:value="0" calcext:value-type="float">
            <text:p>0,00</text:p>
          </table:table-cell>
          <table:table-cell table:style-name="ce68" table:formula="of:=IF(ISBLANK([.B153]);&quot;&quot;;  IF(WEEKDAY([.B153];) = 0;&quot;1-Seg&quot;; IF(WEEKDAY([.B153];) = 1;&quot;2-Ter&quot;; IF(WEEKDAY([.B153];) = 2;&quot;3-Qua&quot;; IF(WEEKDAY([.B153];) = 3;&quot;4-Qui&quot;; IF(WEEKDAY([.B153];) = 4;&quot;5-Sex&quot;; IF(WEEKDAY([.B153];) = 5;&quot;6-Sab&quot;; IF(WEEKDAY([.B153];) = 0;&quot;0-Dom&quot;;&quot;?&quot;))))))))">
            <text:p/>
          </table:table-cell>
          <table:table-cell table:style-name="ce69" table:formula="of:=IF(ISBLANK([.B153]);&quot;&quot;; ISOWEEKNUM([.B153];1))">
            <text:p/>
          </table:table-cell>
          <table:table-cell table:style-name="ce70" table:content-validation-name="val8"/>
          <table:table-cell table:number-columns-repeated="1010"/>
        </table:table-row>
        <table:table-row table:style-name="ro2">
          <table:table-cell table:style-name="ce2" table:content-validation-name="val1" office:value-type="string" calcext:value-type="string">
            <text:p>Não</text:p>
          </table:table-cell>
          <table:table-cell table:style-name="ce5" table:content-validation-name="val2"/>
          <table:table-cell table:style-name="ce8" table:content-validation-name="val4"/>
          <table:table-cell table:style-name="ce10" table:content-validation-name="val5"/>
          <table:table-cell table:style-name="ce22" table:content-validation-name="val7"/>
          <table:table-cell table:style-name="ce57" table:content-validation-name="val8"/>
          <table:table-cell table:style-name="ce63" table:content-validation-name="val9"/>
          <table:table-cell table:style-name="ce63" table:content-validation-name="val10"/>
          <table:table-cell table:style-name="ce64" table:formula="of:=IF(MINUTE([.H154])+HOUR([.H154])=0;0;( HOUR([.H154])*60 + MINUTE([.H154])) - (HOUR([.G154])*60 + MINUTE([.G154])  ))" office:value-type="float" office:value="0" calcext:value-type="float">
            <text:p>0</text:p>
          </table:table-cell>
          <table:table-cell table:style-name="ce66" table:formula="of:=CONCATENATE(TRUNC([.I154]/60;0);&quot;:&quot;;TEXT(MOD([.I154];60);&quot;00&quot;))" office:value-type="string" office:string-value="0:00" calcext:value-type="string">
            <text:p>0:00</text:p>
          </table:table-cell>
          <table:table-cell table:style-name="ce67" table:formula="of:=[.I154]/60" office:value-type="float" office:value="0" calcext:value-type="float">
            <text:p>0,00</text:p>
          </table:table-cell>
          <table:table-cell table:style-name="ce68" table:formula="of:=IF(ISBLANK([.B154]);&quot;&quot;;  IF(WEEKDAY([.B154];) = 0;&quot;1-Seg&quot;; IF(WEEKDAY([.B154];) = 1;&quot;2-Ter&quot;; IF(WEEKDAY([.B154];) = 2;&quot;3-Qua&quot;; IF(WEEKDAY([.B154];) = 3;&quot;4-Qui&quot;; IF(WEEKDAY([.B154];) = 4;&quot;5-Sex&quot;; IF(WEEKDAY([.B154];) = 5;&quot;6-Sab&quot;; IF(WEEKDAY([.B154];) = 0;&quot;0-Dom&quot;;&quot;?&quot;))))))))">
            <text:p/>
          </table:table-cell>
          <table:table-cell table:style-name="ce69" table:formula="of:=IF(ISBLANK([.B154]);&quot;&quot;; ISOWEEKNUM([.B154];1))">
            <text:p/>
          </table:table-cell>
          <table:table-cell table:style-name="ce70" table:content-validation-name="val8"/>
          <table:table-cell table:number-columns-repeated="1010"/>
        </table:table-row>
        <table:table-row table:style-name="ro2">
          <table:table-cell table:style-name="ce2" table:content-validation-name="val1" office:value-type="string" calcext:value-type="string">
            <text:p>Não</text:p>
          </table:table-cell>
          <table:table-cell table:style-name="ce5" table:content-validation-name="val2"/>
          <table:table-cell table:style-name="ce8" table:content-validation-name="val4"/>
          <table:table-cell table:style-name="ce10" table:content-validation-name="val5"/>
          <table:table-cell table:style-name="ce22" table:content-validation-name="val7"/>
          <table:table-cell table:style-name="ce57" table:content-validation-name="val8"/>
          <table:table-cell table:style-name="ce63" table:content-validation-name="val10" table:number-columns-repeated="2"/>
          <table:table-cell table:style-name="ce64" table:formula="of:=IF(MINUTE([.H155])+HOUR([.H155])=0;0;( HOUR([.H155])*60 + MINUTE([.H155])) - (HOUR([.G155])*60 + MINUTE([.G155])  ))" office:value-type="float" office:value="0" calcext:value-type="float">
            <text:p>0</text:p>
          </table:table-cell>
          <table:table-cell table:style-name="ce66" table:formula="of:=CONCATENATE(TRUNC([.I155]/60;0);&quot;:&quot;;TEXT(MOD([.I155];60);&quot;00&quot;))" office:value-type="string" office:string-value="0:00" calcext:value-type="string">
            <text:p>0:00</text:p>
          </table:table-cell>
          <table:table-cell table:style-name="ce67" table:formula="of:=[.I155]/60" office:value-type="float" office:value="0" calcext:value-type="float">
            <text:p>0,00</text:p>
          </table:table-cell>
          <table:table-cell table:style-name="ce68" table:formula="of:=IF(ISBLANK([.B155]);&quot;&quot;;  IF(WEEKDAY([.B155];) = 0;&quot;1-Seg&quot;; IF(WEEKDAY([.B155];) = 1;&quot;2-Ter&quot;; IF(WEEKDAY([.B155];) = 2;&quot;3-Qua&quot;; IF(WEEKDAY([.B155];) = 3;&quot;4-Qui&quot;; IF(WEEKDAY([.B155];) = 4;&quot;5-Sex&quot;; IF(WEEKDAY([.B155];) = 5;&quot;6-Sab&quot;; IF(WEEKDAY([.B155];) = 0;&quot;0-Dom&quot;;&quot;?&quot;))))))))">
            <text:p/>
          </table:table-cell>
          <table:table-cell table:style-name="ce69" table:formula="of:=IF(ISBLANK([.B155]);&quot;&quot;; ISOWEEKNUM([.B155];1))">
            <text:p/>
          </table:table-cell>
          <table:table-cell table:style-name="ce70" table:content-validation-name="val8"/>
          <table:table-cell table:number-columns-repeated="1010"/>
        </table:table-row>
        <table:table-row table:style-name="ro2">
          <table:table-cell table:style-name="ce2" table:content-validation-name="val1" office:value-type="string" calcext:value-type="string">
            <text:p>Não</text:p>
          </table:table-cell>
          <table:table-cell table:style-name="ce5" table:content-validation-name="val2"/>
          <table:table-cell table:style-name="ce8" table:content-validation-name="val4"/>
          <table:table-cell table:style-name="ce10" table:content-validation-name="val5"/>
          <table:table-cell table:style-name="ce22" table:content-validation-name="val7"/>
          <table:table-cell table:style-name="ce57" table:content-validation-name="val8"/>
          <table:table-cell table:style-name="ce63" table:content-validation-name="val9"/>
          <table:table-cell table:style-name="ce63" table:content-validation-name="val10"/>
          <table:table-cell table:style-name="ce64" table:formula="of:=IF(MINUTE([.H156])+HOUR([.H156])=0;0;( HOUR([.H156])*60 + MINUTE([.H156])) - (HOUR([.G156])*60 + MINUTE([.G156])  ))" office:value-type="float" office:value="0" calcext:value-type="float">
            <text:p>0</text:p>
          </table:table-cell>
          <table:table-cell table:style-name="ce66" table:formula="of:=CONCATENATE(TRUNC([.I156]/60;0);&quot;:&quot;;TEXT(MOD([.I156];60);&quot;00&quot;))" office:value-type="string" office:string-value="0:00" calcext:value-type="string">
            <text:p>0:00</text:p>
          </table:table-cell>
          <table:table-cell table:style-name="ce67" table:formula="of:=[.I156]/60" office:value-type="float" office:value="0" calcext:value-type="float">
            <text:p>0,00</text:p>
          </table:table-cell>
          <table:table-cell table:style-name="ce68" table:formula="of:=IF(ISBLANK([.B156]);&quot;&quot;;  IF(WEEKDAY([.B156];) = 0;&quot;1-Seg&quot;; IF(WEEKDAY([.B156];) = 1;&quot;2-Ter&quot;; IF(WEEKDAY([.B156];) = 2;&quot;3-Qua&quot;; IF(WEEKDAY([.B156];) = 3;&quot;4-Qui&quot;; IF(WEEKDAY([.B156];) = 4;&quot;5-Sex&quot;; IF(WEEKDAY([.B156];) = 5;&quot;6-Sab&quot;; IF(WEEKDAY([.B156];) = 0;&quot;0-Dom&quot;;&quot;?&quot;))))))))">
            <text:p/>
          </table:table-cell>
          <table:table-cell table:style-name="ce69" table:formula="of:=IF(ISBLANK([.B156]);&quot;&quot;; ISOWEEKNUM([.B156];1))">
            <text:p/>
          </table:table-cell>
          <table:table-cell table:style-name="ce70" table:content-validation-name="val8"/>
          <table:table-cell table:number-columns-repeated="1010"/>
        </table:table-row>
        <table:table-row table:style-name="ro2">
          <table:table-cell table:style-name="ce2" table:content-validation-name="val1" office:value-type="string" calcext:value-type="string">
            <text:p>Não</text:p>
          </table:table-cell>
          <table:table-cell table:style-name="ce5" table:content-validation-name="val2"/>
          <table:table-cell table:style-name="ce8" table:content-validation-name="val4"/>
          <table:table-cell table:style-name="ce10" table:content-validation-name="val5"/>
          <table:table-cell table:style-name="ce22" table:content-validation-name="val7"/>
          <table:table-cell table:style-name="ce57" table:content-validation-name="val8"/>
          <table:table-cell table:style-name="ce63" table:content-validation-name="val9"/>
          <table:table-cell table:style-name="ce63" table:content-validation-name="val10"/>
          <table:table-cell table:style-name="ce64" table:formula="of:=IF(MINUTE([.H157])+HOUR([.H157])=0;0;( HOUR([.H157])*60 + MINUTE([.H157])) - (HOUR([.G157])*60 + MINUTE([.G157])  ))" office:value-type="float" office:value="0" calcext:value-type="float">
            <text:p>0</text:p>
          </table:table-cell>
          <table:table-cell table:style-name="ce66" table:formula="of:=CONCATENATE(TRUNC([.I157]/60;0);&quot;:&quot;;TEXT(MOD([.I157];60);&quot;00&quot;))" office:value-type="string" office:string-value="0:00" calcext:value-type="string">
            <text:p>0:00</text:p>
          </table:table-cell>
          <table:table-cell table:style-name="ce67" table:formula="of:=[.I157]/60" office:value-type="float" office:value="0" calcext:value-type="float">
            <text:p>0,00</text:p>
          </table:table-cell>
          <table:table-cell table:style-name="ce68" table:formula="of:=IF(ISBLANK([.B157]);&quot;&quot;;  IF(WEEKDAY([.B157];) = 0;&quot;1-Seg&quot;; IF(WEEKDAY([.B157];) = 1;&quot;2-Ter&quot;; IF(WEEKDAY([.B157];) = 2;&quot;3-Qua&quot;; IF(WEEKDAY([.B157];) = 3;&quot;4-Qui&quot;; IF(WEEKDAY([.B157];) = 4;&quot;5-Sex&quot;; IF(WEEKDAY([.B157];) = 5;&quot;6-Sab&quot;; IF(WEEKDAY([.B157];) = 0;&quot;0-Dom&quot;;&quot;?&quot;))))))))">
            <text:p/>
          </table:table-cell>
          <table:table-cell table:style-name="ce69" table:formula="of:=IF(ISBLANK([.B157]);&quot;&quot;; ISOWEEKNUM([.B157];1))">
            <text:p/>
          </table:table-cell>
          <table:table-cell table:style-name="ce70" table:content-validation-name="val8"/>
          <table:table-cell table:number-columns-repeated="1010"/>
        </table:table-row>
        <table:table-row table:style-name="ro2">
          <table:table-cell table:style-name="ce2" table:content-validation-name="val1" office:value-type="string" calcext:value-type="string">
            <text:p>Não</text:p>
          </table:table-cell>
          <table:table-cell table:style-name="ce5" table:content-validation-name="val2"/>
          <table:table-cell table:style-name="ce8" table:content-validation-name="val4"/>
          <table:table-cell table:style-name="ce20" table:content-validation-name="val5"/>
          <table:table-cell table:style-name="ce53" table:content-validation-name="val7"/>
          <table:table-cell table:style-name="ce57" table:content-validation-name="val8"/>
          <table:table-cell table:style-name="ce63" table:content-validation-name="val9"/>
          <table:table-cell table:style-name="ce63" table:content-validation-name="val10"/>
          <table:table-cell table:style-name="ce64" table:formula="of:=IF(MINUTE([.H158])+HOUR([.H158])=0;0;( HOUR([.H158])*60 + MINUTE([.H158])) - (HOUR([.G158])*60 + MINUTE([.G158])  ))" office:value-type="float" office:value="0" calcext:value-type="float">
            <text:p>0</text:p>
          </table:table-cell>
          <table:table-cell table:style-name="ce66" table:formula="of:=CONCATENATE(TRUNC([.I158]/60;0);&quot;:&quot;;TEXT(MOD([.I158];60);&quot;00&quot;))" office:value-type="string" office:string-value="0:00" calcext:value-type="string">
            <text:p>0:00</text:p>
          </table:table-cell>
          <table:table-cell table:style-name="ce67" table:formula="of:=[.I158]/60" office:value-type="float" office:value="0" calcext:value-type="float">
            <text:p>0,00</text:p>
          </table:table-cell>
          <table:table-cell table:style-name="ce68" table:formula="of:=IF(ISBLANK([.B158]);&quot;&quot;;  IF(WEEKDAY([.B158];) = 0;&quot;1-Seg&quot;; IF(WEEKDAY([.B158];) = 1;&quot;2-Ter&quot;; IF(WEEKDAY([.B158];) = 2;&quot;3-Qua&quot;; IF(WEEKDAY([.B158];) = 3;&quot;4-Qui&quot;; IF(WEEKDAY([.B158];) = 4;&quot;5-Sex&quot;; IF(WEEKDAY([.B158];) = 5;&quot;6-Sab&quot;; IF(WEEKDAY([.B158];) = 0;&quot;0-Dom&quot;;&quot;?&quot;))))))))">
            <text:p/>
          </table:table-cell>
          <table:table-cell table:style-name="ce69" table:formula="of:=IF(ISBLANK([.B158]);&quot;&quot;; ISOWEEKNUM([.B158];1))">
            <text:p/>
          </table:table-cell>
          <table:table-cell table:style-name="ce70" table:content-validation-name="val8"/>
          <table:table-cell table:number-columns-repeated="1010"/>
        </table:table-row>
        <table:table-row table:style-name="ro2">
          <table:table-cell table:style-name="ce2" table:content-validation-name="val1" office:value-type="string" calcext:value-type="string">
            <text:p>Não</text:p>
          </table:table-cell>
          <table:table-cell table:style-name="ce5" table:content-validation-name="val2"/>
          <table:table-cell table:style-name="ce8" table:content-validation-name="val4"/>
          <table:table-cell table:style-name="ce10" table:content-validation-name="val5"/>
          <table:table-cell table:style-name="ce22" table:content-validation-name="val7"/>
          <table:table-cell table:style-name="ce57" table:content-validation-name="val8"/>
          <table:table-cell table:style-name="ce63" table:content-validation-name="val9"/>
          <table:table-cell table:style-name="ce63" table:content-validation-name="val10"/>
          <table:table-cell table:style-name="ce64" table:formula="of:=IF(MINUTE([.H159])+HOUR([.H159])=0;0;( HOUR([.H159])*60 + MINUTE([.H159])) - (HOUR([.G159])*60 + MINUTE([.G159])  ))" office:value-type="float" office:value="0" calcext:value-type="float">
            <text:p>0</text:p>
          </table:table-cell>
          <table:table-cell table:style-name="ce66" table:formula="of:=CONCATENATE(TRUNC([.I159]/60;0);&quot;:&quot;;TEXT(MOD([.I159];60);&quot;00&quot;))" office:value-type="string" office:string-value="0:00" calcext:value-type="string">
            <text:p>0:00</text:p>
          </table:table-cell>
          <table:table-cell table:style-name="ce67" table:formula="of:=[.I159]/60" office:value-type="float" office:value="0" calcext:value-type="float">
            <text:p>0,00</text:p>
          </table:table-cell>
          <table:table-cell table:style-name="ce68" table:formula="of:=IF(ISBLANK([.B159]);&quot;&quot;;  IF(WEEKDAY([.B159];) = 0;&quot;1-Seg&quot;; IF(WEEKDAY([.B159];) = 1;&quot;2-Ter&quot;; IF(WEEKDAY([.B159];) = 2;&quot;3-Qua&quot;; IF(WEEKDAY([.B159];) = 3;&quot;4-Qui&quot;; IF(WEEKDAY([.B159];) = 4;&quot;5-Sex&quot;; IF(WEEKDAY([.B159];) = 5;&quot;6-Sab&quot;; IF(WEEKDAY([.B159];) = 0;&quot;0-Dom&quot;;&quot;?&quot;))))))))">
            <text:p/>
          </table:table-cell>
          <table:table-cell table:style-name="ce69" table:formula="of:=IF(ISBLANK([.B159]);&quot;&quot;; ISOWEEKNUM([.B159];1))">
            <text:p/>
          </table:table-cell>
          <table:table-cell table:style-name="ce70" table:content-validation-name="val8"/>
          <table:table-cell table:number-columns-repeated="1010"/>
        </table:table-row>
        <table:table-row table:style-name="ro2">
          <table:table-cell table:style-name="ce2" table:content-validation-name="val1" office:value-type="string" calcext:value-type="string">
            <text:p>Não</text:p>
          </table:table-cell>
          <table:table-cell table:style-name="ce5" table:content-validation-name="val2"/>
          <table:table-cell table:style-name="ce8" table:content-validation-name="val4"/>
          <table:table-cell table:style-name="ce10" table:content-validation-name="val5"/>
          <table:table-cell table:style-name="ce22" table:content-validation-name="val7"/>
          <table:table-cell table:style-name="ce57" table:content-validation-name="val8"/>
          <table:table-cell table:style-name="ce63" table:content-validation-name="val9"/>
          <table:table-cell table:style-name="ce63" table:content-validation-name="val10"/>
          <table:table-cell table:style-name="ce64" table:formula="of:=IF(MINUTE([.H160])+HOUR([.H160])=0;0;( HOUR([.H160])*60 + MINUTE([.H160])) - (HOUR([.G160])*60 + MINUTE([.G160])  ))" office:value-type="float" office:value="0" calcext:value-type="float">
            <text:p>0</text:p>
          </table:table-cell>
          <table:table-cell table:style-name="ce66" table:formula="of:=CONCATENATE(TRUNC([.I160]/60;0);&quot;:&quot;;TEXT(MOD([.I160];60);&quot;00&quot;))" office:value-type="string" office:string-value="0:00" calcext:value-type="string">
            <text:p>0:00</text:p>
          </table:table-cell>
          <table:table-cell table:style-name="ce67" table:formula="of:=[.I160]/60" office:value-type="float" office:value="0" calcext:value-type="float">
            <text:p>0,00</text:p>
          </table:table-cell>
          <table:table-cell table:style-name="ce68" table:formula="of:=IF(ISBLANK([.B160]);&quot;&quot;;  IF(WEEKDAY([.B160];) = 0;&quot;1-Seg&quot;; IF(WEEKDAY([.B160];) = 1;&quot;2-Ter&quot;; IF(WEEKDAY([.B160];) = 2;&quot;3-Qua&quot;; IF(WEEKDAY([.B160];) = 3;&quot;4-Qui&quot;; IF(WEEKDAY([.B160];) = 4;&quot;5-Sex&quot;; IF(WEEKDAY([.B160];) = 5;&quot;6-Sab&quot;; IF(WEEKDAY([.B160];) = 0;&quot;0-Dom&quot;;&quot;?&quot;))))))))">
            <text:p/>
          </table:table-cell>
          <table:table-cell table:style-name="ce69" table:formula="of:=IF(ISBLANK([.B160]);&quot;&quot;; ISOWEEKNUM([.B160];1))">
            <text:p/>
          </table:table-cell>
          <table:table-cell table:style-name="ce70" table:content-validation-name="val8"/>
          <table:table-cell table:number-columns-repeated="1010"/>
        </table:table-row>
        <table:table-row table:style-name="ro2">
          <table:table-cell table:style-name="ce2" table:content-validation-name="val1" office:value-type="string" calcext:value-type="string">
            <text:p>Não</text:p>
          </table:table-cell>
          <table:table-cell table:style-name="ce5" table:content-validation-name="val2"/>
          <table:table-cell table:style-name="ce8" table:content-validation-name="val4"/>
          <table:table-cell table:style-name="ce10" table:content-validation-name="val5"/>
          <table:table-cell table:style-name="ce22" table:content-validation-name="val7"/>
          <table:table-cell table:style-name="ce57" table:content-validation-name="val8"/>
          <table:table-cell table:style-name="ce63" table:content-validation-name="val9"/>
          <table:table-cell table:style-name="ce63" table:content-validation-name="val10"/>
          <table:table-cell table:style-name="ce64" table:formula="of:=IF(MINUTE([.H161])+HOUR([.H161])=0;0;( HOUR([.H161])*60 + MINUTE([.H161])) - (HOUR([.G161])*60 + MINUTE([.G161])  ))" office:value-type="float" office:value="0" calcext:value-type="float">
            <text:p>0</text:p>
          </table:table-cell>
          <table:table-cell table:style-name="ce66" table:formula="of:=CONCATENATE(TRUNC([.I161]/60;0);&quot;:&quot;;TEXT(MOD([.I161];60);&quot;00&quot;))" office:value-type="string" office:string-value="0:00" calcext:value-type="string">
            <text:p>0:00</text:p>
          </table:table-cell>
          <table:table-cell table:style-name="ce67" table:formula="of:=[.I161]/60" office:value-type="float" office:value="0" calcext:value-type="float">
            <text:p>0,00</text:p>
          </table:table-cell>
          <table:table-cell table:style-name="ce68" table:formula="of:=IF(ISBLANK([.B161]);&quot;&quot;;  IF(WEEKDAY([.B161];) = 0;&quot;1-Seg&quot;; IF(WEEKDAY([.B161];) = 1;&quot;2-Ter&quot;; IF(WEEKDAY([.B161];) = 2;&quot;3-Qua&quot;; IF(WEEKDAY([.B161];) = 3;&quot;4-Qui&quot;; IF(WEEKDAY([.B161];) = 4;&quot;5-Sex&quot;; IF(WEEKDAY([.B161];) = 5;&quot;6-Sab&quot;; IF(WEEKDAY([.B161];) = 0;&quot;0-Dom&quot;;&quot;?&quot;))))))))">
            <text:p/>
          </table:table-cell>
          <table:table-cell table:style-name="ce69" table:formula="of:=IF(ISBLANK([.B161]);&quot;&quot;; ISOWEEKNUM([.B161];1))">
            <text:p/>
          </table:table-cell>
          <table:table-cell table:style-name="ce70" table:content-validation-name="val8"/>
          <table:table-cell table:number-columns-repeated="1010"/>
        </table:table-row>
        <table:table-row table:style-name="ro2">
          <table:table-cell table:style-name="ce2" table:content-validation-name="val1" office:value-type="string" calcext:value-type="string">
            <text:p>Não</text:p>
          </table:table-cell>
          <table:table-cell table:style-name="ce5" table:content-validation-name="val2"/>
          <table:table-cell table:style-name="ce8" table:content-validation-name="val4"/>
          <table:table-cell table:style-name="ce10" table:content-validation-name="val5"/>
          <table:table-cell table:style-name="ce22" table:content-validation-name="val7"/>
          <table:table-cell table:style-name="ce57" table:content-validation-name="val8"/>
          <table:table-cell table:style-name="ce63" table:content-validation-name="val10" table:number-columns-repeated="2"/>
          <table:table-cell table:style-name="ce64" table:formula="of:=IF(MINUTE([.H162])+HOUR([.H162])=0;0;( HOUR([.H162])*60 + MINUTE([.H162])) - (HOUR([.G162])*60 + MINUTE([.G162])  ))" office:value-type="float" office:value="0" calcext:value-type="float">
            <text:p>0</text:p>
          </table:table-cell>
          <table:table-cell table:style-name="ce66" table:formula="of:=CONCATENATE(TRUNC([.I162]/60;0);&quot;:&quot;;TEXT(MOD([.I162];60);&quot;00&quot;))" office:value-type="string" office:string-value="0:00" calcext:value-type="string">
            <text:p>0:00</text:p>
          </table:table-cell>
          <table:table-cell table:style-name="ce67" table:formula="of:=[.I162]/60" office:value-type="float" office:value="0" calcext:value-type="float">
            <text:p>0,00</text:p>
          </table:table-cell>
          <table:table-cell table:style-name="ce68" table:formula="of:=IF(ISBLANK([.B162]);&quot;&quot;;  IF(WEEKDAY([.B162];) = 0;&quot;1-Seg&quot;; IF(WEEKDAY([.B162];) = 1;&quot;2-Ter&quot;; IF(WEEKDAY([.B162];) = 2;&quot;3-Qua&quot;; IF(WEEKDAY([.B162];) = 3;&quot;4-Qui&quot;; IF(WEEKDAY([.B162];) = 4;&quot;5-Sex&quot;; IF(WEEKDAY([.B162];) = 5;&quot;6-Sab&quot;; IF(WEEKDAY([.B162];) = 0;&quot;0-Dom&quot;;&quot;?&quot;))))))))">
            <text:p/>
          </table:table-cell>
          <table:table-cell table:style-name="ce69" table:formula="of:=IF(ISBLANK([.B162]);&quot;&quot;; ISOWEEKNUM([.B162];1))">
            <text:p/>
          </table:table-cell>
          <table:table-cell table:style-name="ce70" table:content-validation-name="val8"/>
          <table:table-cell table:number-columns-repeated="1010"/>
        </table:table-row>
        <table:table-row table:style-name="ro2">
          <table:table-cell table:style-name="ce2" table:content-validation-name="val1" office:value-type="string" calcext:value-type="string">
            <text:p>Não</text:p>
          </table:table-cell>
          <table:table-cell table:style-name="ce5" table:content-validation-name="val2"/>
          <table:table-cell table:style-name="ce8" table:content-validation-name="val4"/>
          <table:table-cell table:style-name="ce10" table:content-validation-name="val5"/>
          <table:table-cell table:style-name="ce22" table:content-validation-name="val7"/>
          <table:table-cell table:style-name="ce57" table:content-validation-name="val8"/>
          <table:table-cell table:style-name="ce63" table:content-validation-name="val9"/>
          <table:table-cell table:style-name="ce63" table:content-validation-name="val10"/>
          <table:table-cell table:style-name="ce64" table:formula="of:=IF(MINUTE([.H163])+HOUR([.H163])=0;0;( HOUR([.H163])*60 + MINUTE([.H163])) - (HOUR([.G163])*60 + MINUTE([.G163])  ))" office:value-type="float" office:value="0" calcext:value-type="float">
            <text:p>0</text:p>
          </table:table-cell>
          <table:table-cell table:style-name="ce66" table:formula="of:=CONCATENATE(TRUNC([.I163]/60;0);&quot;:&quot;;TEXT(MOD([.I163];60);&quot;00&quot;))" office:value-type="string" office:string-value="0:00" calcext:value-type="string">
            <text:p>0:00</text:p>
          </table:table-cell>
          <table:table-cell table:style-name="ce67" table:formula="of:=[.I163]/60" office:value-type="float" office:value="0" calcext:value-type="float">
            <text:p>0,00</text:p>
          </table:table-cell>
          <table:table-cell table:style-name="ce68" table:formula="of:=IF(ISBLANK([.B163]);&quot;&quot;;  IF(WEEKDAY([.B163];) = 0;&quot;1-Seg&quot;; IF(WEEKDAY([.B163];) = 1;&quot;2-Ter&quot;; IF(WEEKDAY([.B163];) = 2;&quot;3-Qua&quot;; IF(WEEKDAY([.B163];) = 3;&quot;4-Qui&quot;; IF(WEEKDAY([.B163];) = 4;&quot;5-Sex&quot;; IF(WEEKDAY([.B163];) = 5;&quot;6-Sab&quot;; IF(WEEKDAY([.B163];) = 0;&quot;0-Dom&quot;;&quot;?&quot;))))))))">
            <text:p/>
          </table:table-cell>
          <table:table-cell table:style-name="ce69" table:formula="of:=IF(ISBLANK([.B163]);&quot;&quot;; ISOWEEKNUM([.B163];1))">
            <text:p/>
          </table:table-cell>
          <table:table-cell table:style-name="ce70" table:content-validation-name="val8"/>
          <table:table-cell table:number-columns-repeated="1010"/>
        </table:table-row>
        <table:table-row table:style-name="ro2">
          <table:table-cell table:style-name="ce2" table:content-validation-name="val1" office:value-type="string" calcext:value-type="string">
            <text:p>Não</text:p>
          </table:table-cell>
          <table:table-cell table:style-name="ce5" table:content-validation-name="val2"/>
          <table:table-cell table:style-name="ce8" table:content-validation-name="val4"/>
          <table:table-cell table:style-name="ce10" table:content-validation-name="val5"/>
          <table:table-cell table:style-name="ce22" table:content-validation-name="val7"/>
          <table:table-cell table:style-name="ce57" table:content-validation-name="val8"/>
          <table:table-cell table:style-name="ce63" table:content-validation-name="val9"/>
          <table:table-cell table:style-name="ce63" table:content-validation-name="val10"/>
          <table:table-cell table:style-name="ce64" table:formula="of:=IF(MINUTE([.H164])+HOUR([.H164])=0;0;( HOUR([.H164])*60 + MINUTE([.H164])) - (HOUR([.G164])*60 + MINUTE([.G164])  ))" office:value-type="float" office:value="0" calcext:value-type="float">
            <text:p>0</text:p>
          </table:table-cell>
          <table:table-cell table:style-name="ce66" table:formula="of:=CONCATENATE(TRUNC([.I164]/60;0);&quot;:&quot;;TEXT(MOD([.I164];60);&quot;00&quot;))" office:value-type="string" office:string-value="0:00" calcext:value-type="string">
            <text:p>0:00</text:p>
          </table:table-cell>
          <table:table-cell table:style-name="ce67" table:formula="of:=[.I164]/60" office:value-type="float" office:value="0" calcext:value-type="float">
            <text:p>0,00</text:p>
          </table:table-cell>
          <table:table-cell table:style-name="ce68" table:formula="of:=IF(ISBLANK([.B164]);&quot;&quot;;  IF(WEEKDAY([.B164];) = 0;&quot;1-Seg&quot;; IF(WEEKDAY([.B164];) = 1;&quot;2-Ter&quot;; IF(WEEKDAY([.B164];) = 2;&quot;3-Qua&quot;; IF(WEEKDAY([.B164];) = 3;&quot;4-Qui&quot;; IF(WEEKDAY([.B164];) = 4;&quot;5-Sex&quot;; IF(WEEKDAY([.B164];) = 5;&quot;6-Sab&quot;; IF(WEEKDAY([.B164];) = 0;&quot;0-Dom&quot;;&quot;?&quot;))))))))">
            <text:p/>
          </table:table-cell>
          <table:table-cell table:style-name="ce69" table:formula="of:=IF(ISBLANK([.B164]);&quot;&quot;; ISOWEEKNUM([.B164];1))">
            <text:p/>
          </table:table-cell>
          <table:table-cell table:style-name="ce70" table:content-validation-name="val8"/>
          <table:table-cell table:number-columns-repeated="1010"/>
        </table:table-row>
        <table:table-row table:style-name="ro2">
          <table:table-cell table:style-name="ce2" table:content-validation-name="val1" office:value-type="string" calcext:value-type="string">
            <text:p>Não</text:p>
          </table:table-cell>
          <table:table-cell table:style-name="ce5" table:content-validation-name="val2"/>
          <table:table-cell table:style-name="ce8" table:content-validation-name="val4"/>
          <table:table-cell table:style-name="ce10" table:content-validation-name="val5"/>
          <table:table-cell table:style-name="ce22" table:content-validation-name="val7"/>
          <table:table-cell table:style-name="ce57" table:content-validation-name="val8"/>
          <table:table-cell table:style-name="ce63" table:content-validation-name="val9"/>
          <table:table-cell table:style-name="ce63" table:content-validation-name="val10"/>
          <table:table-cell table:style-name="ce64" table:formula="of:=IF(MINUTE([.H165])+HOUR([.H165])=0;0;( HOUR([.H165])*60 + MINUTE([.H165])) - (HOUR([.G165])*60 + MINUTE([.G165])  ))" office:value-type="float" office:value="0" calcext:value-type="float">
            <text:p>0</text:p>
          </table:table-cell>
          <table:table-cell table:style-name="ce66" table:formula="of:=CONCATENATE(TRUNC([.I165]/60;0);&quot;:&quot;;TEXT(MOD([.I165];60);&quot;00&quot;))" office:value-type="string" office:string-value="0:00" calcext:value-type="string">
            <text:p>0:00</text:p>
          </table:table-cell>
          <table:table-cell table:style-name="ce67" table:formula="of:=[.I165]/60" office:value-type="float" office:value="0" calcext:value-type="float">
            <text:p>0,00</text:p>
          </table:table-cell>
          <table:table-cell table:style-name="ce68" table:formula="of:=IF(ISBLANK([.B165]);&quot;&quot;;  IF(WEEKDAY([.B165];) = 0;&quot;1-Seg&quot;; IF(WEEKDAY([.B165];) = 1;&quot;2-Ter&quot;; IF(WEEKDAY([.B165];) = 2;&quot;3-Qua&quot;; IF(WEEKDAY([.B165];) = 3;&quot;4-Qui&quot;; IF(WEEKDAY([.B165];) = 4;&quot;5-Sex&quot;; IF(WEEKDAY([.B165];) = 5;&quot;6-Sab&quot;; IF(WEEKDAY([.B165];) = 0;&quot;0-Dom&quot;;&quot;?&quot;))))))))">
            <text:p/>
          </table:table-cell>
          <table:table-cell table:style-name="ce69" table:formula="of:=IF(ISBLANK([.B165]);&quot;&quot;; ISOWEEKNUM([.B165];1))">
            <text:p/>
          </table:table-cell>
          <table:table-cell table:style-name="ce70" table:content-validation-name="val8"/>
          <table:table-cell table:number-columns-repeated="1010"/>
        </table:table-row>
        <table:table-row table:style-name="ro2">
          <table:table-cell table:style-name="ce2" table:content-validation-name="val1" office:value-type="string" calcext:value-type="string">
            <text:p>Não</text:p>
          </table:table-cell>
          <table:table-cell table:style-name="ce5" table:content-validation-name="val2"/>
          <table:table-cell table:style-name="ce8" table:content-validation-name="val4"/>
          <table:table-cell table:style-name="ce10" table:content-validation-name="val5"/>
          <table:table-cell table:style-name="ce22" table:content-validation-name="val7"/>
          <table:table-cell table:style-name="ce57" table:content-validation-name="val8"/>
          <table:table-cell table:style-name="ce63" table:content-validation-name="val9"/>
          <table:table-cell table:style-name="ce63" table:content-validation-name="val10"/>
          <table:table-cell table:style-name="ce64" table:formula="of:=IF(MINUTE([.H166])+HOUR([.H166])=0;0;( HOUR([.H166])*60 + MINUTE([.H166])) - (HOUR([.G166])*60 + MINUTE([.G166])  ))" office:value-type="float" office:value="0" calcext:value-type="float">
            <text:p>0</text:p>
          </table:table-cell>
          <table:table-cell table:style-name="ce66" table:formula="of:=CONCATENATE(TRUNC([.I166]/60;0);&quot;:&quot;;TEXT(MOD([.I166];60);&quot;00&quot;))" office:value-type="string" office:string-value="0:00" calcext:value-type="string">
            <text:p>0:00</text:p>
          </table:table-cell>
          <table:table-cell table:style-name="ce67" table:formula="of:=[.I166]/60" office:value-type="float" office:value="0" calcext:value-type="float">
            <text:p>0,00</text:p>
          </table:table-cell>
          <table:table-cell table:style-name="ce68" table:formula="of:=IF(ISBLANK([.B166]);&quot;&quot;;  IF(WEEKDAY([.B166];) = 0;&quot;1-Seg&quot;; IF(WEEKDAY([.B166];) = 1;&quot;2-Ter&quot;; IF(WEEKDAY([.B166];) = 2;&quot;3-Qua&quot;; IF(WEEKDAY([.B166];) = 3;&quot;4-Qui&quot;; IF(WEEKDAY([.B166];) = 4;&quot;5-Sex&quot;; IF(WEEKDAY([.B166];) = 5;&quot;6-Sab&quot;; IF(WEEKDAY([.B166];) = 0;&quot;0-Dom&quot;;&quot;?&quot;))))))))">
            <text:p/>
          </table:table-cell>
          <table:table-cell table:style-name="ce69" table:formula="of:=IF(ISBLANK([.B166]);&quot;&quot;; ISOWEEKNUM([.B166];1))">
            <text:p/>
          </table:table-cell>
          <table:table-cell table:style-name="ce70" table:content-validation-name="val8"/>
          <table:table-cell table:number-columns-repeated="1010"/>
        </table:table-row>
        <table:table-row table:style-name="ro2">
          <table:table-cell table:style-name="ce2" table:content-validation-name="val1" office:value-type="string" calcext:value-type="string">
            <text:p>Não</text:p>
          </table:table-cell>
          <table:table-cell table:style-name="ce5" table:content-validation-name="val2"/>
          <table:table-cell table:style-name="ce8" table:content-validation-name="val4"/>
          <table:table-cell table:style-name="ce10" table:content-validation-name="val5"/>
          <table:table-cell table:style-name="ce22" table:content-validation-name="val7"/>
          <table:table-cell table:style-name="ce57" table:content-validation-name="val8"/>
          <table:table-cell table:style-name="ce63" table:content-validation-name="val9"/>
          <table:table-cell table:style-name="ce63" table:content-validation-name="val10"/>
          <table:table-cell table:style-name="ce64" table:formula="of:=IF(MINUTE([.H167])+HOUR([.H167])=0;0;( HOUR([.H167])*60 + MINUTE([.H167])) - (HOUR([.G167])*60 + MINUTE([.G167])  ))" office:value-type="float" office:value="0" calcext:value-type="float">
            <text:p>0</text:p>
          </table:table-cell>
          <table:table-cell table:style-name="ce66" table:formula="of:=CONCATENATE(TRUNC([.I167]/60;0);&quot;:&quot;;TEXT(MOD([.I167];60);&quot;00&quot;))" office:value-type="string" office:string-value="0:00" calcext:value-type="string">
            <text:p>0:00</text:p>
          </table:table-cell>
          <table:table-cell table:style-name="ce67" table:formula="of:=[.I167]/60" office:value-type="float" office:value="0" calcext:value-type="float">
            <text:p>0,00</text:p>
          </table:table-cell>
          <table:table-cell table:style-name="ce68" table:formula="of:=IF(ISBLANK([.B167]);&quot;&quot;;  IF(WEEKDAY([.B167];) = 0;&quot;1-Seg&quot;; IF(WEEKDAY([.B167];) = 1;&quot;2-Ter&quot;; IF(WEEKDAY([.B167];) = 2;&quot;3-Qua&quot;; IF(WEEKDAY([.B167];) = 3;&quot;4-Qui&quot;; IF(WEEKDAY([.B167];) = 4;&quot;5-Sex&quot;; IF(WEEKDAY([.B167];) = 5;&quot;6-Sab&quot;; IF(WEEKDAY([.B167];) = 0;&quot;0-Dom&quot;;&quot;?&quot;))))))))">
            <text:p/>
          </table:table-cell>
          <table:table-cell table:style-name="ce69" table:formula="of:=IF(ISBLANK([.B167]);&quot;&quot;; ISOWEEKNUM([.B167];1))">
            <text:p/>
          </table:table-cell>
          <table:table-cell table:style-name="ce70" table:content-validation-name="val8"/>
          <table:table-cell table:number-columns-repeated="1010"/>
        </table:table-row>
        <table:table-row table:style-name="ro2">
          <table:table-cell table:style-name="ce2" table:content-validation-name="val1" office:value-type="string" calcext:value-type="string">
            <text:p>Não</text:p>
          </table:table-cell>
          <table:table-cell table:style-name="ce5" table:content-validation-name="val2"/>
          <table:table-cell table:style-name="ce8" table:content-validation-name="val4"/>
          <table:table-cell table:style-name="ce10" table:content-validation-name="val5"/>
          <table:table-cell table:style-name="ce22" table:content-validation-name="val7"/>
          <table:table-cell table:style-name="ce57" table:content-validation-name="val8"/>
          <table:table-cell table:style-name="ce63" table:content-validation-name="val9"/>
          <table:table-cell table:style-name="ce63" table:content-validation-name="val10"/>
          <table:table-cell table:style-name="ce64" table:formula="of:=IF(MINUTE([.H168])+HOUR([.H168])=0;0;( HOUR([.H168])*60 + MINUTE([.H168])) - (HOUR([.G168])*60 + MINUTE([.G168])  ))" office:value-type="float" office:value="0" calcext:value-type="float">
            <text:p>0</text:p>
          </table:table-cell>
          <table:table-cell table:style-name="ce66" table:formula="of:=CONCATENATE(TRUNC([.I168]/60;0);&quot;:&quot;;TEXT(MOD([.I168];60);&quot;00&quot;))" office:value-type="string" office:string-value="0:00" calcext:value-type="string">
            <text:p>0:00</text:p>
          </table:table-cell>
          <table:table-cell table:style-name="ce67" table:formula="of:=[.I168]/60" office:value-type="float" office:value="0" calcext:value-type="float">
            <text:p>0,00</text:p>
          </table:table-cell>
          <table:table-cell table:style-name="ce68" table:formula="of:=IF(ISBLANK([.B168]);&quot;&quot;;  IF(WEEKDAY([.B168];) = 0;&quot;1-Seg&quot;; IF(WEEKDAY([.B168];) = 1;&quot;2-Ter&quot;; IF(WEEKDAY([.B168];) = 2;&quot;3-Qua&quot;; IF(WEEKDAY([.B168];) = 3;&quot;4-Qui&quot;; IF(WEEKDAY([.B168];) = 4;&quot;5-Sex&quot;; IF(WEEKDAY([.B168];) = 5;&quot;6-Sab&quot;; IF(WEEKDAY([.B168];) = 0;&quot;0-Dom&quot;;&quot;?&quot;))))))))">
            <text:p/>
          </table:table-cell>
          <table:table-cell table:style-name="ce69" table:formula="of:=IF(ISBLANK([.B168]);&quot;&quot;; ISOWEEKNUM([.B168];1))">
            <text:p/>
          </table:table-cell>
          <table:table-cell table:style-name="ce70" table:content-validation-name="val8"/>
          <table:table-cell table:number-columns-repeated="1010"/>
        </table:table-row>
        <table:table-row table:style-name="ro2">
          <table:table-cell table:style-name="ce2" table:content-validation-name="val1" office:value-type="string" calcext:value-type="string">
            <text:p>Não</text:p>
          </table:table-cell>
          <table:table-cell table:style-name="ce5" table:content-validation-name="val2"/>
          <table:table-cell table:style-name="ce8" table:content-validation-name="val4"/>
          <table:table-cell table:style-name="ce10" table:content-validation-name="val5"/>
          <table:table-cell table:style-name="ce22" table:content-validation-name="val7"/>
          <table:table-cell table:style-name="ce57" table:content-validation-name="val8"/>
          <table:table-cell table:style-name="ce63" table:content-validation-name="val9"/>
          <table:table-cell table:style-name="ce63" table:content-validation-name="val10"/>
          <table:table-cell table:style-name="ce64" table:formula="of:=IF(MINUTE([.H169])+HOUR([.H169])=0;0;( HOUR([.H169])*60 + MINUTE([.H169])) - (HOUR([.G169])*60 + MINUTE([.G169])  ))" office:value-type="float" office:value="0" calcext:value-type="float">
            <text:p>0</text:p>
          </table:table-cell>
          <table:table-cell table:style-name="ce66" table:formula="of:=CONCATENATE(TRUNC([.I169]/60;0);&quot;:&quot;;TEXT(MOD([.I169];60);&quot;00&quot;))" office:value-type="string" office:string-value="0:00" calcext:value-type="string">
            <text:p>0:00</text:p>
          </table:table-cell>
          <table:table-cell table:style-name="ce67" table:formula="of:=[.I169]/60" office:value-type="float" office:value="0" calcext:value-type="float">
            <text:p>0,00</text:p>
          </table:table-cell>
          <table:table-cell table:style-name="ce68" table:formula="of:=IF(ISBLANK([.B169]);&quot;&quot;;  IF(WEEKDAY([.B169];) = 0;&quot;1-Seg&quot;; IF(WEEKDAY([.B169];) = 1;&quot;2-Ter&quot;; IF(WEEKDAY([.B169];) = 2;&quot;3-Qua&quot;; IF(WEEKDAY([.B169];) = 3;&quot;4-Qui&quot;; IF(WEEKDAY([.B169];) = 4;&quot;5-Sex&quot;; IF(WEEKDAY([.B169];) = 5;&quot;6-Sab&quot;; IF(WEEKDAY([.B169];) = 0;&quot;0-Dom&quot;;&quot;?&quot;))))))))">
            <text:p/>
          </table:table-cell>
          <table:table-cell table:style-name="ce69" table:formula="of:=IF(ISBLANK([.B169]);&quot;&quot;; ISOWEEKNUM([.B169];1))">
            <text:p/>
          </table:table-cell>
          <table:table-cell table:style-name="ce70" table:content-validation-name="val8"/>
          <table:table-cell table:number-columns-repeated="1010"/>
        </table:table-row>
        <table:table-row table:style-name="ro2">
          <table:table-cell table:style-name="ce2" table:content-validation-name="val1" office:value-type="string" calcext:value-type="string">
            <text:p>Não</text:p>
          </table:table-cell>
          <table:table-cell table:style-name="ce5" table:content-validation-name="val2"/>
          <table:table-cell table:style-name="ce8" table:content-validation-name="val4"/>
          <table:table-cell table:style-name="ce10" table:content-validation-name="val5"/>
          <table:table-cell table:style-name="ce22" table:content-validation-name="val7"/>
          <table:table-cell table:style-name="ce57" table:content-validation-name="val8"/>
          <table:table-cell table:style-name="ce63" table:content-validation-name="val9"/>
          <table:table-cell table:style-name="ce63" table:content-validation-name="val10"/>
          <table:table-cell table:style-name="ce64" table:formula="of:=IF(MINUTE([.H170])+HOUR([.H170])=0;0;( HOUR([.H170])*60 + MINUTE([.H170])) - (HOUR([.G170])*60 + MINUTE([.G170])  ))" office:value-type="float" office:value="0" calcext:value-type="float">
            <text:p>0</text:p>
          </table:table-cell>
          <table:table-cell table:style-name="ce66" table:formula="of:=CONCATENATE(TRUNC([.I170]/60;0);&quot;:&quot;;TEXT(MOD([.I170];60);&quot;00&quot;))" office:value-type="string" office:string-value="0:00" calcext:value-type="string">
            <text:p>0:00</text:p>
          </table:table-cell>
          <table:table-cell table:style-name="ce67" table:formula="of:=[.I170]/60" office:value-type="float" office:value="0" calcext:value-type="float">
            <text:p>0,00</text:p>
          </table:table-cell>
          <table:table-cell table:style-name="ce68" table:formula="of:=IF(ISBLANK([.B170]);&quot;&quot;;  IF(WEEKDAY([.B170];) = 0;&quot;1-Seg&quot;; IF(WEEKDAY([.B170];) = 1;&quot;2-Ter&quot;; IF(WEEKDAY([.B170];) = 2;&quot;3-Qua&quot;; IF(WEEKDAY([.B170];) = 3;&quot;4-Qui&quot;; IF(WEEKDAY([.B170];) = 4;&quot;5-Sex&quot;; IF(WEEKDAY([.B170];) = 5;&quot;6-Sab&quot;; IF(WEEKDAY([.B170];) = 0;&quot;0-Dom&quot;;&quot;?&quot;))))))))">
            <text:p/>
          </table:table-cell>
          <table:table-cell table:style-name="ce69" table:formula="of:=IF(ISBLANK([.B170]);&quot;&quot;; ISOWEEKNUM([.B170];1))">
            <text:p/>
          </table:table-cell>
          <table:table-cell table:style-name="ce70" table:content-validation-name="val8"/>
          <table:table-cell table:number-columns-repeated="1010"/>
        </table:table-row>
        <table:table-row table:style-name="ro2">
          <table:table-cell table:style-name="ce2" table:content-validation-name="val1" office:value-type="string" calcext:value-type="string">
            <text:p>Não</text:p>
          </table:table-cell>
          <table:table-cell table:style-name="ce5" table:content-validation-name="val2"/>
          <table:table-cell table:style-name="ce8" table:content-validation-name="val4"/>
          <table:table-cell table:style-name="ce10" table:content-validation-name="val5"/>
          <table:table-cell table:style-name="ce22" table:content-validation-name="val7"/>
          <table:table-cell table:style-name="ce57" table:content-validation-name="val8"/>
          <table:table-cell table:style-name="ce63" table:content-validation-name="val9"/>
          <table:table-cell table:style-name="ce63" table:content-validation-name="val10"/>
          <table:table-cell table:style-name="ce64" table:formula="of:=IF(MINUTE([.H171])+HOUR([.H171])=0;0;( HOUR([.H171])*60 + MINUTE([.H171])) - (HOUR([.G171])*60 + MINUTE([.G171])  ))" office:value-type="float" office:value="0" calcext:value-type="float">
            <text:p>0</text:p>
          </table:table-cell>
          <table:table-cell table:style-name="ce66" table:formula="of:=CONCATENATE(TRUNC([.I171]/60;0);&quot;:&quot;;TEXT(MOD([.I171];60);&quot;00&quot;))" office:value-type="string" office:string-value="0:00" calcext:value-type="string">
            <text:p>0:00</text:p>
          </table:table-cell>
          <table:table-cell table:style-name="ce67" table:formula="of:=[.I171]/60" office:value-type="float" office:value="0" calcext:value-type="float">
            <text:p>0,00</text:p>
          </table:table-cell>
          <table:table-cell table:style-name="ce68" table:formula="of:=IF(ISBLANK([.B171]);&quot;&quot;;  IF(WEEKDAY([.B171];) = 0;&quot;1-Seg&quot;; IF(WEEKDAY([.B171];) = 1;&quot;2-Ter&quot;; IF(WEEKDAY([.B171];) = 2;&quot;3-Qua&quot;; IF(WEEKDAY([.B171];) = 3;&quot;4-Qui&quot;; IF(WEEKDAY([.B171];) = 4;&quot;5-Sex&quot;; IF(WEEKDAY([.B171];) = 5;&quot;6-Sab&quot;; IF(WEEKDAY([.B171];) = 0;&quot;0-Dom&quot;;&quot;?&quot;))))))))">
            <text:p/>
          </table:table-cell>
          <table:table-cell table:style-name="ce69" table:formula="of:=IF(ISBLANK([.B171]);&quot;&quot;; ISOWEEKNUM([.B171];1))">
            <text:p/>
          </table:table-cell>
          <table:table-cell table:style-name="ce70" table:content-validation-name="val8"/>
          <table:table-cell table:number-columns-repeated="1010"/>
        </table:table-row>
        <table:table-row table:style-name="ro2">
          <table:table-cell table:style-name="ce2" table:content-validation-name="val1" office:value-type="string" calcext:value-type="string">
            <text:p>Não</text:p>
          </table:table-cell>
          <table:table-cell table:style-name="ce5" table:content-validation-name="val2"/>
          <table:table-cell table:style-name="ce8" table:content-validation-name="val4"/>
          <table:table-cell table:style-name="ce10" table:content-validation-name="val5"/>
          <table:table-cell table:style-name="ce22" table:content-validation-name="val7"/>
          <table:table-cell table:style-name="ce57" table:content-validation-name="val8"/>
          <table:table-cell table:style-name="ce63" table:content-validation-name="val9"/>
          <table:table-cell table:style-name="ce63" table:content-validation-name="val10"/>
          <table:table-cell table:style-name="ce64" table:formula="of:=IF(MINUTE([.H172])+HOUR([.H172])=0;0;( HOUR([.H172])*60 + MINUTE([.H172])) - (HOUR([.G172])*60 + MINUTE([.G172])  ))" office:value-type="float" office:value="0" calcext:value-type="float">
            <text:p>0</text:p>
          </table:table-cell>
          <table:table-cell table:style-name="ce66" table:formula="of:=CONCATENATE(TRUNC([.I172]/60;0);&quot;:&quot;;TEXT(MOD([.I172];60);&quot;00&quot;))" office:value-type="string" office:string-value="0:00" calcext:value-type="string">
            <text:p>0:00</text:p>
          </table:table-cell>
          <table:table-cell table:style-name="ce67" table:formula="of:=[.I172]/60" office:value-type="float" office:value="0" calcext:value-type="float">
            <text:p>0,00</text:p>
          </table:table-cell>
          <table:table-cell table:style-name="ce68" table:formula="of:=IF(ISBLANK([.B172]);&quot;&quot;;  IF(WEEKDAY([.B172];) = 0;&quot;1-Seg&quot;; IF(WEEKDAY([.B172];) = 1;&quot;2-Ter&quot;; IF(WEEKDAY([.B172];) = 2;&quot;3-Qua&quot;; IF(WEEKDAY([.B172];) = 3;&quot;4-Qui&quot;; IF(WEEKDAY([.B172];) = 4;&quot;5-Sex&quot;; IF(WEEKDAY([.B172];) = 5;&quot;6-Sab&quot;; IF(WEEKDAY([.B172];) = 0;&quot;0-Dom&quot;;&quot;?&quot;))))))))">
            <text:p/>
          </table:table-cell>
          <table:table-cell table:style-name="ce69" table:formula="of:=IF(ISBLANK([.B172]);&quot;&quot;; ISOWEEKNUM([.B172];1))">
            <text:p/>
          </table:table-cell>
          <table:table-cell table:style-name="ce70" table:content-validation-name="val8"/>
          <table:table-cell table:number-columns-repeated="1010"/>
        </table:table-row>
        <table:table-row table:style-name="ro2">
          <table:table-cell table:style-name="ce2" table:content-validation-name="val1" office:value-type="string" calcext:value-type="string">
            <text:p>Não</text:p>
          </table:table-cell>
          <table:table-cell table:style-name="ce5" table:content-validation-name="val2"/>
          <table:table-cell table:style-name="ce8" table:content-validation-name="val4"/>
          <table:table-cell table:style-name="ce10" table:content-validation-name="val5"/>
          <table:table-cell table:style-name="ce22" table:content-validation-name="val7"/>
          <table:table-cell table:style-name="ce57" table:content-validation-name="val8"/>
          <table:table-cell table:style-name="ce63" table:content-validation-name="val10" table:number-columns-repeated="2"/>
          <table:table-cell table:style-name="ce64" table:formula="of:=IF(MINUTE([.H173])+HOUR([.H173])=0;0;( HOUR([.H173])*60 + MINUTE([.H173])) - (HOUR([.G173])*60 + MINUTE([.G173])  ))" office:value-type="float" office:value="0" calcext:value-type="float">
            <text:p>0</text:p>
          </table:table-cell>
          <table:table-cell table:style-name="ce66" table:formula="of:=CONCATENATE(TRUNC([.I173]/60;0);&quot;:&quot;;TEXT(MOD([.I173];60);&quot;00&quot;))" office:value-type="string" office:string-value="0:00" calcext:value-type="string">
            <text:p>0:00</text:p>
          </table:table-cell>
          <table:table-cell table:style-name="ce67" table:formula="of:=[.I173]/60" office:value-type="float" office:value="0" calcext:value-type="float">
            <text:p>0,00</text:p>
          </table:table-cell>
          <table:table-cell table:style-name="ce68" table:formula="of:=IF(ISBLANK([.B173]);&quot;&quot;;  IF(WEEKDAY([.B173];) = 0;&quot;1-Seg&quot;; IF(WEEKDAY([.B173];) = 1;&quot;2-Ter&quot;; IF(WEEKDAY([.B173];) = 2;&quot;3-Qua&quot;; IF(WEEKDAY([.B173];) = 3;&quot;4-Qui&quot;; IF(WEEKDAY([.B173];) = 4;&quot;5-Sex&quot;; IF(WEEKDAY([.B173];) = 5;&quot;6-Sab&quot;; IF(WEEKDAY([.B173];) = 0;&quot;0-Dom&quot;;&quot;?&quot;))))))))">
            <text:p/>
          </table:table-cell>
          <table:table-cell table:style-name="ce69" table:formula="of:=IF(ISBLANK([.B173]);&quot;&quot;; ISOWEEKNUM([.B173];1))">
            <text:p/>
          </table:table-cell>
          <table:table-cell table:style-name="ce70" table:content-validation-name="val8"/>
          <table:table-cell table:number-columns-repeated="1010"/>
        </table:table-row>
        <table:table-row table:style-name="ro2">
          <table:table-cell table:style-name="ce2" table:content-validation-name="val1" office:value-type="string" calcext:value-type="string">
            <text:p>Não</text:p>
          </table:table-cell>
          <table:table-cell table:style-name="ce5" table:content-validation-name="val2"/>
          <table:table-cell table:style-name="ce8" table:content-validation-name="val4"/>
          <table:table-cell table:style-name="ce10" table:content-validation-name="val5"/>
          <table:table-cell table:style-name="ce22" table:content-validation-name="val7"/>
          <table:table-cell table:style-name="ce57" table:content-validation-name="val8"/>
          <table:table-cell table:style-name="ce63" table:content-validation-name="val9"/>
          <table:table-cell table:style-name="ce63" table:content-validation-name="val10"/>
          <table:table-cell table:style-name="ce64" table:formula="of:=IF(MINUTE([.H174])+HOUR([.H174])=0;0;( HOUR([.H174])*60 + MINUTE([.H174])) - (HOUR([.G174])*60 + MINUTE([.G174])  ))" office:value-type="float" office:value="0" calcext:value-type="float">
            <text:p>0</text:p>
          </table:table-cell>
          <table:table-cell table:style-name="ce66" table:formula="of:=CONCATENATE(TRUNC([.I174]/60;0);&quot;:&quot;;TEXT(MOD([.I174];60);&quot;00&quot;))" office:value-type="string" office:string-value="0:00" calcext:value-type="string">
            <text:p>0:00</text:p>
          </table:table-cell>
          <table:table-cell table:style-name="ce67" table:formula="of:=[.I174]/60" office:value-type="float" office:value="0" calcext:value-type="float">
            <text:p>0,00</text:p>
          </table:table-cell>
          <table:table-cell table:style-name="ce68" table:formula="of:=IF(ISBLANK([.B174]);&quot;&quot;;  IF(WEEKDAY([.B174];) = 0;&quot;1-Seg&quot;; IF(WEEKDAY([.B174];) = 1;&quot;2-Ter&quot;; IF(WEEKDAY([.B174];) = 2;&quot;3-Qua&quot;; IF(WEEKDAY([.B174];) = 3;&quot;4-Qui&quot;; IF(WEEKDAY([.B174];) = 4;&quot;5-Sex&quot;; IF(WEEKDAY([.B174];) = 5;&quot;6-Sab&quot;; IF(WEEKDAY([.B174];) = 0;&quot;0-Dom&quot;;&quot;?&quot;))))))))">
            <text:p/>
          </table:table-cell>
          <table:table-cell table:style-name="ce69" table:formula="of:=IF(ISBLANK([.B174]);&quot;&quot;; ISOWEEKNUM([.B174];1))">
            <text:p/>
          </table:table-cell>
          <table:table-cell table:style-name="ce70" table:content-validation-name="val8"/>
          <table:table-cell table:number-columns-repeated="1010"/>
        </table:table-row>
        <table:table-row table:style-name="ro2">
          <table:table-cell table:style-name="ce2" table:content-validation-name="val1" office:value-type="string" calcext:value-type="string">
            <text:p>Não</text:p>
          </table:table-cell>
          <table:table-cell table:style-name="ce5" table:content-validation-name="val2"/>
          <table:table-cell table:style-name="ce8" table:content-validation-name="val4"/>
          <table:table-cell table:style-name="ce10" table:content-validation-name="val5"/>
          <table:table-cell table:style-name="ce22" table:content-validation-name="val7"/>
          <table:table-cell table:style-name="ce57" table:content-validation-name="val8"/>
          <table:table-cell table:style-name="ce63" table:content-validation-name="val9"/>
          <table:table-cell table:style-name="ce63" table:content-validation-name="val10"/>
          <table:table-cell table:style-name="ce64" table:formula="of:=IF(MINUTE([.H175])+HOUR([.H175])=0;0;( HOUR([.H175])*60 + MINUTE([.H175])) - (HOUR([.G175])*60 + MINUTE([.G175])  ))" office:value-type="float" office:value="0" calcext:value-type="float">
            <text:p>0</text:p>
          </table:table-cell>
          <table:table-cell table:style-name="ce66" table:formula="of:=CONCATENATE(TRUNC([.I175]/60;0);&quot;:&quot;;TEXT(MOD([.I175];60);&quot;00&quot;))" office:value-type="string" office:string-value="0:00" calcext:value-type="string">
            <text:p>0:00</text:p>
          </table:table-cell>
          <table:table-cell table:style-name="ce67" table:formula="of:=[.I175]/60" office:value-type="float" office:value="0" calcext:value-type="float">
            <text:p>0,00</text:p>
          </table:table-cell>
          <table:table-cell table:style-name="ce68" table:formula="of:=IF(ISBLANK([.B175]);&quot;&quot;;  IF(WEEKDAY([.B175];) = 0;&quot;1-Seg&quot;; IF(WEEKDAY([.B175];) = 1;&quot;2-Ter&quot;; IF(WEEKDAY([.B175];) = 2;&quot;3-Qua&quot;; IF(WEEKDAY([.B175];) = 3;&quot;4-Qui&quot;; IF(WEEKDAY([.B175];) = 4;&quot;5-Sex&quot;; IF(WEEKDAY([.B175];) = 5;&quot;6-Sab&quot;; IF(WEEKDAY([.B175];) = 0;&quot;0-Dom&quot;;&quot;?&quot;))))))))">
            <text:p/>
          </table:table-cell>
          <table:table-cell table:style-name="ce69" table:formula="of:=IF(ISBLANK([.B175]);&quot;&quot;; ISOWEEKNUM([.B175];1))">
            <text:p/>
          </table:table-cell>
          <table:table-cell table:style-name="ce70" table:content-validation-name="val8"/>
          <table:table-cell table:number-columns-repeated="1010"/>
        </table:table-row>
        <table:table-row table:style-name="ro2">
          <table:table-cell table:style-name="ce2" table:content-validation-name="val1" office:value-type="string" calcext:value-type="string">
            <text:p>Não</text:p>
          </table:table-cell>
          <table:table-cell table:style-name="ce5" table:content-validation-name="val2"/>
          <table:table-cell table:style-name="ce8" table:content-validation-name="val4"/>
          <table:table-cell table:style-name="ce10" table:content-validation-name="val5"/>
          <table:table-cell table:style-name="ce22" table:content-validation-name="val7"/>
          <table:table-cell table:style-name="ce57" table:content-validation-name="val8"/>
          <table:table-cell table:style-name="ce63" table:content-validation-name="val9"/>
          <table:table-cell table:style-name="ce63" table:content-validation-name="val10"/>
          <table:table-cell table:style-name="ce64" table:formula="of:=IF(MINUTE([.H176])+HOUR([.H176])=0;0;( HOUR([.H176])*60 + MINUTE([.H176])) - (HOUR([.G176])*60 + MINUTE([.G176])  ))" office:value-type="float" office:value="0" calcext:value-type="float">
            <text:p>0</text:p>
          </table:table-cell>
          <table:table-cell table:style-name="ce66" table:formula="of:=CONCATENATE(TRUNC([.I176]/60;0);&quot;:&quot;;TEXT(MOD([.I176];60);&quot;00&quot;))" office:value-type="string" office:string-value="0:00" calcext:value-type="string">
            <text:p>0:00</text:p>
          </table:table-cell>
          <table:table-cell table:style-name="ce67" table:formula="of:=[.I176]/60" office:value-type="float" office:value="0" calcext:value-type="float">
            <text:p>0,00</text:p>
          </table:table-cell>
          <table:table-cell table:style-name="ce68" table:formula="of:=IF(ISBLANK([.B176]);&quot;&quot;;  IF(WEEKDAY([.B176];) = 0;&quot;1-Seg&quot;; IF(WEEKDAY([.B176];) = 1;&quot;2-Ter&quot;; IF(WEEKDAY([.B176];) = 2;&quot;3-Qua&quot;; IF(WEEKDAY([.B176];) = 3;&quot;4-Qui&quot;; IF(WEEKDAY([.B176];) = 4;&quot;5-Sex&quot;; IF(WEEKDAY([.B176];) = 5;&quot;6-Sab&quot;; IF(WEEKDAY([.B176];) = 0;&quot;0-Dom&quot;;&quot;?&quot;))))))))">
            <text:p/>
          </table:table-cell>
          <table:table-cell table:style-name="ce69" table:formula="of:=IF(ISBLANK([.B176]);&quot;&quot;; ISOWEEKNUM([.B176];1))">
            <text:p/>
          </table:table-cell>
          <table:table-cell table:style-name="ce70" table:content-validation-name="val8"/>
          <table:table-cell table:number-columns-repeated="1010"/>
        </table:table-row>
        <table:table-row table:style-name="ro2">
          <table:table-cell table:style-name="ce2" table:content-validation-name="val1" office:value-type="string" calcext:value-type="string">
            <text:p>Não</text:p>
          </table:table-cell>
          <table:table-cell table:style-name="ce5" table:content-validation-name="val2"/>
          <table:table-cell table:style-name="ce8" table:content-validation-name="val4"/>
          <table:table-cell table:style-name="ce10" table:content-validation-name="val5"/>
          <table:table-cell table:style-name="ce22" table:content-validation-name="val7"/>
          <table:table-cell table:style-name="ce57" table:content-validation-name="val8"/>
          <table:table-cell table:style-name="ce63" table:content-validation-name="val9"/>
          <table:table-cell table:style-name="ce63" table:content-validation-name="val10"/>
          <table:table-cell table:style-name="ce64" table:formula="of:=IF(MINUTE([.H177])+HOUR([.H177])=0;0;( HOUR([.H177])*60 + MINUTE([.H177])) - (HOUR([.G177])*60 + MINUTE([.G177])  ))" office:value-type="float" office:value="0" calcext:value-type="float">
            <text:p>0</text:p>
          </table:table-cell>
          <table:table-cell table:style-name="ce66" table:formula="of:=CONCATENATE(TRUNC([.I177]/60;0);&quot;:&quot;;TEXT(MOD([.I177];60);&quot;00&quot;))" office:value-type="string" office:string-value="0:00" calcext:value-type="string">
            <text:p>0:00</text:p>
          </table:table-cell>
          <table:table-cell table:style-name="ce67" table:formula="of:=[.I177]/60" office:value-type="float" office:value="0" calcext:value-type="float">
            <text:p>0,00</text:p>
          </table:table-cell>
          <table:table-cell table:style-name="ce68" table:formula="of:=IF(ISBLANK([.B177]);&quot;&quot;;  IF(WEEKDAY([.B177];) = 0;&quot;1-Seg&quot;; IF(WEEKDAY([.B177];) = 1;&quot;2-Ter&quot;; IF(WEEKDAY([.B177];) = 2;&quot;3-Qua&quot;; IF(WEEKDAY([.B177];) = 3;&quot;4-Qui&quot;; IF(WEEKDAY([.B177];) = 4;&quot;5-Sex&quot;; IF(WEEKDAY([.B177];) = 5;&quot;6-Sab&quot;; IF(WEEKDAY([.B177];) = 0;&quot;0-Dom&quot;;&quot;?&quot;))))))))">
            <text:p/>
          </table:table-cell>
          <table:table-cell table:style-name="ce69" table:formula="of:=IF(ISBLANK([.B177]);&quot;&quot;; ISOWEEKNUM([.B177];1))">
            <text:p/>
          </table:table-cell>
          <table:table-cell table:style-name="ce70" table:content-validation-name="val8"/>
          <table:table-cell table:number-columns-repeated="1010"/>
        </table:table-row>
        <table:table-row table:style-name="ro2">
          <table:table-cell table:style-name="ce2" table:content-validation-name="val1" office:value-type="string" calcext:value-type="string">
            <text:p>Não</text:p>
          </table:table-cell>
          <table:table-cell table:style-name="ce5" table:content-validation-name="val2"/>
          <table:table-cell table:style-name="ce8" table:content-validation-name="val4"/>
          <table:table-cell table:style-name="ce10" table:content-validation-name="val5"/>
          <table:table-cell table:style-name="ce22" table:content-validation-name="val7"/>
          <table:table-cell table:style-name="ce60" table:content-validation-name="val8"/>
          <table:table-cell table:style-name="ce63" table:content-validation-name="val9"/>
          <table:table-cell table:style-name="ce63" table:content-validation-name="val10"/>
          <table:table-cell table:style-name="ce64" table:formula="of:=IF(MINUTE([.H178])+HOUR([.H178])=0;0;( HOUR([.H178])*60 + MINUTE([.H178])) - (HOUR([.G178])*60 + MINUTE([.G178])  ))" office:value-type="float" office:value="0" calcext:value-type="float">
            <text:p>0</text:p>
          </table:table-cell>
          <table:table-cell table:style-name="ce66" table:formula="of:=CONCATENATE(TRUNC([.I178]/60;0);&quot;:&quot;;TEXT(MOD([.I178];60);&quot;00&quot;))" office:value-type="string" office:string-value="0:00" calcext:value-type="string">
            <text:p>0:00</text:p>
          </table:table-cell>
          <table:table-cell table:style-name="ce67" table:formula="of:=[.I178]/60" office:value-type="float" office:value="0" calcext:value-type="float">
            <text:p>0,00</text:p>
          </table:table-cell>
          <table:table-cell table:style-name="ce68" table:formula="of:=IF(ISBLANK([.B178]);&quot;&quot;;  IF(WEEKDAY([.B178];) = 0;&quot;1-Seg&quot;; IF(WEEKDAY([.B178];) = 1;&quot;2-Ter&quot;; IF(WEEKDAY([.B178];) = 2;&quot;3-Qua&quot;; IF(WEEKDAY([.B178];) = 3;&quot;4-Qui&quot;; IF(WEEKDAY([.B178];) = 4;&quot;5-Sex&quot;; IF(WEEKDAY([.B178];) = 5;&quot;6-Sab&quot;; IF(WEEKDAY([.B178];) = 0;&quot;0-Dom&quot;;&quot;?&quot;))))))))">
            <text:p/>
          </table:table-cell>
          <table:table-cell table:style-name="ce69" table:formula="of:=IF(ISBLANK([.B178]);&quot;&quot;; ISOWEEKNUM([.B178];1))">
            <text:p/>
          </table:table-cell>
          <table:table-cell table:style-name="ce70" table:content-validation-name="val8"/>
          <table:table-cell table:number-columns-repeated="1010"/>
        </table:table-row>
        <table:table-row table:style-name="ro2">
          <table:table-cell table:style-name="ce2" table:content-validation-name="val1" office:value-type="string" calcext:value-type="string">
            <text:p>Não</text:p>
          </table:table-cell>
          <table:table-cell table:style-name="ce5" table:content-validation-name="val2"/>
          <table:table-cell table:style-name="ce8" table:content-validation-name="val4"/>
          <table:table-cell table:style-name="ce10" table:content-validation-name="val5"/>
          <table:table-cell table:style-name="ce22" table:content-validation-name="val7"/>
          <table:table-cell table:style-name="ce57" table:content-validation-name="val8"/>
          <table:table-cell table:style-name="ce63" table:content-validation-name="val9"/>
          <table:table-cell table:style-name="ce63" table:content-validation-name="val10"/>
          <table:table-cell table:style-name="ce64" table:formula="of:=IF(MINUTE([.H179])+HOUR([.H179])=0;0;( HOUR([.H179])*60 + MINUTE([.H179])) - (HOUR([.G179])*60 + MINUTE([.G179])  ))" office:value-type="float" office:value="0" calcext:value-type="float">
            <text:p>0</text:p>
          </table:table-cell>
          <table:table-cell table:style-name="ce66" table:formula="of:=CONCATENATE(TRUNC([.I179]/60;0);&quot;:&quot;;TEXT(MOD([.I179];60);&quot;00&quot;))" office:value-type="string" office:string-value="0:00" calcext:value-type="string">
            <text:p>0:00</text:p>
          </table:table-cell>
          <table:table-cell table:style-name="ce67" table:formula="of:=[.I179]/60" office:value-type="float" office:value="0" calcext:value-type="float">
            <text:p>0,00</text:p>
          </table:table-cell>
          <table:table-cell table:style-name="ce68" table:formula="of:=IF(ISBLANK([.B179]);&quot;&quot;;  IF(WEEKDAY([.B179];) = 0;&quot;1-Seg&quot;; IF(WEEKDAY([.B179];) = 1;&quot;2-Ter&quot;; IF(WEEKDAY([.B179];) = 2;&quot;3-Qua&quot;; IF(WEEKDAY([.B179];) = 3;&quot;4-Qui&quot;; IF(WEEKDAY([.B179];) = 4;&quot;5-Sex&quot;; IF(WEEKDAY([.B179];) = 5;&quot;6-Sab&quot;; IF(WEEKDAY([.B179];) = 0;&quot;0-Dom&quot;;&quot;?&quot;))))))))">
            <text:p/>
          </table:table-cell>
          <table:table-cell table:style-name="ce69" table:formula="of:=IF(ISBLANK([.B179]);&quot;&quot;; ISOWEEKNUM([.B179];1))">
            <text:p/>
          </table:table-cell>
          <table:table-cell table:style-name="ce70" table:content-validation-name="val8"/>
          <table:table-cell table:number-columns-repeated="1010"/>
        </table:table-row>
        <table:table-row table:style-name="ro2">
          <table:table-cell table:style-name="ce2" table:content-validation-name="val1" office:value-type="string" calcext:value-type="string">
            <text:p>Não</text:p>
          </table:table-cell>
          <table:table-cell table:style-name="ce5" table:content-validation-name="val2"/>
          <table:table-cell table:style-name="ce8" table:content-validation-name="val4"/>
          <table:table-cell table:style-name="ce10" table:content-validation-name="val5"/>
          <table:table-cell table:style-name="ce22" table:content-validation-name="val7"/>
          <table:table-cell table:style-name="ce57" table:content-validation-name="val8"/>
          <table:table-cell table:style-name="ce63" table:content-validation-name="val9"/>
          <table:table-cell table:style-name="ce63" table:content-validation-name="val10"/>
          <table:table-cell table:style-name="ce64" table:formula="of:=IF(MINUTE([.H180])+HOUR([.H180])=0;0;( HOUR([.H180])*60 + MINUTE([.H180])) - (HOUR([.G180])*60 + MINUTE([.G180])  ))" office:value-type="float" office:value="0" calcext:value-type="float">
            <text:p>0</text:p>
          </table:table-cell>
          <table:table-cell table:style-name="ce66" table:formula="of:=CONCATENATE(TRUNC([.I180]/60;0);&quot;:&quot;;TEXT(MOD([.I180];60);&quot;00&quot;))" office:value-type="string" office:string-value="0:00" calcext:value-type="string">
            <text:p>0:00</text:p>
          </table:table-cell>
          <table:table-cell table:style-name="ce67" table:formula="of:=[.I180]/60" office:value-type="float" office:value="0" calcext:value-type="float">
            <text:p>0,00</text:p>
          </table:table-cell>
          <table:table-cell table:style-name="ce68" table:formula="of:=IF(ISBLANK([.B180]);&quot;&quot;;  IF(WEEKDAY([.B180];) = 0;&quot;1-Seg&quot;; IF(WEEKDAY([.B180];) = 1;&quot;2-Ter&quot;; IF(WEEKDAY([.B180];) = 2;&quot;3-Qua&quot;; IF(WEEKDAY([.B180];) = 3;&quot;4-Qui&quot;; IF(WEEKDAY([.B180];) = 4;&quot;5-Sex&quot;; IF(WEEKDAY([.B180];) = 5;&quot;6-Sab&quot;; IF(WEEKDAY([.B180];) = 0;&quot;0-Dom&quot;;&quot;?&quot;))))))))">
            <text:p/>
          </table:table-cell>
          <table:table-cell table:style-name="ce69" table:formula="of:=IF(ISBLANK([.B180]);&quot;&quot;; ISOWEEKNUM([.B180];1))">
            <text:p/>
          </table:table-cell>
          <table:table-cell table:style-name="ce70" table:content-validation-name="val8"/>
          <table:table-cell table:number-columns-repeated="1010"/>
        </table:table-row>
        <table:table-row table:style-name="ro2">
          <table:table-cell table:style-name="ce2" table:content-validation-name="val1" office:value-type="string" calcext:value-type="string">
            <text:p>Não</text:p>
          </table:table-cell>
          <table:table-cell table:style-name="ce5" table:content-validation-name="val2"/>
          <table:table-cell table:style-name="ce8" table:content-validation-name="val4"/>
          <table:table-cell table:style-name="ce10" table:content-validation-name="val5"/>
          <table:table-cell table:style-name="ce22" table:content-validation-name="val7"/>
          <table:table-cell table:style-name="ce57" table:content-validation-name="val8"/>
          <table:table-cell table:style-name="ce63" table:content-validation-name="val9"/>
          <table:table-cell table:style-name="ce63" table:content-validation-name="val10"/>
          <table:table-cell table:style-name="ce64" table:formula="of:=IF(MINUTE([.H181])+HOUR([.H181])=0;0;( HOUR([.H181])*60 + MINUTE([.H181])) - (HOUR([.G181])*60 + MINUTE([.G181])  ))" office:value-type="float" office:value="0" calcext:value-type="float">
            <text:p>0</text:p>
          </table:table-cell>
          <table:table-cell table:style-name="ce66" table:formula="of:=CONCATENATE(TRUNC([.I181]/60;0);&quot;:&quot;;TEXT(MOD([.I181];60);&quot;00&quot;))" office:value-type="string" office:string-value="0:00" calcext:value-type="string">
            <text:p>0:00</text:p>
          </table:table-cell>
          <table:table-cell table:style-name="ce67" table:formula="of:=[.I181]/60" office:value-type="float" office:value="0" calcext:value-type="float">
            <text:p>0,00</text:p>
          </table:table-cell>
          <table:table-cell table:style-name="ce68" table:formula="of:=IF(ISBLANK([.B181]);&quot;&quot;;  IF(WEEKDAY([.B181];) = 0;&quot;1-Seg&quot;; IF(WEEKDAY([.B181];) = 1;&quot;2-Ter&quot;; IF(WEEKDAY([.B181];) = 2;&quot;3-Qua&quot;; IF(WEEKDAY([.B181];) = 3;&quot;4-Qui&quot;; IF(WEEKDAY([.B181];) = 4;&quot;5-Sex&quot;; IF(WEEKDAY([.B181];) = 5;&quot;6-Sab&quot;; IF(WEEKDAY([.B181];) = 0;&quot;0-Dom&quot;;&quot;?&quot;))))))))">
            <text:p/>
          </table:table-cell>
          <table:table-cell table:style-name="ce69" table:formula="of:=IF(ISBLANK([.B181]);&quot;&quot;; ISOWEEKNUM([.B181];1))">
            <text:p/>
          </table:table-cell>
          <table:table-cell table:style-name="ce70" table:content-validation-name="val8"/>
          <table:table-cell table:number-columns-repeated="1010"/>
        </table:table-row>
        <table:table-row table:style-name="ro2">
          <table:table-cell table:style-name="ce2" table:content-validation-name="val1" office:value-type="string" calcext:value-type="string">
            <text:p>Não</text:p>
          </table:table-cell>
          <table:table-cell table:style-name="ce5" table:content-validation-name="val2"/>
          <table:table-cell table:style-name="ce8" table:content-validation-name="val4"/>
          <table:table-cell table:style-name="ce10" table:content-validation-name="val5"/>
          <table:table-cell table:style-name="ce22" table:content-validation-name="val7"/>
          <table:table-cell table:style-name="ce57" table:content-validation-name="val8"/>
          <table:table-cell table:style-name="ce63" table:content-validation-name="val9"/>
          <table:table-cell table:style-name="ce63" table:content-validation-name="val10"/>
          <table:table-cell table:style-name="ce64" table:formula="of:=IF(MINUTE([.H182])+HOUR([.H182])=0;0;( HOUR([.H182])*60 + MINUTE([.H182])) - (HOUR([.G182])*60 + MINUTE([.G182])  ))" office:value-type="float" office:value="0" calcext:value-type="float">
            <text:p>0</text:p>
          </table:table-cell>
          <table:table-cell table:style-name="ce66" table:formula="of:=CONCATENATE(TRUNC([.I182]/60;0);&quot;:&quot;;TEXT(MOD([.I182];60);&quot;00&quot;))" office:value-type="string" office:string-value="0:00" calcext:value-type="string">
            <text:p>0:00</text:p>
          </table:table-cell>
          <table:table-cell table:style-name="ce67" table:formula="of:=[.I182]/60" office:value-type="float" office:value="0" calcext:value-type="float">
            <text:p>0,00</text:p>
          </table:table-cell>
          <table:table-cell table:style-name="ce68" table:formula="of:=IF(ISBLANK([.B182]);&quot;&quot;;  IF(WEEKDAY([.B182];) = 0;&quot;1-Seg&quot;; IF(WEEKDAY([.B182];) = 1;&quot;2-Ter&quot;; IF(WEEKDAY([.B182];) = 2;&quot;3-Qua&quot;; IF(WEEKDAY([.B182];) = 3;&quot;4-Qui&quot;; IF(WEEKDAY([.B182];) = 4;&quot;5-Sex&quot;; IF(WEEKDAY([.B182];) = 5;&quot;6-Sab&quot;; IF(WEEKDAY([.B182];) = 0;&quot;0-Dom&quot;;&quot;?&quot;))))))))">
            <text:p/>
          </table:table-cell>
          <table:table-cell table:style-name="ce69" table:formula="of:=IF(ISBLANK([.B182]);&quot;&quot;; ISOWEEKNUM([.B182];1))">
            <text:p/>
          </table:table-cell>
          <table:table-cell table:style-name="ce70" table:content-validation-name="val8"/>
          <table:table-cell table:number-columns-repeated="1010"/>
        </table:table-row>
        <table:table-row table:style-name="ro2">
          <table:table-cell table:style-name="ce2" table:content-validation-name="val1" office:value-type="string" calcext:value-type="string">
            <text:p>Não</text:p>
          </table:table-cell>
          <table:table-cell table:style-name="ce5" table:content-validation-name="val2"/>
          <table:table-cell table:style-name="ce8" table:content-validation-name="val4"/>
          <table:table-cell table:style-name="ce10" table:content-validation-name="val5"/>
          <table:table-cell table:style-name="ce22" table:content-validation-name="val7"/>
          <table:table-cell table:style-name="ce57" table:content-validation-name="val8"/>
          <table:table-cell table:style-name="ce63" table:content-validation-name="val9"/>
          <table:table-cell table:style-name="ce63" table:content-validation-name="val10"/>
          <table:table-cell table:style-name="ce64" table:formula="of:=IF(MINUTE([.H183])+HOUR([.H183])=0;0;( HOUR([.H183])*60 + MINUTE([.H183])) - (HOUR([.G183])*60 + MINUTE([.G183])  ))" office:value-type="float" office:value="0" calcext:value-type="float">
            <text:p>0</text:p>
          </table:table-cell>
          <table:table-cell table:style-name="ce66" table:formula="of:=CONCATENATE(TRUNC([.I183]/60;0);&quot;:&quot;;TEXT(MOD([.I183];60);&quot;00&quot;))" office:value-type="string" office:string-value="0:00" calcext:value-type="string">
            <text:p>0:00</text:p>
          </table:table-cell>
          <table:table-cell table:style-name="ce67" table:formula="of:=[.I183]/60" office:value-type="float" office:value="0" calcext:value-type="float">
            <text:p>0,00</text:p>
          </table:table-cell>
          <table:table-cell table:style-name="ce68" table:formula="of:=IF(ISBLANK([.B183]);&quot;&quot;;  IF(WEEKDAY([.B183];) = 0;&quot;1-Seg&quot;; IF(WEEKDAY([.B183];) = 1;&quot;2-Ter&quot;; IF(WEEKDAY([.B183];) = 2;&quot;3-Qua&quot;; IF(WEEKDAY([.B183];) = 3;&quot;4-Qui&quot;; IF(WEEKDAY([.B183];) = 4;&quot;5-Sex&quot;; IF(WEEKDAY([.B183];) = 5;&quot;6-Sab&quot;; IF(WEEKDAY([.B183];) = 0;&quot;0-Dom&quot;;&quot;?&quot;))))))))">
            <text:p/>
          </table:table-cell>
          <table:table-cell table:style-name="ce69" table:formula="of:=IF(ISBLANK([.B183]);&quot;&quot;; ISOWEEKNUM([.B183];1))">
            <text:p/>
          </table:table-cell>
          <table:table-cell table:style-name="ce70" table:content-validation-name="val8"/>
          <table:table-cell table:number-columns-repeated="1010"/>
        </table:table-row>
        <table:table-row table:style-name="ro2">
          <table:table-cell table:style-name="ce2" table:content-validation-name="val1" office:value-type="string" calcext:value-type="string">
            <text:p>Não</text:p>
          </table:table-cell>
          <table:table-cell table:style-name="ce5" table:content-validation-name="val2"/>
          <table:table-cell table:style-name="ce8" table:content-validation-name="val4"/>
          <table:table-cell table:style-name="ce10" table:content-validation-name="val5"/>
          <table:table-cell table:style-name="ce22" table:content-validation-name="val7"/>
          <table:table-cell table:style-name="ce57" table:content-validation-name="val8"/>
          <table:table-cell table:style-name="ce63" table:content-validation-name="val9"/>
          <table:table-cell table:style-name="ce63" table:content-validation-name="val10"/>
          <table:table-cell table:style-name="ce64" table:formula="of:=IF(MINUTE([.H184])+HOUR([.H184])=0;0;( HOUR([.H184])*60 + MINUTE([.H184])) - (HOUR([.G184])*60 + MINUTE([.G184])  ))" office:value-type="float" office:value="0" calcext:value-type="float">
            <text:p>0</text:p>
          </table:table-cell>
          <table:table-cell table:style-name="ce66" table:formula="of:=CONCATENATE(TRUNC([.I184]/60;0);&quot;:&quot;;TEXT(MOD([.I184];60);&quot;00&quot;))" office:value-type="string" office:string-value="0:00" calcext:value-type="string">
            <text:p>0:00</text:p>
          </table:table-cell>
          <table:table-cell table:style-name="ce67" table:formula="of:=[.I184]/60" office:value-type="float" office:value="0" calcext:value-type="float">
            <text:p>0,00</text:p>
          </table:table-cell>
          <table:table-cell table:style-name="ce68" table:formula="of:=IF(ISBLANK([.B184]);&quot;&quot;;  IF(WEEKDAY([.B184];) = 0;&quot;1-Seg&quot;; IF(WEEKDAY([.B184];) = 1;&quot;2-Ter&quot;; IF(WEEKDAY([.B184];) = 2;&quot;3-Qua&quot;; IF(WEEKDAY([.B184];) = 3;&quot;4-Qui&quot;; IF(WEEKDAY([.B184];) = 4;&quot;5-Sex&quot;; IF(WEEKDAY([.B184];) = 5;&quot;6-Sab&quot;; IF(WEEKDAY([.B184];) = 0;&quot;0-Dom&quot;;&quot;?&quot;))))))))">
            <text:p/>
          </table:table-cell>
          <table:table-cell table:style-name="ce69" table:formula="of:=IF(ISBLANK([.B184]);&quot;&quot;; ISOWEEKNUM([.B184];1))">
            <text:p/>
          </table:table-cell>
          <table:table-cell table:style-name="ce70" table:content-validation-name="val8"/>
          <table:table-cell table:number-columns-repeated="1010"/>
        </table:table-row>
        <table:table-row table:style-name="ro2">
          <table:table-cell table:style-name="ce2" table:content-validation-name="val1" office:value-type="string" calcext:value-type="string">
            <text:p>Não</text:p>
          </table:table-cell>
          <table:table-cell table:style-name="ce5" table:content-validation-name="val2"/>
          <table:table-cell table:style-name="ce8" table:content-validation-name="val4"/>
          <table:table-cell table:style-name="ce10" table:content-validation-name="val5"/>
          <table:table-cell table:style-name="ce22" table:content-validation-name="val7"/>
          <table:table-cell table:style-name="ce57" table:content-validation-name="val8"/>
          <table:table-cell table:style-name="ce63" table:content-validation-name="val9"/>
          <table:table-cell table:style-name="ce63" table:content-validation-name="val10"/>
          <table:table-cell table:style-name="ce64" table:formula="of:=IF(MINUTE([.H185])+HOUR([.H185])=0;0;( HOUR([.H185])*60 + MINUTE([.H185])) - (HOUR([.G185])*60 + MINUTE([.G185])  ))" office:value-type="float" office:value="0" calcext:value-type="float">
            <text:p>0</text:p>
          </table:table-cell>
          <table:table-cell table:style-name="ce66" table:formula="of:=CONCATENATE(TRUNC([.I185]/60;0);&quot;:&quot;;TEXT(MOD([.I185];60);&quot;00&quot;))" office:value-type="string" office:string-value="0:00" calcext:value-type="string">
            <text:p>0:00</text:p>
          </table:table-cell>
          <table:table-cell table:style-name="ce67" table:formula="of:=[.I185]/60" office:value-type="float" office:value="0" calcext:value-type="float">
            <text:p>0,00</text:p>
          </table:table-cell>
          <table:table-cell table:style-name="ce68" table:formula="of:=IF(ISBLANK([.B185]);&quot;&quot;;  IF(WEEKDAY([.B185];) = 0;&quot;1-Seg&quot;; IF(WEEKDAY([.B185];) = 1;&quot;2-Ter&quot;; IF(WEEKDAY([.B185];) = 2;&quot;3-Qua&quot;; IF(WEEKDAY([.B185];) = 3;&quot;4-Qui&quot;; IF(WEEKDAY([.B185];) = 4;&quot;5-Sex&quot;; IF(WEEKDAY([.B185];) = 5;&quot;6-Sab&quot;; IF(WEEKDAY([.B185];) = 0;&quot;0-Dom&quot;;&quot;?&quot;))))))))">
            <text:p/>
          </table:table-cell>
          <table:table-cell table:style-name="ce69" table:formula="of:=IF(ISBLANK([.B185]);&quot;&quot;; ISOWEEKNUM([.B185];1))">
            <text:p/>
          </table:table-cell>
          <table:table-cell table:style-name="ce70" table:content-validation-name="val8"/>
          <table:table-cell/>
          <table:table-cell office:value-type="string" calcext:value-type="string">
            <text:p>.</text:p>
          </table:table-cell>
          <table:table-cell table:number-columns-repeated="1008"/>
        </table:table-row>
        <table:table-row table:style-name="ro2">
          <table:table-cell table:style-name="ce2" table:content-validation-name="val1" office:value-type="string" calcext:value-type="string">
            <text:p>Não</text:p>
          </table:table-cell>
          <table:table-cell table:style-name="ce5" table:content-validation-name="val2"/>
          <table:table-cell table:style-name="ce8" table:content-validation-name="val4"/>
          <table:table-cell table:style-name="ce10" table:content-validation-name="val5"/>
          <table:table-cell table:style-name="ce22" table:content-validation-name="val7"/>
          <table:table-cell table:style-name="ce57" table:content-validation-name="val8"/>
          <table:table-cell table:style-name="ce63" table:content-validation-name="val9"/>
          <table:table-cell table:style-name="ce63" table:content-validation-name="val10"/>
          <table:table-cell table:style-name="ce64" table:formula="of:=IF(MINUTE([.H186])+HOUR([.H186])=0;0;( HOUR([.H186])*60 + MINUTE([.H186])) - (HOUR([.G186])*60 + MINUTE([.G186])  ))" office:value-type="float" office:value="0" calcext:value-type="float">
            <text:p>0</text:p>
          </table:table-cell>
          <table:table-cell table:style-name="ce66" table:formula="of:=CONCATENATE(TRUNC([.I186]/60;0);&quot;:&quot;;TEXT(MOD([.I186];60);&quot;00&quot;))" office:value-type="string" office:string-value="0:00" calcext:value-type="string">
            <text:p>0:00</text:p>
          </table:table-cell>
          <table:table-cell table:style-name="ce67" table:formula="of:=[.I186]/60" office:value-type="float" office:value="0" calcext:value-type="float">
            <text:p>0,00</text:p>
          </table:table-cell>
          <table:table-cell table:style-name="ce68" table:formula="of:=IF(ISBLANK([.B186]);&quot;&quot;;  IF(WEEKDAY([.B186];) = 0;&quot;1-Seg&quot;; IF(WEEKDAY([.B186];) = 1;&quot;2-Ter&quot;; IF(WEEKDAY([.B186];) = 2;&quot;3-Qua&quot;; IF(WEEKDAY([.B186];) = 3;&quot;4-Qui&quot;; IF(WEEKDAY([.B186];) = 4;&quot;5-Sex&quot;; IF(WEEKDAY([.B186];) = 5;&quot;6-Sab&quot;; IF(WEEKDAY([.B186];) = 0;&quot;0-Dom&quot;;&quot;?&quot;))))))))">
            <text:p/>
          </table:table-cell>
          <table:table-cell table:style-name="ce69" table:formula="of:=IF(ISBLANK([.B186]);&quot;&quot;; ISOWEEKNUM([.B186];1))">
            <text:p/>
          </table:table-cell>
          <table:table-cell table:style-name="ce70" table:content-validation-name="val8"/>
          <table:table-cell table:number-columns-repeated="1010"/>
        </table:table-row>
        <table:table-row table:style-name="ro2">
          <table:table-cell table:style-name="ce2" table:content-validation-name="val1" office:value-type="string" calcext:value-type="string">
            <text:p>Não</text:p>
          </table:table-cell>
          <table:table-cell table:style-name="ce5" table:content-validation-name="val2"/>
          <table:table-cell table:style-name="ce8" table:content-validation-name="val4"/>
          <table:table-cell table:style-name="ce10" table:content-validation-name="val5"/>
          <table:table-cell table:style-name="ce22" table:content-validation-name="val7"/>
          <table:table-cell table:style-name="ce57" table:content-validation-name="val8"/>
          <table:table-cell table:style-name="ce63" table:content-validation-name="val9"/>
          <table:table-cell table:style-name="ce63" table:content-validation-name="val10"/>
          <table:table-cell table:style-name="ce64" table:formula="of:=IF(MINUTE([.H187])+HOUR([.H187])=0;0;( HOUR([.H187])*60 + MINUTE([.H187])) - (HOUR([.G187])*60 + MINUTE([.G187])  ))" office:value-type="float" office:value="0" calcext:value-type="float">
            <text:p>0</text:p>
          </table:table-cell>
          <table:table-cell table:style-name="ce66" table:formula="of:=CONCATENATE(TRUNC([.I187]/60;0);&quot;:&quot;;TEXT(MOD([.I187];60);&quot;00&quot;))" office:value-type="string" office:string-value="0:00" calcext:value-type="string">
            <text:p>0:00</text:p>
          </table:table-cell>
          <table:table-cell table:style-name="ce67" table:formula="of:=[.I187]/60" office:value-type="float" office:value="0" calcext:value-type="float">
            <text:p>0,00</text:p>
          </table:table-cell>
          <table:table-cell table:style-name="ce68" table:formula="of:=IF(ISBLANK([.B187]);&quot;&quot;;  IF(WEEKDAY([.B187];) = 0;&quot;1-Seg&quot;; IF(WEEKDAY([.B187];) = 1;&quot;2-Ter&quot;; IF(WEEKDAY([.B187];) = 2;&quot;3-Qua&quot;; IF(WEEKDAY([.B187];) = 3;&quot;4-Qui&quot;; IF(WEEKDAY([.B187];) = 4;&quot;5-Sex&quot;; IF(WEEKDAY([.B187];) = 5;&quot;6-Sab&quot;; IF(WEEKDAY([.B187];) = 0;&quot;0-Dom&quot;;&quot;?&quot;))))))))">
            <text:p/>
          </table:table-cell>
          <table:table-cell table:style-name="ce69" table:formula="of:=IF(ISBLANK([.B187]);&quot;&quot;; ISOWEEKNUM([.B187];1))">
            <text:p/>
          </table:table-cell>
          <table:table-cell table:style-name="ce70" table:content-validation-name="val8"/>
          <table:table-cell table:number-columns-repeated="1010"/>
        </table:table-row>
        <table:table-row table:style-name="ro2">
          <table:table-cell table:style-name="ce2" table:content-validation-name="val1" office:value-type="string" calcext:value-type="string">
            <text:p>Não</text:p>
          </table:table-cell>
          <table:table-cell table:style-name="ce5" table:content-validation-name="val2"/>
          <table:table-cell table:style-name="ce8" table:content-validation-name="val4"/>
          <table:table-cell table:style-name="ce10" table:content-validation-name="val5"/>
          <table:table-cell table:style-name="ce22" table:content-validation-name="val7"/>
          <table:table-cell table:style-name="ce57" table:content-validation-name="val8"/>
          <table:table-cell table:style-name="ce63" table:content-validation-name="val9"/>
          <table:table-cell table:style-name="ce63" table:content-validation-name="val10"/>
          <table:table-cell table:style-name="ce64" table:formula="of:=IF(MINUTE([.H188])+HOUR([.H188])=0;0;( HOUR([.H188])*60 + MINUTE([.H188])) - (HOUR([.G188])*60 + MINUTE([.G188])  ))" office:value-type="float" office:value="0" calcext:value-type="float">
            <text:p>0</text:p>
          </table:table-cell>
          <table:table-cell table:style-name="ce66" table:formula="of:=CONCATENATE(TRUNC([.I188]/60;0);&quot;:&quot;;TEXT(MOD([.I188];60);&quot;00&quot;))" office:value-type="string" office:string-value="0:00" calcext:value-type="string">
            <text:p>0:00</text:p>
          </table:table-cell>
          <table:table-cell table:style-name="ce67" table:formula="of:=[.I188]/60" office:value-type="float" office:value="0" calcext:value-type="float">
            <text:p>0,00</text:p>
          </table:table-cell>
          <table:table-cell table:style-name="ce68" table:formula="of:=IF(ISBLANK([.B188]);&quot;&quot;;  IF(WEEKDAY([.B188];) = 0;&quot;1-Seg&quot;; IF(WEEKDAY([.B188];) = 1;&quot;2-Ter&quot;; IF(WEEKDAY([.B188];) = 2;&quot;3-Qua&quot;; IF(WEEKDAY([.B188];) = 3;&quot;4-Qui&quot;; IF(WEEKDAY([.B188];) = 4;&quot;5-Sex&quot;; IF(WEEKDAY([.B188];) = 5;&quot;6-Sab&quot;; IF(WEEKDAY([.B188];) = 0;&quot;0-Dom&quot;;&quot;?&quot;))))))))">
            <text:p/>
          </table:table-cell>
          <table:table-cell table:style-name="ce69" table:formula="of:=IF(ISBLANK([.B188]);&quot;&quot;; ISOWEEKNUM([.B188];1))">
            <text:p/>
          </table:table-cell>
          <table:table-cell table:style-name="ce70" table:content-validation-name="val8"/>
          <table:table-cell table:number-columns-repeated="1010"/>
        </table:table-row>
        <table:table-row table:style-name="ro2">
          <table:table-cell table:style-name="ce2" table:content-validation-name="val1" office:value-type="string" calcext:value-type="string">
            <text:p>Não</text:p>
          </table:table-cell>
          <table:table-cell table:style-name="ce5" table:content-validation-name="val2"/>
          <table:table-cell table:style-name="ce8" table:content-validation-name="val4"/>
          <table:table-cell table:style-name="ce10" table:content-validation-name="val5"/>
          <table:table-cell table:style-name="ce22" table:content-validation-name="val7"/>
          <table:table-cell table:style-name="ce57" table:content-validation-name="val8"/>
          <table:table-cell table:style-name="ce63" table:content-validation-name="val9"/>
          <table:table-cell table:style-name="ce63" table:content-validation-name="val10"/>
          <table:table-cell table:style-name="ce64" table:formula="of:=IF(MINUTE([.H189])+HOUR([.H189])=0;0;( HOUR([.H189])*60 + MINUTE([.H189])) - (HOUR([.G189])*60 + MINUTE([.G189])  ))" office:value-type="float" office:value="0" calcext:value-type="float">
            <text:p>0</text:p>
          </table:table-cell>
          <table:table-cell table:style-name="ce66" table:formula="of:=CONCATENATE(TRUNC([.I189]/60;0);&quot;:&quot;;TEXT(MOD([.I189];60);&quot;00&quot;))" office:value-type="string" office:string-value="0:00" calcext:value-type="string">
            <text:p>0:00</text:p>
          </table:table-cell>
          <table:table-cell table:style-name="ce67" table:formula="of:=[.I189]/60" office:value-type="float" office:value="0" calcext:value-type="float">
            <text:p>0,00</text:p>
          </table:table-cell>
          <table:table-cell table:style-name="ce68" table:formula="of:=IF(ISBLANK([.B189]);&quot;&quot;;  IF(WEEKDAY([.B189];) = 0;&quot;1-Seg&quot;; IF(WEEKDAY([.B189];) = 1;&quot;2-Ter&quot;; IF(WEEKDAY([.B189];) = 2;&quot;3-Qua&quot;; IF(WEEKDAY([.B189];) = 3;&quot;4-Qui&quot;; IF(WEEKDAY([.B189];) = 4;&quot;5-Sex&quot;; IF(WEEKDAY([.B189];) = 5;&quot;6-Sab&quot;; IF(WEEKDAY([.B189];) = 0;&quot;0-Dom&quot;;&quot;?&quot;))))))))">
            <text:p/>
          </table:table-cell>
          <table:table-cell table:style-name="ce69" table:formula="of:=IF(ISBLANK([.B189]);&quot;&quot;; ISOWEEKNUM([.B189];1))">
            <text:p/>
          </table:table-cell>
          <table:table-cell table:style-name="ce70" table:content-validation-name="val8"/>
          <table:table-cell table:number-columns-repeated="1010"/>
        </table:table-row>
        <table:table-row table:style-name="ro2">
          <table:table-cell table:style-name="ce2" table:content-validation-name="val1" office:value-type="string" calcext:value-type="string">
            <text:p>Não</text:p>
          </table:table-cell>
          <table:table-cell table:style-name="ce5" table:content-validation-name="val2"/>
          <table:table-cell table:style-name="ce8" table:content-validation-name="val4"/>
          <table:table-cell table:style-name="ce10" table:content-validation-name="val5"/>
          <table:table-cell table:style-name="ce22" table:content-validation-name="val7"/>
          <table:table-cell table:style-name="ce57" table:content-validation-name="val8"/>
          <table:table-cell table:style-name="ce63" table:content-validation-name="val9"/>
          <table:table-cell table:style-name="ce63" table:content-validation-name="val10"/>
          <table:table-cell table:style-name="ce64" table:formula="of:=IF(MINUTE([.H190])+HOUR([.H190])=0;0;( HOUR([.H190])*60 + MINUTE([.H190])) - (HOUR([.G190])*60 + MINUTE([.G190])  ))" office:value-type="float" office:value="0" calcext:value-type="float">
            <text:p>0</text:p>
          </table:table-cell>
          <table:table-cell table:style-name="ce66" table:formula="of:=CONCATENATE(TRUNC([.I190]/60;0);&quot;:&quot;;TEXT(MOD([.I190];60);&quot;00&quot;))" office:value-type="string" office:string-value="0:00" calcext:value-type="string">
            <text:p>0:00</text:p>
          </table:table-cell>
          <table:table-cell table:style-name="ce67" table:formula="of:=[.I190]/60" office:value-type="float" office:value="0" calcext:value-type="float">
            <text:p>0,00</text:p>
          </table:table-cell>
          <table:table-cell table:style-name="ce68" table:formula="of:=IF(ISBLANK([.B190]);&quot;&quot;;  IF(WEEKDAY([.B190];) = 0;&quot;1-Seg&quot;; IF(WEEKDAY([.B190];) = 1;&quot;2-Ter&quot;; IF(WEEKDAY([.B190];) = 2;&quot;3-Qua&quot;; IF(WEEKDAY([.B190];) = 3;&quot;4-Qui&quot;; IF(WEEKDAY([.B190];) = 4;&quot;5-Sex&quot;; IF(WEEKDAY([.B190];) = 5;&quot;6-Sab&quot;; IF(WEEKDAY([.B190];) = 0;&quot;0-Dom&quot;;&quot;?&quot;))))))))">
            <text:p/>
          </table:table-cell>
          <table:table-cell table:style-name="ce69" table:formula="of:=IF(ISBLANK([.B190]);&quot;&quot;; ISOWEEKNUM([.B190];1))">
            <text:p/>
          </table:table-cell>
          <table:table-cell table:style-name="ce70" table:content-validation-name="val8"/>
          <table:table-cell table:number-columns-repeated="1010"/>
        </table:table-row>
        <table:table-row table:style-name="ro2">
          <table:table-cell table:style-name="ce2" table:content-validation-name="val1" office:value-type="string" calcext:value-type="string">
            <text:p>Não</text:p>
          </table:table-cell>
          <table:table-cell table:style-name="ce5" table:content-validation-name="val2"/>
          <table:table-cell table:style-name="ce8" table:content-validation-name="val4"/>
          <table:table-cell table:style-name="ce10" table:content-validation-name="val5"/>
          <table:table-cell table:style-name="ce22" table:content-validation-name="val7"/>
          <table:table-cell table:style-name="ce57" table:content-validation-name="val8"/>
          <table:table-cell table:style-name="ce63" table:content-validation-name="val9"/>
          <table:table-cell table:style-name="ce63" table:content-validation-name="val10"/>
          <table:table-cell table:style-name="ce64" table:formula="of:=IF(MINUTE([.H191])+HOUR([.H191])=0;0;( HOUR([.H191])*60 + MINUTE([.H191])) - (HOUR([.G191])*60 + MINUTE([.G191])  ))" office:value-type="float" office:value="0" calcext:value-type="float">
            <text:p>0</text:p>
          </table:table-cell>
          <table:table-cell table:style-name="ce66" table:formula="of:=CONCATENATE(TRUNC([.I191]/60;0);&quot;:&quot;;TEXT(MOD([.I191];60);&quot;00&quot;))" office:value-type="string" office:string-value="0:00" calcext:value-type="string">
            <text:p>0:00</text:p>
          </table:table-cell>
          <table:table-cell table:style-name="ce67" table:formula="of:=[.I191]/60" office:value-type="float" office:value="0" calcext:value-type="float">
            <text:p>0,00</text:p>
          </table:table-cell>
          <table:table-cell table:style-name="ce68" table:formula="of:=IF(ISBLANK([.B191]);&quot;&quot;;  IF(WEEKDAY([.B191];) = 0;&quot;1-Seg&quot;; IF(WEEKDAY([.B191];) = 1;&quot;2-Ter&quot;; IF(WEEKDAY([.B191];) = 2;&quot;3-Qua&quot;; IF(WEEKDAY([.B191];) = 3;&quot;4-Qui&quot;; IF(WEEKDAY([.B191];) = 4;&quot;5-Sex&quot;; IF(WEEKDAY([.B191];) = 5;&quot;6-Sab&quot;; IF(WEEKDAY([.B191];) = 0;&quot;0-Dom&quot;;&quot;?&quot;))))))))">
            <text:p/>
          </table:table-cell>
          <table:table-cell table:style-name="ce69" table:formula="of:=IF(ISBLANK([.B191]);&quot;&quot;; ISOWEEKNUM([.B191];1))">
            <text:p/>
          </table:table-cell>
          <table:table-cell table:style-name="ce70" table:content-validation-name="val8"/>
          <table:table-cell table:number-columns-repeated="1010"/>
        </table:table-row>
        <table:table-row table:style-name="ro2">
          <table:table-cell table:style-name="ce2" table:content-validation-name="val1" office:value-type="string" calcext:value-type="string">
            <text:p>Não</text:p>
          </table:table-cell>
          <table:table-cell table:style-name="ce5" table:content-validation-name="val2"/>
          <table:table-cell table:style-name="ce8" table:content-validation-name="val4"/>
          <table:table-cell table:style-name="ce10" table:content-validation-name="val5"/>
          <table:table-cell table:style-name="ce22" table:content-validation-name="val7"/>
          <table:table-cell table:style-name="ce57" table:content-validation-name="val8"/>
          <table:table-cell table:style-name="ce63" table:content-validation-name="val9"/>
          <table:table-cell table:style-name="ce63" table:content-validation-name="val10"/>
          <table:table-cell table:style-name="ce64" table:formula="of:=IF(MINUTE([.H192])+HOUR([.H192])=0;0;( HOUR([.H192])*60 + MINUTE([.H192])) - (HOUR([.G192])*60 + MINUTE([.G192])  ))" office:value-type="float" office:value="0" calcext:value-type="float">
            <text:p>0</text:p>
          </table:table-cell>
          <table:table-cell table:style-name="ce66" table:formula="of:=CONCATENATE(TRUNC([.I192]/60;0);&quot;:&quot;;TEXT(MOD([.I192];60);&quot;00&quot;))" office:value-type="string" office:string-value="0:00" calcext:value-type="string">
            <text:p>0:00</text:p>
          </table:table-cell>
          <table:table-cell table:style-name="ce67" table:formula="of:=[.I192]/60" office:value-type="float" office:value="0" calcext:value-type="float">
            <text:p>0,00</text:p>
          </table:table-cell>
          <table:table-cell table:style-name="ce68" table:formula="of:=IF(ISBLANK([.B192]);&quot;&quot;;  IF(WEEKDAY([.B192];) = 0;&quot;1-Seg&quot;; IF(WEEKDAY([.B192];) = 1;&quot;2-Ter&quot;; IF(WEEKDAY([.B192];) = 2;&quot;3-Qua&quot;; IF(WEEKDAY([.B192];) = 3;&quot;4-Qui&quot;; IF(WEEKDAY([.B192];) = 4;&quot;5-Sex&quot;; IF(WEEKDAY([.B192];) = 5;&quot;6-Sab&quot;; IF(WEEKDAY([.B192];) = 0;&quot;0-Dom&quot;;&quot;?&quot;))))))))">
            <text:p/>
          </table:table-cell>
          <table:table-cell table:style-name="ce69" table:formula="of:=IF(ISBLANK([.B192]);&quot;&quot;; ISOWEEKNUM([.B192];1))">
            <text:p/>
          </table:table-cell>
          <table:table-cell table:style-name="ce70" table:content-validation-name="val8"/>
          <table:table-cell table:number-columns-repeated="1010"/>
        </table:table-row>
        <table:table-row table:style-name="ro2">
          <table:table-cell table:style-name="ce2" table:content-validation-name="val1" office:value-type="string" calcext:value-type="string">
            <text:p>Não</text:p>
          </table:table-cell>
          <table:table-cell table:style-name="ce5" table:content-validation-name="val2"/>
          <table:table-cell table:style-name="ce8" table:content-validation-name="val4"/>
          <table:table-cell table:style-name="ce10" table:content-validation-name="val5"/>
          <table:table-cell table:style-name="ce22" table:content-validation-name="val7"/>
          <table:table-cell table:style-name="ce57" table:content-validation-name="val8"/>
          <table:table-cell table:style-name="ce63" table:content-validation-name="val9"/>
          <table:table-cell table:style-name="ce63" table:content-validation-name="val10"/>
          <table:table-cell table:style-name="ce64" table:formula="of:=IF(MINUTE([.H193])+HOUR([.H193])=0;0;( HOUR([.H193])*60 + MINUTE([.H193])) - (HOUR([.G193])*60 + MINUTE([.G193])  ))" office:value-type="float" office:value="0" calcext:value-type="float">
            <text:p>0</text:p>
          </table:table-cell>
          <table:table-cell table:style-name="ce66" table:formula="of:=CONCATENATE(TRUNC([.I193]/60;0);&quot;:&quot;;TEXT(MOD([.I193];60);&quot;00&quot;))" office:value-type="string" office:string-value="0:00" calcext:value-type="string">
            <text:p>0:00</text:p>
          </table:table-cell>
          <table:table-cell table:style-name="ce67" table:formula="of:=[.I193]/60" office:value-type="float" office:value="0" calcext:value-type="float">
            <text:p>0,00</text:p>
          </table:table-cell>
          <table:table-cell table:style-name="ce68" table:formula="of:=IF(ISBLANK([.B193]);&quot;&quot;;  IF(WEEKDAY([.B193];) = 0;&quot;1-Seg&quot;; IF(WEEKDAY([.B193];) = 1;&quot;2-Ter&quot;; IF(WEEKDAY([.B193];) = 2;&quot;3-Qua&quot;; IF(WEEKDAY([.B193];) = 3;&quot;4-Qui&quot;; IF(WEEKDAY([.B193];) = 4;&quot;5-Sex&quot;; IF(WEEKDAY([.B193];) = 5;&quot;6-Sab&quot;; IF(WEEKDAY([.B193];) = 0;&quot;0-Dom&quot;;&quot;?&quot;))))))))">
            <text:p/>
          </table:table-cell>
          <table:table-cell table:style-name="ce69" table:formula="of:=IF(ISBLANK([.B193]);&quot;&quot;; ISOWEEKNUM([.B193];1))">
            <text:p/>
          </table:table-cell>
          <table:table-cell table:style-name="ce70" table:content-validation-name="val8"/>
          <table:table-cell table:number-columns-repeated="1010"/>
        </table:table-row>
        <table:table-row table:style-name="ro2">
          <table:table-cell table:style-name="ce2" table:content-validation-name="val1" office:value-type="string" calcext:value-type="string">
            <text:p>Não</text:p>
          </table:table-cell>
          <table:table-cell table:style-name="ce5" table:content-validation-name="val2"/>
          <table:table-cell table:style-name="ce8" table:content-validation-name="val4"/>
          <table:table-cell table:style-name="ce10" table:content-validation-name="val5"/>
          <table:table-cell table:style-name="ce22" table:content-validation-name="val7"/>
          <table:table-cell table:style-name="ce57" table:content-validation-name="val8"/>
          <table:table-cell table:style-name="ce63" table:content-validation-name="val9"/>
          <table:table-cell table:style-name="ce63" table:content-validation-name="val10"/>
          <table:table-cell table:style-name="ce64" table:formula="of:=IF(MINUTE([.H194])+HOUR([.H194])=0;0;( HOUR([.H194])*60 + MINUTE([.H194])) - (HOUR([.G194])*60 + MINUTE([.G194])  ))" office:value-type="float" office:value="0" calcext:value-type="float">
            <text:p>0</text:p>
          </table:table-cell>
          <table:table-cell table:style-name="ce66" table:formula="of:=CONCATENATE(TRUNC([.I194]/60;0);&quot;:&quot;;TEXT(MOD([.I194];60);&quot;00&quot;))" office:value-type="string" office:string-value="0:00" calcext:value-type="string">
            <text:p>0:00</text:p>
          </table:table-cell>
          <table:table-cell table:style-name="ce67" table:formula="of:=[.I194]/60" office:value-type="float" office:value="0" calcext:value-type="float">
            <text:p>0,00</text:p>
          </table:table-cell>
          <table:table-cell table:style-name="ce68" table:formula="of:=IF(ISBLANK([.B194]);&quot;&quot;;  IF(WEEKDAY([.B194];) = 0;&quot;1-Seg&quot;; IF(WEEKDAY([.B194];) = 1;&quot;2-Ter&quot;; IF(WEEKDAY([.B194];) = 2;&quot;3-Qua&quot;; IF(WEEKDAY([.B194];) = 3;&quot;4-Qui&quot;; IF(WEEKDAY([.B194];) = 4;&quot;5-Sex&quot;; IF(WEEKDAY([.B194];) = 5;&quot;6-Sab&quot;; IF(WEEKDAY([.B194];) = 0;&quot;0-Dom&quot;;&quot;?&quot;))))))))">
            <text:p/>
          </table:table-cell>
          <table:table-cell table:style-name="ce69" table:formula="of:=IF(ISBLANK([.B194]);&quot;&quot;; ISOWEEKNUM([.B194];1))">
            <text:p/>
          </table:table-cell>
          <table:table-cell table:style-name="ce70" table:content-validation-name="val8"/>
          <table:table-cell table:number-columns-repeated="1010"/>
        </table:table-row>
        <table:table-row table:style-name="ro2">
          <table:table-cell table:style-name="ce2" table:content-validation-name="val1" office:value-type="string" calcext:value-type="string">
            <text:p>Não</text:p>
          </table:table-cell>
          <table:table-cell table:style-name="ce5" table:content-validation-name="val2"/>
          <table:table-cell table:style-name="ce8" table:content-validation-name="val4"/>
          <table:table-cell table:style-name="ce10" table:content-validation-name="val5"/>
          <table:table-cell table:style-name="ce22" table:content-validation-name="val7"/>
          <table:table-cell table:style-name="ce57" table:content-validation-name="val8"/>
          <table:table-cell table:style-name="ce63" table:content-validation-name="val9"/>
          <table:table-cell table:style-name="ce63" table:content-validation-name="val10"/>
          <table:table-cell table:style-name="ce64" table:formula="of:=IF(MINUTE([.H195])+HOUR([.H195])=0;0;( HOUR([.H195])*60 + MINUTE([.H195])) - (HOUR([.G195])*60 + MINUTE([.G195])  ))" office:value-type="float" office:value="0" calcext:value-type="float">
            <text:p>0</text:p>
          </table:table-cell>
          <table:table-cell table:style-name="ce66" table:formula="of:=CONCATENATE(TRUNC([.I195]/60;0);&quot;:&quot;;TEXT(MOD([.I195];60);&quot;00&quot;))" office:value-type="string" office:string-value="0:00" calcext:value-type="string">
            <text:p>0:00</text:p>
          </table:table-cell>
          <table:table-cell table:style-name="ce67" table:formula="of:=[.I195]/60" office:value-type="float" office:value="0" calcext:value-type="float">
            <text:p>0,00</text:p>
          </table:table-cell>
          <table:table-cell table:style-name="ce68" table:formula="of:=IF(ISBLANK([.B195]);&quot;&quot;;  IF(WEEKDAY([.B195];) = 0;&quot;1-Seg&quot;; IF(WEEKDAY([.B195];) = 1;&quot;2-Ter&quot;; IF(WEEKDAY([.B195];) = 2;&quot;3-Qua&quot;; IF(WEEKDAY([.B195];) = 3;&quot;4-Qui&quot;; IF(WEEKDAY([.B195];) = 4;&quot;5-Sex&quot;; IF(WEEKDAY([.B195];) = 5;&quot;6-Sab&quot;; IF(WEEKDAY([.B195];) = 0;&quot;0-Dom&quot;;&quot;?&quot;))))))))">
            <text:p/>
          </table:table-cell>
          <table:table-cell table:style-name="ce69" table:formula="of:=IF(ISBLANK([.B195]);&quot;&quot;; ISOWEEKNUM([.B195];1))">
            <text:p/>
          </table:table-cell>
          <table:table-cell table:style-name="ce70" table:content-validation-name="val8"/>
          <table:table-cell table:number-columns-repeated="1010"/>
        </table:table-row>
        <table:table-row table:style-name="ro2">
          <table:table-cell table:style-name="ce2" table:content-validation-name="val1" office:value-type="string" calcext:value-type="string">
            <text:p>Não</text:p>
          </table:table-cell>
          <table:table-cell table:style-name="ce5" table:content-validation-name="val2"/>
          <table:table-cell table:style-name="ce8" table:content-validation-name="val4"/>
          <table:table-cell table:style-name="ce10" table:content-validation-name="val5"/>
          <table:table-cell table:style-name="ce22" table:content-validation-name="val7"/>
          <table:table-cell table:style-name="ce57" table:content-validation-name="val8"/>
          <table:table-cell table:style-name="ce63" table:content-validation-name="val9"/>
          <table:table-cell table:style-name="ce63" table:content-validation-name="val10"/>
          <table:table-cell table:style-name="ce64" table:formula="of:=IF(MINUTE([.H196])+HOUR([.H196])=0;0;( HOUR([.H196])*60 + MINUTE([.H196])) - (HOUR([.G196])*60 + MINUTE([.G196])  ))" office:value-type="float" office:value="0" calcext:value-type="float">
            <text:p>0</text:p>
          </table:table-cell>
          <table:table-cell table:style-name="ce66" table:formula="of:=CONCATENATE(TRUNC([.I196]/60;0);&quot;:&quot;;TEXT(MOD([.I196];60);&quot;00&quot;))" office:value-type="string" office:string-value="0:00" calcext:value-type="string">
            <text:p>0:00</text:p>
          </table:table-cell>
          <table:table-cell table:style-name="ce67" table:formula="of:=[.I196]/60" office:value-type="float" office:value="0" calcext:value-type="float">
            <text:p>0,00</text:p>
          </table:table-cell>
          <table:table-cell table:style-name="ce68" table:formula="of:=IF(ISBLANK([.B196]);&quot;&quot;;  IF(WEEKDAY([.B196];) = 0;&quot;1-Seg&quot;; IF(WEEKDAY([.B196];) = 1;&quot;2-Ter&quot;; IF(WEEKDAY([.B196];) = 2;&quot;3-Qua&quot;; IF(WEEKDAY([.B196];) = 3;&quot;4-Qui&quot;; IF(WEEKDAY([.B196];) = 4;&quot;5-Sex&quot;; IF(WEEKDAY([.B196];) = 5;&quot;6-Sab&quot;; IF(WEEKDAY([.B196];) = 0;&quot;0-Dom&quot;;&quot;?&quot;))))))))">
            <text:p/>
          </table:table-cell>
          <table:table-cell table:style-name="ce69" table:formula="of:=IF(ISBLANK([.B196]);&quot;&quot;; ISOWEEKNUM([.B196];1))">
            <text:p/>
          </table:table-cell>
          <table:table-cell table:style-name="ce70" table:content-validation-name="val8"/>
          <table:table-cell table:number-columns-repeated="1010"/>
        </table:table-row>
        <table:table-row table:style-name="ro2">
          <table:table-cell table:style-name="ce2" table:content-validation-name="val1" office:value-type="string" calcext:value-type="string">
            <text:p>Não</text:p>
          </table:table-cell>
          <table:table-cell table:style-name="ce5" table:content-validation-name="val2"/>
          <table:table-cell table:style-name="ce8" table:content-validation-name="val4"/>
          <table:table-cell table:style-name="ce10" table:content-validation-name="val5"/>
          <table:table-cell table:style-name="ce22" table:content-validation-name="val7"/>
          <table:table-cell table:style-name="ce57" table:content-validation-name="val8"/>
          <table:table-cell table:style-name="ce63" table:content-validation-name="val9"/>
          <table:table-cell table:style-name="ce63" table:content-validation-name="val10"/>
          <table:table-cell table:style-name="ce64" table:formula="of:=IF(MINUTE([.H197])+HOUR([.H197])=0;0;( HOUR([.H197])*60 + MINUTE([.H197])) - (HOUR([.G197])*60 + MINUTE([.G197])  ))" office:value-type="float" office:value="0" calcext:value-type="float">
            <text:p>0</text:p>
          </table:table-cell>
          <table:table-cell table:style-name="ce66" table:formula="of:=CONCATENATE(TRUNC([.I197]/60;0);&quot;:&quot;;TEXT(MOD([.I197];60);&quot;00&quot;))" office:value-type="string" office:string-value="0:00" calcext:value-type="string">
            <text:p>0:00</text:p>
          </table:table-cell>
          <table:table-cell table:style-name="ce67" table:formula="of:=[.I197]/60" office:value-type="float" office:value="0" calcext:value-type="float">
            <text:p>0,00</text:p>
          </table:table-cell>
          <table:table-cell table:style-name="ce68" table:formula="of:=IF(ISBLANK([.B197]);&quot;&quot;;  IF(WEEKDAY([.B197];) = 0;&quot;1-Seg&quot;; IF(WEEKDAY([.B197];) = 1;&quot;2-Ter&quot;; IF(WEEKDAY([.B197];) = 2;&quot;3-Qua&quot;; IF(WEEKDAY([.B197];) = 3;&quot;4-Qui&quot;; IF(WEEKDAY([.B197];) = 4;&quot;5-Sex&quot;; IF(WEEKDAY([.B197];) = 5;&quot;6-Sab&quot;; IF(WEEKDAY([.B197];) = 0;&quot;0-Dom&quot;;&quot;?&quot;))))))))">
            <text:p/>
          </table:table-cell>
          <table:table-cell table:style-name="ce69" table:formula="of:=IF(ISBLANK([.B197]);&quot;&quot;; ISOWEEKNUM([.B197];1))">
            <text:p/>
          </table:table-cell>
          <table:table-cell table:style-name="ce70" table:content-validation-name="val8"/>
          <table:table-cell table:number-columns-repeated="1010"/>
        </table:table-row>
        <table:table-row table:style-name="ro2">
          <table:table-cell table:style-name="ce2" table:content-validation-name="val1" office:value-type="string" calcext:value-type="string">
            <text:p>Não</text:p>
          </table:table-cell>
          <table:table-cell table:style-name="ce5" table:content-validation-name="val2"/>
          <table:table-cell table:style-name="ce8" table:content-validation-name="val4"/>
          <table:table-cell table:style-name="ce10" table:content-validation-name="val5"/>
          <table:table-cell table:style-name="ce22" table:content-validation-name="val7"/>
          <table:table-cell table:style-name="ce57" table:content-validation-name="val8"/>
          <table:table-cell table:style-name="ce63" table:content-validation-name="val9"/>
          <table:table-cell table:style-name="ce63" table:content-validation-name="val10"/>
          <table:table-cell table:style-name="ce64" table:formula="of:=IF(MINUTE([.H198])+HOUR([.H198])=0;0;( HOUR([.H198])*60 + MINUTE([.H198])) - (HOUR([.G198])*60 + MINUTE([.G198])  ))" office:value-type="float" office:value="0" calcext:value-type="float">
            <text:p>0</text:p>
          </table:table-cell>
          <table:table-cell table:style-name="ce66" table:formula="of:=CONCATENATE(TRUNC([.I198]/60;0);&quot;:&quot;;TEXT(MOD([.I198];60);&quot;00&quot;))" office:value-type="string" office:string-value="0:00" calcext:value-type="string">
            <text:p>0:00</text:p>
          </table:table-cell>
          <table:table-cell table:style-name="ce67" table:formula="of:=[.I198]/60" office:value-type="float" office:value="0" calcext:value-type="float">
            <text:p>0,00</text:p>
          </table:table-cell>
          <table:table-cell table:style-name="ce68" table:formula="of:=IF(ISBLANK([.B198]);&quot;&quot;;  IF(WEEKDAY([.B198];) = 0;&quot;1-Seg&quot;; IF(WEEKDAY([.B198];) = 1;&quot;2-Ter&quot;; IF(WEEKDAY([.B198];) = 2;&quot;3-Qua&quot;; IF(WEEKDAY([.B198];) = 3;&quot;4-Qui&quot;; IF(WEEKDAY([.B198];) = 4;&quot;5-Sex&quot;; IF(WEEKDAY([.B198];) = 5;&quot;6-Sab&quot;; IF(WEEKDAY([.B198];) = 0;&quot;0-Dom&quot;;&quot;?&quot;))))))))">
            <text:p/>
          </table:table-cell>
          <table:table-cell table:style-name="ce69" table:formula="of:=IF(ISBLANK([.B198]);&quot;&quot;; ISOWEEKNUM([.B198];1))">
            <text:p/>
          </table:table-cell>
          <table:table-cell table:style-name="ce70" table:content-validation-name="val8"/>
          <table:table-cell table:number-columns-repeated="1010"/>
        </table:table-row>
        <table:table-row table:style-name="ro2">
          <table:table-cell table:style-name="ce2" table:content-validation-name="val1" office:value-type="string" calcext:value-type="string">
            <text:p>Não</text:p>
          </table:table-cell>
          <table:table-cell table:style-name="ce5" table:content-validation-name="val2"/>
          <table:table-cell table:style-name="ce8" table:content-validation-name="val4"/>
          <table:table-cell table:style-name="ce10" table:content-validation-name="val5"/>
          <table:table-cell table:style-name="ce22" table:content-validation-name="val7"/>
          <table:table-cell table:style-name="ce57" table:content-validation-name="val8"/>
          <table:table-cell table:style-name="ce63" table:content-validation-name="val9"/>
          <table:table-cell table:style-name="ce63" table:content-validation-name="val10"/>
          <table:table-cell table:style-name="ce64" table:formula="of:=IF(MINUTE([.H199])+HOUR([.H199])=0;0;( HOUR([.H199])*60 + MINUTE([.H199])) - (HOUR([.G199])*60 + MINUTE([.G199])  ))" office:value-type="float" office:value="0" calcext:value-type="float">
            <text:p>0</text:p>
          </table:table-cell>
          <table:table-cell table:style-name="ce66" table:formula="of:=CONCATENATE(TRUNC([.I199]/60;0);&quot;:&quot;;TEXT(MOD([.I199];60);&quot;00&quot;))" office:value-type="string" office:string-value="0:00" calcext:value-type="string">
            <text:p>0:00</text:p>
          </table:table-cell>
          <table:table-cell table:style-name="ce67" table:formula="of:=[.I199]/60" office:value-type="float" office:value="0" calcext:value-type="float">
            <text:p>0,00</text:p>
          </table:table-cell>
          <table:table-cell table:style-name="ce68" table:formula="of:=IF(ISBLANK([.B199]);&quot;&quot;;  IF(WEEKDAY([.B199];) = 0;&quot;1-Seg&quot;; IF(WEEKDAY([.B199];) = 1;&quot;2-Ter&quot;; IF(WEEKDAY([.B199];) = 2;&quot;3-Qua&quot;; IF(WEEKDAY([.B199];) = 3;&quot;4-Qui&quot;; IF(WEEKDAY([.B199];) = 4;&quot;5-Sex&quot;; IF(WEEKDAY([.B199];) = 5;&quot;6-Sab&quot;; IF(WEEKDAY([.B199];) = 0;&quot;0-Dom&quot;;&quot;?&quot;))))))))">
            <text:p/>
          </table:table-cell>
          <table:table-cell table:style-name="ce69" table:formula="of:=IF(ISBLANK([.B199]);&quot;&quot;; ISOWEEKNUM([.B199];1))">
            <text:p/>
          </table:table-cell>
          <table:table-cell table:style-name="ce70" table:content-validation-name="val8"/>
          <table:table-cell table:number-columns-repeated="1010"/>
        </table:table-row>
        <table:table-row table:style-name="ro2">
          <table:table-cell table:style-name="ce2" table:content-validation-name="val1" office:value-type="string" calcext:value-type="string">
            <text:p>Não</text:p>
          </table:table-cell>
          <table:table-cell table:style-name="ce5" table:content-validation-name="val2"/>
          <table:table-cell table:style-name="ce8" table:content-validation-name="val4"/>
          <table:table-cell table:style-name="ce10" table:content-validation-name="val5"/>
          <table:table-cell table:style-name="ce22" table:content-validation-name="val7"/>
          <table:table-cell table:style-name="ce57" table:content-validation-name="val8"/>
          <table:table-cell table:style-name="ce63" table:content-validation-name="val9"/>
          <table:table-cell table:style-name="ce63" table:content-validation-name="val10"/>
          <table:table-cell table:style-name="ce64" table:formula="of:=IF(MINUTE([.H200])+HOUR([.H200])=0;0;( HOUR([.H200])*60 + MINUTE([.H200])) - (HOUR([.G200])*60 + MINUTE([.G200])  ))" office:value-type="float" office:value="0" calcext:value-type="float">
            <text:p>0</text:p>
          </table:table-cell>
          <table:table-cell table:style-name="ce66" table:formula="of:=CONCATENATE(TRUNC([.I200]/60;0);&quot;:&quot;;TEXT(MOD([.I200];60);&quot;00&quot;))" office:value-type="string" office:string-value="0:00" calcext:value-type="string">
            <text:p>0:00</text:p>
          </table:table-cell>
          <table:table-cell table:style-name="ce67" table:formula="of:=[.I200]/60" office:value-type="float" office:value="0" calcext:value-type="float">
            <text:p>0,00</text:p>
          </table:table-cell>
          <table:table-cell table:style-name="ce68" table:formula="of:=IF(ISBLANK([.B200]);&quot;&quot;;  IF(WEEKDAY([.B200];) = 0;&quot;1-Seg&quot;; IF(WEEKDAY([.B200];) = 1;&quot;2-Ter&quot;; IF(WEEKDAY([.B200];) = 2;&quot;3-Qua&quot;; IF(WEEKDAY([.B200];) = 3;&quot;4-Qui&quot;; IF(WEEKDAY([.B200];) = 4;&quot;5-Sex&quot;; IF(WEEKDAY([.B200];) = 5;&quot;6-Sab&quot;; IF(WEEKDAY([.B200];) = 0;&quot;0-Dom&quot;;&quot;?&quot;))))))))">
            <text:p/>
          </table:table-cell>
          <table:table-cell table:style-name="ce69" table:formula="of:=IF(ISBLANK([.B200]);&quot;&quot;; ISOWEEKNUM([.B200];1))">
            <text:p/>
          </table:table-cell>
          <table:table-cell table:style-name="ce70" table:content-validation-name="val8"/>
          <table:table-cell table:number-columns-repeated="1010"/>
        </table:table-row>
        <table:table-row table:style-name="ro6">
          <table:table-cell table:style-name="ce3" table:content-validation-name="val1" office:value-type="string" calcext:value-type="string">
            <text:p>Não</text:p>
          </table:table-cell>
          <table:table-cell table:style-name="ce5" table:content-validation-name="val2"/>
          <table:table-cell table:style-name="ce8" table:content-validation-name="val4"/>
          <table:table-cell table:style-name="ce8" table:content-validation-name="val5"/>
          <table:table-cell table:style-name="ce54" table:content-validation-name="val7"/>
          <table:table-cell table:style-name="ce57" table:content-validation-name="val8"/>
          <table:table-cell table:style-name="ce63" table:content-validation-name="val9"/>
          <table:table-cell table:style-name="ce63" table:content-validation-name="val10"/>
          <table:table-cell table:style-name="ce64" table:formula="of:=IF(MINUTE([.H201])+HOUR([.H201])=0;0;( HOUR([.H201])*60 + MINUTE([.H201])) - (HOUR([.G201])*60 + MINUTE([.G201])  ))" office:value-type="float" office:value="0" calcext:value-type="float">
            <text:p>0</text:p>
          </table:table-cell>
          <table:table-cell table:style-name="ce66" table:formula="of:=CONCATENATE(TRUNC([.I201]/60;0);&quot;:&quot;;TEXT(MOD([.I201];60);&quot;00&quot;))" office:value-type="string" office:string-value="0:00" calcext:value-type="string">
            <text:p>0:00</text:p>
          </table:table-cell>
          <table:table-cell table:style-name="ce67" table:formula="of:=[.I201]/60" office:value-type="float" office:value="0" calcext:value-type="float">
            <text:p>0,00</text:p>
          </table:table-cell>
          <table:table-cell table:style-name="ce68" table:formula="of:=IF(ISBLANK([.B201]);&quot;&quot;;  IF(WEEKDAY([.B201];) = 0;&quot;1-Seg&quot;; IF(WEEKDAY([.B201];) = 1;&quot;2-Ter&quot;; IF(WEEKDAY([.B201];) = 2;&quot;3-Qua&quot;; IF(WEEKDAY([.B201];) = 3;&quot;4-Qui&quot;; IF(WEEKDAY([.B201];) = 4;&quot;5-Sex&quot;; IF(WEEKDAY([.B201];) = 5;&quot;6-Sab&quot;; IF(WEEKDAY([.B201];) = 0;&quot;0-Dom&quot;;&quot;?&quot;))))))))">
            <text:p/>
          </table:table-cell>
          <table:table-cell table:style-name="ce69" table:formula="of:=IF(ISBLANK([.B201]);&quot;&quot;; ISOWEEKNUM([.B201];1))">
            <text:p/>
          </table:table-cell>
          <table:table-cell table:style-name="ce70" table:content-validation-name="val8"/>
          <table:table-cell table:number-columns-repeated="1010"/>
        </table:table-row>
        <table:table-row table:style-name="ro6">
          <table:table-cell table:style-name="ce3" table:content-validation-name="val1" office:value-type="string" calcext:value-type="string">
            <text:p>Não</text:p>
          </table:table-cell>
          <table:table-cell table:style-name="ce5" table:content-validation-name="val2"/>
          <table:table-cell table:style-name="ce8" table:content-validation-name="val4"/>
          <table:table-cell table:style-name="ce8" table:content-validation-name="val5"/>
          <table:table-cell table:style-name="ce54" table:content-validation-name="val7"/>
          <table:table-cell table:style-name="ce57" table:content-validation-name="val8"/>
          <table:table-cell table:style-name="ce63" table:content-validation-name="val9"/>
          <table:table-cell table:style-name="ce63" table:content-validation-name="val10"/>
          <table:table-cell table:style-name="ce64" table:formula="of:=IF(MINUTE([.H202])+HOUR([.H202])=0;0;( HOUR([.H202])*60 + MINUTE([.H202])) - (HOUR([.G202])*60 + MINUTE([.G202])  ))" office:value-type="float" office:value="0" calcext:value-type="float">
            <text:p>0</text:p>
          </table:table-cell>
          <table:table-cell table:style-name="ce66" table:formula="of:=CONCATENATE(TRUNC([.I202]/60;0);&quot;:&quot;;TEXT(MOD([.I202];60);&quot;00&quot;))" office:value-type="string" office:string-value="0:00" calcext:value-type="string">
            <text:p>0:00</text:p>
          </table:table-cell>
          <table:table-cell table:style-name="ce67" table:formula="of:=[.I202]/60" office:value-type="float" office:value="0" calcext:value-type="float">
            <text:p>0,00</text:p>
          </table:table-cell>
          <table:table-cell table:style-name="ce68" table:formula="of:=IF(ISBLANK([.B202]);&quot;&quot;;  IF(WEEKDAY([.B202];) = 0;&quot;1-Seg&quot;; IF(WEEKDAY([.B202];) = 1;&quot;2-Ter&quot;; IF(WEEKDAY([.B202];) = 2;&quot;3-Qua&quot;; IF(WEEKDAY([.B202];) = 3;&quot;4-Qui&quot;; IF(WEEKDAY([.B202];) = 4;&quot;5-Sex&quot;; IF(WEEKDAY([.B202];) = 5;&quot;6-Sab&quot;; IF(WEEKDAY([.B202];) = 0;&quot;0-Dom&quot;;&quot;?&quot;))))))))">
            <text:p/>
          </table:table-cell>
          <table:table-cell table:style-name="ce69" table:formula="of:=IF(ISBLANK([.B202]);&quot;&quot;; ISOWEEKNUM([.B202];1))">
            <text:p/>
          </table:table-cell>
          <table:table-cell table:style-name="ce70" table:content-validation-name="val8"/>
          <table:table-cell table:number-columns-repeated="1010"/>
        </table:table-row>
        <table:table-row table:style-name="ro6" table:number-rows-repeated="65289">
          <table:table-cell/>
          <table:table-cell table:content-validation-name="val2"/>
          <table:table-cell table:style-name="ce9" table:content-validation-name="val3"/>
          <table:table-cell table:style-name="ce9" table:content-validation-name="val5"/>
          <table:table-cell table:style-name="ce55" table:content-validation-name="val6"/>
          <table:table-cell table:content-validation-name="val8"/>
          <table:table-cell table:content-validation-name="val9"/>
          <table:table-cell table:content-validation-name="val10"/>
          <table:table-cell table:number-columns-repeated="1016"/>
        </table:table-row>
        <table:table-row table:style-name="ro6" table:number-rows-repeated="983084">
          <table:table-cell/>
          <table:table-cell table:content-validation-name="val2"/>
          <table:table-cell table:content-validation-name="val3"/>
          <table:table-cell table:content-validation-name="val5"/>
          <table:table-cell table:content-validation-name="val6"/>
          <table:table-cell table:content-validation-name="val8"/>
          <table:table-cell table:content-validation-name="val9"/>
          <table:table-cell table:content-validation-name="val10"/>
          <table:table-cell table:number-columns-repeated="1016"/>
        </table:table-row>
        <table:table-row table:style-name="ro6">
          <table:table-cell/>
          <table:table-cell table:content-validation-name="val2"/>
          <table:table-cell table:content-validation-name="val3"/>
          <table:table-cell table:content-validation-name="val5"/>
          <table:table-cell table:content-validation-name="val6"/>
          <table:table-cell table:content-validation-name="val8"/>
          <table:table-cell table:content-validation-name="val9"/>
          <table:table-cell table:content-validation-name="val10"/>
          <table:table-cell table:number-columns-repeated="1016"/>
        </table:table-row>
        <calcext:conditional-formats>
          <calcext:conditional-format calcext:target-range-address="Registros.D159:Registros.D200 Registros.D41:Registros.D49 Registros.D80:Registros.D88 Registros.D32:Registros.D39 Registros.D70:Registros.D76 Registros.D78:Registros.D78 Registros.D90:Registros.D119 Registros.D122:Registros.D157 Registros.D2:Registros.D30 Registros.D51:Registros.D68">
            <calcext:condition calcext:apply-style-name="RealceAmarelo" calcext:value="=&quot;DEFLA – Atividade Não Software&quot;" calcext:base-cell-address="Registros.D2"/>
          </calcext:conditional-format>
          <calcext:conditional-format calcext:target-range-address="Registros.A2:Registros.A200">
            <calcext:condition calcext:apply-style-name="Realce" calcext:value="=&quot;Não&quot;" calcext:base-cell-address="Registros.A2"/>
          </calcext:conditional-format>
          <calcext:conditional-format calcext:target-range-address="Registros.E70:Registros.E70 Registros.E80:Registros.E85 Registros.E41:Registros.E49 Registros.E32:Registros.E39 Registros.E78:Registros.E78 Registros.E159:Registros.E200 Registros.E122:Registros.E139 Registros.E87:Registros.E119 Registros.E141:Registros.E151 Registros.E153:Registros.E157 Registros.E63:Registros.E64 Registros.E53:Registros.E61 Registros.E2:Registros.E21">
            <calcext:condition calcext:apply-style-name="GP" calcext:value="contains-text(&quot;Gestão&quot;)" calcext:base-cell-address="Registros.E2"/>
          </calcext:conditional-format>
          <calcext:conditional-format calcext:target-range-address="Registros.E70:Registros.E70 Registros.E80:Registros.E85 Registros.E41:Registros.E49 Registros.E32:Registros.E39 Registros.E78:Registros.E78 Registros.E159:Registros.E200 Registros.E122:Registros.E139 Registros.E87:Registros.E119 Registros.E141:Registros.E151 Registros.E153:Registros.E157 Registros.E63:Registros.E64 Registros.E53:Registros.E61 Registros.E2:Registros.E21">
            <calcext:condition calcext:apply-style-name="IMPL" calcext:value="contains-text(&quot;Implementação&quot;)" calcext:base-cell-address="Registros.E2"/>
          </calcext:conditional-format>
          <calcext:conditional-format calcext:target-range-address="Registros.E70:Registros.E70 Registros.E80:Registros.E85 Registros.E41:Registros.E49 Registros.E32:Registros.E39 Registros.E78:Registros.E78 Registros.E159:Registros.E200 Registros.E122:Registros.E139 Registros.E87:Registros.E119 Registros.E141:Registros.E151 Registros.E153:Registros.E157 Registros.E63:Registros.E64 Registros.E53:Registros.E61 Registros.E2:Registros.E21">
            <calcext:condition calcext:apply-style-name="RealceAmarelo" calcext:value="contains-text(&quot;Requisitos&quot;)" calcext:base-cell-address="Registros.E2"/>
          </calcext:conditional-format>
          <calcext:conditional-format calcext:target-range-address="Registros.E52:Registros.E52">
            <calcext:condition calcext:apply-style-name="GP" calcext:value="contains-text(&quot;Gestão&quot;)" calcext:base-cell-address="Registros.E52"/>
          </calcext:conditional-format>
          <calcext:conditional-format calcext:target-range-address="Registros.E52:Registros.E52">
            <calcext:condition calcext:apply-style-name="IMPL" calcext:value="contains-text(&quot;Implementação&quot;)" calcext:base-cell-address="Registros.E52"/>
          </calcext:conditional-format>
          <calcext:conditional-format calcext:target-range-address="Registros.E52:Registros.E52">
            <calcext:condition calcext:apply-style-name="RealceAmarelo" calcext:value="contains-text(&quot;Requisitos&quot;)" calcext:base-cell-address="Registros.E52"/>
          </calcext:conditional-format>
          <calcext:conditional-format calcext:target-range-address="Registros.E67:Registros.E67">
            <calcext:condition calcext:apply-style-name="GP" calcext:value="contains-text(&quot;Gestão&quot;)" calcext:base-cell-address="Registros.E67"/>
          </calcext:conditional-format>
          <calcext:conditional-format calcext:target-range-address="Registros.E67:Registros.E67">
            <calcext:condition calcext:apply-style-name="IMPL" calcext:value="contains-text(&quot;Implementação&quot;)" calcext:base-cell-address="Registros.E67"/>
          </calcext:conditional-format>
          <calcext:conditional-format calcext:target-range-address="Registros.E67:Registros.E67">
            <calcext:condition calcext:apply-style-name="RealceAmarelo" calcext:value="contains-text(&quot;Requisitos&quot;)" calcext:base-cell-address="Registros.E67"/>
          </calcext:conditional-format>
          <calcext:conditional-format calcext:target-range-address="Registros.E68:Registros.E68">
            <calcext:condition calcext:apply-style-name="GP" calcext:value="contains-text(&quot;Gestão&quot;)" calcext:base-cell-address="Registros.E68"/>
          </calcext:conditional-format>
          <calcext:conditional-format calcext:target-range-address="Registros.E68:Registros.E68">
            <calcext:condition calcext:apply-style-name="IMPL" calcext:value="contains-text(&quot;Implementação&quot;)" calcext:base-cell-address="Registros.E68"/>
          </calcext:conditional-format>
          <calcext:conditional-format calcext:target-range-address="Registros.E68:Registros.E68">
            <calcext:condition calcext:apply-style-name="RealceAmarelo" calcext:value="contains-text(&quot;Requisitos&quot;)" calcext:base-cell-address="Registros.E68"/>
          </calcext:conditional-format>
          <calcext:conditional-format calcext:target-range-address="Registros.E71:Registros.E74">
            <calcext:condition calcext:apply-style-name="GP" calcext:value="contains-text(&quot;Gestão&quot;)" calcext:base-cell-address="Registros.E71"/>
          </calcext:conditional-format>
          <calcext:conditional-format calcext:target-range-address="Registros.E71:Registros.E74">
            <calcext:condition calcext:apply-style-name="IMPL" calcext:value="contains-text(&quot;Implementação&quot;)" calcext:base-cell-address="Registros.E71"/>
          </calcext:conditional-format>
          <calcext:conditional-format calcext:target-range-address="Registros.E71:Registros.E74">
            <calcext:condition calcext:apply-style-name="RealceAmarelo" calcext:value="contains-text(&quot;Requisitos&quot;)" calcext:base-cell-address="Registros.E71"/>
          </calcext:conditional-format>
          <calcext:conditional-format calcext:target-range-address="Registros.E75:Registros.E75">
            <calcext:condition calcext:apply-style-name="GP" calcext:value="contains-text(&quot;Gestão&quot;)" calcext:base-cell-address="Registros.E75"/>
          </calcext:conditional-format>
          <calcext:conditional-format calcext:target-range-address="Registros.E75:Registros.E75">
            <calcext:condition calcext:apply-style-name="IMPL" calcext:value="contains-text(&quot;Implementação&quot;)" calcext:base-cell-address="Registros.E75"/>
          </calcext:conditional-format>
          <calcext:conditional-format calcext:target-range-address="Registros.E75:Registros.E75">
            <calcext:condition calcext:apply-style-name="RealceAmarelo" calcext:value="contains-text(&quot;Requisitos&quot;)" calcext:base-cell-address="Registros.E75"/>
          </calcext:conditional-format>
          <calcext:conditional-format calcext:target-range-address="Registros.E76:Registros.E76">
            <calcext:condition calcext:apply-style-name="GP" calcext:value="contains-text(&quot;Gestão&quot;)" calcext:base-cell-address="Registros.E76"/>
          </calcext:conditional-format>
          <calcext:conditional-format calcext:target-range-address="Registros.E76:Registros.E76">
            <calcext:condition calcext:apply-style-name="IMPL" calcext:value="contains-text(&quot;Implementação&quot;)" calcext:base-cell-address="Registros.E76"/>
          </calcext:conditional-format>
          <calcext:conditional-format calcext:target-range-address="Registros.E76:Registros.E76">
            <calcext:condition calcext:apply-style-name="RealceAmarelo" calcext:value="contains-text(&quot;Requisitos&quot;)" calcext:base-cell-address="Registros.E76"/>
          </calcext:conditional-format>
          <calcext:conditional-format calcext:target-range-address="Registros.E86:Registros.E86">
            <calcext:condition calcext:apply-style-name="GP" calcext:value="contains-text(&quot;Gestão&quot;)" calcext:base-cell-address="Registros.E86"/>
          </calcext:conditional-format>
          <calcext:conditional-format calcext:target-range-address="Registros.E86:Registros.E86">
            <calcext:condition calcext:apply-style-name="IMPL" calcext:value="contains-text(&quot;Implementação&quot;)" calcext:base-cell-address="Registros.E86"/>
          </calcext:conditional-format>
          <calcext:conditional-format calcext:target-range-address="Registros.E86:Registros.E86">
            <calcext:condition calcext:apply-style-name="RealceAmarelo" calcext:value="contains-text(&quot;Requisitos&quot;)" calcext:base-cell-address="Registros.E86"/>
          </calcext:conditional-format>
          <calcext:conditional-format calcext:target-range-address="Registros.D89:Registros.D89">
            <calcext:condition calcext:apply-style-name="RealceAmarelo" calcext:value="=&quot;DEFLA – Atividade Não Software&quot;" calcext:base-cell-address="Registros.D88"/>
          </calcext:conditional-format>
          <calcext:conditional-format calcext:target-range-address="Registros.D50:Registros.D50">
            <calcext:condition calcext:apply-style-name="RealceAmarelo" calcext:value="=&quot;DEFLA – Atividade Não Software&quot;" calcext:base-cell-address="Registros.D51"/>
          </calcext:conditional-format>
          <calcext:conditional-format calcext:target-range-address="Registros.E50:Registros.E50">
            <calcext:condition calcext:apply-style-name="GP" calcext:value="contains-text(&quot;Gestão&quot;)" calcext:base-cell-address="Registros.E51"/>
          </calcext:conditional-format>
          <calcext:conditional-format calcext:target-range-address="Registros.E50:Registros.E50">
            <calcext:condition calcext:apply-style-name="IMPL" calcext:value="contains-text(&quot;Implementação&quot;)" calcext:base-cell-address="Registros.E51"/>
          </calcext:conditional-format>
          <calcext:conditional-format calcext:target-range-address="Registros.E50:Registros.E50">
            <calcext:condition calcext:apply-style-name="RealceAmarelo" calcext:value="contains-text(&quot;Requisitos&quot;)" calcext:base-cell-address="Registros.E51"/>
          </calcext:conditional-format>
          <calcext:conditional-format calcext:target-range-address="Registros.E51:Registros.E51">
            <calcext:condition calcext:apply-style-name="GP" calcext:value="contains-text(&quot;Gestão&quot;)" calcext:base-cell-address="Registros.E52"/>
          </calcext:conditional-format>
          <calcext:conditional-format calcext:target-range-address="Registros.E51:Registros.E51">
            <calcext:condition calcext:apply-style-name="IMPL" calcext:value="contains-text(&quot;Implementação&quot;)" calcext:base-cell-address="Registros.E52"/>
          </calcext:conditional-format>
          <calcext:conditional-format calcext:target-range-address="Registros.E51:Registros.E51">
            <calcext:condition calcext:apply-style-name="RealceAmarelo" calcext:value="contains-text(&quot;Requisitos&quot;)" calcext:base-cell-address="Registros.E52"/>
          </calcext:conditional-format>
          <calcext:conditional-format calcext:target-range-address="Registros.E65:Registros.E65">
            <calcext:condition calcext:apply-style-name="GP" calcext:value="contains-text(&quot;Gestão&quot;)" calcext:base-cell-address="Registros.E65"/>
          </calcext:conditional-format>
          <calcext:conditional-format calcext:target-range-address="Registros.E65:Registros.E65">
            <calcext:condition calcext:apply-style-name="IMPL" calcext:value="contains-text(&quot;Implementação&quot;)" calcext:base-cell-address="Registros.E65"/>
          </calcext:conditional-format>
          <calcext:conditional-format calcext:target-range-address="Registros.E65:Registros.E65">
            <calcext:condition calcext:apply-style-name="RealceAmarelo" calcext:value="contains-text(&quot;Requisitos&quot;)" calcext:base-cell-address="Registros.E65"/>
          </calcext:conditional-format>
          <calcext:conditional-format calcext:target-range-address="Registros.E66:Registros.E66">
            <calcext:condition calcext:apply-style-name="GP" calcext:value="contains-text(&quot;Gestão&quot;)" calcext:base-cell-address="Registros.E66"/>
          </calcext:conditional-format>
          <calcext:conditional-format calcext:target-range-address="Registros.E66:Registros.E66">
            <calcext:condition calcext:apply-style-name="IMPL" calcext:value="contains-text(&quot;Implementação&quot;)" calcext:base-cell-address="Registros.E66"/>
          </calcext:conditional-format>
          <calcext:conditional-format calcext:target-range-address="Registros.E66:Registros.E66">
            <calcext:condition calcext:apply-style-name="RealceAmarelo" calcext:value="contains-text(&quot;Requisitos&quot;)" calcext:base-cell-address="Registros.E66"/>
          </calcext:conditional-format>
          <calcext:conditional-format calcext:target-range-address="Registros.D121:Registros.D121">
            <calcext:condition calcext:apply-style-name="RealceAmarelo" calcext:value="=&quot;DEFLA – Atividade Não Software&quot;" calcext:base-cell-address="Registros.D120"/>
          </calcext:conditional-format>
          <calcext:conditional-format calcext:target-range-address="Registros.E121:Registros.E121">
            <calcext:condition calcext:apply-style-name="GP" calcext:value="contains-text(&quot;Gestão&quot;)" calcext:base-cell-address="Registros.E120"/>
          </calcext:conditional-format>
          <calcext:conditional-format calcext:target-range-address="Registros.E121:Registros.E121">
            <calcext:condition calcext:apply-style-name="IMPL" calcext:value="contains-text(&quot;Implementação&quot;)" calcext:base-cell-address="Registros.E120"/>
          </calcext:conditional-format>
          <calcext:conditional-format calcext:target-range-address="Registros.E121:Registros.E121">
            <calcext:condition calcext:apply-style-name="RealceAmarelo" calcext:value="contains-text(&quot;Requisitos&quot;)" calcext:base-cell-address="Registros.E120"/>
          </calcext:conditional-format>
          <calcext:conditional-format calcext:target-range-address="Registros.D40:Registros.D40">
            <calcext:condition calcext:apply-style-name="RealceAmarelo" calcext:value="=&quot;DEFLA – Atividade Não Software&quot;" calcext:base-cell-address="Registros.D35"/>
          </calcext:conditional-format>
          <calcext:conditional-format calcext:target-range-address="Registros.E40:Registros.E40">
            <calcext:condition calcext:apply-style-name="GP" calcext:value="contains-text(&quot;Gestão&quot;)" calcext:base-cell-address="Registros.E35"/>
          </calcext:conditional-format>
          <calcext:conditional-format calcext:target-range-address="Registros.E40:Registros.E40">
            <calcext:condition calcext:apply-style-name="IMPL" calcext:value="contains-text(&quot;Implementação&quot;)" calcext:base-cell-address="Registros.E35"/>
          </calcext:conditional-format>
          <calcext:conditional-format calcext:target-range-address="Registros.E40:Registros.E40">
            <calcext:condition calcext:apply-style-name="RealceAmarelo" calcext:value="contains-text(&quot;Requisitos&quot;)" calcext:base-cell-address="Registros.E35"/>
          </calcext:conditional-format>
          <calcext:conditional-format calcext:target-range-address="Registros.D77:Registros.D77">
            <calcext:condition calcext:apply-style-name="RealceAmarelo" calcext:value="=&quot;DEFLA – Atividade Não Software&quot;" calcext:base-cell-address="Registros.D76"/>
          </calcext:conditional-format>
          <calcext:conditional-format calcext:target-range-address="Registros.E77:Registros.E77">
            <calcext:condition calcext:apply-style-name="GP" calcext:value="contains-text(&quot;Gestão&quot;)" calcext:base-cell-address="Registros.E76"/>
          </calcext:conditional-format>
          <calcext:conditional-format calcext:target-range-address="Registros.E77:Registros.E77">
            <calcext:condition calcext:apply-style-name="IMPL" calcext:value="contains-text(&quot;Implementação&quot;)" calcext:base-cell-address="Registros.E76"/>
          </calcext:conditional-format>
          <calcext:conditional-format calcext:target-range-address="Registros.E77:Registros.E77">
            <calcext:condition calcext:apply-style-name="RealceAmarelo" calcext:value="contains-text(&quot;Requisitos&quot;)" calcext:base-cell-address="Registros.E76"/>
          </calcext:conditional-format>
          <calcext:conditional-format calcext:target-range-address="Registros.D79:Registros.D79">
            <calcext:condition calcext:apply-style-name="RealceAmarelo" calcext:value="=&quot;DEFLA – Atividade Não Software&quot;" calcext:base-cell-address="Registros.D78"/>
          </calcext:conditional-format>
          <calcext:conditional-format calcext:target-range-address="Registros.E79:Registros.E79">
            <calcext:condition calcext:apply-style-name="GP" calcext:value="contains-text(&quot;Gestão&quot;)" calcext:base-cell-address="Registros.E78"/>
          </calcext:conditional-format>
          <calcext:conditional-format calcext:target-range-address="Registros.E79:Registros.E79">
            <calcext:condition calcext:apply-style-name="IMPL" calcext:value="contains-text(&quot;Implementação&quot;)" calcext:base-cell-address="Registros.E78"/>
          </calcext:conditional-format>
          <calcext:conditional-format calcext:target-range-address="Registros.E79:Registros.E79">
            <calcext:condition calcext:apply-style-name="RealceAmarelo" calcext:value="contains-text(&quot;Requisitos&quot;)" calcext:base-cell-address="Registros.E78"/>
          </calcext:conditional-format>
          <calcext:conditional-format calcext:target-range-address="Registros.D120:Registros.D120">
            <calcext:condition calcext:apply-style-name="RealceAmarelo" calcext:value="=&quot;DEFLA – Atividade Não Software&quot;" calcext:base-cell-address="Registros.D117"/>
          </calcext:conditional-format>
          <calcext:conditional-format calcext:target-range-address="Registros.E120:Registros.E120">
            <calcext:condition calcext:apply-style-name="GP" calcext:value="contains-text(&quot;Gestão&quot;)" calcext:base-cell-address="Registros.E117"/>
          </calcext:conditional-format>
          <calcext:conditional-format calcext:target-range-address="Registros.E120:Registros.E120">
            <calcext:condition calcext:apply-style-name="IMPL" calcext:value="contains-text(&quot;Implementação&quot;)" calcext:base-cell-address="Registros.E117"/>
          </calcext:conditional-format>
          <calcext:conditional-format calcext:target-range-address="Registros.E120:Registros.E120">
            <calcext:condition calcext:apply-style-name="RealceAmarelo" calcext:value="contains-text(&quot;Requisitos&quot;)" calcext:base-cell-address="Registros.E117"/>
          </calcext:conditional-format>
          <calcext:conditional-format calcext:target-range-address="Registros.E140:Registros.E140">
            <calcext:condition calcext:apply-style-name="GP" calcext:value="contains-text(&quot;Gestão&quot;)" calcext:base-cell-address="Registros.E138"/>
          </calcext:conditional-format>
          <calcext:conditional-format calcext:target-range-address="Registros.E140:Registros.E140">
            <calcext:condition calcext:apply-style-name="IMPL" calcext:value="contains-text(&quot;Implementação&quot;)" calcext:base-cell-address="Registros.E138"/>
          </calcext:conditional-format>
          <calcext:conditional-format calcext:target-range-address="Registros.E140:Registros.E140">
            <calcext:condition calcext:apply-style-name="RealceAmarelo" calcext:value="contains-text(&quot;Requisitos&quot;)" calcext:base-cell-address="Registros.E138"/>
          </calcext:conditional-format>
          <calcext:conditional-format calcext:target-range-address="Registros.E152:Registros.E152">
            <calcext:condition calcext:apply-style-name="GP" calcext:value="contains-text(&quot;Gestão&quot;)" calcext:base-cell-address="Registros.E154"/>
          </calcext:conditional-format>
          <calcext:conditional-format calcext:target-range-address="Registros.E152:Registros.E152">
            <calcext:condition calcext:apply-style-name="IMPL" calcext:value="contains-text(&quot;Implementação&quot;)" calcext:base-cell-address="Registros.E154"/>
          </calcext:conditional-format>
          <calcext:conditional-format calcext:target-range-address="Registros.E152:Registros.E152">
            <calcext:condition calcext:apply-style-name="RealceAmarelo" calcext:value="contains-text(&quot;Requisitos&quot;)" calcext:base-cell-address="Registros.E154"/>
          </calcext:conditional-format>
          <calcext:conditional-format calcext:target-range-address="Registros.D158:Registros.D158">
            <calcext:condition calcext:apply-style-name="RealceAmarelo" calcext:value="=&quot;DEFLA – Atividade Não Software&quot;" calcext:base-cell-address="Registros.D157"/>
          </calcext:conditional-format>
          <calcext:conditional-format calcext:target-range-address="Registros.E158:Registros.E158">
            <calcext:condition calcext:apply-style-name="GP" calcext:value="contains-text(&quot;Gestão&quot;)" calcext:base-cell-address="Registros.E157"/>
          </calcext:conditional-format>
          <calcext:conditional-format calcext:target-range-address="Registros.E158:Registros.E158">
            <calcext:condition calcext:apply-style-name="IMPL" calcext:value="contains-text(&quot;Implementação&quot;)" calcext:base-cell-address="Registros.E157"/>
          </calcext:conditional-format>
          <calcext:conditional-format calcext:target-range-address="Registros.E158:Registros.E158">
            <calcext:condition calcext:apply-style-name="RealceAmarelo" calcext:value="contains-text(&quot;Requisitos&quot;)" calcext:base-cell-address="Registros.E157"/>
          </calcext:conditional-format>
          <calcext:conditional-format calcext:target-range-address="Registros.D31:Registros.D31">
            <calcext:condition calcext:apply-style-name="RealceAmarelo" calcext:value="=&quot;DEFLA – Atividade Não Software&quot;" calcext:base-cell-address="Registros.D32"/>
          </calcext:conditional-format>
          <calcext:conditional-format calcext:target-range-address="Registros.E62:Registros.E62">
            <calcext:condition calcext:apply-style-name="GP" calcext:value="contains-text(&quot;Gestão&quot;)" calcext:base-cell-address="Registros.E60"/>
          </calcext:conditional-format>
          <calcext:conditional-format calcext:target-range-address="Registros.E62:Registros.E62">
            <calcext:condition calcext:apply-style-name="IMPL" calcext:value="contains-text(&quot;Implementação&quot;)" calcext:base-cell-address="Registros.E60"/>
          </calcext:conditional-format>
          <calcext:conditional-format calcext:target-range-address="Registros.E62:Registros.E62">
            <calcext:condition calcext:apply-style-name="RealceAmarelo" calcext:value="contains-text(&quot;Requisitos&quot;)" calcext:base-cell-address="Registros.E60"/>
          </calcext:conditional-format>
          <calcext:conditional-format calcext:target-range-address="Registros.D69:Registros.D69">
            <calcext:condition calcext:apply-style-name="RealceAmarelo" calcext:value="=&quot;DEFLA – Atividade Não Software&quot;" calcext:base-cell-address="Registros.D60"/>
          </calcext:conditional-format>
          <calcext:conditional-format calcext:target-range-address="Registros.E69:Registros.E69">
            <calcext:condition calcext:apply-style-name="GP" calcext:value="contains-text(&quot;Gestão&quot;)" calcext:base-cell-address="Registros.E60"/>
          </calcext:conditional-format>
          <calcext:conditional-format calcext:target-range-address="Registros.E69:Registros.E69">
            <calcext:condition calcext:apply-style-name="IMPL" calcext:value="contains-text(&quot;Implementação&quot;)" calcext:base-cell-address="Registros.E60"/>
          </calcext:conditional-format>
          <calcext:conditional-format calcext:target-range-address="Registros.E69:Registros.E69">
            <calcext:condition calcext:apply-style-name="RealceAmarelo" calcext:value="contains-text(&quot;Requisitos&quot;)" calcext:base-cell-address="Registros.E60"/>
          </calcext:conditional-format>
          <calcext:conditional-format calcext:target-range-address="Registros.E22:Registros.E22">
            <calcext:condition calcext:apply-style-name="GP" calcext:value="contains-text(&quot;Gestão&quot;)" calcext:base-cell-address="Registros.E20"/>
          </calcext:conditional-format>
          <calcext:conditional-format calcext:target-range-address="Registros.E22:Registros.E22">
            <calcext:condition calcext:apply-style-name="IMPL" calcext:value="contains-text(&quot;Implementação&quot;)" calcext:base-cell-address="Registros.E20"/>
          </calcext:conditional-format>
          <calcext:conditional-format calcext:target-range-address="Registros.E22:Registros.E22">
            <calcext:condition calcext:apply-style-name="RealceAmarelo" calcext:value="contains-text(&quot;Requisitos&quot;)" calcext:base-cell-address="Registros.E20"/>
          </calcext:conditional-format>
          <calcext:conditional-format calcext:target-range-address="Registros.E23:Registros.E23">
            <calcext:condition calcext:apply-style-name="GP" calcext:value="contains-text(&quot;Gestão&quot;)" calcext:base-cell-address="Registros.E20"/>
          </calcext:conditional-format>
          <calcext:conditional-format calcext:target-range-address="Registros.E23:Registros.E23">
            <calcext:condition calcext:apply-style-name="IMPL" calcext:value="contains-text(&quot;Implementação&quot;)" calcext:base-cell-address="Registros.E20"/>
          </calcext:conditional-format>
          <calcext:conditional-format calcext:target-range-address="Registros.E23:Registros.E23">
            <calcext:condition calcext:apply-style-name="RealceAmarelo" calcext:value="contains-text(&quot;Requisitos&quot;)" calcext:base-cell-address="Registros.E20"/>
          </calcext:conditional-format>
          <calcext:conditional-format calcext:target-range-address="Registros.E24:Registros.E24">
            <calcext:condition calcext:apply-style-name="GP" calcext:value="contains-text(&quot;Gestão&quot;)" calcext:base-cell-address="Registros.E20"/>
          </calcext:conditional-format>
          <calcext:conditional-format calcext:target-range-address="Registros.E24:Registros.E24">
            <calcext:condition calcext:apply-style-name="IMPL" calcext:value="contains-text(&quot;Implementação&quot;)" calcext:base-cell-address="Registros.E20"/>
          </calcext:conditional-format>
          <calcext:conditional-format calcext:target-range-address="Registros.E24:Registros.E24">
            <calcext:condition calcext:apply-style-name="RealceAmarelo" calcext:value="contains-text(&quot;Requisitos&quot;)" calcext:base-cell-address="Registros.E20"/>
          </calcext:conditional-format>
          <calcext:conditional-format calcext:target-range-address="Registros.E25:Registros.E25">
            <calcext:condition calcext:apply-style-name="GP" calcext:value="contains-text(&quot;Gestão&quot;)" calcext:base-cell-address="Registros.E20"/>
          </calcext:conditional-format>
          <calcext:conditional-format calcext:target-range-address="Registros.E25:Registros.E25">
            <calcext:condition calcext:apply-style-name="IMPL" calcext:value="contains-text(&quot;Implementação&quot;)" calcext:base-cell-address="Registros.E20"/>
          </calcext:conditional-format>
          <calcext:conditional-format calcext:target-range-address="Registros.E25:Registros.E25">
            <calcext:condition calcext:apply-style-name="RealceAmarelo" calcext:value="contains-text(&quot;Requisitos&quot;)" calcext:base-cell-address="Registros.E20"/>
          </calcext:conditional-format>
          <calcext:conditional-format calcext:target-range-address="Registros.E27:Registros.E27">
            <calcext:condition calcext:apply-style-name="GP" calcext:value="contains-text(&quot;Gestão&quot;)" calcext:base-cell-address="Registros.E20"/>
          </calcext:conditional-format>
          <calcext:conditional-format calcext:target-range-address="Registros.E27:Registros.E27">
            <calcext:condition calcext:apply-style-name="IMPL" calcext:value="contains-text(&quot;Implementação&quot;)" calcext:base-cell-address="Registros.E20"/>
          </calcext:conditional-format>
          <calcext:conditional-format calcext:target-range-address="Registros.E27:Registros.E27">
            <calcext:condition calcext:apply-style-name="RealceAmarelo" calcext:value="contains-text(&quot;Requisitos&quot;)" calcext:base-cell-address="Registros.E20"/>
          </calcext:conditional-format>
          <calcext:conditional-format calcext:target-range-address="Registros.E28:Registros.E28">
            <calcext:condition calcext:apply-style-name="GP" calcext:value="contains-text(&quot;Gestão&quot;)" calcext:base-cell-address="Registros.E20"/>
          </calcext:conditional-format>
          <calcext:conditional-format calcext:target-range-address="Registros.E28:Registros.E28">
            <calcext:condition calcext:apply-style-name="IMPL" calcext:value="contains-text(&quot;Implementação&quot;)" calcext:base-cell-address="Registros.E20"/>
          </calcext:conditional-format>
          <calcext:conditional-format calcext:target-range-address="Registros.E28:Registros.E28">
            <calcext:condition calcext:apply-style-name="RealceAmarelo" calcext:value="contains-text(&quot;Requisitos&quot;)" calcext:base-cell-address="Registros.E20"/>
          </calcext:conditional-format>
          <calcext:conditional-format calcext:target-range-address="Registros.E29:Registros.E29">
            <calcext:condition calcext:apply-style-name="GP" calcext:value="contains-text(&quot;Gestão&quot;)" calcext:base-cell-address="Registros.E20"/>
          </calcext:conditional-format>
          <calcext:conditional-format calcext:target-range-address="Registros.E29:Registros.E29">
            <calcext:condition calcext:apply-style-name="IMPL" calcext:value="contains-text(&quot;Implementação&quot;)" calcext:base-cell-address="Registros.E20"/>
          </calcext:conditional-format>
          <calcext:conditional-format calcext:target-range-address="Registros.E29:Registros.E29">
            <calcext:condition calcext:apply-style-name="RealceAmarelo" calcext:value="contains-text(&quot;Requisitos&quot;)" calcext:base-cell-address="Registros.E20"/>
          </calcext:conditional-format>
          <calcext:conditional-format calcext:target-range-address="Registros.E31:Registros.E31">
            <calcext:condition calcext:apply-style-name="GP" calcext:value="contains-text(&quot;Gestão&quot;)" calcext:base-cell-address="Registros.E20"/>
          </calcext:conditional-format>
          <calcext:conditional-format calcext:target-range-address="Registros.E31:Registros.E31">
            <calcext:condition calcext:apply-style-name="IMPL" calcext:value="contains-text(&quot;Implementação&quot;)" calcext:base-cell-address="Registros.E20"/>
          </calcext:conditional-format>
          <calcext:conditional-format calcext:target-range-address="Registros.E31:Registros.E31">
            <calcext:condition calcext:apply-style-name="RealceAmarelo" calcext:value="contains-text(&quot;Requisitos&quot;)" calcext:base-cell-address="Registros.E20"/>
          </calcext:conditional-format>
          <calcext:conditional-format calcext:target-range-address="Registros.E26:Registros.E26">
            <calcext:condition calcext:apply-style-name="GP" calcext:value="contains-text(&quot;Gestão&quot;)" calcext:base-cell-address="Registros.E21"/>
          </calcext:conditional-format>
          <calcext:conditional-format calcext:target-range-address="Registros.E26:Registros.E26">
            <calcext:condition calcext:apply-style-name="IMPL" calcext:value="contains-text(&quot;Implementação&quot;)" calcext:base-cell-address="Registros.E21"/>
          </calcext:conditional-format>
          <calcext:conditional-format calcext:target-range-address="Registros.E26:Registros.E26">
            <calcext:condition calcext:apply-style-name="RealceAmarelo" calcext:value="contains-text(&quot;Requisitos&quot;)" calcext:base-cell-address="Registros.E21"/>
          </calcext:conditional-format>
          <calcext:conditional-format calcext:target-range-address="Registros.E30:Registros.E30">
            <calcext:condition calcext:apply-style-name="GP" calcext:value="contains-text(&quot;Gestão&quot;)" calcext:base-cell-address="Registros.E21"/>
          </calcext:conditional-format>
          <calcext:conditional-format calcext:target-range-address="Registros.E30:Registros.E30">
            <calcext:condition calcext:apply-style-name="IMPL" calcext:value="contains-text(&quot;Implementação&quot;)" calcext:base-cell-address="Registros.E21"/>
          </calcext:conditional-format>
          <calcext:conditional-format calcext:target-range-address="Registros.E30:Registros.E30">
            <calcext:condition calcext:apply-style-name="RealceAmarelo" calcext:value="contains-text(&quot;Requisitos&quot;)" calcext:base-cell-address="Registros.E21"/>
          </calcext:conditional-format>
        </calcext:conditional-formats>
      </table:table>
      <table:table table:name="Config" table:style-name="ta1" table:print="false">
        <office:forms form:automatic-focus="false" form:apply-design-mode="false"/>
        <table:table-column table:style-name="co13" table:default-cell-style-name="Default"/>
        <table:table-column table:style-name="co14" table:default-cell-style-name="Default"/>
        <table:table-column table:style-name="co15" table:default-cell-style-name="Default"/>
        <table:table-column table:style-name="co12" table:number-columns-repeated="3" table:default-cell-style-name="Default"/>
        <table:table-column table:style-name="co16" table:number-columns-repeated="12" table:default-cell-style-name="Default"/>
        <table:table-row table:style-name="ro7">
          <table:table-cell table:style-name="ce76" table:content-validation-name="val11" office:value-type="string" calcext:value-type="string">
            <text:p>login.cpf</text:p>
          </table:table-cell>
          <table:table-cell table:style-name="ce76"/>
          <table:table-cell table:number-columns-repeated="16"/>
        </table:table-row>
        <table:table-row table:style-name="ro8">
          <table:table-cell table:style-name="ce76" table:content-validation-name="val11" office:value-type="string" calcext:value-type="string">
            <text:p>browser.type</text:p>
          </table:table-cell>
          <table:table-cell table:style-name="ce76" table:content-validation-name="val12" office:value-type="string" calcext:value-type="string">
            <text:p>firefox</text:p>
          </table:table-cell>
          <table:table-cell table:number-columns-repeated="16"/>
        </table:table-row>
        <table:table-row table:style-name="ro8">
          <table:table-cell table:style-name="ce77" table:content-validation-name="val11" office:value-type="string" calcext:value-type="string">
            <text:p>browser.firefox.profile</text:p>
          </table:table-cell>
          <table:table-cell table:style-name="ce79" office:value-type="string" calcext:value-type="string">
            <text:p>selenium</text:p>
          </table:table-cell>
          <table:table-cell table:number-columns-repeated="16"/>
        </table:table-row>
        <table:table-row table:style-name="ro7">
          <table:table-cell table:style-name="ce76" table:content-validation-name="val11"/>
          <table:table-cell table:style-name="ce76"/>
          <table:table-cell table:number-columns-repeated="16"/>
        </table:table-row>
        <table:table-row table:style-name="ro8" table:number-rows-repeated="44">
          <table:table-cell table:style-name="ce78" table:content-validation-name="val11"/>
          <table:table-cell table:style-name="ce78"/>
          <table:table-cell table:number-columns-repeated="16"/>
        </table:table-row>
        <table:table-row table:style-name="ro8">
          <table:table-cell table:style-name="ce78" table:content-validation-name="val11" office:value-type="string" calcext:value-type="string">
            <text:p>Sim</text:p>
          </table:table-cell>
          <table:table-cell table:style-name="ce78"/>
          <table:table-cell table:number-columns-repeated="3"/>
          <table:table-cell office:value-type="string" calcext:value-type="string">
            <text:p>Sim</text:p>
          </table:table-cell>
          <table:table-cell table:number-columns-repeated="12"/>
        </table:table-row>
        <table:table-row table:style-name="ro8">
          <table:table-cell table:style-name="ce78" table:content-validation-name="val11" office:value-type="string" calcext:value-type="string">
            <text:p>Sim</text:p>
          </table:table-cell>
          <table:table-cell table:style-name="ce78"/>
          <table:table-cell table:number-columns-repeated="3"/>
          <table:table-cell office:value-type="string" calcext:value-type="string">
            <text:p>Sim</text:p>
          </table:table-cell>
          <table:table-cell table:number-columns-repeated="12"/>
        </table:table-row>
        <table:table-row table:style-name="ro8">
          <table:table-cell table:style-name="ce78" table:content-validation-name="val11" office:value-type="string" calcext:value-type="string">
            <text:p>Sim</text:p>
          </table:table-cell>
          <table:table-cell table:style-name="ce78"/>
          <table:table-cell table:number-columns-repeated="3"/>
          <table:table-cell office:value-type="string" calcext:value-type="string">
            <text:p>Sim</text:p>
          </table:table-cell>
          <table:table-cell table:number-columns-repeated="12"/>
        </table:table-row>
        <table:table-row table:style-name="ro8">
          <table:table-cell table:style-name="ce78" table:content-validation-name="val11" office:value-type="string" calcext:value-type="string">
            <text:p>Sim</text:p>
          </table:table-cell>
          <table:table-cell table:style-name="ce78"/>
          <table:table-cell table:number-columns-repeated="3"/>
          <table:table-cell office:value-type="string" calcext:value-type="string">
            <text:p>Sim</text:p>
          </table:table-cell>
          <table:table-cell table:number-columns-repeated="12"/>
        </table:table-row>
        <table:table-row table:style-name="ro8">
          <table:table-cell table:style-name="ce78" table:content-validation-name="val11" office:value-type="string" calcext:value-type="string">
            <text:p>Sim</text:p>
          </table:table-cell>
          <table:table-cell table:style-name="ce78"/>
          <table:table-cell table:number-columns-repeated="3"/>
          <table:table-cell office:value-type="string" calcext:value-type="string">
            <text:p>Sim</text:p>
          </table:table-cell>
          <table:table-cell table:number-columns-repeated="12"/>
        </table:table-row>
        <table:table-row table:style-name="ro8" table:number-rows-repeated="5">
          <table:table-cell table:style-name="ce78" table:content-validation-name="val11"/>
          <table:table-cell table:style-name="ce78"/>
          <table:table-cell table:number-columns-repeated="16"/>
        </table:table-row>
        <table:table-row table:style-name="ro8">
          <table:table-cell table:style-name="ce78" table:content-validation-name="val11"/>
          <table:table-cell table:style-name="ce78"/>
          <table:table-cell table:number-columns-repeated="15"/>
          <table:table-cell office:value-type="string" calcext:value-type="string">
            <text:p>ver com elis regra dos habilitados</text:p>
          </table:table-cell>
        </table:table-row>
        <table:table-row table:style-name="ro8" table:number-rows-repeated="59">
          <table:table-cell table:style-name="ce78" table:content-validation-name="val11"/>
          <table:table-cell table:style-name="ce78"/>
          <table:table-cell table:number-columns-repeated="16"/>
        </table:table-row>
        <table:table-row table:style-name="ro8">
          <table:table-cell table:style-name="ce78" table:content-validation-name="val11" office:value-type="string" calcext:value-type="string">
            <text:p>Sim</text:p>
          </table:table-cell>
          <table:table-cell table:style-name="ce78"/>
          <table:table-cell table:number-columns-repeated="16"/>
        </table:table-row>
        <table:table-row table:style-name="ro8">
          <table:table-cell table:style-name="ce78" table:content-validation-name="val11" office:value-type="string" calcext:value-type="string">
            <text:p>Sim</text:p>
          </table:table-cell>
          <table:table-cell table:style-name="ce78"/>
          <table:table-cell table:number-columns-repeated="16"/>
        </table:table-row>
        <table:table-row table:style-name="ro8" table:number-rows-repeated="50">
          <table:table-cell table:style-name="ce78" table:content-validation-name="val11"/>
          <table:table-cell table:style-name="ce78"/>
          <table:table-cell table:number-columns-repeated="16"/>
        </table:table-row>
        <table:table-row table:style-name="ro8">
          <table:table-cell table:style-name="ce78" table:content-validation-name="val11"/>
          <table:table-cell table:style-name="ce78"/>
          <table:table-cell table:number-columns-repeated="3"/>
          <table:table-cell office:value-type="string" calcext:value-type="string">
            <text:p>PEND TestManterInscricaoFacadeBean</text:p>
          </table:table-cell>
          <table:table-cell table:number-columns-repeated="12"/>
        </table:table-row>
        <table:table-row table:style-name="ro8" table:number-rows-repeated="65361">
          <table:table-cell table:style-name="ce78" table:content-validation-name="val11"/>
          <table:table-cell table:style-name="ce78"/>
          <table:table-cell table:number-columns-repeated="16"/>
        </table:table-row>
        <table:table-row table:style-name="ro8" table:number-rows-repeated="983043">
          <table:table-cell table:content-validation-name="val11"/>
          <table:table-cell table:number-columns-repeated="17"/>
        </table:table-row>
        <table:table-row table:style-name="ro8">
          <table:table-cell table:content-validation-name="val11"/>
          <table:table-cell table:number-columns-repeated="17"/>
        </table:table-row>
      </table:table>
      <table:table table:name="Resumo Apropriação" table:style-name="ta1" table:print="false">
        <office:forms form:automatic-focus="false" form:apply-design-mode="false"/>
        <table:table-column table:style-name="co17" table:default-cell-style-name="ce80"/>
        <table:table-column table:style-name="co18" table:default-cell-style-name="ce80"/>
        <table:table-column table:style-name="co19" table:default-cell-style-name="ce80"/>
        <table:table-column table:style-name="co1" table:number-columns-repeated="2" table:default-cell-style-name="ce80"/>
        <table:table-column table:style-name="co2" table:default-cell-style-name="ce80"/>
        <table:table-column table:style-name="co12" table:default-cell-style-name="ce80"/>
        <table:table-column table:style-name="co12" table:number-columns-repeated="2" table:default-cell-style-name="Default"/>
        <table:table-column table:style-name="co12" table:number-columns-repeated="2" table:default-cell-style-name="ce80"/>
        <table:table-column table:style-name="co16" table:number-columns-repeated="1013" table:default-cell-style-name="ce80"/>
        <table:table-row table:style-name="ro8">
          <table:table-cell table:number-columns-repeated="1024"/>
        </table:table-row>
        <table:table-row table:style-name="ro8">
          <table:table-cell table:style-name="Default" office:value-type="string" calcext:value-type="string">
            <text:p>Filtro</text:p>
          </table:table-cell>
          <table:table-cell table:style-name="Default" table:number-columns-repeated="6"/>
          <table:table-cell table:number-columns-repeated="1017"/>
        </table:table-row>
        <table:table-row table:style-name="ro8">
          <table:table-cell table:style-name="Campo_20_da_20_tabela_20_dinâmica" office:value-type="string" calcext:value-type="string">
            <text:p>Semana</text:p>
          </table:table-cell>
          <table:table-cell table:style-name="ce83" office:value-type="string" calcext:value-type="string">
            <text:p>- todas -</text:p>
          </table:table-cell>
          <table:table-cell table:style-name="Default" table:number-columns-repeated="5"/>
          <table:table-cell table:number-columns-repeated="1017"/>
        </table:table-row>
        <table:table-row table:style-name="ro8">
          <table:table-cell table:style-name="Default" table:number-columns-repeated="7"/>
          <table:table-cell table:number-columns-repeated="1017"/>
        </table:table-row>
        <table:table-row table:style-name="ro8">
          <table:table-cell table:style-name="ce81" office:value-type="string" calcext:value-type="string">
            <text:p>Soma - Horas (Dec)</text:p>
          </table:table-cell>
          <table:table-cell table:style-name="ce84"/>
          <table:table-cell table:style-name="Default" table:number-columns-repeated="5"/>
          <table:table-cell table:number-columns-repeated="1017"/>
        </table:table-row>
        <table:table-row table:style-name="ro8">
          <table:table-cell table:style-name="ce82"/>
          <table:table-cell table:style-name="ce85"/>
          <table:table-cell table:style-name="Default" table:number-columns-repeated="5"/>
          <table:table-cell table:number-columns-repeated="1017"/>
        </table:table-row>
        <table:table-row table:style-name="ro8" table:number-rows-repeated="7">
          <table:table-cell table:style-name="Default" table:number-columns-repeated="7"/>
          <table:table-cell table:number-columns-repeated="1017"/>
        </table:table-row>
        <table:table-row table:style-name="ro8" table:number-rows-repeated="2">
          <table:table-cell table:style-name="Default" table:number-columns-repeated="7"/>
          <table:table-cell table:number-columns-repeated="3"/>
          <table:table-cell table:style-name="ce87"/>
          <table:table-cell table:number-columns-repeated="1013"/>
        </table:table-row>
        <table:table-row table:style-name="ro8" table:number-rows-repeated="3">
          <table:table-cell table:style-name="Default" table:number-columns-repeated="7"/>
          <table:table-cell table:number-columns-repeated="1017"/>
        </table:table-row>
        <table:table-row table:style-name="ro8" table:number-rows-repeated="4">
          <table:table-cell table:style-name="Default" table:number-columns-repeated="7"/>
          <table:table-cell table:number-columns-repeated="2"/>
          <table:table-cell table:style-name="ce86"/>
          <table:table-cell table:number-columns-repeated="1014"/>
        </table:table-row>
        <table:table-row table:style-name="ro8" table:number-rows-repeated="2">
          <table:table-cell table:style-name="Default" table:number-columns-repeated="7"/>
          <table:table-cell table:number-columns-repeated="1017"/>
        </table:table-row>
        <table:table-row table:style-name="ro8" table:number-rows-repeated="48">
          <table:table-cell table:number-columns-repeated="1024"/>
        </table:table-row>
        <table:table-row table:style-name="ro8">
          <table:table-cell office:value-type="string" calcext:value-type="string">
            <text:p>Sim</text:p>
          </table:table-cell>
          <table:table-cell table:number-columns-repeated="1023"/>
        </table:table-row>
        <table:table-row table:style-name="ro8">
          <table:table-cell office:value-type="string" calcext:value-type="string">
            <text:p>Sim</text:p>
          </table:table-cell>
          <table:table-cell table:number-columns-repeated="1023"/>
        </table:table-row>
        <table:table-row table:style-name="ro8">
          <table:table-cell office:value-type="string" calcext:value-type="string">
            <text:p>Sim</text:p>
          </table:table-cell>
          <table:table-cell table:number-columns-repeated="1023"/>
        </table:table-row>
        <table:table-row table:style-name="ro8" table:number-rows-repeated="1048500">
          <table:table-cell table:number-columns-repeated="1024"/>
        </table:table-row>
        <table:table-row table:style-name="ro8">
          <table:table-cell table:number-columns-repeated="1024"/>
        </table:table-row>
      </table:table>
      <table:table table:name="Resumo Tempo Gasto" table:style-name="ta1" table:print="false">
        <office:forms form:automatic-focus="false" form:apply-design-mode="false"/>
        <table:table-column table:style-name="co20" table:default-cell-style-name="Default"/>
        <table:table-column table:style-name="co18" table:default-cell-style-name="Default"/>
        <table:table-column table:style-name="co21" table:default-cell-style-name="Default"/>
        <table:table-column table:style-name="co12" table:default-cell-style-name="Default"/>
        <table:table-column table:style-name="co12" table:visibility="collapse" table:number-columns-repeated="3" table:default-cell-style-name="Default"/>
        <table:table-column table:style-name="co12" table:number-columns-repeated="3" table:default-cell-style-name="Default"/>
        <table:table-row table:style-name="ro8" table:number-rows-repeated="2">
          <table:table-cell table:number-columns-repeated="10"/>
        </table:table-row>
        <table:table-row table:style-name="ro8">
          <table:table-cell office:value-type="string" calcext:value-type="string">
            <text:p>Filtro</text:p>
          </table:table-cell>
          <table:table-cell table:number-columns-repeated="9"/>
        </table:table-row>
        <table:table-row table:style-name="ro8">
          <table:table-cell table:number-columns-repeated="10"/>
        </table:table-row>
        <table:table-row table:style-name="ro8">
          <table:table-cell table:style-name="ce88" office:value-type="string" calcext:value-type="string">
            <text:p>Comentário</text:p>
          </table:table-cell>
          <table:table-cell table:style-name="ce91" office:value-type="string" calcext:value-type="string">
            <text:p>Soma - Minutos</text:p>
          </table:table-cell>
          <table:table-cell table:number-columns-repeated="8"/>
        </table:table-row>
        <table:table-row table:style-name="ro8">
          <table:table-cell table:style-name="ce89" office:value-type="string" calcext:value-type="string">
            <text:p>(vazio)</text:p>
          </table:table-cell>
          <table:table-cell table:style-name="ce92" office:value-type="float" office:value="0" calcext:value-type="float">
            <text:p>0</text:p>
          </table:table-cell>
          <table:table-cell table:number-columns-repeated="5"/>
          <table:table-cell table:style-name="ce94" table:formula="of:=CONCATENATE(TRUNC([.B6]/60;0);&quot;:&quot;;TEXT(MOD([.B6];60);&quot;00&quot;))" office:value-type="string" office:string-value="0:00" calcext:value-type="string">
            <text:p>0:00</text:p>
          </table:table-cell>
          <table:table-cell table:number-columns-repeated="2"/>
        </table:table-row>
        <table:table-row table:style-name="ro8">
          <table:table-cell table:style-name="ce90" office:value-type="string" calcext:value-type="string">
            <text:p>Total Resultado</text:p>
          </table:table-cell>
          <table:table-cell table:style-name="ce93" office:value-type="float" office:value="0" calcext:value-type="float">
            <text:p>0</text:p>
          </table:table-cell>
          <table:table-cell table:number-columns-repeated="5"/>
          <table:table-cell table:style-name="ce94" table:formula="of:=CONCATENATE(TRUNC([.B7]/60;0);&quot;:&quot;;TEXT(MOD([.B7];60);&quot;00&quot;))" office:value-type="string" office:string-value="0:00" calcext:value-type="string">
            <text:p>0:00</text:p>
          </table:table-cell>
          <table:table-cell table:number-columns-repeated="2"/>
        </table:table-row>
        <table:table-row table:style-name="ro8">
          <table:table-cell table:number-columns-repeated="7"/>
          <table:table-cell table:style-name="ce94" table:formula="of:=CONCATENATE(TRUNC([.B8]/60;0);&quot;:&quot;;TEXT(MOD([.B8];60);&quot;00&quot;))" office:value-type="string" office:string-value="0:00" calcext:value-type="string">
            <text:p>0:00</text:p>
          </table:table-cell>
          <table:table-cell table:number-columns-repeated="2"/>
        </table:table-row>
        <table:table-row table:style-name="ro8">
          <table:table-cell table:number-columns-repeated="7"/>
          <table:table-cell table:style-name="ce94" table:formula="of:=CONCATENATE(TRUNC([.B9]/60;0);&quot;:&quot;;TEXT(MOD([.B9];60);&quot;00&quot;))" office:value-type="string" office:string-value="0:00" calcext:value-type="string">
            <text:p>0:00</text:p>
          </table:table-cell>
          <table:table-cell table:number-columns-repeated="2"/>
        </table:table-row>
        <table:table-row table:style-name="ro8">
          <table:table-cell table:number-columns-repeated="7"/>
          <table:table-cell table:style-name="ce94" table:formula="of:=CONCATENATE(TRUNC([.B10]/60;0);&quot;:&quot;;TEXT(MOD([.B10];60);&quot;00&quot;))" office:value-type="string" office:string-value="0:00" calcext:value-type="string">
            <text:p>0:00</text:p>
          </table:table-cell>
          <table:table-cell table:number-columns-repeated="2"/>
        </table:table-row>
        <table:table-row table:style-name="ro8">
          <table:table-cell table:number-columns-repeated="7"/>
          <table:table-cell table:style-name="ce94" table:formula="of:=CONCATENATE(TRUNC([.B11]/60;0);&quot;:&quot;;TEXT(MOD([.B11];60);&quot;00&quot;))" office:value-type="string" office:string-value="0:00" calcext:value-type="string">
            <text:p>0:00</text:p>
          </table:table-cell>
          <table:table-cell table:number-columns-repeated="2"/>
        </table:table-row>
        <table:table-row table:style-name="ro8">
          <table:table-cell table:number-columns-repeated="7"/>
          <table:table-cell table:style-name="ce94" table:formula="of:=CONCATENATE(TRUNC([.B12]/60;0);&quot;:&quot;;TEXT(MOD([.B12];60);&quot;00&quot;))" office:value-type="string" office:string-value="0:00" calcext:value-type="string">
            <text:p>0:00</text:p>
          </table:table-cell>
          <table:table-cell table:number-columns-repeated="2"/>
        </table:table-row>
        <table:table-row table:style-name="ro8">
          <table:table-cell table:number-columns-repeated="7"/>
          <table:table-cell table:style-name="ce94" table:formula="of:=CONCATENATE(TRUNC([.B13]/60;0);&quot;:&quot;;TEXT(MOD([.B13];60);&quot;00&quot;))" office:value-type="string" office:string-value="0:00" calcext:value-type="string">
            <text:p>0:00</text:p>
          </table:table-cell>
          <table:table-cell table:number-columns-repeated="2"/>
        </table:table-row>
        <table:table-row table:style-name="ro8">
          <table:table-cell table:number-columns-repeated="7"/>
          <table:table-cell table:style-name="ce94" table:formula="of:=CONCATENATE(TRUNC([.B14]/60;0);&quot;:&quot;;TEXT(MOD([.B14];60);&quot;00&quot;))" office:value-type="string" office:string-value="0:00" calcext:value-type="string">
            <text:p>0:00</text:p>
          </table:table-cell>
          <table:table-cell/>
          <table:table-cell table:style-name="ce95"/>
        </table:table-row>
        <table:table-row table:style-name="ro8">
          <table:table-cell table:number-columns-repeated="7"/>
          <table:table-cell table:style-name="ce94" table:formula="of:=CONCATENATE(TRUNC([.B15]/60;0);&quot;:&quot;;TEXT(MOD([.B15];60);&quot;00&quot;))" office:value-type="string" office:string-value="0:00" calcext:value-type="string">
            <text:p>0:00</text:p>
          </table:table-cell>
          <table:table-cell/>
          <table:table-cell table:style-name="ce95"/>
        </table:table-row>
        <table:table-row table:style-name="ro8">
          <table:table-cell table:number-columns-repeated="7"/>
          <table:table-cell table:style-name="ce94" table:formula="of:=CONCATENATE(TRUNC([.B16]/60;0);&quot;:&quot;;TEXT(MOD([.B16];60);&quot;00&quot;))" office:value-type="string" office:string-value="0:00" calcext:value-type="string">
            <text:p>0:00</text:p>
          </table:table-cell>
          <table:table-cell table:number-columns-repeated="2"/>
        </table:table-row>
        <table:table-row table:style-name="ro8">
          <table:table-cell table:number-columns-repeated="7"/>
          <table:table-cell table:style-name="ce94" table:formula="of:=CONCATENATE(TRUNC([.B17]/60;0);&quot;:&quot;;TEXT(MOD([.B17];60);&quot;00&quot;))" office:value-type="string" office:string-value="0:00" calcext:value-type="string">
            <text:p>0:00</text:p>
          </table:table-cell>
          <table:table-cell table:number-columns-repeated="2"/>
        </table:table-row>
        <table:table-row table:style-name="ro8">
          <table:table-cell table:number-columns-repeated="7"/>
          <table:table-cell table:style-name="ce94" table:formula="of:=CONCATENATE(TRUNC([.B18]/60;0);&quot;:&quot;;TEXT(MOD([.B18];60);&quot;00&quot;))" office:value-type="string" office:string-value="0:00" calcext:value-type="string">
            <text:p>0:00</text:p>
          </table:table-cell>
          <table:table-cell table:number-columns-repeated="2"/>
        </table:table-row>
        <table:table-row table:style-name="ro8">
          <table:table-cell table:number-columns-repeated="7"/>
          <table:table-cell table:style-name="ce94" table:formula="of:=CONCATENATE(TRUNC([.B19]/60;0);&quot;:&quot;;TEXT(MOD([.B19];60);&quot;00&quot;))" office:value-type="string" office:string-value="0:00" calcext:value-type="string">
            <text:p>0:00</text:p>
          </table:table-cell>
          <table:table-cell table:number-columns-repeated="2"/>
        </table:table-row>
        <table:table-row table:style-name="ro8">
          <table:table-cell table:number-columns-repeated="7"/>
          <table:table-cell table:style-name="ce94" table:formula="of:=CONCATENATE(TRUNC([.B20]/60;0);&quot;:&quot;;TEXT(MOD([.B20];60);&quot;00&quot;))" office:value-type="string" office:string-value="0:00" calcext:value-type="string">
            <text:p>0:00</text:p>
          </table:table-cell>
          <table:table-cell table:number-columns-repeated="2"/>
        </table:table-row>
        <table:table-row table:style-name="ro8">
          <table:table-cell table:number-columns-repeated="7"/>
          <table:table-cell table:style-name="ce94" table:formula="of:=CONCATENATE(TRUNC([.B21]/60;0);&quot;:&quot;;TEXT(MOD([.B21];60);&quot;00&quot;))" office:value-type="string" office:string-value="0:00" calcext:value-type="string">
            <text:p>0:00</text:p>
          </table:table-cell>
          <table:table-cell table:number-columns-repeated="2"/>
        </table:table-row>
        <table:table-row table:style-name="ro8">
          <table:table-cell table:number-columns-repeated="7"/>
          <table:table-cell table:style-name="ce94" table:formula="of:=CONCATENATE(TRUNC([.B22]/60;0);&quot;:&quot;;TEXT(MOD([.B22];60);&quot;00&quot;))" office:value-type="string" office:string-value="0:00" calcext:value-type="string">
            <text:p>0:00</text:p>
          </table:table-cell>
          <table:table-cell table:number-columns-repeated="2"/>
        </table:table-row>
        <table:table-row table:style-name="ro8">
          <table:table-cell table:number-columns-repeated="7"/>
          <table:table-cell table:style-name="ce94" table:formula="of:=CONCATENATE(TRUNC([.B23]/60;0);&quot;:&quot;;TEXT(MOD([.B23];60);&quot;00&quot;))" office:value-type="string" office:string-value="0:00" calcext:value-type="string">
            <text:p>0:00</text:p>
          </table:table-cell>
          <table:table-cell table:number-columns-repeated="2"/>
        </table:table-row>
        <table:table-row table:style-name="ro8">
          <table:table-cell table:number-columns-repeated="7"/>
          <table:table-cell table:style-name="ce94" table:formula="of:=CONCATENATE(TRUNC([.B24]/60;0);&quot;:&quot;;TEXT(MOD([.B24];60);&quot;00&quot;))" office:value-type="string" office:string-value="0:00" calcext:value-type="string">
            <text:p>0:00</text:p>
          </table:table-cell>
          <table:table-cell table:number-columns-repeated="2"/>
        </table:table-row>
        <table:table-row table:style-name="ro8">
          <table:table-cell table:number-columns-repeated="7"/>
          <table:table-cell table:style-name="ce94" table:formula="of:=CONCATENATE(TRUNC([.B25]/60;0);&quot;:&quot;;TEXT(MOD([.B25];60);&quot;00&quot;))" office:value-type="string" office:string-value="0:00" calcext:value-type="string">
            <text:p>0:00</text:p>
          </table:table-cell>
          <table:table-cell table:number-columns-repeated="2"/>
        </table:table-row>
        <table:table-row table:style-name="ro8">
          <table:table-cell table:number-columns-repeated="7"/>
          <table:table-cell table:style-name="ce94" table:formula="of:=CONCATENATE(TRUNC([.B26]/60;0);&quot;:&quot;;TEXT(MOD([.B26];60);&quot;00&quot;))" office:value-type="string" office:string-value="0:00" calcext:value-type="string">
            <text:p>0:00</text:p>
          </table:table-cell>
          <table:table-cell table:number-columns-repeated="2"/>
        </table:table-row>
        <table:table-row table:style-name="ro8">
          <table:table-cell table:number-columns-repeated="7"/>
          <table:table-cell table:style-name="ce94" table:formula="of:=CONCATENATE(TRUNC([.B27]/60;0);&quot;:&quot;;TEXT(MOD([.B27];60);&quot;00&quot;))" office:value-type="string" office:string-value="0:00" calcext:value-type="string">
            <text:p>0:00</text:p>
          </table:table-cell>
          <table:table-cell table:number-columns-repeated="2"/>
        </table:table-row>
        <table:table-row table:style-name="ro8">
          <table:table-cell table:number-columns-repeated="7"/>
          <table:table-cell table:style-name="ce94" table:formula="of:=CONCATENATE(TRUNC([.B28]/60;0);&quot;:&quot;;TEXT(MOD([.B28];60);&quot;00&quot;))" office:value-type="string" office:string-value="0:00" calcext:value-type="string">
            <text:p>0:00</text:p>
          </table:table-cell>
          <table:table-cell table:number-columns-repeated="2"/>
        </table:table-row>
        <table:table-row table:style-name="ro8">
          <table:table-cell table:number-columns-repeated="7"/>
          <table:table-cell table:style-name="ce94" table:formula="of:=CONCATENATE(TRUNC([.B29]/60;0);&quot;:&quot;;TEXT(MOD([.B29];60);&quot;00&quot;))" office:value-type="string" office:string-value="0:00" calcext:value-type="string">
            <text:p>0:00</text:p>
          </table:table-cell>
          <table:table-cell table:number-columns-repeated="2"/>
        </table:table-row>
        <table:table-row table:style-name="ro8">
          <table:table-cell table:number-columns-repeated="7"/>
          <table:table-cell table:style-name="ce94" table:formula="of:=CONCATENATE(TRUNC([.B30]/60;0);&quot;:&quot;;TEXT(MOD([.B30];60);&quot;00&quot;))" office:value-type="string" office:string-value="0:00" calcext:value-type="string">
            <text:p>0:00</text:p>
          </table:table-cell>
          <table:table-cell table:number-columns-repeated="2"/>
        </table:table-row>
        <table:table-row table:style-name="ro8">
          <table:table-cell table:number-columns-repeated="7"/>
          <table:table-cell table:style-name="ce94" table:formula="of:=CONCATENATE(TRUNC([.B31]/60;0);&quot;:&quot;;TEXT(MOD([.B31];60);&quot;00&quot;))" office:value-type="string" office:string-value="0:00" calcext:value-type="string">
            <text:p>0:00</text:p>
          </table:table-cell>
          <table:table-cell table:number-columns-repeated="2"/>
        </table:table-row>
        <table:table-row table:style-name="ro8">
          <table:table-cell table:number-columns-repeated="7"/>
          <table:table-cell table:style-name="ce94" table:formula="of:=CONCATENATE(TRUNC([.B32]/60;0);&quot;:&quot;;TEXT(MOD([.B32];60);&quot;00&quot;))" office:value-type="string" office:string-value="0:00" calcext:value-type="string">
            <text:p>0:00</text:p>
          </table:table-cell>
          <table:table-cell table:number-columns-repeated="2"/>
        </table:table-row>
        <table:table-row table:style-name="ro8">
          <table:table-cell table:number-columns-repeated="7"/>
          <table:table-cell table:style-name="ce94" table:formula="of:=CONCATENATE(TRUNC([.B33]/60;0);&quot;:&quot;;TEXT(MOD([.B33];60);&quot;00&quot;))" office:value-type="string" office:string-value="0:00" calcext:value-type="string">
            <text:p>0:00</text:p>
          </table:table-cell>
          <table:table-cell table:number-columns-repeated="2"/>
        </table:table-row>
        <table:table-row table:style-name="ro8">
          <table:table-cell table:number-columns-repeated="7"/>
          <table:table-cell table:style-name="ce94" table:formula="of:=CONCATENATE(TRUNC([.B34]/60;0);&quot;:&quot;;TEXT(MOD([.B34];60);&quot;00&quot;))" office:value-type="string" office:string-value="0:00" calcext:value-type="string">
            <text:p>0:00</text:p>
          </table:table-cell>
          <table:table-cell table:number-columns-repeated="2"/>
        </table:table-row>
        <table:table-row table:style-name="ro8">
          <table:table-cell table:number-columns-repeated="7"/>
          <table:table-cell table:style-name="ce94" table:formula="of:=CONCATENATE(TRUNC([.B35]/60;0);&quot;:&quot;;TEXT(MOD([.B35];60);&quot;00&quot;))" office:value-type="string" office:string-value="0:00" calcext:value-type="string">
            <text:p>0:00</text:p>
          </table:table-cell>
          <table:table-cell table:number-columns-repeated="2"/>
        </table:table-row>
        <table:table-row table:style-name="ro8">
          <table:table-cell table:number-columns-repeated="7"/>
          <table:table-cell table:style-name="ce94" table:formula="of:=CONCATENATE(TRUNC([.B36]/60;0);&quot;:&quot;;TEXT(MOD([.B36];60);&quot;00&quot;))" office:value-type="string" office:string-value="0:00" calcext:value-type="string">
            <text:p>0:00</text:p>
          </table:table-cell>
          <table:table-cell table:number-columns-repeated="2"/>
        </table:table-row>
        <table:table-row table:style-name="ro8">
          <table:table-cell table:number-columns-repeated="7"/>
          <table:table-cell table:style-name="ce94" table:formula="of:=CONCATENATE(TRUNC([.B37]/60;0);&quot;:&quot;;TEXT(MOD([.B37];60);&quot;00&quot;))" office:value-type="string" office:string-value="0:00" calcext:value-type="string">
            <text:p>0:00</text:p>
          </table:table-cell>
          <table:table-cell table:number-columns-repeated="2"/>
        </table:table-row>
        <table:table-row table:style-name="ro8">
          <table:table-cell table:number-columns-repeated="7"/>
          <table:table-cell table:style-name="ce94" table:formula="of:=CONCATENATE(TRUNC([.B38]/60;0);&quot;:&quot;;TEXT(MOD([.B38];60);&quot;00&quot;))" office:value-type="string" office:string-value="0:00" calcext:value-type="string">
            <text:p>0:00</text:p>
          </table:table-cell>
          <table:table-cell table:number-columns-repeated="2"/>
        </table:table-row>
        <table:table-row table:style-name="ro8">
          <table:table-cell table:number-columns-repeated="7"/>
          <table:table-cell table:style-name="ce94" table:formula="of:=CONCATENATE(TRUNC([.B39]/60;0);&quot;:&quot;;TEXT(MOD([.B39];60);&quot;00&quot;))" office:value-type="string" office:string-value="0:00" calcext:value-type="string">
            <text:p>0:00</text:p>
          </table:table-cell>
          <table:table-cell table:number-columns-repeated="2"/>
        </table:table-row>
        <table:table-row table:style-name="ro8">
          <table:table-cell table:number-columns-repeated="7"/>
          <table:table-cell table:style-name="ce94" table:formula="of:=CONCATENATE(TRUNC([.B40]/60;0);&quot;:&quot;;TEXT(MOD([.B40];60);&quot;00&quot;))" office:value-type="string" office:string-value="0:00" calcext:value-type="string">
            <text:p>0:00</text:p>
          </table:table-cell>
          <table:table-cell table:number-columns-repeated="2"/>
        </table:table-row>
        <table:table-row table:style-name="ro8">
          <table:table-cell table:number-columns-repeated="7"/>
          <table:table-cell table:style-name="ce94" table:formula="of:=CONCATENATE(TRUNC([.B41]/60;0);&quot;:&quot;;TEXT(MOD([.B41];60);&quot;00&quot;))" office:value-type="string" office:string-value="0:00" calcext:value-type="string">
            <text:p>0:00</text:p>
          </table:table-cell>
          <table:table-cell table:number-columns-repeated="2"/>
        </table:table-row>
        <table:table-row table:style-name="ro8">
          <table:table-cell table:number-columns-repeated="7"/>
          <table:table-cell table:style-name="ce94" table:formula="of:=CONCATENATE(TRUNC([.B42]/60;0);&quot;:&quot;;TEXT(MOD([.B42];60);&quot;00&quot;))" office:value-type="string" office:string-value="0:00" calcext:value-type="string">
            <text:p>0:00</text:p>
          </table:table-cell>
          <table:table-cell table:number-columns-repeated="2"/>
        </table:table-row>
        <table:table-row table:style-name="ro8">
          <table:table-cell table:number-columns-repeated="7"/>
          <table:table-cell table:style-name="ce94" table:formula="of:=CONCATENATE(TRUNC([.B43]/60;0);&quot;:&quot;;TEXT(MOD([.B43];60);&quot;00&quot;))" office:value-type="string" office:string-value="0:00" calcext:value-type="string">
            <text:p>0:00</text:p>
          </table:table-cell>
          <table:table-cell table:number-columns-repeated="2"/>
        </table:table-row>
        <table:table-row table:style-name="ro8">
          <table:table-cell table:number-columns-repeated="7"/>
          <table:table-cell table:style-name="ce94" table:formula="of:=CONCATENATE(TRUNC([.B44]/60;0);&quot;:&quot;;TEXT(MOD([.B44];60);&quot;00&quot;))" office:value-type="string" office:string-value="0:00" calcext:value-type="string">
            <text:p>0:00</text:p>
          </table:table-cell>
          <table:table-cell table:number-columns-repeated="2"/>
        </table:table-row>
        <table:table-row table:style-name="ro8">
          <table:table-cell table:number-columns-repeated="7"/>
          <table:table-cell table:style-name="ce94" table:formula="of:=CONCATENATE(TRUNC([.B45]/60;0);&quot;:&quot;;TEXT(MOD([.B45];60);&quot;00&quot;))" office:value-type="string" office:string-value="0:00" calcext:value-type="string">
            <text:p>0:00</text:p>
          </table:table-cell>
          <table:table-cell table:number-columns-repeated="2"/>
        </table:table-row>
        <table:table-row table:style-name="ro8">
          <table:table-cell table:number-columns-repeated="7"/>
          <table:table-cell table:style-name="ce94" table:formula="of:=CONCATENATE(TRUNC([.B46]/60;0);&quot;:&quot;;TEXT(MOD([.B46];60);&quot;00&quot;))" office:value-type="string" office:string-value="0:00" calcext:value-type="string">
            <text:p>0:00</text:p>
          </table:table-cell>
          <table:table-cell table:number-columns-repeated="2"/>
        </table:table-row>
        <table:table-row table:style-name="ro8">
          <table:table-cell table:number-columns-repeated="7"/>
          <table:table-cell table:style-name="ce94" table:formula="of:=CONCATENATE(TRUNC([.B47]/60;0);&quot;:&quot;;TEXT(MOD([.B47];60);&quot;00&quot;))" office:value-type="string" office:string-value="0:00" calcext:value-type="string">
            <text:p>0:00</text:p>
          </table:table-cell>
          <table:table-cell table:number-columns-repeated="2"/>
        </table:table-row>
        <table:table-row table:style-name="ro8">
          <table:table-cell table:number-columns-repeated="7"/>
          <table:table-cell table:style-name="ce94" table:formula="of:=CONCATENATE(TRUNC([.B48]/60;0);&quot;:&quot;;TEXT(MOD([.B48];60);&quot;00&quot;))" office:value-type="string" office:string-value="0:00" calcext:value-type="string">
            <text:p>0:00</text:p>
          </table:table-cell>
          <table:table-cell table:number-columns-repeated="2"/>
        </table:table-row>
        <table:table-row table:style-name="ro8">
          <table:table-cell table:number-columns-repeated="7"/>
          <table:table-cell table:style-name="ce94" table:formula="of:=CONCATENATE(TRUNC([.B49]/60;0);&quot;:&quot;;TEXT(MOD([.B49];60);&quot;00&quot;))" office:value-type="string" office:string-value="0:00" calcext:value-type="string">
            <text:p>0:00</text:p>
          </table:table-cell>
          <table:table-cell table:number-columns-repeated="2"/>
        </table:table-row>
        <table:table-row table:style-name="ro8">
          <table:table-cell table:number-columns-repeated="7"/>
          <table:table-cell table:style-name="ce94" table:formula="of:=CONCATENATE(TRUNC([.B50]/60;0);&quot;:&quot;;TEXT(MOD([.B50];60);&quot;00&quot;))" office:value-type="string" office:string-value="0:00" calcext:value-type="string">
            <text:p>0:00</text:p>
          </table:table-cell>
          <table:table-cell table:number-columns-repeated="2"/>
        </table:table-row>
        <table:table-row table:style-name="ro8">
          <table:table-cell table:number-columns-repeated="7"/>
          <table:table-cell table:style-name="ce94" table:formula="of:=CONCATENATE(TRUNC([.B51]/60;0);&quot;:&quot;;TEXT(MOD([.B51];60);&quot;00&quot;))" office:value-type="string" office:string-value="0:00" calcext:value-type="string">
            <text:p>0:00</text:p>
          </table:table-cell>
          <table:table-cell table:number-columns-repeated="2"/>
        </table:table-row>
        <table:table-row table:style-name="ro8">
          <table:table-cell table:number-columns-repeated="7"/>
          <table:table-cell table:style-name="ce94" table:formula="of:=CONCATENATE(TRUNC([.D52]/60;0);&quot;:&quot;;TEXT(MOD([.D52];60);&quot;00&quot;))" office:value-type="string" office:string-value="0:00" calcext:value-type="string">
            <text:p>0:00</text:p>
          </table:table-cell>
          <table:table-cell table:number-columns-repeated="2"/>
        </table:table-row>
        <table:table-row table:style-name="ro8">
          <table:table-cell table:number-columns-repeated="7"/>
          <table:table-cell table:style-name="ce94" table:formula="of:=CONCATENATE(TRUNC([.D53]/60;0);&quot;:&quot;;TEXT(MOD([.D53];60);&quot;00&quot;))" office:value-type="string" office:string-value="0:00" calcext:value-type="string">
            <text:p>0:00</text:p>
          </table:table-cell>
          <table:table-cell table:number-columns-repeated="2"/>
        </table:table-row>
        <table:table-row table:style-name="ro8">
          <table:table-cell table:number-columns-repeated="7"/>
          <table:table-cell table:style-name="ce94" table:formula="of:=CONCATENATE(TRUNC([.D54]/60;0);&quot;:&quot;;TEXT(MOD([.D54];60);&quot;00&quot;))" office:value-type="string" office:string-value="0:00" calcext:value-type="string">
            <text:p>0:00</text:p>
          </table:table-cell>
          <table:table-cell table:number-columns-repeated="2"/>
        </table:table-row>
        <table:table-row table:style-name="ro8">
          <table:table-cell table:number-columns-repeated="7"/>
          <table:table-cell table:style-name="ce94" table:formula="of:=CONCATENATE(TRUNC([.D55]/60;0);&quot;:&quot;;TEXT(MOD([.D55];60);&quot;00&quot;))" office:value-type="string" office:string-value="0:00" calcext:value-type="string">
            <text:p>0:00</text:p>
          </table:table-cell>
          <table:table-cell table:number-columns-repeated="2"/>
        </table:table-row>
        <table:table-row table:style-name="ro8">
          <table:table-cell table:number-columns-repeated="7"/>
          <table:table-cell table:style-name="ce94" table:formula="of:=CONCATENATE(TRUNC([.D56]/60;0);&quot;:&quot;;TEXT(MOD([.D56];60);&quot;00&quot;))" office:value-type="string" office:string-value="0:00" calcext:value-type="string">
            <text:p>0:00</text:p>
          </table:table-cell>
          <table:table-cell table:number-columns-repeated="2"/>
        </table:table-row>
        <table:table-row table:style-name="ro8">
          <table:table-cell table:number-columns-repeated="7"/>
          <table:table-cell table:style-name="ce94" table:formula="of:=CONCATENATE(TRUNC([.D57]/60;0);&quot;:&quot;;TEXT(MOD([.D57];60);&quot;00&quot;))" office:value-type="string" office:string-value="0:00" calcext:value-type="string">
            <text:p>0:00</text:p>
          </table:table-cell>
          <table:table-cell table:number-columns-repeated="2"/>
        </table:table-row>
        <table:table-row table:style-name="ro8">
          <table:table-cell table:number-columns-repeated="7"/>
          <table:table-cell table:style-name="ce94" table:formula="of:=CONCATENATE(TRUNC([.D58]/60;0);&quot;:&quot;;TEXT(MOD([.D58];60);&quot;00&quot;))" office:value-type="string" office:string-value="0:00" calcext:value-type="string">
            <text:p>0:00</text:p>
          </table:table-cell>
          <table:table-cell table:number-columns-repeated="2"/>
        </table:table-row>
        <table:table-row table:style-name="ro8">
          <table:table-cell table:number-columns-repeated="7"/>
          <table:table-cell table:style-name="ce94" table:formula="of:=CONCATENATE(TRUNC([.D59]/60;0);&quot;:&quot;;TEXT(MOD([.D59];60);&quot;00&quot;))" office:value-type="string" office:string-value="0:00" calcext:value-type="string">
            <text:p>0:00</text:p>
          </table:table-cell>
          <table:table-cell table:number-columns-repeated="2"/>
        </table:table-row>
        <table:table-row table:style-name="ro8">
          <table:table-cell table:number-columns-repeated="7"/>
          <table:table-cell table:style-name="ce94" table:formula="of:=CONCATENATE(TRUNC([.D60]/60;0);&quot;:&quot;;TEXT(MOD([.D60];60);&quot;00&quot;))" office:value-type="string" office:string-value="0:00" calcext:value-type="string">
            <text:p>0:00</text:p>
          </table:table-cell>
          <table:table-cell table:number-columns-repeated="2"/>
        </table:table-row>
        <table:table-row table:style-name="ro8">
          <table:table-cell table:number-columns-repeated="7"/>
          <table:table-cell table:style-name="ce94" table:formula="of:=CONCATENATE(TRUNC([.D61]/60;0);&quot;:&quot;;TEXT(MOD([.D61];60);&quot;00&quot;))" office:value-type="string" office:string-value="0:00" calcext:value-type="string">
            <text:p>0:00</text:p>
          </table:table-cell>
          <table:table-cell table:number-columns-repeated="2"/>
        </table:table-row>
        <table:table-row table:style-name="ro8">
          <table:table-cell table:number-columns-repeated="7"/>
          <table:table-cell table:style-name="ce94" table:formula="of:=CONCATENATE(TRUNC([.D62]/60;0);&quot;:&quot;;TEXT(MOD([.D62];60);&quot;00&quot;))" office:value-type="string" office:string-value="0:00" calcext:value-type="string">
            <text:p>0:00</text:p>
          </table:table-cell>
          <table:table-cell table:number-columns-repeated="2"/>
        </table:table-row>
        <table:table-row table:style-name="ro8">
          <table:table-cell table:number-columns-repeated="7"/>
          <table:table-cell table:style-name="ce94" table:formula="of:=CONCATENATE(TRUNC([.D63]/60;0);&quot;:&quot;;TEXT(MOD([.D63];60);&quot;00&quot;))" office:value-type="string" office:string-value="0:00" calcext:value-type="string">
            <text:p>0:00</text:p>
          </table:table-cell>
          <table:table-cell table:number-columns-repeated="2"/>
        </table:table-row>
        <table:table-row table:style-name="ro8">
          <table:table-cell table:number-columns-repeated="7"/>
          <table:table-cell table:style-name="ce94" table:formula="of:=CONCATENATE(TRUNC([.D64]/60;0);&quot;:&quot;;TEXT(MOD([.D64];60);&quot;00&quot;))" office:value-type="string" office:string-value="0:00" calcext:value-type="string">
            <text:p>0:00</text:p>
          </table:table-cell>
          <table:table-cell table:number-columns-repeated="2"/>
        </table:table-row>
        <table:table-row table:style-name="ro8">
          <table:table-cell table:number-columns-repeated="7"/>
          <table:table-cell table:style-name="ce94" table:formula="of:=CONCATENATE(TRUNC([.D65]/60;0);&quot;:&quot;;TEXT(MOD([.D65];60);&quot;00&quot;))" office:value-type="string" office:string-value="0:00" calcext:value-type="string">
            <text:p>0:00</text:p>
          </table:table-cell>
          <table:table-cell table:number-columns-repeated="2"/>
        </table:table-row>
        <table:table-row table:style-name="ro8">
          <table:table-cell table:number-columns-repeated="7"/>
          <table:table-cell table:style-name="ce94" table:formula="of:=CONCATENATE(TRUNC([.D66]/60;0);&quot;:&quot;;TEXT(MOD([.D66];60);&quot;00&quot;))" office:value-type="string" office:string-value="0:00" calcext:value-type="string">
            <text:p>0:00</text:p>
          </table:table-cell>
          <table:table-cell table:number-columns-repeated="2"/>
        </table:table-row>
        <table:table-row table:style-name="ro8">
          <table:table-cell table:number-columns-repeated="7"/>
          <table:table-cell table:style-name="ce94" table:formula="of:=CONCATENATE(TRUNC([.D67]/60;0);&quot;:&quot;;TEXT(MOD([.D67];60);&quot;00&quot;))" office:value-type="string" office:string-value="0:00" calcext:value-type="string">
            <text:p>0:00</text:p>
          </table:table-cell>
          <table:table-cell table:number-columns-repeated="2"/>
        </table:table-row>
        <table:table-row table:style-name="ro8">
          <table:table-cell table:number-columns-repeated="7"/>
          <table:table-cell table:style-name="ce94" table:formula="of:=CONCATENATE(TRUNC([.D68]/60;0);&quot;:&quot;;TEXT(MOD([.D68];60);&quot;00&quot;))" office:value-type="string" office:string-value="0:00" calcext:value-type="string">
            <text:p>0:00</text:p>
          </table:table-cell>
          <table:table-cell table:number-columns-repeated="2"/>
        </table:table-row>
        <table:table-row table:style-name="ro8">
          <table:table-cell table:number-columns-repeated="7"/>
          <table:table-cell table:style-name="ce94" table:formula="of:=CONCATENATE(TRUNC([.D69]/60;0);&quot;:&quot;;TEXT(MOD([.D69];60);&quot;00&quot;))" office:value-type="string" office:string-value="0:00" calcext:value-type="string">
            <text:p>0:00</text:p>
          </table:table-cell>
          <table:table-cell table:number-columns-repeated="2"/>
        </table:table-row>
        <table:table-row table:style-name="ro8">
          <table:table-cell table:number-columns-repeated="7"/>
          <table:table-cell table:style-name="ce94" table:formula="of:=CONCATENATE(TRUNC([.D70]/60;0);&quot;:&quot;;TEXT(MOD([.D70];60);&quot;00&quot;))" office:value-type="string" office:string-value="0:00" calcext:value-type="string">
            <text:p>0:00</text:p>
          </table:table-cell>
          <table:table-cell table:number-columns-repeated="2"/>
        </table:table-row>
        <table:table-row table:style-name="ro8">
          <table:table-cell table:number-columns-repeated="7"/>
          <table:table-cell table:style-name="ce94" table:formula="of:=CONCATENATE(TRUNC([.D71]/60;0);&quot;:&quot;;TEXT(MOD([.D71];60);&quot;00&quot;))" office:value-type="string" office:string-value="0:00" calcext:value-type="string">
            <text:p>0:00</text:p>
          </table:table-cell>
          <table:table-cell table:number-columns-repeated="2"/>
        </table:table-row>
        <table:table-row table:style-name="ro8">
          <table:table-cell table:number-columns-repeated="7"/>
          <table:table-cell table:style-name="ce94" table:formula="of:=CONCATENATE(TRUNC([.D72]/60;0);&quot;:&quot;;TEXT(MOD([.D72];60);&quot;00&quot;))" office:value-type="string" office:string-value="0:00" calcext:value-type="string">
            <text:p>0:00</text:p>
          </table:table-cell>
          <table:table-cell table:number-columns-repeated="2"/>
        </table:table-row>
        <table:table-row table:style-name="ro8">
          <table:table-cell table:number-columns-repeated="7"/>
          <table:table-cell table:style-name="ce94" table:formula="of:=CONCATENATE(TRUNC([.D73]/60;0);&quot;:&quot;;TEXT(MOD([.D73];60);&quot;00&quot;))" office:value-type="string" office:string-value="0:00" calcext:value-type="string">
            <text:p>0:00</text:p>
          </table:table-cell>
          <table:table-cell table:number-columns-repeated="2"/>
        </table:table-row>
        <table:table-row table:style-name="ro8">
          <table:table-cell table:number-columns-repeated="7"/>
          <table:table-cell table:style-name="ce94" table:formula="of:=CONCATENATE(TRUNC([.D74]/60;0);&quot;:&quot;;TEXT(MOD([.D74];60);&quot;00&quot;))" office:value-type="string" office:string-value="0:00" calcext:value-type="string">
            <text:p>0:00</text:p>
          </table:table-cell>
          <table:table-cell table:number-columns-repeated="2"/>
        </table:table-row>
        <table:table-row table:style-name="ro8">
          <table:table-cell table:number-columns-repeated="7"/>
          <table:table-cell table:style-name="ce94" table:formula="of:=CONCATENATE(TRUNC([.D75]/60;0);&quot;:&quot;;TEXT(MOD([.D75];60);&quot;00&quot;))" office:value-type="string" office:string-value="0:00" calcext:value-type="string">
            <text:p>0:00</text:p>
          </table:table-cell>
          <table:table-cell table:number-columns-repeated="2"/>
        </table:table-row>
        <table:table-row table:style-name="ro8">
          <table:table-cell table:number-columns-repeated="7"/>
          <table:table-cell table:style-name="ce94" table:formula="of:=CONCATENATE(TRUNC([.D76]/60;0);&quot;:&quot;;TEXT(MOD([.D76];60);&quot;00&quot;))" office:value-type="string" office:string-value="0:00" calcext:value-type="string">
            <text:p>0:00</text:p>
          </table:table-cell>
          <table:table-cell table:number-columns-repeated="2"/>
        </table:table-row>
        <table:table-row table:style-name="ro8">
          <table:table-cell table:number-columns-repeated="7"/>
          <table:table-cell table:style-name="ce94" table:formula="of:=CONCATENATE(TRUNC([.D77]/60;0);&quot;:&quot;;TEXT(MOD([.D77];60);&quot;00&quot;))" office:value-type="string" office:string-value="0:00" calcext:value-type="string">
            <text:p>0:00</text:p>
          </table:table-cell>
          <table:table-cell table:number-columns-repeated="2"/>
        </table:table-row>
        <table:table-row table:style-name="ro8">
          <table:table-cell table:number-columns-repeated="7"/>
          <table:table-cell table:style-name="ce94" table:formula="of:=CONCATENATE(TRUNC([.D78]/60;0);&quot;:&quot;;TEXT(MOD([.D78];60);&quot;00&quot;))" office:value-type="string" office:string-value="0:00" calcext:value-type="string">
            <text:p>0:00</text:p>
          </table:table-cell>
          <table:table-cell table:number-columns-repeated="2"/>
        </table:table-row>
        <table:table-row table:style-name="ro8">
          <table:table-cell table:number-columns-repeated="7"/>
          <table:table-cell table:style-name="ce94" table:formula="of:=CONCATENATE(TRUNC([.D79]/60;0);&quot;:&quot;;TEXT(MOD([.D79];60);&quot;00&quot;))" office:value-type="string" office:string-value="0:00" calcext:value-type="string">
            <text:p>0:00</text:p>
          </table:table-cell>
          <table:table-cell table:number-columns-repeated="2"/>
        </table:table-row>
        <table:table-row table:style-name="ro8">
          <table:table-cell table:number-columns-repeated="7"/>
          <table:table-cell table:style-name="ce94" table:formula="of:=CONCATENATE(TRUNC([.D80]/60;0);&quot;:&quot;;TEXT(MOD([.D80];60);&quot;00&quot;))" office:value-type="string" office:string-value="0:00" calcext:value-type="string">
            <text:p>0:00</text:p>
          </table:table-cell>
          <table:table-cell table:number-columns-repeated="2"/>
        </table:table-row>
        <table:table-row table:style-name="ro8">
          <table:table-cell table:number-columns-repeated="7"/>
          <table:table-cell table:style-name="ce94" table:formula="of:=CONCATENATE(TRUNC([.D81]/60;0);&quot;:&quot;;TEXT(MOD([.D81];60);&quot;00&quot;))" office:value-type="string" office:string-value="0:00" calcext:value-type="string">
            <text:p>0:00</text:p>
          </table:table-cell>
          <table:table-cell table:number-columns-repeated="2"/>
        </table:table-row>
        <table:table-row table:style-name="ro8">
          <table:table-cell table:number-columns-repeated="7"/>
          <table:table-cell table:style-name="ce94" table:formula="of:=CONCATENATE(TRUNC([.D82]/60;0);&quot;:&quot;;TEXT(MOD([.D82];60);&quot;00&quot;))" office:value-type="string" office:string-value="0:00" calcext:value-type="string">
            <text:p>0:00</text:p>
          </table:table-cell>
          <table:table-cell table:number-columns-repeated="2"/>
        </table:table-row>
        <table:table-row table:style-name="ro8">
          <table:table-cell table:number-columns-repeated="7"/>
          <table:table-cell table:style-name="ce94" table:formula="of:=CONCATENATE(TRUNC([.D83]/60;0);&quot;:&quot;;TEXT(MOD([.D83];60);&quot;00&quot;))" office:value-type="string" office:string-value="0:00" calcext:value-type="string">
            <text:p>0:00</text:p>
          </table:table-cell>
          <table:table-cell table:number-columns-repeated="2"/>
        </table:table-row>
        <table:table-row table:style-name="ro8">
          <table:table-cell table:number-columns-repeated="7"/>
          <table:table-cell table:style-name="ce94" table:formula="of:=CONCATENATE(TRUNC([.D84]/60;0);&quot;:&quot;;TEXT(MOD([.D84];60);&quot;00&quot;))" office:value-type="string" office:string-value="0:00" calcext:value-type="string">
            <text:p>0:00</text:p>
          </table:table-cell>
          <table:table-cell table:number-columns-repeated="2"/>
        </table:table-row>
        <table:table-row table:style-name="ro8">
          <table:table-cell table:number-columns-repeated="7"/>
          <table:table-cell table:style-name="ce94" table:formula="of:=CONCATENATE(TRUNC([.D85]/60;0);&quot;:&quot;;TEXT(MOD([.D85];60);&quot;00&quot;))" office:value-type="string" office:string-value="0:00" calcext:value-type="string">
            <text:p>0:00</text:p>
          </table:table-cell>
          <table:table-cell table:number-columns-repeated="2"/>
        </table:table-row>
        <table:table-row table:style-name="ro8">
          <table:table-cell table:number-columns-repeated="7"/>
          <table:table-cell table:style-name="ce94" table:formula="of:=CONCATENATE(TRUNC([.D86]/60;0);&quot;:&quot;;TEXT(MOD([.D86];60);&quot;00&quot;))" office:value-type="string" office:string-value="0:00" calcext:value-type="string">
            <text:p>0:00</text:p>
          </table:table-cell>
          <table:table-cell table:number-columns-repeated="2"/>
        </table:table-row>
        <table:table-row table:style-name="ro8">
          <table:table-cell table:number-columns-repeated="7"/>
          <table:table-cell table:style-name="ce94" table:formula="of:=CONCATENATE(TRUNC([.D87]/60;0);&quot;:&quot;;TEXT(MOD([.D87];60);&quot;00&quot;))" office:value-type="string" office:string-value="0:00" calcext:value-type="string">
            <text:p>0:00</text:p>
          </table:table-cell>
          <table:table-cell table:number-columns-repeated="2"/>
        </table:table-row>
        <table:table-row table:style-name="ro8">
          <table:table-cell table:number-columns-repeated="7"/>
          <table:table-cell table:style-name="ce94" table:formula="of:=CONCATENATE(TRUNC([.D88]/60;0);&quot;:&quot;;TEXT(MOD([.D88];60);&quot;00&quot;))" office:value-type="string" office:string-value="0:00" calcext:value-type="string">
            <text:p>0:00</text:p>
          </table:table-cell>
          <table:table-cell table:number-columns-repeated="2"/>
        </table:table-row>
        <table:table-row table:style-name="ro8">
          <table:table-cell table:number-columns-repeated="7"/>
          <table:table-cell table:style-name="ce94" table:formula="of:=CONCATENATE(TRUNC([.D89]/60;0);&quot;:&quot;;TEXT(MOD([.D89];60);&quot;00&quot;))" office:value-type="string" office:string-value="0:00" calcext:value-type="string">
            <text:p>0:00</text:p>
          </table:table-cell>
          <table:table-cell table:number-columns-repeated="2"/>
        </table:table-row>
        <table:table-row table:style-name="ro8">
          <table:table-cell table:number-columns-repeated="7"/>
          <table:table-cell table:style-name="ce94" table:formula="of:=CONCATENATE(TRUNC([.D90]/60;0);&quot;:&quot;;TEXT(MOD([.D90];60);&quot;00&quot;))" office:value-type="string" office:string-value="0:00" calcext:value-type="string">
            <text:p>0:00</text:p>
          </table:table-cell>
          <table:table-cell table:number-columns-repeated="2"/>
        </table:table-row>
        <table:table-row table:style-name="ro8">
          <table:table-cell table:number-columns-repeated="7"/>
          <table:table-cell table:style-name="ce94" table:formula="of:=CONCATENATE(TRUNC([.D91]/60;0);&quot;:&quot;;TEXT(MOD([.D91];60);&quot;00&quot;))" office:value-type="string" office:string-value="0:00" calcext:value-type="string">
            <text:p>0:00</text:p>
          </table:table-cell>
          <table:table-cell table:number-columns-repeated="2"/>
        </table:table-row>
        <table:table-row table:style-name="ro8">
          <table:table-cell table:number-columns-repeated="7"/>
          <table:table-cell table:style-name="ce94" table:formula="of:=CONCATENATE(TRUNC([.D92]/60;0);&quot;:&quot;;TEXT(MOD([.D92];60);&quot;00&quot;))" office:value-type="string" office:string-value="0:00" calcext:value-type="string">
            <text:p>0:00</text:p>
          </table:table-cell>
          <table:table-cell table:number-columns-repeated="2"/>
        </table:table-row>
        <table:table-row table:style-name="ro8">
          <table:table-cell table:number-columns-repeated="7"/>
          <table:table-cell table:style-name="ce94" table:formula="of:=CONCATENATE(TRUNC([.D93]/60;0);&quot;:&quot;;TEXT(MOD([.D93];60);&quot;00&quot;))" office:value-type="string" office:string-value="0:00" calcext:value-type="string">
            <text:p>0:00</text:p>
          </table:table-cell>
          <table:table-cell table:number-columns-repeated="2"/>
        </table:table-row>
        <table:table-row table:style-name="ro8">
          <table:table-cell table:number-columns-repeated="7"/>
          <table:table-cell table:style-name="ce94" table:formula="of:=CONCATENATE(TRUNC([.D94]/60;0);&quot;:&quot;;TEXT(MOD([.D94];60);&quot;00&quot;))" office:value-type="string" office:string-value="0:00" calcext:value-type="string">
            <text:p>0:00</text:p>
          </table:table-cell>
          <table:table-cell table:number-columns-repeated="2"/>
        </table:table-row>
        <table:table-row table:style-name="ro8">
          <table:table-cell table:number-columns-repeated="7"/>
          <table:table-cell table:style-name="ce94" table:formula="of:=CONCATENATE(TRUNC([.D95]/60;0);&quot;:&quot;;TEXT(MOD([.D95];60);&quot;00&quot;))" office:value-type="string" office:string-value="0:00" calcext:value-type="string">
            <text:p>0:00</text:p>
          </table:table-cell>
          <table:table-cell table:number-columns-repeated="2"/>
        </table:table-row>
        <table:table-row table:style-name="ro8">
          <table:table-cell table:number-columns-repeated="7"/>
          <table:table-cell table:style-name="ce94" table:formula="of:=CONCATENATE(TRUNC([.D96]/60;0);&quot;:&quot;;TEXT(MOD([.D96];60);&quot;00&quot;))" office:value-type="string" office:string-value="0:00" calcext:value-type="string">
            <text:p>0:00</text:p>
          </table:table-cell>
          <table:table-cell table:number-columns-repeated="2"/>
        </table:table-row>
        <table:table-row table:style-name="ro8">
          <table:table-cell table:number-columns-repeated="7"/>
          <table:table-cell table:style-name="ce94" table:formula="of:=CONCATENATE(TRUNC([.D97]/60;0);&quot;:&quot;;TEXT(MOD([.D97];60);&quot;00&quot;))" office:value-type="string" office:string-value="0:00" calcext:value-type="string">
            <text:p>0:00</text:p>
          </table:table-cell>
          <table:table-cell table:number-columns-repeated="2"/>
        </table:table-row>
        <table:table-row table:style-name="ro8">
          <table:table-cell table:number-columns-repeated="7"/>
          <table:table-cell table:style-name="ce94" table:formula="of:=CONCATENATE(TRUNC([.D98]/60;0);&quot;:&quot;;TEXT(MOD([.D98];60);&quot;00&quot;))" office:value-type="string" office:string-value="0:00" calcext:value-type="string">
            <text:p>0:00</text:p>
          </table:table-cell>
          <table:table-cell table:number-columns-repeated="2"/>
        </table:table-row>
        <table:table-row table:style-name="ro8">
          <table:table-cell table:number-columns-repeated="7"/>
          <table:table-cell table:style-name="ce94" table:formula="of:=CONCATENATE(TRUNC([.D99]/60;0);&quot;:&quot;;TEXT(MOD([.D99];60);&quot;00&quot;))" office:value-type="string" office:string-value="0:00" calcext:value-type="string">
            <text:p>0:00</text:p>
          </table:table-cell>
          <table:table-cell table:number-columns-repeated="2"/>
        </table:table-row>
        <table:table-row table:style-name="ro8">
          <table:table-cell table:number-columns-repeated="7"/>
          <table:table-cell table:style-name="ce94" table:formula="of:=CONCATENATE(TRUNC([.D100]/60;0);&quot;:&quot;;TEXT(MOD([.D100];60);&quot;00&quot;))" office:value-type="string" office:string-value="0:00" calcext:value-type="string">
            <text:p>0:00</text:p>
          </table:table-cell>
          <table:table-cell table:number-columns-repeated="2"/>
        </table:table-row>
        <table:table-row table:style-name="ro8">
          <table:table-cell table:number-columns-repeated="7"/>
          <table:table-cell table:style-name="ce94" table:formula="of:=CONCATENATE(TRUNC([.D101]/60;0);&quot;:&quot;;TEXT(MOD([.D101];60);&quot;00&quot;))" office:value-type="string" office:string-value="0:00" calcext:value-type="string">
            <text:p>0:00</text:p>
          </table:table-cell>
          <table:table-cell table:number-columns-repeated="2"/>
        </table:table-row>
        <table:table-row table:style-name="ro8">
          <table:table-cell table:number-columns-repeated="7"/>
          <table:table-cell table:style-name="ce94" table:formula="of:=CONCATENATE(TRUNC([.D102]/60;0);&quot;:&quot;;TEXT(MOD([.D102];60);&quot;00&quot;))" office:value-type="string" office:string-value="0:00" calcext:value-type="string">
            <text:p>0:00</text:p>
          </table:table-cell>
          <table:table-cell table:number-columns-repeated="2"/>
        </table:table-row>
        <table:table-row table:style-name="ro8">
          <table:table-cell table:number-columns-repeated="7"/>
          <table:table-cell table:style-name="ce94" table:formula="of:=CONCATENATE(TRUNC([.D103]/60;0);&quot;:&quot;;TEXT(MOD([.D103];60);&quot;00&quot;))" office:value-type="string" office:string-value="0:00" calcext:value-type="string">
            <text:p>0:00</text:p>
          </table:table-cell>
          <table:table-cell table:number-columns-repeated="2"/>
        </table:table-row>
        <table:table-row table:style-name="ro8">
          <table:table-cell table:number-columns-repeated="7"/>
          <table:table-cell table:style-name="ce94" table:formula="of:=CONCATENATE(TRUNC([.D104]/60;0);&quot;:&quot;;TEXT(MOD([.D104];60);&quot;00&quot;))" office:value-type="string" office:string-value="0:00" calcext:value-type="string">
            <text:p>0:00</text:p>
          </table:table-cell>
          <table:table-cell table:number-columns-repeated="2"/>
        </table:table-row>
        <table:table-row table:style-name="ro8">
          <table:table-cell table:number-columns-repeated="7"/>
          <table:table-cell table:style-name="ce94" table:formula="of:=CONCATENATE(TRUNC([.D105]/60;0);&quot;:&quot;;TEXT(MOD([.D105];60);&quot;00&quot;))" office:value-type="string" office:string-value="0:00" calcext:value-type="string">
            <text:p>0:00</text:p>
          </table:table-cell>
          <table:table-cell table:number-columns-repeated="2"/>
        </table:table-row>
        <table:table-row table:style-name="ro8">
          <table:table-cell table:number-columns-repeated="7"/>
          <table:table-cell table:style-name="ce94" table:formula="of:=CONCATENATE(TRUNC([.D106]/60;0);&quot;:&quot;;TEXT(MOD([.D106];60);&quot;00&quot;))" office:value-type="string" office:string-value="0:00" calcext:value-type="string">
            <text:p>0:00</text:p>
          </table:table-cell>
          <table:table-cell table:number-columns-repeated="2"/>
        </table:table-row>
        <table:table-row table:style-name="ro8">
          <table:table-cell table:number-columns-repeated="7"/>
          <table:table-cell table:style-name="ce94" table:formula="of:=CONCATENATE(TRUNC([.D107]/60;0);&quot;:&quot;;TEXT(MOD([.D107];60);&quot;00&quot;))" office:value-type="string" office:string-value="0:00" calcext:value-type="string">
            <text:p>0:00</text:p>
          </table:table-cell>
          <table:table-cell table:number-columns-repeated="2"/>
        </table:table-row>
        <table:table-row table:style-name="ro8">
          <table:table-cell table:number-columns-repeated="7"/>
          <table:table-cell table:style-name="ce94" table:formula="of:=CONCATENATE(TRUNC([.D108]/60;0);&quot;:&quot;;TEXT(MOD([.D108];60);&quot;00&quot;))" office:value-type="string" office:string-value="0:00" calcext:value-type="string">
            <text:p>0:00</text:p>
          </table:table-cell>
          <table:table-cell table:number-columns-repeated="2"/>
        </table:table-row>
        <table:table-row table:style-name="ro8">
          <table:table-cell table:number-columns-repeated="7"/>
          <table:table-cell table:style-name="ce94" table:formula="of:=CONCATENATE(TRUNC([.D109]/60;0);&quot;:&quot;;TEXT(MOD([.D109];60);&quot;00&quot;))" office:value-type="string" office:string-value="0:00" calcext:value-type="string">
            <text:p>0:00</text:p>
          </table:table-cell>
          <table:table-cell table:number-columns-repeated="2"/>
        </table:table-row>
        <table:table-row table:style-name="ro8">
          <table:table-cell table:number-columns-repeated="7"/>
          <table:table-cell table:style-name="ce94" table:formula="of:=CONCATENATE(TRUNC([.D110]/60;0);&quot;:&quot;;TEXT(MOD([.D110];60);&quot;00&quot;))" office:value-type="string" office:string-value="0:00" calcext:value-type="string">
            <text:p>0:00</text:p>
          </table:table-cell>
          <table:table-cell table:number-columns-repeated="2"/>
        </table:table-row>
        <table:table-row table:style-name="ro8">
          <table:table-cell table:number-columns-repeated="7"/>
          <table:table-cell table:style-name="ce94" table:formula="of:=CONCATENATE(TRUNC([.D111]/60;0);&quot;:&quot;;TEXT(MOD([.D111];60);&quot;00&quot;))" office:value-type="string" office:string-value="0:00" calcext:value-type="string">
            <text:p>0:00</text:p>
          </table:table-cell>
          <table:table-cell table:number-columns-repeated="2"/>
        </table:table-row>
        <table:table-row table:style-name="ro8">
          <table:table-cell table:number-columns-repeated="7"/>
          <table:table-cell table:style-name="ce94" table:formula="of:=CONCATENATE(TRUNC([.D112]/60;0);&quot;:&quot;;TEXT(MOD([.D112];60);&quot;00&quot;))" office:value-type="string" office:string-value="0:00" calcext:value-type="string">
            <text:p>0:00</text:p>
          </table:table-cell>
          <table:table-cell table:number-columns-repeated="2"/>
        </table:table-row>
        <table:table-row table:style-name="ro8">
          <table:table-cell table:number-columns-repeated="7"/>
          <table:table-cell table:style-name="ce94" table:formula="of:=CONCATENATE(TRUNC([.D113]/60;0);&quot;:&quot;;TEXT(MOD([.D113];60);&quot;00&quot;))" office:value-type="string" office:string-value="0:00" calcext:value-type="string">
            <text:p>0:00</text:p>
          </table:table-cell>
          <table:table-cell table:number-columns-repeated="2"/>
        </table:table-row>
        <table:table-row table:style-name="ro8">
          <table:table-cell table:number-columns-repeated="7"/>
          <table:table-cell table:style-name="ce94" table:formula="of:=CONCATENATE(TRUNC([.D114]/60;0);&quot;:&quot;;TEXT(MOD([.D114];60);&quot;00&quot;))" office:value-type="string" office:string-value="0:00" calcext:value-type="string">
            <text:p>0:00</text:p>
          </table:table-cell>
          <table:table-cell table:number-columns-repeated="2"/>
        </table:table-row>
        <table:table-row table:style-name="ro8">
          <table:table-cell table:number-columns-repeated="7"/>
          <table:table-cell table:style-name="ce94" table:formula="of:=CONCATENATE(TRUNC([.D115]/60;0);&quot;:&quot;;TEXT(MOD([.D115];60);&quot;00&quot;))" office:value-type="string" office:string-value="0:00" calcext:value-type="string">
            <text:p>0:00</text:p>
          </table:table-cell>
          <table:table-cell table:number-columns-repeated="2"/>
        </table:table-row>
        <table:table-row table:style-name="ro8">
          <table:table-cell table:number-columns-repeated="7"/>
          <table:table-cell table:style-name="ce94" table:formula="of:=CONCATENATE(TRUNC([.D116]/60;0);&quot;:&quot;;TEXT(MOD([.D116];60);&quot;00&quot;))" office:value-type="string" office:string-value="0:00" calcext:value-type="string">
            <text:p>0:00</text:p>
          </table:table-cell>
          <table:table-cell table:number-columns-repeated="2"/>
        </table:table-row>
        <table:table-row table:style-name="ro8">
          <table:table-cell table:number-columns-repeated="7"/>
          <table:table-cell table:style-name="ce94" table:formula="of:=CONCATENATE(TRUNC([.D117]/60;0);&quot;:&quot;;TEXT(MOD([.D117];60);&quot;00&quot;))" office:value-type="string" office:string-value="0:00" calcext:value-type="string">
            <text:p>0:00</text:p>
          </table:table-cell>
          <table:table-cell table:number-columns-repeated="2"/>
        </table:table-row>
        <table:table-row table:style-name="ro8">
          <table:table-cell table:number-columns-repeated="7"/>
          <table:table-cell table:style-name="ce94" table:formula="of:=CONCATENATE(TRUNC([.D118]/60;0);&quot;:&quot;;TEXT(MOD([.D118];60);&quot;00&quot;))" office:value-type="string" office:string-value="0:00" calcext:value-type="string">
            <text:p>0:00</text:p>
          </table:table-cell>
          <table:table-cell table:number-columns-repeated="2"/>
        </table:table-row>
        <table:table-row table:style-name="ro8">
          <table:table-cell table:number-columns-repeated="7"/>
          <table:table-cell table:style-name="ce94" table:formula="of:=CONCATENATE(TRUNC([.D119]/60;0);&quot;:&quot;;TEXT(MOD([.D119];60);&quot;00&quot;))" office:value-type="string" office:string-value="0:00" calcext:value-type="string">
            <text:p>0:00</text:p>
          </table:table-cell>
          <table:table-cell table:number-columns-repeated="2"/>
        </table:table-row>
        <table:table-row table:style-name="ro8">
          <table:table-cell table:number-columns-repeated="7"/>
          <table:table-cell table:style-name="ce94" table:formula="of:=CONCATENATE(TRUNC([.D120]/60;0);&quot;:&quot;;TEXT(MOD([.D120];60);&quot;00&quot;))" office:value-type="string" office:string-value="0:00" calcext:value-type="string">
            <text:p>0:00</text:p>
          </table:table-cell>
          <table:table-cell table:number-columns-repeated="2"/>
        </table:table-row>
        <table:table-row table:style-name="ro8">
          <table:table-cell table:number-columns-repeated="7"/>
          <table:table-cell table:style-name="ce94" table:formula="of:=CONCATENATE(TRUNC([.D121]/60;0);&quot;:&quot;;TEXT(MOD([.D121];60);&quot;00&quot;))" office:value-type="string" office:string-value="0:00" calcext:value-type="string">
            <text:p>0:00</text:p>
          </table:table-cell>
          <table:table-cell table:number-columns-repeated="2"/>
        </table:table-row>
        <table:table-row table:style-name="ro8">
          <table:table-cell table:number-columns-repeated="7"/>
          <table:table-cell table:style-name="ce94" table:formula="of:=CONCATENATE(TRUNC([.D122]/60;0);&quot;:&quot;;TEXT(MOD([.D122];60);&quot;00&quot;))" office:value-type="string" office:string-value="0:00" calcext:value-type="string">
            <text:p>0:00</text:p>
          </table:table-cell>
          <table:table-cell table:number-columns-repeated="2"/>
        </table:table-row>
        <table:table-row table:style-name="ro8">
          <table:table-cell table:number-columns-repeated="7"/>
          <table:table-cell table:style-name="ce94" table:formula="of:=CONCATENATE(TRUNC([.D123]/60;0);&quot;:&quot;;TEXT(MOD([.D123];60);&quot;00&quot;))" office:value-type="string" office:string-value="0:00" calcext:value-type="string">
            <text:p>0:00</text:p>
          </table:table-cell>
          <table:table-cell table:number-columns-repeated="2"/>
        </table:table-row>
        <table:table-row table:style-name="ro8">
          <table:table-cell table:number-columns-repeated="7"/>
          <table:table-cell table:style-name="ce94" table:formula="of:=CONCATENATE(TRUNC([.D124]/60;0);&quot;:&quot;;TEXT(MOD([.D124];60);&quot;00&quot;))" office:value-type="string" office:string-value="0:00" calcext:value-type="string">
            <text:p>0:00</text:p>
          </table:table-cell>
          <table:table-cell table:number-columns-repeated="2"/>
        </table:table-row>
        <table:table-row table:style-name="ro8">
          <table:table-cell table:number-columns-repeated="7"/>
          <table:table-cell table:style-name="ce94" table:formula="of:=CONCATENATE(TRUNC([.D125]/60;0);&quot;:&quot;;TEXT(MOD([.D125];60);&quot;00&quot;))" office:value-type="string" office:string-value="0:00" calcext:value-type="string">
            <text:p>0:00</text:p>
          </table:table-cell>
          <table:table-cell table:number-columns-repeated="2"/>
        </table:table-row>
        <table:table-row table:style-name="ro8">
          <table:table-cell table:number-columns-repeated="7"/>
          <table:table-cell table:style-name="ce94" table:formula="of:=CONCATENATE(TRUNC([.D126]/60;0);&quot;:&quot;;TEXT(MOD([.D126];60);&quot;00&quot;))" office:value-type="string" office:string-value="0:00" calcext:value-type="string">
            <text:p>0:00</text:p>
          </table:table-cell>
          <table:table-cell table:number-columns-repeated="2"/>
        </table:table-row>
        <table:table-row table:style-name="ro8">
          <table:table-cell table:number-columns-repeated="7"/>
          <table:table-cell table:style-name="ce94" table:formula="of:=CONCATENATE(TRUNC([.D127]/60;0);&quot;:&quot;;TEXT(MOD([.D127];60);&quot;00&quot;))" office:value-type="string" office:string-value="0:00" calcext:value-type="string">
            <text:p>0:00</text:p>
          </table:table-cell>
          <table:table-cell table:number-columns-repeated="2"/>
        </table:table-row>
        <table:table-row table:style-name="ro8">
          <table:table-cell table:number-columns-repeated="7"/>
          <table:table-cell table:style-name="ce94" table:formula="of:=CONCATENATE(TRUNC([.D128]/60;0);&quot;:&quot;;TEXT(MOD([.D128];60);&quot;00&quot;))" office:value-type="string" office:string-value="0:00" calcext:value-type="string">
            <text:p>0:00</text:p>
          </table:table-cell>
          <table:table-cell table:number-columns-repeated="2"/>
        </table:table-row>
        <table:table-row table:style-name="ro8">
          <table:table-cell table:number-columns-repeated="7"/>
          <table:table-cell table:style-name="ce94" table:formula="of:=CONCATENATE(TRUNC([.D129]/60;0);&quot;:&quot;;TEXT(MOD([.D129];60);&quot;00&quot;))" office:value-type="string" office:string-value="0:00" calcext:value-type="string">
            <text:p>0:00</text:p>
          </table:table-cell>
          <table:table-cell table:number-columns-repeated="2"/>
        </table:table-row>
        <table:table-row table:style-name="ro8">
          <table:table-cell table:number-columns-repeated="7"/>
          <table:table-cell table:style-name="ce94" table:formula="of:=CONCATENATE(TRUNC([.D130]/60;0);&quot;:&quot;;TEXT(MOD([.D130];60);&quot;00&quot;))" office:value-type="string" office:string-value="0:00" calcext:value-type="string">
            <text:p>0:00</text:p>
          </table:table-cell>
          <table:table-cell table:number-columns-repeated="2"/>
        </table:table-row>
        <table:table-row table:style-name="ro8">
          <table:table-cell table:number-columns-repeated="7"/>
          <table:table-cell table:style-name="ce94" table:formula="of:=CONCATENATE(TRUNC([.D131]/60;0);&quot;:&quot;;TEXT(MOD([.D131];60);&quot;00&quot;))" office:value-type="string" office:string-value="0:00" calcext:value-type="string">
            <text:p>0:00</text:p>
          </table:table-cell>
          <table:table-cell table:number-columns-repeated="2"/>
        </table:table-row>
        <table:table-row table:style-name="ro8">
          <table:table-cell table:number-columns-repeated="7"/>
          <table:table-cell table:style-name="ce94" table:formula="of:=CONCATENATE(TRUNC([.D132]/60;0);&quot;:&quot;;TEXT(MOD([.D132];60);&quot;00&quot;))" office:value-type="string" office:string-value="0:00" calcext:value-type="string">
            <text:p>0:00</text:p>
          </table:table-cell>
          <table:table-cell table:number-columns-repeated="2"/>
        </table:table-row>
        <table:table-row table:style-name="ro8">
          <table:table-cell table:number-columns-repeated="7"/>
          <table:table-cell table:style-name="ce94" table:formula="of:=CONCATENATE(TRUNC([.D133]/60;0);&quot;:&quot;;TEXT(MOD([.D133];60);&quot;00&quot;))" office:value-type="string" office:string-value="0:00" calcext:value-type="string">
            <text:p>0:00</text:p>
          </table:table-cell>
          <table:table-cell table:number-columns-repeated="2"/>
        </table:table-row>
        <table:table-row table:style-name="ro8">
          <table:table-cell table:number-columns-repeated="7"/>
          <table:table-cell table:style-name="ce94" table:formula="of:=CONCATENATE(TRUNC([.D134]/60;0);&quot;:&quot;;TEXT(MOD([.D134];60);&quot;00&quot;))" office:value-type="string" office:string-value="0:00" calcext:value-type="string">
            <text:p>0:00</text:p>
          </table:table-cell>
          <table:table-cell table:number-columns-repeated="2"/>
        </table:table-row>
        <table:table-row table:style-name="ro8">
          <table:table-cell table:number-columns-repeated="7"/>
          <table:table-cell table:style-name="ce94" table:formula="of:=CONCATENATE(TRUNC([.D135]/60;0);&quot;:&quot;;TEXT(MOD([.D135];60);&quot;00&quot;))" office:value-type="string" office:string-value="0:00" calcext:value-type="string">
            <text:p>0:00</text:p>
          </table:table-cell>
          <table:table-cell table:number-columns-repeated="2"/>
        </table:table-row>
        <table:table-row table:style-name="ro8">
          <table:table-cell table:number-columns-repeated="7"/>
          <table:table-cell table:style-name="ce94" table:formula="of:=CONCATENATE(TRUNC([.D136]/60;0);&quot;:&quot;;TEXT(MOD([.D136];60);&quot;00&quot;))" office:value-type="string" office:string-value="0:00" calcext:value-type="string">
            <text:p>0:00</text:p>
          </table:table-cell>
          <table:table-cell table:number-columns-repeated="2"/>
        </table:table-row>
        <table:table-row table:style-name="ro8">
          <table:table-cell table:number-columns-repeated="7"/>
          <table:table-cell table:style-name="ce94" table:formula="of:=CONCATENATE(TRUNC([.D137]/60;0);&quot;:&quot;;TEXT(MOD([.D137];60);&quot;00&quot;))" office:value-type="string" office:string-value="0:00" calcext:value-type="string">
            <text:p>0:00</text:p>
          </table:table-cell>
          <table:table-cell table:number-columns-repeated="2"/>
        </table:table-row>
        <table:table-row table:style-name="ro8">
          <table:table-cell table:number-columns-repeated="7"/>
          <table:table-cell table:style-name="ce94" table:formula="of:=CONCATENATE(TRUNC([.D138]/60;0);&quot;:&quot;;TEXT(MOD([.D138];60);&quot;00&quot;))" office:value-type="string" office:string-value="0:00" calcext:value-type="string">
            <text:p>0:00</text:p>
          </table:table-cell>
          <table:table-cell table:number-columns-repeated="2"/>
        </table:table-row>
        <table:table-row table:style-name="ro8">
          <table:table-cell table:number-columns-repeated="7"/>
          <table:table-cell table:style-name="ce94" table:formula="of:=CONCATENATE(TRUNC([.D139]/60;0);&quot;:&quot;;TEXT(MOD([.D139];60);&quot;00&quot;))" office:value-type="string" office:string-value="0:00" calcext:value-type="string">
            <text:p>0:00</text:p>
          </table:table-cell>
          <table:table-cell table:number-columns-repeated="2"/>
        </table:table-row>
        <table:table-row table:style-name="ro8">
          <table:table-cell table:number-columns-repeated="7"/>
          <table:table-cell table:style-name="ce94" table:formula="of:=CONCATENATE(TRUNC([.D140]/60;0);&quot;:&quot;;TEXT(MOD([.D140];60);&quot;00&quot;))" office:value-type="string" office:string-value="0:00" calcext:value-type="string">
            <text:p>0:00</text:p>
          </table:table-cell>
          <table:table-cell table:number-columns-repeated="2"/>
        </table:table-row>
        <table:table-row table:style-name="ro8">
          <table:table-cell table:number-columns-repeated="7"/>
          <table:table-cell table:style-name="ce94" table:formula="of:=CONCATENATE(TRUNC([.D141]/60;0);&quot;:&quot;;TEXT(MOD([.D141];60);&quot;00&quot;))" office:value-type="string" office:string-value="0:00" calcext:value-type="string">
            <text:p>0:00</text:p>
          </table:table-cell>
          <table:table-cell table:number-columns-repeated="2"/>
        </table:table-row>
        <table:table-row table:style-name="ro8">
          <table:table-cell table:number-columns-repeated="7"/>
          <table:table-cell table:style-name="ce94" table:formula="of:=CONCATENATE(TRUNC([.D142]/60;0);&quot;:&quot;;TEXT(MOD([.D142];60);&quot;00&quot;))" office:value-type="string" office:string-value="0:00" calcext:value-type="string">
            <text:p>0:00</text:p>
          </table:table-cell>
          <table:table-cell table:number-columns-repeated="2"/>
        </table:table-row>
        <table:table-row table:style-name="ro8">
          <table:table-cell table:number-columns-repeated="7"/>
          <table:table-cell table:style-name="ce94" table:formula="of:=CONCATENATE(TRUNC([.D143]/60;0);&quot;:&quot;;TEXT(MOD([.D143];60);&quot;00&quot;))" office:value-type="string" office:string-value="0:00" calcext:value-type="string">
            <text:p>0:00</text:p>
          </table:table-cell>
          <table:table-cell table:number-columns-repeated="2"/>
        </table:table-row>
        <table:table-row table:style-name="ro8">
          <table:table-cell table:number-columns-repeated="7"/>
          <table:table-cell table:style-name="ce94" table:formula="of:=CONCATENATE(TRUNC([.D144]/60;0);&quot;:&quot;;TEXT(MOD([.D144];60);&quot;00&quot;))" office:value-type="string" office:string-value="0:00" calcext:value-type="string">
            <text:p>0:00</text:p>
          </table:table-cell>
          <table:table-cell table:number-columns-repeated="2"/>
        </table:table-row>
        <table:table-row table:style-name="ro8">
          <table:table-cell table:number-columns-repeated="7"/>
          <table:table-cell table:style-name="ce94" table:formula="of:=CONCATENATE(TRUNC([.D145]/60;0);&quot;:&quot;;TEXT(MOD([.D145];60);&quot;00&quot;))" office:value-type="string" office:string-value="0:00" calcext:value-type="string">
            <text:p>0:00</text:p>
          </table:table-cell>
          <table:table-cell table:number-columns-repeated="2"/>
        </table:table-row>
        <table:table-row table:style-name="ro8">
          <table:table-cell table:number-columns-repeated="7"/>
          <table:table-cell table:style-name="ce94" table:formula="of:=CONCATENATE(TRUNC([.D146]/60;0);&quot;:&quot;;TEXT(MOD([.D146];60);&quot;00&quot;))" office:value-type="string" office:string-value="0:00" calcext:value-type="string">
            <text:p>0:00</text:p>
          </table:table-cell>
          <table:table-cell table:number-columns-repeated="2"/>
        </table:table-row>
        <table:table-row table:style-name="ro8">
          <table:table-cell table:number-columns-repeated="7"/>
          <table:table-cell table:style-name="ce94" table:formula="of:=CONCATENATE(TRUNC([.D147]/60;0);&quot;:&quot;;TEXT(MOD([.D147];60);&quot;00&quot;))" office:value-type="string" office:string-value="0:00" calcext:value-type="string">
            <text:p>0:00</text:p>
          </table:table-cell>
          <table:table-cell table:number-columns-repeated="2"/>
        </table:table-row>
        <table:table-row table:style-name="ro8">
          <table:table-cell table:number-columns-repeated="7"/>
          <table:table-cell table:style-name="ce94" table:formula="of:=CONCATENATE(TRUNC([.D148]/60;0);&quot;:&quot;;TEXT(MOD([.D148];60);&quot;00&quot;))" office:value-type="string" office:string-value="0:00" calcext:value-type="string">
            <text:p>0:00</text:p>
          </table:table-cell>
          <table:table-cell table:number-columns-repeated="2"/>
        </table:table-row>
        <table:table-row table:style-name="ro8">
          <table:table-cell table:number-columns-repeated="7"/>
          <table:table-cell table:style-name="ce94" table:formula="of:=CONCATENATE(TRUNC([.D149]/60;0);&quot;:&quot;;TEXT(MOD([.D149];60);&quot;00&quot;))" office:value-type="string" office:string-value="0:00" calcext:value-type="string">
            <text:p>0:00</text:p>
          </table:table-cell>
          <table:table-cell table:number-columns-repeated="2"/>
        </table:table-row>
        <table:table-row table:style-name="ro8">
          <table:table-cell table:number-columns-repeated="7"/>
          <table:table-cell table:style-name="ce94" table:formula="of:=CONCATENATE(TRUNC([.D150]/60;0);&quot;:&quot;;TEXT(MOD([.D150];60);&quot;00&quot;))" office:value-type="string" office:string-value="0:00" calcext:value-type="string">
            <text:p>0:00</text:p>
          </table:table-cell>
          <table:table-cell table:number-columns-repeated="2"/>
        </table:table-row>
        <table:table-row table:style-name="ro8">
          <table:table-cell table:number-columns-repeated="7"/>
          <table:table-cell table:style-name="ce94" table:formula="of:=CONCATENATE(TRUNC([.D151]/60;0);&quot;:&quot;;TEXT(MOD([.D151];60);&quot;00&quot;))" office:value-type="string" office:string-value="0:00" calcext:value-type="string">
            <text:p>0:00</text:p>
          </table:table-cell>
          <table:table-cell table:number-columns-repeated="2"/>
        </table:table-row>
        <table:table-row table:style-name="ro8">
          <table:table-cell table:number-columns-repeated="7"/>
          <table:table-cell table:style-name="ce94" table:formula="of:=CONCATENATE(TRUNC([.D152]/60;0);&quot;:&quot;;TEXT(MOD([.D152];60);&quot;00&quot;))" office:value-type="string" office:string-value="0:00" calcext:value-type="string">
            <text:p>0:00</text:p>
          </table:table-cell>
          <table:table-cell table:number-columns-repeated="2"/>
        </table:table-row>
        <table:table-row table:style-name="ro8">
          <table:table-cell table:number-columns-repeated="7"/>
          <table:table-cell table:style-name="ce94" table:formula="of:=CONCATENATE(TRUNC([.D153]/60;0);&quot;:&quot;;TEXT(MOD([.D153];60);&quot;00&quot;))" office:value-type="string" office:string-value="0:00" calcext:value-type="string">
            <text:p>0:00</text:p>
          </table:table-cell>
          <table:table-cell table:number-columns-repeated="2"/>
        </table:table-row>
        <table:table-row table:style-name="ro8">
          <table:table-cell table:number-columns-repeated="7"/>
          <table:table-cell table:style-name="ce94" table:formula="of:=CONCATENATE(TRUNC([.D154]/60;0);&quot;:&quot;;TEXT(MOD([.D154];60);&quot;00&quot;))" office:value-type="string" office:string-value="0:00" calcext:value-type="string">
            <text:p>0:00</text:p>
          </table:table-cell>
          <table:table-cell table:number-columns-repeated="2"/>
        </table:table-row>
        <table:table-row table:style-name="ro8">
          <table:table-cell table:number-columns-repeated="7"/>
          <table:table-cell table:style-name="ce94" table:formula="of:=CONCATENATE(TRUNC([.D155]/60;0);&quot;:&quot;;TEXT(MOD([.D155];60);&quot;00&quot;))" office:value-type="string" office:string-value="0:00" calcext:value-type="string">
            <text:p>0:00</text:p>
          </table:table-cell>
          <table:table-cell table:number-columns-repeated="2"/>
        </table:table-row>
        <table:table-row table:style-name="ro8" table:number-rows-repeated="1048420">
          <table:table-cell table:number-columns-repeated="10"/>
        </table:table-row>
        <table:table-row table:style-name="ro8">
          <table:table-cell table:number-columns-repeated="10"/>
        </table:table-row>
      </table:table>
      <table:table table:name="Documentacao" table:style-name="ta1" table:print="false">
        <office:forms form:automatic-focus="false" form:apply-design-mode="false"/>
        <table:shapes>
          <draw:frame draw:z-index="4" draw:name="Figuras 8" draw:style-name="gr6" draw:text-style-name="P3" svg:width="162.78mm" svg:height="85.39mm" svg:x="4.71mm" svg:y="621.53mm">
            <draw:image xlink:href="">
              <text:p/>
            </draw:image>
          </draw:frame>
        </table:shapes>
        <table:table-column table:style-name="co12" table:number-columns-repeated="8" table:default-cell-style-name="Default"/>
        <table:table-column table:style-name="co22" table:default-cell-style-name="Default"/>
        <table:table-column table:style-name="co12" table:number-columns-repeated="2" table:default-cell-style-name="Default"/>
        <table:table-row table:style-name="ro9">
          <table:table-cell table:style-name="ce96" office:value-type="string" calcext:value-type="string" table:number-columns-spanned="9" table:number-rows-spanned="1">
            <text:p>Planilha de Auxílio à apropriação</text:p>
          </table:table-cell>
          <table:covered-table-cell table:number-columns-repeated="8"/>
          <table:table-cell table:number-columns-repeated="2"/>
        </table:table-row>
        <table:table-row table:style-name="ro10">
          <table:table-cell table:style-name="ce97" office:value-type="string" calcext:value-type="string">
            <text:p>1. Configurações iniciais</text:p>
          </table:table-cell>
          <table:table-cell table:number-columns-repeated="10"/>
        </table:table-row>
        <table:table-row table:style-name="ro11">
          <table:table-cell table:style-name="ce97" office:value-type="string" calcext:value-type="string">
            <text:p>1.1. Associar atalhos de teclados às macros do documento</text:p>
          </table:table-cell>
          <table:table-cell table:number-columns-repeated="10"/>
        </table:table-row>
        <table:table-row table:style-name="ro11">
          <table:table-cell table:style-name="ce97" office:value-type="string" calcext:value-type="string">
            <text:p>Escolha a opção “Ferramentas --&gt; Personalizar”</text:p>
          </table:table-cell>
          <table:table-cell table:number-columns-repeated="10"/>
        </table:table-row>
        <table:table-row table:style-name="ro7">
          <table:table-cell>
            <draw:frame table:end-cell-address="Documentacao.D29" table:end-x="2.17mm" table:end-y="3.33mm" draw:z-index="0" draw:name="Figuras 1" draw:style-name="gr6" draw:text-style-name="P3" svg:width="69.39mm" svg:height="111.41mm" svg:x="0.79mm" svg:y="0.29mm">
              <draw:image xlink:href="">
                <text:p/>
              </draw:image>
            </draw:frame>
          </table:table-cell>
          <table:table-cell table:number-columns-repeated="10"/>
        </table:table-row>
        <table:table-row table:style-name="ro7" table:number-rows-repeated="23">
          <table:table-cell table:number-columns-repeated="11"/>
        </table:table-row>
        <table:table-row table:style-name="ro12">
          <table:table-cell table:number-columns-repeated="11"/>
        </table:table-row>
        <table:table-row table:style-name="ro11">
          <table:table-cell table:style-name="ce98" office:value-type="string" calcext:value-type="string">
            <text:p>Na aba “Teclado” escolha a opção “Carregar”</text:p>
          </table:table-cell>
          <table:table-cell table:number-columns-repeated="10"/>
        </table:table-row>
        <table:table-row table:style-name="ro7">
          <table:table-cell>
            <draw:frame table:end-cell-address="Documentacao.I69" table:end-x="12.8mm" table:end-y="1.83mm" draw:z-index="1" draw:name="Figuras 2" draw:style-name="gr6" draw:text-style-name="P3" svg:width="192.52mm" svg:height="174.64mm" svg:x="1.62mm" svg:y="0.49mm">
              <draw:image xlink:href="">
                <text:p/>
              </draw:image>
            </draw:frame>
          </table:table-cell>
          <table:table-cell table:number-columns-repeated="10"/>
        </table:table-row>
        <table:table-row table:style-name="ro7" table:number-rows-repeated="35">
          <table:table-cell table:number-columns-repeated="11"/>
        </table:table-row>
        <table:table-row table:style-name="ro11">
          <table:table-cell table:style-name="ce99"/>
          <table:table-cell table:number-columns-repeated="10"/>
        </table:table-row>
        <table:table-row table:style-name="ro7">
          <table:table-cell table:number-columns-repeated="11"/>
        </table:table-row>
        <table:table-row table:style-name="ro13">
          <table:table-cell table:style-name="ce99"/>
          <table:table-cell table:number-columns-repeated="10"/>
        </table:table-row>
        <table:table-row table:style-name="ro11">
          <table:table-cell table:style-name="ce98" office:value-type="string" calcext:value-type="string">
            <text:p>Informe o arquivo keys-openoffice.zip</text:p>
          </table:table-cell>
          <table:table-cell table:number-columns-repeated="10"/>
        </table:table-row>
        <table:table-row table:style-name="ro7">
          <table:table-cell>
            <draw:frame table:end-cell-address="Documentacao.I93" table:end-x="14.03mm" table:end-y="2.26mm" draw:z-index="2" draw:name="Figuras 3" draw:style-name="gr6" draw:text-style-name="P3" svg:width="195.37mm" svg:height="97.08mm" svg:x="0mm" svg:y="4.53mm">
              <draw:image xlink:href="">
                <text:p/>
              </draw:image>
            </draw:frame>
          </table:table-cell>
          <table:table-cell table:number-columns-repeated="10"/>
        </table:table-row>
        <table:table-row table:style-name="ro7" table:number-rows-repeated="22">
          <table:table-cell table:number-columns-repeated="11"/>
        </table:table-row>
        <table:table-row table:style-name="ro14">
          <table:table-cell table:number-columns-repeated="11"/>
        </table:table-row>
        <table:table-row table:style-name="ro11">
          <table:table-cell table:style-name="ce98" office:value-type="string" calcext:value-type="string">
            <text:p>1.2. Segurança das macros</text:p>
          </table:table-cell>
          <table:table-cell table:number-columns-repeated="10"/>
        </table:table-row>
        <table:table-row table:style-name="ro15">
          <table:table-cell table:style-name="ce100" office:value-type="string" calcext:value-type="string">
            <text:p>Se você recebeu uma mensagem assim, ou parecida, siga os passos para configurar permanentemente </text:p>
            <text:p>a execução das macros deste documento.</text:p>
          </table:table-cell>
          <table:table-cell table:number-columns-repeated="10"/>
        </table:table-row>
        <table:table-row table:style-name="ro16">
          <table:table-cell table:style-name="ce100">
            <draw:frame table:end-cell-address="Documentacao.G97" table:end-x="2.85mm" table:end-y="43.11mm" draw:z-index="5" draw:name="Figuras 6" draw:style-name="gr6" draw:text-style-name="P3" svg:width="138.86mm" svg:height="39.41mm" svg:x="0mm" svg:y="3.7mm">
              <draw:image xlink:href="">
                <text:p/>
              </draw:image>
            </draw:frame>
          </table:table-cell>
          <table:table-cell table:number-columns-repeated="10"/>
        </table:table-row>
        <table:table-row table:style-name="ro17">
          <table:table-cell table:style-name="ce100" office:value-type="string" calcext:value-type="string">
            <text:p>Use o menu Ferramentas → Opções. Na árvore selecione <text:s/>“Segurança” e clique no botão “Segurança de macros”</text:p>
          </table:table-cell>
          <table:table-cell table:number-columns-repeated="10"/>
        </table:table-row>
        <table:table-row table:style-name="ro18">
          <table:table-cell table:style-name="ce100">
            <draw:frame table:end-cell-address="Documentacao.H99" table:end-x="7.95mm" table:end-y="73.54mm" draw:z-index="3" draw:name="Figuras 7" draw:style-name="gr6" draw:text-style-name="P3" svg:width="166.61mm" svg:height="67.21mm" svg:x="0mm" svg:y="6.35mm">
              <draw:image xlink:href="">
                <text:p/>
              </draw:image>
            </draw:frame>
          </table:table-cell>
          <table:table-cell table:number-columns-repeated="10"/>
        </table:table-row>
        <table:table-row table:style-name="ro19">
          <table:table-cell table:number-columns-repeated="11"/>
        </table:table-row>
        <table:table-row table:style-name="ro20">
          <table:table-cell office:value-type="string" calcext:value-type="string">
            <text:p>No diálogo que foi aberto, clique em 1 “Fontes Confiáveis” em seguida, em 2 “Adicionar...” e navegue para a pasta onde a planilha está. </text:p>
            <text:p>No exemplo: “/home/54706424372/Documentos/apropriacao” (3,4). Clique no botão “ok”. </text:p>
            <text:p><text:span text:style-name="T2">Feche e abra</text:span> novamente o BrOffice para que a alteração tenha efeito.</text:p>
          </table:table-cell>
          <table:table-cell table:number-columns-repeated="10"/>
        </table:table-row>
        <table:table-row table:style-name="ro20">
          <table:table-cell table:style-name="ce98" office:value-type="string" calcext:value-type="string">
            <text:p>1.3 Configuração da planilha</text:p>
          </table:table-cell>
          <table:table-cell table:number-columns-repeated="10"/>
        </table:table-row>
        <table:table-row table:style-name="ro21">
          <table:table-cell>
            <draw:frame table:end-cell-address="Documentacao.G103" table:end-x="18.48mm" table:end-y="37.96mm" draw:z-index="6" draw:name="Figuras 11" draw:style-name="gr6" draw:text-style-name="P3" svg:width="154.49mm" svg:height="33.16mm" svg:x="0mm" svg:y="4.82mm">
              <draw:image xlink:href="">
                <text:p/>
              </draw:image>
            </draw:frame>
          </table:table-cell>
          <table:table-cell table:number-columns-repeated="10"/>
        </table:table-row>
        <table:table-row table:style-name="ro22">
          <table:table-cell office:value-type="string" calcext:value-type="string">
            <text:p><text:span text:style-name="T3">Na aba “Config” preencha os campos. “login.cpf” e “browser.type”. Os browser suportados são “firefox” e “chrome”.</text:span></text:p>
            <text:p><text:span text:style-name="T3">Se for usado o “firefox”, pode ser especificado um</text:span></text:p>
            <text:p><text:span text:style-name="T3">profile através da propriedade “browser.firefox.profile”</text:span></text:p>
          </table:table-cell>
          <table:table-cell table:number-columns-repeated="10"/>
        </table:table-row>
        <table:table-row table:style-name="ro23">
          <table:table-cell table:style-name="ce101" office:value-type="string" calcext:value-type="string">
            <text:p>3. Usando a planilha</text:p>
          </table:table-cell>
          <table:table-cell table:number-columns-repeated="10"/>
        </table:table-row>
        <table:table-row table:style-name="ro24">
          <table:table-cell table:style-name="ce99" office:value-type="string" calcext:value-type="string" table:number-columns-spanned="11" table:number-rows-spanned="1">
            <text:p>Usando o atalho CTRL+T numa célula da coluna “Data” a macro preenche a célula com a data corrente e</text:p>
            <text:p>célula Início com a hora corrente;</text:p>
            <text:p>Se estiver numa célula das colunas “Inicio” ou “Fim” a macro preenche somente a hora corrente na célula ativa</text:p>
          </table:table-cell>
          <table:covered-table-cell table:number-columns-repeated="10"/>
        </table:table-row>
        <table:table-row table:style-name="ro25">
          <table:table-cell table:style-name="ce99">
            <draw:frame table:end-cell-address="Documentacao.I107" table:end-x="68.47mm" table:end-y="40.77mm" draw:z-index="7" draw:name="Figuras 4" draw:style-name="gr6" draw:text-style-name="P3" svg:width="249.81mm" svg:height="36.63mm" svg:x="0mm" svg:y="4.14mm">
              <draw:image xlink:href="">
                <text:p/>
              </draw:image>
            </draw:frame>
          </table:table-cell>
          <table:table-cell table:number-columns-repeated="10"/>
        </table:table-row>
        <table:table-row table:style-name="ro26">
          <table:table-cell table:style-name="ce99" office:value-type="string" calcext:value-type="string">
            <text:p>Você pode ainda reiniciar uma tarefa existente. Para isso, clique numa célula da tarefa que se deseja reiniciar e tecle CTRL+D. </text:p>
            <text:p>A planilha vai finalizar a última atividade e iniciar a atividade da linha que foi acionado o CTRL+D.</text:p>
          </table:table-cell>
          <table:table-cell table:number-columns-repeated="10"/>
        </table:table-row>
        <table:table-row table:style-name="ro27">
          <table:table-cell table:style-name="ce99">
            <draw:frame table:end-cell-address="Documentacao.L109" table:end-x="19.95mm" table:end-y="18.57mm" draw:z-index="8" draw:name="Figuras 9" draw:style-name="gr6" draw:text-style-name="P3" svg:width="322.65mm" svg:height="13.77mm" svg:x="0mm" svg:y="4.82mm">
              <draw:image xlink:href="">
                <text:p/>
              </draw:image>
            </draw:frame>
          </table:table-cell>
          <table:table-cell table:number-columns-repeated="10"/>
        </table:table-row>
        <table:table-row table:style-name="ro28">
          <table:table-cell table:style-name="ce99"/>
          <table:table-cell table:number-columns-repeated="10"/>
        </table:table-row>
        <table:table-row table:style-name="ro29">
          <table:table-cell table:style-name="ce99"/>
          <table:table-cell table:number-columns-repeated="10"/>
        </table:table-row>
        <table:table-row table:style-name="ro11">
          <table:table-cell table:style-name="ce99"/>
          <table:table-cell table:number-columns-repeated="10"/>
        </table:table-row>
        <table:table-row table:style-name="ro11">
          <table:table-cell table:style-name="ce101" office:value-type="string" calcext:value-type="string">
            <text:p>3. Exportando valores para ALM</text:p>
          </table:table-cell>
          <table:table-cell table:number-columns-repeated="10"/>
        </table:table-row>
        <table:table-row table:style-name="ro6">
          <table:table-cell table:style-name="ce102" office:value-type="string" calcext:value-type="string" table:number-columns-spanned="10" table:number-rows-spanned="1">
            <text:p>Clique no botão 'Apropriar'... </text:p>
          </table:table-cell>
          <table:covered-table-cell table:number-columns-repeated="9"/>
          <table:table-cell/>
        </table:table-row>
        <table:table-row table:style-name="ro30">
          <table:table-cell table:style-name="ce99">
            <draw:frame table:end-cell-address="Documentacao.F115" table:end-x="13.21mm" table:end-y="44.33mm" draw:z-index="9" draw:name="Figuras 5" draw:style-name="gr6" draw:text-style-name="P3" svg:width="126.55mm" svg:height="36.34mm" svg:x="0mm" svg:y="8.01mm">
              <draw:image xlink:href="">
                <text:p/>
              </draw:image>
            </draw:frame>
          </table:table-cell>
          <table:table-cell table:number-columns-repeated="10"/>
        </table:table-row>
        <table:table-row table:style-name="ro7">
          <table:table-cell table:number-columns-repeated="11"/>
        </table:table-row>
        <table:table-row table:style-name="ro11">
          <table:table-cell table:style-name="ce98" office:value-type="string" calcext:value-type="string">
            <text:p>5. Limpando dados antigos.</text:p>
          </table:table-cell>
          <table:table-cell table:number-columns-repeated="10"/>
        </table:table-row>
        <table:table-row table:style-name="ro31">
          <table:table-cell office:value-type="string" calcext:value-type="string">
            <text:p>Use o botão “Limpar”. Ele irá apagar todos os dados que já foram apropriados. </text:p>
            <text:p>Pode-se ainda selecionar uma célula da linha até onde se deseja limpar os dados já apropriados.</text:p>
          </table:table-cell>
          <table:table-cell table:number-columns-repeated="10"/>
        </table:table-row>
        <table:table-row table:style-name="ro7">
          <table:table-cell table:number-columns-repeated="11"/>
        </table:table-row>
        <table:table-row table:style-name="ro32">
          <table:table-cell table:style-name="ce98"/>
          <table:table-cell table:number-columns-repeated="10"/>
        </table:table-row>
        <table:table-row table:style-name="ro33">
          <table:table-cell table:style-name="ce103" table:number-columns-spanned="9" table:number-rows-spanned="1"/>
          <table:covered-table-cell table:number-columns-repeated="8"/>
          <table:table-cell table:number-columns-repeated="2"/>
        </table:table-row>
        <table:table-row table:style-name="ro8">
          <table:table-cell table:number-columns-repeated="11"/>
        </table:table-row>
      </table:table>
      <table:named-expressions/>
      <table:database-ranges>
        <table:database-range table:name="dados" table:target-range-address="Registros.A2:Registros.J2" table:orientation="column"/>
      </table:database-ranges>
      <table:data-pilot-tables>
        <table:data-pilot-table table:name="DataPilot1" table:application-data="" table:target-range-address="'Resumo Apropriação'.A2:'Resumo Apropriação'.B6" table:buttons="'Resumo Apropriação'.A2 'Resumo Apropriação'.A3" table:ignore-empty-rows="true" table:identify-categories="true">
          <table:source-cell-range table:cell-range-address="Registros.A1:Registros.M202"/>
          <table:data-pilot-field table:source-field-name="Semana" table:orientation="page" table:used-hierarchy="0" table:function="auto" loext:ignore-selected-page="true" table:selected-page="">
            <table:data-pilot-level table:show-empty="false" calcext:repeat-item-labels="false">
              <table:data-pilot-members>
                <table:data-pilot-member table:name="" table:display="false" table:show-details="true"/>
              </table:data-pilot-members>
              <table:data-pilot-display-info table:enabled="false" table:display-member-mode="from-top" table:member-count="10" table:data-field="Minutos"/>
              <table:data-pilot-sort-info table:order="ascending" table:sort-mode="name"/>
              <table:data-pilot-layout-info table:add-empty-lines="false" table:layout-mode="tabular-layout"/>
            </table:data-pilot-level>
          </table:data-pilot-field>
          <table:data-pilot-field table:source-field-name="Dia" table:orientation="column" table:used-hierarchy="0" table:function="auto">
            <table:data-pilot-level table:show-empty="false" calcext:repeat-item-labels="false">
              <table:data-pilot-members>
                <table:data-pilot-member table:name=""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Item de Trabalho" table:orientation="row" table:used-hierarchy="0" table:function="auto">
            <table:data-pilot-level table:show-empty="false" calcext:repeat-item-labels="false">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 table:is-data-layout-field="true" table:orientation="row" table:used-hierarchy="-1" table:function="auto">
            <table:data-pilot-level table:show-empty="true" calcext:repeat-item-labels="false"/>
          </table:data-pilot-field>
          <table:data-pilot-field table:source-field-name="Horas (Dec)" table:orientation="data" table:used-hierarchy="0" table:function="sum">
            <table:data-pilot-level table:show-empty="false" calcext:repeat-item-labels="false">
              <table:data-pilot-members>
                <table:data-pilot-member table:name="0,00"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table>
        <table:data-pilot-table table:name="DataPilot2" table:application-data="" table:target-range-address="'Resumo Tempo Gasto'.A3:'Resumo Tempo Gasto'.B7" table:buttons="'Resumo Tempo Gasto'.A3 'Resumo Tempo Gasto'.A5" table:ignore-empty-rows="true" table:identify-categories="true">
          <table:source-cell-range table:cell-range-address="Registros.A1:Registros.J202"/>
          <table:data-pilot-field table:source-field-name="Comentário" table:orientation="row" table:used-hierarchy="0" table:function="auto">
            <table:data-pilot-level table:show-empty="false" calcext:repeat-item-labels="false">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 table:is-data-layout-field="true" table:orientation="row" table:used-hierarchy="-1" table:function="auto">
            <table:data-pilot-level table:show-empty="true" calcext:repeat-item-labels="false"/>
          </table:data-pilot-field>
          <table:data-pilot-field table:source-field-name="Minutos" table:orientation="data" table:used-hierarchy="0" table:function="sum">
            <table:data-pilot-level table:show-empty="false" calcext:repeat-item-labels="false">
              <table:data-pilot-members>
                <table:data-pilot-member table:name="0"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table>
      </table:data-pilot-tabl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Spranq eco sans" svg:font-family="'Spranq eco 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7mm"/>
      <style:text-properties style:font-name="Arial" fo:language="pt" fo:country="BR" style:font-name-asian="Lucida Sans Unicode" style:language-asian="pt" style:country-asian="BR" style:font-name-complex="Tahoma" style:language-complex="pt" style:country-complex="BR"/>
    </style:default-style>
    <style:default-style style:family="graphic">
      <style:graphic-properties svg:stroke-color="#000000" draw:fill-color="#99ccf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pt" fo:country="BR" style:letter-kerning="true" style:font-name-asian="DejaVu Sans" style:font-size-asian="24pt" style:language-asian="pt" style:country-asian="BR" style:font-name-complex="Arial1" style:font-size-complex="24pt" style:language-complex="pt" style:country-complex="BR"/>
    </style:default-style>
    <number:number-style style:name="N0">
      <number:number number:min-integer-digits="1"/>
    </number:number-style>
    <number:currency-style style:name="N108P0" style:volatile="true">
      <number:currency-symbol number:language="en" number:country="US">$</number:currency-symbol>
      <number:number number:decimal-places="2" loext:min-decimal-places="2" number:min-integer-digits="1" number:grouping="true"/>
    </number:currency-style>
    <number:currency-style style:name="N108">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8P0"/>
    </number:currency-style>
    <number:date-style style:name="N10107" number:language="pt" number:country="BR">
      <number:day number:style="long"/>
      <number:text>/</number:text>
      <number:month number:style="long"/>
      <number:text>/</number:text>
      <number:year/>
      <number:text> </number:text>
      <number:day-of-week/>
    </number:date-style>
    <number:time-style style:name="N109">
      <number:hours number:style="long"/>
      <number:minutes number:style="long"/>
    </number:time-style>
    <number:time-style style:name="N110">
      <number:hours number:style="long"/>
      <number:text>.</number:text>
      <number:minutes number:style="long"/>
    </number:time-style>
    <number:time-style style:name="N112P0" style:volatile="true">
      <number:hours number:style="long"/>
    </number:time-style>
    <number:date-style style:name="N112">
      <number:month number:style="long"/>
      <style:map style:condition="value()&gt;=0" style:apply-style-name="N112P0"/>
    </number:date-style>
    <number:number-style style:name="N113">
      <number:number number:decimal-places="1" loext:min-decimal-places="1" number:min-integer-digits="1"/>
    </number:number-style>
    <number:number-style style:name="N114">
      <number:number number:decimal-places="3" loext:min-decimal-places="3" number:min-integer-digits="1"/>
    </number:number-style>
    <number:number-style style:name="N115">
      <number:number number:decimal-places="4" loext:min-decimal-places="4" number:min-integer-digits="1"/>
    </number:number-style>
    <number:number-style style:name="N116">
      <number:number number:decimal-places="5" loext:min-decimal-places="5" number:min-integer-digits="1"/>
    </number:number-style>
    <number:number-style style:name="N117">
      <number:number number:decimal-places="6" loext:min-decimal-places="6" number:min-integer-digits="1"/>
    </number:number-style>
    <number:number-style style:name="N118">
      <number:number number:decimal-places="7" loext:min-decimal-places="7" number:min-integer-digits="1"/>
    </number:number-style>
    <number:date-style style:name="N119">
      <number:day number:style="long"/>
      <number:text>/</number:text>
      <number:month number:style="long"/>
      <number:text>/</number:text>
      <number:year/>
      <number:text> </number:text>
      <number:day-of-week/>
    </number:date-style>
    <number:date-style style:name="N10108" number:language="pt" number:country="BR">
      <number:day-of-week/>
      <number:text> </number:text>
      <number:day number:style="long"/>
      <number:text>/</number:text>
      <number:month number:style="long"/>
      <number:text>/</number:text>
      <number:year/>
    </number:date-style>
    <number:date-style style:name="N10109" number:language="pt" number:country="BR">
      <number:day-of-week/>
    </number:date-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Canto_20_do_20_Assistente_20_de_20_Dados" style:display-name="Canto do Assistente de Dados" style:family="table-cell" style:parent-style-name="Default"/>
    <style:style style:name="Valor_20_do_20_Assistente_20_de_20_Dados" style:display-name="Valor do Assistente de Dados" style:family="table-cell" style:parent-style-name="Default"/>
    <style:style style:name="Campo_20_do_20_Assistente_20_de_20_Dados" style:display-name="Campo do Assistente de Dados" style:family="table-cell" style:parent-style-name="Default"/>
    <style:style style:name="Categoria_20_do_20_Assistente_20_de_20_Dados" style:display-name="Categoria do Assistente de Dados" style:family="table-cell" style:parent-style-name="Default">
      <style:table-cell-properties style:text-align-source="fix" style:repeat-content="false"/>
      <style:paragraph-properties fo:text-align="start"/>
    </style:style>
    <style:style style:name="Título_20_do_20_Assistente_20_de_20_Dados" style:display-name="Título do Assistente de Dados" style:family="table-cell" style:parent-style-name="Default">
      <style:table-cell-properties style:text-align-source="fix" style:repeat-content="false"/>
      <style:paragraph-properties fo:text-align="start"/>
      <style:text-properties fo:font-weight="bold"/>
    </style:style>
    <style:style style:name="Resultado_20_do_20_Assistente_20_de_20_Dados" style:display-name="Resultado do Assistente de Dados" style:family="table-cell" style:parent-style-name="Default">
      <style:text-properties fo:font-weight="bold"/>
    </style:style>
    <style:style style:name="Realce" style:family="table-cell" style:parent-style-name="Default" style:data-style-name="N10107">
      <style:table-cell-properties fo:background-color="#ff0000" style:text-align-source="fix" style:repeat-content="false" fo:border="0.06pt solid #000000"/>
      <style:paragraph-properties fo:text-align="center" fo:margin-left="0mm"/>
      <style:text-properties fo:color="#ffffff" fo:font-weight="bold"/>
    </style:style>
    <style:style style:name="Aviso" style:family="table-cell" style:parent-style-name="Valor_20_do_20_Assistente_20_de_20_Dados">
      <style:table-cell-properties fo:border-bottom="none" fo:background-color="#ff0000" fo:border-left="0.99pt solid #000000" fo:border-right="2.01pt solid #000000" fo:border-top="none"/>
      <style:text-properties fo:color="#ffffff" fo:font-weight="bold"/>
    </style:style>
    <style:style style:name="Campo_20_do_20_Assistente_20_de_20_dados" style:display-name="Campo do Assistente de dados" style:family="table-cell" style:parent-style-name="Default"/>
    <style:style style:name="Canto_20_do_20_Assistente_20_de_20_dados" style:display-name="Canto do Assistente de dados" style:family="table-cell" style:parent-style-name="Default"/>
    <style:style style:name="Valor_20_do_20_Assistente_20_de_20_dados" style:display-name="Valor do Assistente de dados" style:family="table-cell" style:parent-style-name="Default"/>
    <style:style style:name="Categoria_20_do_20_Assistente_20_de_20_dados" style:display-name="Categoria do Assistente de dados" style:family="table-cell" style:parent-style-name="Default">
      <style:table-cell-properties style:text-align-source="fix" style:repeat-content="false"/>
      <style:paragraph-properties fo:text-align="start"/>
    </style:style>
    <style:style style:name="Título_20_do_20_Assistente_20_de_20_dados" style:display-name="Título do Assistente de dados" style:family="table-cell" style:parent-style-name="Default">
      <style:table-cell-properties style:text-align-source="fix" style:repeat-content="false"/>
      <style:paragraph-properties fo:text-align="start"/>
      <style:text-properties fo:font-weight="bold"/>
    </style:style>
    <style:style style:name="Resultado_20_do_20_Assistente_20_de_20_dados" style:display-name="Resultado do Assistente de dados" style:family="table-cell" style:parent-style-name="Default">
      <style:text-properties fo:font-weight="bold"/>
    </style:style>
    <style:style style:name="Sinpa" style:family="table-cell" style:parent-style-name="Default">
      <style:table-cell-properties fo:background-color="#e6e6ff"/>
    </style:style>
    <style:style style:name="GP" style:family="table-cell" style:parent-style-name="Default">
      <style:table-cell-properties fo:background-color="#ff420e"/>
      <style:text-properties fo:color="#ffffff"/>
    </style:style>
    <style:style style:name="RealceAmarelo" style:family="table-cell" style:parent-style-name="Default">
      <style:table-cell-properties fo:background-color="#ffd320"/>
      <style:text-properties style:use-window-font-color="true"/>
    </style:style>
    <style:style style:name="IMPL" style:family="table-cell" style:parent-style-name="Default">
      <style:table-cell-properties fo:background-color="#3deb3d"/>
    </style:style>
    <style:style style:name="Campo_20_da_20_tabela_20_dinâmica" style:display-name="Campo da tabela dinâmica" style:family="table-cell" style:parent-style-name="Default"/>
    <style:style style:name="Canto_20_da_20_tabela_20_dinâmica" style:display-name="Canto da tabela dinâmica" style:family="table-cell" style:parent-style-name="Default"/>
    <style:style style:name="Valor_20_da_20_tabela_20_dinâmica" style:display-name="Valor da tabela dinâmica" style:family="table-cell" style:parent-style-name="Default"/>
    <style:style style:name="Categoria_20_da_20_tabela_20_dinâmica" style:display-name="Categoria da tabela dinâmica" style:family="table-cell" style:parent-style-name="Default">
      <style:table-cell-properties style:text-align-source="fix" style:repeat-content="false"/>
      <style:paragraph-properties fo:text-align="start"/>
    </style:style>
    <style:style style:name="Título_20_da_20_tabela_20_dinâmica" style:display-name="Título da tabela dinâmica" style:family="table-cell" style:parent-style-name="Default">
      <style:table-cell-properties style:text-align-source="fix" style:repeat-content="false"/>
      <style:paragraph-properties fo:text-align="start"/>
      <style:text-properties fo:font-weight="bold"/>
    </style:style>
    <style:style style:name="Resultado_20_da_20_tabela_20_dinâmica" style:display-name="Resultado da tabela dinâmica" style:family="table-cell" style:parent-style-name="Default">
      <style:text-properties fo:font-weight="bold"/>
    </style:style>
    <draw:marker draw:name="Arrowhead_20_1" draw:display-name="Arrowhead 1" svg:viewBox="0 0 20 30" svg:d="M10 0l-10 30h20z"/>
  </office:styles>
  <office:automatic-styles>
    <style:page-layout style:name="Mpm1">
      <style:page-layout-properties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24">00/00/0000</text:date>, <text:time style:data-style-name="N2" text:time-value="09:06:50.158462780">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2.2$Linux_X86_64 LibreOffice_project/10m0$Build-2</meta:generator>
    <dc:title>SGI Auxiliator</dc:title>
    <meta:initial-creator>Marcos Lacerda</meta:initial-creator>
    <meta:creation-date>2006-11-22T08:06:45</meta:creation-date>
    <dc:date>2017-05-24T09:11:06.819453479</dc:date>
    <meta:editing-cycles>17006</meta:editing-cycles>
    <meta:editing-duration>P959DT2H10M23S</meta:editing-duration>
    <meta:print-date>2011-06-02T11:40:29</meta:print-date>
    <meta:printed-by>Marcos Pereira</meta:printed-by>
    <meta:document-statistic meta:table-count="5" meta:cell-count="1424" meta:object-count="10"/>
    <meta:user-defined meta:name="Info 1"/>
    <meta:user-defined meta:name="Info 2"/>
    <meta:user-defined meta:name="Info 3"/>
    <meta:user-defined meta:name="Info 4"/>
  </office:meta>
</office:document-meta>
</file>

<file path=Basic/Standard/Module1.xml><?xml version="1.0" encoding="utf-8"?>
<!DOCTYPE module  PUBLIC '-//OpenOffice.org//DTD OfficeDocument 1.0//EN'  'module.dtd'>
<script:module xmlns:script="http://openoffice.org/2000/script" script:name="Module1" script:language="StarBasic">'0.1 - inicial
'0.2 - fix: exec script linux
'0.3 - processar arquivo retorno
'0.4 - ajustar informacoes no SGI
'0.5 - usar maior versao do jar
'0.6 - Limpar somente os dados ja registrados
'0.7 - Informar se NÃO encontrar arquivo de retorno
'0.8 - exibir contador ao esperar por arquivo retorno
'0.9 - capturar projetos
'1.0 - ler arquivo retorno forcando encode UTF-8
'1.1 - suportar ALM
'1.2 - exportar atividades já apropriadas
'1.3 - Limpar ate a linha selecionada
'1.4 - Coluna Semana
'1.5 - Somente ALM
'1.6 - Tratamento melhorado da comparacao de versoes
'1.7 - Opcao para abrir item de trabalho
'1.8 - Abrir varios itens de trabalho no browser
'1.9 - Possibilidade recuperar titulos dos itens de trabalho; 
'1.10 - fazer escape da url de abrir browser com item de trabalho
'1.11 - Mostrar mensagems de erro durante as apropriacoes

Const VERSION = "1.11"


Const COL_REG = 0
Const COL_DATE = 1
Const COL_FINALIZAR = 2
Const COL_CONTEXTO = 3
Const COL_WORK_ITEM = 4
Const COL_COMENTARIO = 5
Const COL_TIME_INI = 6
Const COL_TIME_END = 7
Const COL_MINUTES = 8
Const COL_HOURS = 9
Const COL_HOURS_DEC = 10
Const COL_DAY_OF_WEEK  = 11
Const COL_WEEK_OF_YEAR  = 12

Const COL_LAST  = 12

Const FIRST_ROW = 1
Const MAX_ROW = 199

Const OLD_JAR_NAME = "sgi-apropriator-jar-with-dependencies.jar"

sub main
'   msgbox getJarFile("/home/54706424372/Documentos/apropriacao/")
'   writeCaptureProjectCsvFile "/home/54756424372/Documentos/apropriacao/sgi.csv"
'   importReturnFile "/home/54706424372/Documentos/apropriacao/sgi.ret"
end sub

'Capturar titulos itens de trabalho
sub CapturarTitulos
  Dim sFilename As String
  sFilename = getDocDir() &amp; "sgi.csv"  
  writeTaskCsvFile sFileName, true
  execImportApp sFilename  
end sub

'Exportar os dados para o SGI
sub export
  Dim sFilename As String
  sFilename = getDocDir() &amp; "sgi.csv"  
  writeTaskCsvFile sFileName, false
  execImportApp sFilename  
end sub

sub setActiveSheet(index as integer) 
  oDoc = thisComponent
  oSheets = oDoc.Sheets()
  oDoc.CurrentController.setActiveSheet(oSheets.getByIndex(index))
End sub

Sub writeTaskCsvFile(sFilename as String, capture as Boolean)
  Dim oDoc As Object ' The current Document
  Dim iFileNo as Integer
  Dim sLine As String
  Dim iRowsCount as Integer
  Dim oSheet As Object
  Dim oSheets As Object ' A collection of all sheets
  Dim texto as String


  iFileNo = FreeFile
  open sFilename for output as iFileNo
  
  print #iFileNo, "cfg|version|" &amp; VERSION

  'Export config  
  setActiveSheet(1)
  For row = 0 to MAX_ROW 
    if (getText(0, row) = "") Then
       Exit For
    End if
    sLine = "cfg|" &amp; getText(0, row) &amp; "|" &amp; getText(1, row)
    print #iFileNo, sLine
  Next row  

  'Capture?
  if (capture) Then
    print #iFileNo, "cap"  
  End if
  
  'Export data
  setActiveSheet(0)
  For row = FIRST_ROW to MAX_ROW 
    if (getText(COL_DATE, row) = "") Then
       Exit For
    End if

    sLine = "reg|" &amp; row
    For col = COL_REG to COL_LAST
        texto = getText(col, row)
        texto = Replace(texto, chr(10), "/n")
        sLine = sLine &amp; "|" &amp; texto
    Next col
    print #iFileNo, sLine
    iRowsCount = iRowsCount + 1

  Next row
  
  
  close #iFileNo
  
End Sub

'Duplicar a atividade selecionada
sub duplicate
    dim str as String
    dim curPos 
    curPos = ThisComponent.CurrentSelection.CellAddress

    dim freeRow 
    freeRow = getAvailableRow(curPos.row)
    
    enterString(COL_DATE, freeRow, getCurrentDateStr())
    for col = COL_DATE + 2 to COL_TIME_INI - 1
        if (Not isFormula(col, curPos.row)) Then
           setText(col, freeRow, getText(col, curPos.row))
        End if
    Next col    
    
    'verificar se finaliza anterior
    str = getText(COL_TIME_END, freeRow - 1)
    if str = "" Then
        enterString(COL_TIME_END, freeRow - 1, getCurrentTimeStr())
    End if
    
    enterString(COL_TIME_INI, freeRow, getCurrentTimeStr())
    
    saveMe()
    
end sub

sub getSelectedRow() as integer
    dim row as integer    
    row = -1 
    on error resume next
    row = ThisComponent.CurrentSelection.CellAddress.row
    getSelectedRow = row
end sub

sub getSelectedCol() as integer
    dim col as integer    
    col = -1 
    on error resume next
    col = ThisComponent.CurrentSelection.CellAddress.column
    getSelectedCol = col
end sub


'Limpar todos os dados registrados
sub clean
    Dim linhasDados(MAX_ROW, COL_LAST) as String
    Dim idxLinhasDados as Integer
    dim selectedRow as integer
    dim selectedCol as integer    

    showStatusBar "Limpando atividades apropriadas..."
    
    selectedRow = getSelectedRow()
    selectedCol = getSelectedCol()
    if (selectedRow &gt; FIRST_ROW And selectedCol = COL_DATE) Then
        if (msgbox("Limpar atividades já apropriadas até a linha " &amp; selectedRow + 1, 1) = 2) Then
           exit sub
        End if
    Else 
        selectedRow = -1
    End if
   
    'Salvar as nao apropriadas
    idxLinhasDados = -1
    for row = FIRST_ROW to MAX_ROW
      if (getText(COL_DATE, row) = "") Then
         exit for
      End if

      if (getText(COL_REG, row) &lt;&gt; "Sim" or (selectedRow &gt; 0 And row &gt; selectedRow)) Then
        idxLinhasDados = idxLinhasDados + 1       
        for col = 0 to COL_LAST
           If col = COL_DATE Then
             linhasDados(idxLinhasDados, col) = left$(getText(col, row), 8)
           Else
             linhasDados(idxLinhasDados, col) = getText(col, row)
           End if
        Next
      end if
    Next
   
    'Limpar tudo
    for row = FIRST_ROW to MAX_ROW   
      if (getText(COL_DATE, row) = "") Then
         exit for
      End if

      for col = 0 to COL_LAST
         if (col = COL_REG) Then
            setText(col, row, "Não")
         Elseif (isFormula(col, row)) Then
            'do nothing
         Else
            setText(col, row, "")
         End if
      Next col
    Next row
   
    'Restaurar as não apropriadas
    Dim qtdSalvas as Integer
    qtdSalvas = idxLinhasDados
    idxLinhasDados = 0
    if (qtdSalvas &gt;= 0) Then
        for row = FIRST_ROW to MAX_ROW         
          for col = 0 to COL_LAST
             if (isFormula(col, row)) Then
                'do nothing
             Else
                enterString(col, row, linhasDados(idxLinhasDados, col))
             End if
          Next col
          idxLinhasDados = idxLinhasDados + 1
          if (idxLinhasDados &gt; qtdSalvas) Then
              exit for
          End if
        Next row
     end if
     
     resetStatusBar
   
end sub

Sub isFormula(col as integer, row as integer) as boolean
    dim oSheet
    oSheet = ThisComponent.CurrentController.getActiveSheet()
    isFormula = oSheet.getCellByPosition(col, row).type = 3
End sub

'Setar a data corrente na linha/coluna.
sub enterString(col as integer, row as integer, str as String)
    gotoCell(col,row+1)
    enterStringCurrentCell(str)
end sub

sub enterStringCurrentCell(str as String)
    dim document   as object
    dim dispatcher as object
    
    document   = ThisComponent.CurrentController.Frame
    dispatcher = createUnoService("com.sun.star.frame.DispatchHelper")
        
    dim args2(0) as new com.sun.star.beans.PropertyValue
    args2(0).Name = "StringName"
    args2(0).Value = str
    
    dispatcher.executeDispatch(document, ".uno:EnterString", "", 0, args2())
end sub

'Manter compatibilidade com o bind (CTRL+T) da macro
'TODO Alterar bind para chamar o metodo enterCurrentDateOrTimeCurrentCell
Sub getCurrentTime()
    enterCurrentDateOrTimeCurrentCell
End sub

sub enterCurrentDateOrTimeCurrentCell()

    if (ThisComponent.CurrentSelection.CellAddress.column = COL_DATE) then
        enterStringCurrentCell getCurrentDateStr() 
    Else
        enterStringCurrentCell getCurrentTimeStr()
    End if
    
    'setar tempo inicial
    if (ThisComponent.CurrentSelection.CellAddress.column = COL_DATE) then      
        if getText(COL_TIME_INI, ThisComponent.CurrentSelection.CellAddress.row ) = "" Then
            enterString(COL_TIME_INI, ThisComponent.CurrentSelection.CellAddress.row, getCurrentTimeStr())
        End if
        gotoCell COL_COMENTARIO, ThisComponent.CurrentSelection.CellAddress.row + 1
    End if
    
    saveMe()
    
end sub

'Salvar a planilha
sub saveMe() 
  Dim document As Object
  Dim dispatcher As Object
  document = ThisComponent.CurrentController.Frame
  dispatcher = createUnoService("com.sun.star.frame.DispatchHelper")
  dispatcher.executeDispatch(document, ".uno:Save", "", 0, Array())
End sub

'Ir para a linha/coluna informada
sub gotoCell(col as integer, row as integer)
    dim document   as object
    dim dispatcher as object

    document   = ThisComponent.CurrentController.Frame
    dispatcher = createUnoService("com.sun.star.frame.DispatchHelper")

    dim args(0) as new com.sun.star.beans.PropertyValue
    args(0).Name = "ToPoint"
    args(0).Value = "$" &amp; colNumber2Letter(col) &amp; "$" &amp; row
    dispatcher.executeDispatch(document, ".uno:GoToCell", "", 0, args())
end sub

'Converter um numero de coluna na letra da coluna.
sub colNumber2Letter(col as integer) as string
    colNumber2Letter = chr(col + 65)
end sub

'Pegar a data corrente.
sub getCurrentDateStr() as String
    getCurrentDateStr = format(date, "dd/mm/yyyy")
end sub

'Pegar a hora corrente
sub getCurrentTimeStr() as String 
    getCurrentTimeStr = hour(time) &amp; ":" &amp; minute(time)
end sub

'Pegar o valor da linha/coluna na forma de string
sub getText(col as integer, row as integer) as String
    dim oSheet
    oSheet = ThisComponent.CurrentController.getActiveSheet()
    getText = oSheet.getCellByPosition(col,row).string 
end sub

'Setar texto na linha/coluna
sub setText(col as integer, row as integer, str as String)
    dim oSheet
    oSheet = ThisComponent.CurrentController.getActiveSheet()
    oSheet.getCellByPosition(col,row).string = Replace(str, "/n", chr(13))
end sub

'Pegar a proxima linha disponivel (vazia)
sub getAvailableRow(startRow as integer) as Integer
    dim i as integer
    for i = startRow to 32767
        if getText(1, i) = "" Then
           getAvailableRow = i
           exit sub
        end if
    next
    getAvailableRow = -1 
end sub

'Pegar a pasta onde esta este documento
Sub getDocDir() As String
  Dim sURL As String ' Existing URL of file
  sURL = ConvertFromURL(ThisComponent.getLocation())
  getDocDir = Mid(sURL,1,Len(sURL)-Len(Dir(sURL)))
End Sub

Sub waitForReturnFile(inputFileName as String)
   For i=1 to 100      
      If FileExists(inputFileName) Then 
        resetStatusBar
        Exit sub
      End if      
      showStatusBar "Esperando arquivo retorno (" &amp; (100 - i) &amp; ")"
      Wait 2000
   Next
   resetStatusBar
End Sub

'Executar a aplicacao java que interage com o SGI
Sub execImportApp(exportedFile as String) 
    Dim inputFileName as String  
    Dim script as String
    if (isLinux()) Then 
       script = "apropriacao.sh"
    Else 
       script = "apropriacao.bat"   
    End If
    
    Dim sCurrDir As String
    sCurrDir = getDocDir()
    inputFileName = sCurrDir &amp; "sgi.ret"
    If FileExists(inputFileName) Then 
        kill inputFileName
    End if

    script = sCurrDir &amp; script
    
    If Not FileExists(script) Then 
        MsgBox script + ". Não encontrado!!"
        Exit sub
    End if
    
    Dim sys As Object
    Dim jarFile  as String
    jarFile = getJarFile(sCurrDir)
    
    Dim params as String
    if isLinux() Then
        params = jarFile &amp; " " &amp; exportedFile
    Else
        params = aspas(jarFile) &amp; " " &amp; aspas(exportedFile)
    End if 

    sys = CreateUnoService("com.sun.star.system.SystemShellExecute")
    sys.execute(script, params, 0)

    waitForReturnFile inputFileName
    importReturnFile inputFileName
    
End Sub

Sub abrir()
    dim cellText as String
    dim curPos 
    dim aItems
    dim sItems as String
        
    curPos = ThisComponent.CurrentSelection.CellAddress 
    cellText = getText(curPos.column, curPos.row)
    
    if curPos.column = COL_WORK_ITEM Then
    	sItems = Split(cellText, ";")(0)
    Elseif curPos.column = COL_COMENTARIO Then
    	sItems = Split(cellText, "-")(0)
    Else 
    	MsgBox "Selecione a Coluna de 'Item de Trabalho' ou 'Comentário'"
    	exit sub
    End if
    aItems = Split(sItems, ",")

    Dim i as Integer
    For i = LBound(aItems) to UBound(aItems)
		Dim item as String
		item = aItems(i)
		if (left(item, 1) = "?") Then
			item = mid$(item, 2, Len(item))
		End if
		
		if IsNumeric(item) Then
			Dim url as String
			url = montarUrl(getText(COL_CONTEXTO, curPos.row), item)
			
			Dim sys as Object
		    sys = CreateUnoService("com.sun.star.system.SystemShellExecute")
		    sys.execute(getBrowser(), url, 0)
		End if
	Next	
End Sub

Sub getBrowser() as String
	getBrowser = "firefox"
End Sub

Sub montarUrl(ctx as String, id as String) as String
montarUrl = "https://alm.serpro/ccm/web/projects/" &amp; webEncode(ctx) &amp; "#action=com.ibm.team.workitem.viewWorkItem&amp;id=" &amp; id
End Sub

Sub webEncode(str as String) as String
	webEncode = replace(str, " ", "%20")
End Sub

Sub getJarFile(sCurrDir as String) as String
  Dim latestJar as String
  Dim jar as String
  Dim latestVersion as String
  Dim jarVersion as String
  
  latestJar = ""
  latestVersion = ""
  jar = Dir(sCurrDir &amp; "alm-apropriator*.jar", 0)  
  While jar &lt;&gt; ""
    jarVersion = extractJarVersion(jar)
    if (jarVersion &gt; latestVersion) Then
       latestVersion = jarVersion
       latestJar = jar
    End If
    jar = Dir
  Wend
  if (latestJar = "") Then
     msgbox "Não consegui encontrar algum alm-apropriator*.jar"
  End if
  getJarFile = sCurrDir &amp; latestJar
End Sub

Sub extractJarVersion(jar as String) as String
    Dim aVersion
    Dim fmtVersion as String
    Dim version as String
    Dim i As Integer
    fmtVersion = ""
    if (left$(jar, 16) = "alm-apropriator-" and right$(jar, 4) = ".jar") Then
      version = mid$(jar, 17, len(jar) - 20)
      aVersion = Split(version, ".")      
      For i = 0 to UBound(aVersion)
      	fmtVersion = fmtVersion + Format(aVersion(i), "00000")
      Next   
	End if
	extractJarVersion = fmtVersion
End Sub

'Importar arquivo de retorno.
Sub importReturnFile(inputFileName as String)

  if (Not arquivoRetornoPresente(inputFileName)) Then 
     Exit sub
  End if

  Dim inputFileNameUrl As String
  Dim sf As Object  
  Dim sLine As String
  Dim aLine
  
  inputFileNameUrl = convertToURL(inputFileName) 
  
  sf = createUnoService("com.sun.star.ucb.SimpleFileAccess")
    
  fileStream = sf.openFileRead(inputFileNameUrl) 
  textFile = createUnoService("com.sun.star.io.TextInputStream") 
  textFile.InputStream = fileStream 
  textFile.Encoding = "UTF-8" 

  Do while not textFile.IsEOF 
    sLine = textFile.readLine
    if (sLine &lt;&gt; "") Then
        aLine = split(sLine, "|")
        if (aLine(0) = "mcr" ) Then 
            marcarComoRegistrado CInt(aLine(1))
        ElseIf (aLine(0) = "alv") Then
            atualizarListaValidacao CInt(aLine(1)), aLine(2)
        ElseIf (aLine(0) = "set") Then
            setText CInt(aLine(1)), CInt(aLine(2)), aLine(3)
        ElseIf (aLine(0) = "prj") Then
            atualizarProjetos aLine(1)
        ElseIf (aLine(0) = "err") Then
            MsgBox aLine(1)
        End if
     End if
  Loop
  
  fileStream.closeInput 
  textFile.closeInput
    
  saveMe()
  
End Sub

'Atualizar os projetos da lista de validacao
Sub atualizarProjetos(projetos as String)
    dim pos as integer
    Dim range as String
    
    oDoc = ThisComponent
    oSheet = oDoc.getSheets.getByIndex(0)
    range = getRangeParaColuna(COL_CONTEXTO)
    Set CellRange = oSheet.getCellRangeByName(range)
    Set newValidation = CellRange.Validation
    newValidation.Type = com.sun.star.sheet.ValidationType.LIST
    newValidation.Formula1 = projetos
    newValidation.setOperator com.sun.star.Sheet.ConditionOperator.EQUAL
    CellRange.Validation = newValidation

End sub

'Recuperar os projetos atuais
Sub getListaProjetos() As String
    Dim formulaAnterior as string
    dim pos as integer
    Dim range as String
    
    oDoc = ThisComponent
    oSheet = oDoc.getSheets.getByIndex(0)
    range = getRangeParaColuna(COL_CONTEXTO)
    Set CellRange = oSheet.getCellRangeByName(range)
    Dim projetos As String 
    projetos = CellRange.Validation.Formula1
    getListaProjetos = projetos

End sub

sub arquivoRetornoPresente(inputFileName as String) as boolean
  while true 
    If (FileExists(inputFileName)) Then
        arquivoRetornoPresente = true
        exit sub
    Else 
      if (MsgBox("Arquivo de retorno não foi encontrado! Tenta novamente?", MB_YESNO) &lt;&gt; IDYES) Then
         arquivoRetornoPresente = false
         exit sub
     end if
    end if 
  wend
     
End sub      

'Marcar a linha informada como registrada
Sub marcarComoRegistrado(numeroLinha as integer) 
    setText(COL_REG, numeroLinha, "Sim")
End Sub

'Incluir uma nova opcao no combo da coluna informada
Sub atualizarListaValidacao(coluna as integer, novaOpcao as String)
    Dim formulaAnterior as string
    dim pos as integer
    Dim range as String
    
    oDoc = ThisComponent
    oSheet = oDoc.getSheets.getByIndex(0)
    range = getRangeParaColuna(coluna)
    Set CellRange = oSheet.getCellRangeByName(range)
    Set newValidation = CellRange.Validation
    formulaAnterior = CellRange.Validation.Formula1
    pos = instr(formulaAnterior, novaOpcao)
    if (pos = 0) Then
      newValidation.Type = com.sun.star.sheet.ValidationType.LIST
      newValidation.Formula1 = formulaAnterior &amp; ";" &amp; aspas(novaOpcao)
      newValidation.setOperator com.sun.star.Sheet.ConditionOperator.EQUAL
      CellRange.Validation = newValidation
    End if

End sub

'Montar a faixa de celulas usadas na planilha para a coluna informada
Sub getRangeParaColuna(coluna as integer) as String
    Dim colStr as String
    colStr = colNumber2Letter(coluna)
    getRangeParaColuna =  colStr &amp; (FIRST_ROW + 1) &amp; ":" &amp; colStr &amp; (MAX_ROW + 1)
End Sub

'Envolver a string com aspas
Sub aspas(str As String) As String  
  aspas = """" &amp; str &amp; """"
End Sub

'Verificar se esta no linux
Sub isLinux() As Boolean
'iGUIWindows = 1
'iGUIMacOS = 3
'iGUIUnix = 4

  isLinux = getGuiType() = 4  
End Sub

sub showStatusBar(texto as String) 
    if Not isNull(ThisComponent.CurrentController) Then
        ThisComponent.CurrentController.StatusIndicator.Start(texto, 0)
    End if
End sub

sub resetStatusBar() 
   if Not isNull(ThisComponent.CurrentController) Then
     ThisComponent.CurrentController.StatusIndicator.Reset
   End if
End Sub

Function Replace(Source As String, Search As String, NewPart As String)
  Dim Result As String  
  Result = join(split(Source, Search), NewPart)
  Replace = Result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